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7" table:default-cell-style-name="ce15"/>
        <table:table-column table:style-name="co7" table:number-columns-repeated="879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$[b]18. [url=https://forum.zdoom.org/viewtopic.php?f=19&amp;t=21681#p426527]Psychic[/url][/b] [[b]28[/b]: [size=85]TerminusEst13: 5, phantombeta: 2, Somagu: 1, Marrub: 5, Crazy Toni: 2, Tapwave: 3, Arcterezion: 5, Infirnex: 5[/size]]$[b]21. [url=https://forum.zdoom.org/viewtopic.php?t=51771#p902709]Samsara[/url][/b] [[b]27[/b]: [size=85]Matt: 1, Combine_Kegan: 3, Untitled: 5, Turbo: 3, Crazy Toni: 2, Cyanide: 1, GeneralDelphox: 1, Revae: 5, Hellser: 3, Dylan558: 3[/size]]$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594#p1029236]Doom Incarnate[/url][/b] [[b]23[/b]: [size=85]Somagu: 1, TheLightBad96: 4, Koto: 1, Error313: 3, xim: 5, ErrantMasa: 2, Cacodemon345: 4, Elodorian: 1, ClessxAlghazanth: 2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9. [url=https://store.steampowered.com/app/1072150/Hedon/]Hedon[/url][/b] [[b]21[/b]: [size=85]m8f: 1, Vostyok: 3, spart_n: 5, DoomKrakken: 3, ReformedJoe: 4, rayburn: 5[/size]]$[b]29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4. [url=https://forum.zdoom.org/viewtopic.php?f=43&amp;t=54904#p969133]Lithium[/url][/b] [[b]18[/b]: [size=85]Dr_Cosmobyte: 1, Somagu: 1, TriMetall: 3, Ikazu-san: 3, Dawn111: 2, DYD: 4, Nimlouth: 2, TheRatCircus: 1, BouncyTEM: 1[/size]]$[b]36. [url=https://forum.zdoom.org/viewtopic.php?f=43&amp;t=50004]Beautiful Doom[/url][/b] [[b]17[/b]: [size=85]m8f: 1, ZippeyKeys12: 1, Dr_Cosmobyte: 1, Мichаеlis: 1, SunPraiser: 3, Squirb: 3, Rex705: 1, A_D_M_E_R_A_L: 2, Cacodemon345: 3, terminator44: 1[/size]]$[b]37. [url=https://forum.zdoom.org/viewtopic.php?f=19&amp;t=33292#p630099]Doom RPG[/url][/b] [[b]16[/b]: [size=85]kadu522: 3, ZikShadow: 1, Sumwunn: 5, Marrub: 2, Master Medi: 3, Ikazu-san: 2[/size]]$[b]37. [url=https://forum.zdoom.org/viewtopic.php?t=53010#p928835]MetaDoom[/url][/b] [[b]16[/b]: [size=85]Shadelight: 1, DrPyspy: 3, undeadmonk354: 1, Sumwunn: 1, Crazy Toni: 2, DoodGuy: 3, ClessxAlghazanth: 1, SuyaSS: 4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f=43&amp;t=51035#p888249]LegenDoom[/url][/b] [[b]14[/b]: [size=85]Hege Cactus: 3, 4thcharacter: 3, ZikShadow: 1, Sumwunn: 3, Crazy Toni: 2, IdiotBitz: 1, TheRatCircus: 1[/size]]$[b]42. [url=https://forum.zdoom.org/viewtopic.php?t=45550#p753192]Smooth Doom[/url][/b] [[b]14[/b]: [size=85]Dr_Cosmobyte: 1, lizardcommando: 1, AlexThePianoNailer: 2, Cacodemon345: 2, Curunir: 4, terminator44: 1, Lagi: 2, Arcterezion: 1[/size]]$[b]45. [url=https://forum.zdoom.org/viewtopic.php?f=19&amp;t=13397#p273718]Hell-Forged[/url][/b] [[b]13[/b]: [size=85]m8f: 1, undeadmonk354: 3, PlayerLin: 5,  Inconspicuousduck : 4[/size]]$[b]45. [url=https://reelism.dog/]Reelism 2[/url][/b] [[b]13[/b]: [size=85]undeadmonk354: 4, SuyaSS: 3, TheRatCircus: 1, BouncyTEM: 5[/size]]$[b]47. [url=https://forum.zdoom.org/viewtopic.php?t=30942#p586255]Hunter’s Moon[/url][/b] [[b]12[/b]: [size=85]ibm5155: 3, D3athStalker: 1, Мichаеlis: 1, shotfan: 2, DYD: 5[/size]]$[b]47. [url=https://forum.zdoom.org/viewtopic.php?f=43&amp;t=57053#p1006227]Kriegsland: Blutorden[/url][/b] [[b]12[/b]: [size=85]TheLightBad96: 2, erni945: 2, Apaul27 : 1, DoodGuy: 1, YukesVonFaust: 1, JDSH98: 2, Vostyok: 3[/size]]$[b]47. [url=https://forum.zdoom.org/viewtopic.php?t=32674#p618450]Pirate Doom[/url][/b] [[b]12[/b]: [size=85]Combine_Kegan: 4, Zcat: 4, Ravick: 1, MasterBeavis: 1, Dinosaur_Nerd: 1,  Inconspicuousduck : 1[/size]]$[b]50. [url=https://forum.zdoom.org/viewtopic.php?f=46&amp;t=48780#p839642]Ultimate DoomVisor[/url][/b] [[b]11[/b]: [size=85]BerserkerNoir: 1, LastManonEarth: 5, Elodorian: 5[/size]]$[b]51. [url=https://forum.zdoom.org/viewtopic.php?t=45804#p760002]Hocusdoom[/url][/b] [[b]10[/b]: [size=85]Master Medi: 2, Мichаеlis: 2, MaxRideWizardLord: 4, RubyEyeShabranigdu: 2[/size]]$[b]51. [url=https://www.doomworld.com/idgames/levels/doom2/Ports/v-z/zendyn_x]Zen Dynamics[/url][/b] [[b]10[/b]: [size=85]TerminusEst13: 1, Captain J: 4, Crazy Toni: 2, Tapwave: 3[/size]]$[b]53. [url=https://forum.zdoom.org/viewtopic.php?f=43&amp;t=51066#p888943]Combined Arms[/url][/b] [[b]9[/b]: [size=85]ChocoGuevara: 3, Arcterezion: 2, CherubCorps: 4[/size]]$[b]53. [url=https://forum.zdoom.org/viewtopic.php?t=22008#p433365]Legacy of Suffering[/url][/b] [[b]9[/b]: [size=85]ibm5155: 5, Ravick: 1, Koto: 1, AlphaEnt: 1, Kappes Buur: 1[/size]]$[b]53. [url=https://forum.zdoom.org/viewtopic.php?f=43&amp;t=60054#p1047705]ouch_m 2: abort_m[/url][/b] [[b]9[/b]: [size=85]leodoom85: 1, ZippeyKeys12: 5, Azba: 1, wolfmanfp: 2[/size]]$[b]53. [url=https://forum.zdoom.org/viewtopic.php?t=52301#p913612]Shadow Of The Wool Ball[/url][/b] [[b]9[/b]: [size=85]QuakedoomNukem Cz: 1, Apaul27 : 3, AlphaEnt: 2, fcas3t: 3[/size]]$[b]53. [url=https://forum.zdoom.org/viewtopic.php?f=19&amp;t=54380#p957591]The Inquisitor III[/url][/b] [[b]9[/b]: [size=85]The Ultimate DooMer: 1, Zan: 5, Curunir: 2, ReformedJoe: 1[/size]]$[b]53. [url=https://forum.zdoom.org/viewtopic.php?t=14722&amp;#p297378]The Ultimate Torment and Torture[/url][/b] [[b]9[/b]: [size=85]DrPyspy: 3, ibm5155: 2, JDSH98: 1, silentzora: 3[/size]]$[b]59. [url=https://forum.zdoom.org/viewtopic.php?f=43&amp;t=68111#p1145548]Embers Of Armageddon[/url][/b] [[b]8[/b]: [size=85]DoomKrakken: 1, Xangelxal: 3, SuyaSS: 4[/size]]$[b]59. [url=https://www.doomworld.com/forum/topic/57957-psx-doomfinal-doom-tc-version-2135-now-released/]PlayStation Doom TC[/url][/b] [[b]8[/b]: [size=85]leodoom85: 1, lil'devil: 1, Olroda: 5, Ravick: 1[/size]]$[b]61. [url=https://forum.zdoom.org/viewtopic.php?f=43&amp;t=66059#p1120875]HexArcana[/url][/b] [[b]7[/b]: [size=85]SallazarSpellcaster: 5, Lagi: 2[/size]]$[b]61. [url=https://forum.zdoom.org/viewtopic.php?t=56668#p1000996]Rise Of The Wool Ball[/url][/b] [[b]7[/b]: [size=85]TheMightyHeracross: 3, QuakedoomNukem Cz: 1, Apaul27 : 3[/size]]$[b]61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43&amp;t=67687]Codename: DEMOLITIONIST[/url][/b] [[b]6[/b]: [size=85]TheRatCircus: 1, BouncyTEM: 5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forum.zdoom.org/viewtopic.php?f=42&amp;t=54708#p964549]dead.air[/url][/b] [[b]5[/b]: [size=85]Rachael: 1, Мichаеlis: 1, BouncyTEM: 3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1. [url=https://forum.zdoom.org/viewtopic.php?f=43&amp;t=48872#p842280]10x[/url][/b] [[b]4[/b]: [size=85]Beed28: 4[/size]]$[b]91. [url=https://forum.zdoom.org/viewtopic.php?f=19&amp;t=69682]Abysm 2: Infernal Contract[/url][/b] [[b]4[/b]: [size=85]Nimlouth: 4[/size]]$[b]91. [url=http://action.mancubus.net/actiondoom/]Action Doom[/url][/b] [[b]4[/b]: [size=85]lil'devil: 2, QuakedoomNukem Cz: 1, IdiotBitz: 1[/size]]$[b]91. [url=https://forum.zdoom.org/viewtopic.php?f=43&amp;t=69883]Angelic Waifus[/url][/b] [[b]4[/b]: [size=85]CherubCorps: 1, Xangelxal: 3[/size]]$[b]91. [url=https://forum.zdoom.org/viewtopic.php?f=43&amp;t=52363#p914958]Argent[/url][/b] [[b]4[/b]: [size=85]Cyanide: 1, eharper256: 2, terminator44: 1[/size]]$[b]91. [url=https://www.doomworld.com/idgames/levels/doom2/Ports/m-o/njbgpabh]BGPA Missions Liberation[/url][/b] [[b]4[/b]: [size=85]Ravick: 1, Koto: 3[/size]]$[b]91. [url=https://forum.zdoom.org/viewtopic.php?f=43&amp;t=52102#p909138]Bratwurst[/url][/b] [[b]4[/b]: [size=85]xim: 4[/size]]$[b]91. [url=https://forum.zdoom.org/viewtopic.php?f=43&amp;t=54322#p956169]Bullet-Eye[/url][/b] [[b]4[/b]: [size=85]eharper256: 1, Ikazu-san: 3[/size]]$[b]91. [url=https://forum.zdoom.org/viewtopic.php?f=19&amp;t=35458#p668203]Burl Tumd[/url][/b] [[b]4[/b]: [size=85]Matt: 1, Combine_Kegan: 2, Azba: 1[/size]]$[b]91. [url=https://www.doomworld.com/idgames/levels/doom2/Ports/d-f/de-pkg]Demon Eclipse[/url][/b] [[b]4[/b]: [size=85]The Ultimate DooMer: 1, Solmir : 3[/size]]$[b]91. [url=https://forum.zdoom.org/viewtopic.php?f=43&amp;t=52262#p912321]Doom Delta[/url][/b] [[b]4[/b]: [size=85]Hellser: 2, YukesVonFaust: 1, terminator44: 1[/size]]$[b]91. [url=https://forum.zdoom.org/viewtopic.php?f=19&amp;t=46509#p778245]Droplets: Simulated Blood[/url][/b] [[b]4[/b]: [size=85]Hipnotic Rogue: 1, Dr_Cosmobyte: 1, IdiotBitz: 1, Hexereticdoom: 1[/size]]$[b]91. [url=https://forum.zdoom.org/viewtopic.php?f=43&amp;t=56762]Heretical Doom[/url][/b] [[b]4[/b]: [size=85]eharper256: 2, Valken: 1, rayburn: 1[/size]]$[b]91. [url=https://forum.zdoom.org/viewtopic.php?f=19&amp;t=59198]Irontusk’s Diablo 3D[/url][/b] [[b]4[/b]: [size=85]PlayerLin: 3, Valken: 1[/size]]$[b]91. [url=https://forum.zdoom.org/viewtopic.php?f=43&amp;t=47229#p798227]JohnnyDoom[/url][/b] [[b]4[/b]: [size=85]Brohnesorge: 3, Turbo: 1[/size]]$[b]91. [url=https://forum.zdoom.org/viewtopic.php?f=43&amp;t=57092#p1006758]Juvenile Power Fantasy[/url][/b] [[b]4[/b]: [size=85]Brohnesorge: 2, Rachael: 1, Shi No Hime: 1[/size]]$[b]91. [url=https://forum.zdoom.org/viewtopic.php?f=46&amp;t=33079#p626384]NC HUD[/url][/b] [[b]4[/b]: [size=85]m8f: 1, Squirb: 3[/size]]$[b]91. [url=http://www.perkristian.net/game_doom-sfx.shtml]Perkristan's HD Sounds[/url][/b] [[b]4[/b]: [size=85]Caligari87: 1, AlexThePianoNailer: 2, LastManonEarth: 1[/size]]$[b]91. [url=https://forum.zdoom.org/viewtopic.php?t=23024&amp;#p451257]Serpent Resurrection[/url][/b] [[b]4[/b]: [size=85]The Ultimate DooMer: 1, TheMightyHeracross: 3[/size]]$[b]91. [url=https://forum.zdoom.org/viewtopic.php?f=43&amp;t=57310#p1010252]Shades of Doom[/url][/b] [[b]4[/b]: [size=85]Dr_Cosmobyte: 2, eharper256: 2[/size]]$[b]91. [url=https://forum.zdoom.org/viewtopic.php?t=47302#p800865]Shut up and Bleed[/url][/b] [[b]4[/b]: [size=85]Dr_Cosmobyte: 1, Somagu: 1, Azba: 1, YukesVonFaust: 1[/size]]$[b]91. [url=https://forum.zdoom.org/viewtopic.php?f=105&amp;t=54992#p971348]SpriteShadow[/url][/b] [[b]4[/b]: [size=85]m8f: 1, Caligari87: 1, Hipnotic Rogue: 1, Cyanide: 1[/size]]$[b]91. [url=https://forum.zdoom.org/viewtopic.php?f=43&amp;t=60784]Target Spy[/url][/b] [[b]4[/b]: [size=85]Hexereticdoom: 1, Lagi: 1, Nimlouth: 1, TheRatCircus: 1[/size]]$[b]91. [url=https://www.moddb.com/mods/total-chaos]Total Chaos[/url][/b] [[b]4[/b]: [size=85]kultasakaali: 4[/size]]$[b]91. [url=https://forum.zdoom.org/viewtopic.php?t=55741#p985511]Waterlab GZD[/url][/b] [[b]4[/b]: [size=85]Caligari87: 1, Jaxxoon R: 3[/size]]$[b]91. [url=https://zandronum.com/forum/viewtopic.php?t=123]Who Dun It[/url][/b] [[b]4[/b]: [size=85]Matt: 2, Revae: 2[/size]]$[b]117. [url=https://forum.zdoom.org/viewtopic.php?f=43&amp;t=65962]10.5x[/url][/b] [[b]3[/b]: [size=85]fcas3t: 3[/size]]$[b]117. [url=https://www.doomworld.com/idgames/combos/alanguns]Alandoguns[/url][/b] [[b]3[/b]: [size=85]lil'devil: 1, Мichаеlis: 2[/size]]$[b]117. [url=https://www.doomworld.com/forum/topic/106932-demov3-release-aliens-eradication/]Aliens: Eradication[/url][/b] [[b]3[/b]: [size=85]Curunir: 3[/size]]$[b]117. [url=https://forum.zdoom.org/viewtopic.php?f=43&amp;t=66881]Bitter Heretic[/url][/b] [[b]3[/b]: [size=85]Jarewill: 1, Sharazar256: 2[/size]]$[b]117. [url=https://forum.zdoom.org/viewtopic.php?t=34569#p653208]Call of Dooty[/url][/b] [[b]3[/b]: [size=85]wolfmanfp: 1, kultasakaali: 2[/size]]$[b]117. [url=https://forum.zdoom.org/viewtopic.php?f=19&amp;t=57800#p1017196]Castlevania - Simon's Destiny[/url][/b] [[b]3[/b]: [size=85]Rachael: 1, QuakedoomNukem Cz: 1, MasterBeavis: 1[/size]]$[b]117. [url=https://zdoom.org/wiki/Cold_as_Hell]Cold as Hell[/url][/b] [[b]3[/b]: [size=85]Ravick: 1, Solmir : 2[/size]]$[b]117. [url=https://forum.zdoom.org/viewtopic.php?f=19&amp;t=61211]Compendium[/url][/b] [[b]3[/b]: [size=85]fcas3t: 3[/size]]$[b]117. [url=https://forum.zdoom.org/viewtopic.php?f=43&amp;t=58535#p1028376]Complex Doom[/url][/b] [[b]3[/b]: [size=85]leodoom85: 1, Rowsol: 1, iamcarrotmaster: 1[/size]]$[b]117. [url=https://forum.zdoom.org/viewtopic.php?t=55048#p972862]DamNums[/url][/b] [[b]3[/b]: [size=85]Hipnotic Rogue: 1, Мichаеlis: 1, Hexereticdoom: 1[/size]]$[b]117. [url=https://forum.zdoom.org/viewtopic.php?t=58375#p1025963]Dark Encounters[/url][/b] [[b]3[/b]: [size=85]The Ultimate DooMer: 1, TheZombie: 2[/size]]$[b]117. [url=https://www.doomworld.com/idgames/combos/wwhcdiaz]Diaz: Last Hours of Purity[/url][/b] [[b]3[/b]: [size=85]TheMightyHeracross: 3[/size]]$[b]117. [url=https://forum.zdoom.org/viewtopic.php?f=43&amp;t=60984]Dusted's Pandemonia[/url][/b] [[b]3[/b]: [size=85]omxgamer127: 3[/size]]$[b]117. [url=https://forum.zdoom.org/viewtopic.php?f=19&amp;t=48208#p824651]Eriguns[/url][/b] [[b]3[/b]: [size=85]Hipnotic Rogue: 1, Cyanide: 2[/size]]$[b]117. [url=https://forum.zdoom.org/viewtopic.php?f=43&amp;t=58486#p1027620]Factotum[/url][/b] [[b]3[/b]: [size=85]kadu522: 1, YukesVonFaust: 2[/size]]$[b]117. [url=https://forum.zdoom.org/viewtopic.php?f=46&amp;t=16768#p330879]Full GZDoom Skybox Set[/url][/b] [[b]3[/b]: [size=85]Matt: 2, Hexereticdoom: 1[/size]]$[b]117. [url=https://www.doomworld.com/idgames/levels/doom2/Ports/a-c/circus666]Happy Time Circus[/url][/b] [[b]3[/b]: [size=85]Major Cooke: 3[/size]]$[b]117. [url=https://forum.zdoom.org/viewtopic.php?f=43&amp;t=45145]Hard-Doom[/url][/b] [[b]3[/b]: [size=85]Zonky: 3[/size]]$[b]117. [url=https://forum.zdoom.org/viewtopic.php?f=43&amp;t=48074#p820532]HXRTC Project[/url][/b] [[b]3[/b]: [size=85]leodoom85: 1, ClessxAlghazanth: 2[/size]]$[b]117. [url=https://forum.zdoom.org/viewtopic.php?f=43&amp;t=37130#p705156]Insanity's Requiem[/url][/b] [[b]3[/b]: [size=85]D3athStalker: 2, Martinoz: 1[/size]]$[b]117. [url=https://forum.zdoom.org/viewtopic.php?f=46&amp;t=29117#p553405]Jimmy’s Jukebox[/url][/b] [[b]3[/b]: [size=85]Tapwave: 3[/size]]$[b]117. [url=https://forum.zdoom.org/viewtopic.php?f=19&amp;t=16480#p326745]PlayStation Doom TC[/url][/b] [[b]3[/b]: [size=85]A_D_M_E_R_A_L: 3[/size]]$[b]117. [url=https://doomwiki.org/wiki/Psychophobia]Psychophobia[/url][/b] [[b]3[/b]: [size=85]Doomguy914: 3[/size]]$[b]117. [url=http://www.prodigal-game.com/doomwads.html]Redux E2M4[/url][/b] [[b]3[/b]: [size=85]Jaxxoon R: 3[/size]]$[b]117. [url=https://forum.zdoom.org/viewtopic.php?f=45&amp;t=24974#p479313]scalliano's 667 Shuffle[/url][/b] [[b]3[/b]: [size=85]leodoom85: 1, Мichаеlis: 2[/size]]$[b]117. [url=https://forum.zdoom.org/viewtopic.php?f=45&amp;t=13704#p278356]The Ghoul's Forest 3[/url][/b] [[b]3[/b]: [size=85]ibm5155: 1, lil'devil: 2[/size]]$[b]117. [url=https://forum.zdoom.org/viewtopic.php?f=43&amp;t=66995]Treasure Tech[/url][/b] [[b]3[/b]: [size=85]DYD: 1, Tombstone665: 2[/size]]$[b]117. [url=https://www.doomworld.com/idgames/levels/doom2/Ports/v-z/void]Void[/url][/b] [[b]3[/b]: [size=85]Jaxxoon R: 3[/size]]$[b]117. [url=http://lazrojas.com/wolfendoom/arctic_2.html]WolfenDOOM: Operation: Arctic Wolf[/url][/b] [[b]3[/b]: [size=85]Sgt. Shivers: 3[/size]]$[b]117. [url=https://forum.zdoom.org/viewtopic.php?f=19&amp;t=27258#p520682]ZBlood+[/url][/b] [[b]3[/b]: [size=85]Мichаеlis: 1, The_Abysswalker: 2[/size]]$[b]147. [url=https://forum.zdoom.org/viewtopic.php?t=56483#p998194]All Clear Message[/url][/b] [[b]2[/b]: [size=85]Cyanide: 1, Hexereticdoom: 1[/size]]$[b]147. [url=https://forum.zdoom.org/viewtopic.php?f=43&amp;t=60456#p1052735]Champions[/url][/b] [[b]2[/b]: [size=85]IdiotBitz: 1, CherubCorps: 1[/size]]$[b]147. [url=https://forum.zdoom.org/viewtopic.php?f=19&amp;t=55298#p978283]Consolation Prize: The PSX Doom TC[/url][/b] [[b]2[/b]: [size=85]Dr_Cosmobyte: 1, IdiotBitz: 1[/size]]$[b]147. [url=https://forum.zdoom.org/viewtopic.php?t=36667#p694653]Crossfire[/url][/b] [[b]2[/b]: [size=85]Somagu: 1, Marrub: 1[/size]]$[b]147. [url=https://forum.zdoom.org/viewtopic.php?f=19&amp;t=36608]Cyberrunner[/url][/b] [[b]2[/b]: [size=85]Revae: 2[/size]]$[b]147. [url=https://forum.zdoom.org/viewtopic.php?f=43&amp;t=58521#p1028226]Dead Marine[/url][/b] [[b]2[/b]: [size=85]m8f: 1, Dr_Cosmobyte: 1[/size]]$[b]147. [url=https://forum.zdoom.org/viewtopic.php?f=43&amp;t=59887#p1045489]Demon CounterStrike[/url][/b] [[b]2[/b]: [size=85]Shadelight: 2[/size]]$[b]147. [url=https://forum.zdoom.org/viewtopic.php?t=31034#p587707]Error: Doom[/url][/b] [[b]2[/b]: [size=85]Marrub: 2[/size]]$[b]147. [url=http://www.moddb.com/mods/final-neodoom]Final NeoDoom[/url][/b] [[b]2[/b]: [size=85]The Ultimate DooMer: 1, Ravick: 1[/size]]$[b]147. [url=https://forum.zdoom.org/viewtopic.php?f=105&amp;t=35388#p666921]Footsteps[/url][/b] [[b]2[/b]: [size=85]m8f: 1, Hexereticdoom: 1[/size]]$[b]147. [url=https://forum.zdoom.org/viewtopic.php?f=43&amp;t=46413#p775648]FragTrak[/url][/b] [[b]2[/b]: [size=85]Ikazu-san: 2[/size]]$[b]147. [url=https://forum.zdoom.org/viewtopic.php?f=43&amp;t=71086]Gearbox[/url][/b] [[b]2[/b]: [size=85]ClessxAlghazanth: 1, TheRatCircus: 1[/size]]$[b]147. [url=https://forum.zdoom.org/viewtopic.php?f=19&amp;t=46718#p784166]Gene-Tech: Before the Storm[/url][/b] [[b]2[/b]: [size=85]Rachael: 1, Ravick: 1[/size]]$[b]147. [url=https://forum.zdoom.org/viewtopic.php?t=69090#p1156925]Gothic Skins for Doom[/url][/b] [[b]2[/b]: [size=85]Matt: 2[/size]]$[b]147. [url=https://forum.zdoom.org/viewtopic.php?t=58009#p1020405]HeXeReTiC Fantasy[/url][/b] [[b]2[/b]: [size=85]Sumwunn: 2[/size]]$[b]147. [url=https://forum.zdoom.org/viewtopic.php?f=43&amp;t=66819]Highway Acceleroid Booster[/url][/b] [[b]2[/b]: [size=85]Jarewill: 2[/size]]$[b]147. [url=https://forum.zdoom.org/viewtopic.php?f=46&amp;t=60356&amp;hilit=hitmarkers#p1051578]HitMarkers[/url][/b] [[b]2[/b]: [size=85]Hexereticdoom: 1, ClessxAlghazanth: 1[/size]]$[b]147. [url=https://forum.zdoom.org/viewtopic.php?f=43&amp;t=58687#p1030431]Lambda[/url][/b] [[b]2[/b]: [size=85]ChocoGuevara: 2[/size]]$[b]147. [url=https://www.doomworld.com/idgames/levels/doom2/Ports/m-o/massm2]MassMouth 2[/url][/b] [[b]2[/b]: [size=85]The Ultimate DooMer: 1, lizardcommando: 1[/size]]$[b]147. [url=https://mikestoybox.net/2017/09/13/midgard-outlaw/]Midgard Outlaw[/url][/b] [[b]2[/b]: [size=85]Rex705: 2[/size]]$[b]147. [url=https://forum.zdoom.org/viewtopic.php?t=69741]NeoCore: Dark Depths[/url][/b] [[b]2[/b]: [size=85]Sharazar256: 2[/size]]$[b]147. [url=https://forum.zdoom.org/viewtopic.php?t=47988#p818163]Paranoid and Paranoiac[/url][/b] [[b]2[/b]: [size=85]The Ultimate DooMer: 1, Kappes Buur: 1[/size]]$[b]147. [url=https://forum.zdoom.org/viewtopic.php?f=43&amp;t=53876#p947619]Project Ironclad[/url][/b] [[b]2[/b]: [size=85]Brohnesorge: 1, Rachael: 1[/size]]$[b]147. [url=https://forum.zdoom.org/viewtopic.php?f=19&amp;t=46438#p776148]QUAKE: Descent into Heresy[/url][/b] [[b]2[/b]: [size=85]Dr_Cosmobyte: 1, Craneo: 1[/size]]$[b]147. [url=https://forum.zdoom.org/viewtopic.php?f=3&amp;t=13117#p267820]Queen's Crusade[/url][/b] [[b]2[/b]: [size=85]Matt: 2[/size]]$[b]147. [url=https://forum.zdoom.org/viewtopic.php?t=29792#p565461]SBrightmaps[/url][/b] [[b]2[/b]: [size=85]Hipnotic Rogue: 1, LastManonEarth: 1[/size]]$[b]147. [url=https://www.joshuaosullivan.co.uk/skulldash/]Skulldash[/url][/b] [[b]2[/b]: [size=85]The Ultimate DooMer: 1, QuakedoomNukem Cz: 1[/size]]$[b]147. [url=https://forum.zdoom.org/viewtopic.php?t=57013#p1005651]Slomo Bullettime Ultimate[/url][/b] [[b]2[/b]: [size=85]Hexereticdoom: 1, ClessxAlghazanth: 1[/size]]$[b]147. [url=https://forum.zdoom.org/viewtopic.php?f=43&amp;t=46174#p769209]Sneaky Doom[/url][/b] [[b]2[/b]: [size=85]sycspysycspy: 2[/size]]$[b]147. [url=https://www.doomworld.com/forum/topic/71133-sound-caulking-now-on-idgames/]Sound Caulking[/url][/b] [[b]2[/b]: [size=85]m8f: 1, A_D_M_E_R_A_L: 1[/size]]$[b]147. [url=https://forum.zdoom.org/viewtopic.php?f=42&amp;t=62163#p1074598]Spooktober Community Mapping Project[/url][/b] [[b]2[/b]: [size=85]Rex705: 2[/size]]$[b]147. [url=https://forum.zdoom.org/viewtopic.php?t=49369#p854693]Strange Aeons[/url][/b] [[b]2[/b]: [size=85]Rachael: 1, Мichаеlis: 1[/size]]$[b]147. [url=https://forum.zdoom.org/viewtopic.php?f=19&amp;t=49164#p850102]Temple of the Lizard Men 4[/url][/b] [[b]2[/b]: [size=85]Rex705: 2[/size]]$[b]147. [url=https://forum.zdoom.org/viewtopic.php?t=37064#p703739]The Space Pirate[/url][/b] [[b]2[/b]: [size=85]Olroda: 2[/size]]$[b]147. [url=https://forum.zdoom.org/viewtopic.php?f=43&amp;t=64374]The Wayfarer's Tome[/url][/b] [[b]2[/b]: [size=85]Lagi: 2[/size]]$[b]147. [url=https://forum.zdoom.org/viewtopic.php?f=105&amp;t=55413#p981192]Tilt++[/url][/b] [[b]2[/b]: [size=85]Hipnotic Rogue: 1, Hexereticdoom: 1[/size]]$[b]147. [url=https://zdoom.org/wiki/Town_Infection]Town Infection: The Flooding[/url][/b] [[b]2[/b]: [size=85]IdiotBitz: 1, excedentia: 1[/size]]$[b]147. [url=https://forum.zdoom.org/viewtopic.php?f=19&amp;t=68911]Trench Foot[/url][/b] [[b]2[/b]: [size=85]Lagi: 2[/size]]$[b]147. [url=https://forum.zdoom.org/viewtopic.php?f=19&amp;t=27981#p535716]TurboCharged ARCADE![/url][/b] [[b]2[/b]: [size=85]Major Cooke: 2[/size]]$[b]147. [url=https://forum.zdoom.org/viewtopic.php?t=61009#p1059953]Ugly as Sin[/url][/b] [[b]2[/b]: [size=85]Matt: 2[/size]]$[b]147. [url=https://forum.zdoom.org/viewtopic.php?f=43&amp;t=60612]Ultra Crispy[/url][/b] [[b]2[/b]: [size=85]YukesVonFaust: 2[/size]]$[b]147. [url=http://lazrojas.com/wolfendoom/astrostein_2.html]WolfenDOOM: Astrostein[/url][/b] [[b]2[/b]: [size=85]Sgt. Shivers: 2[/size]]$[b]147. [url=https://forum.zdoom.org/viewtopic.php?f=43&amp;t=65095]ZMovement[/url][/b] [[b]2[/b]: [size=85]DYD: 1, SuyaSS: 1[/size]]$[b]190. [url=https://www.doomworld.com/idgames/levels/doom/Ports/0-9/007ltsd]007: Licence to Spell DooM[/url][/b] [[b]1[/b]: [size=85]The Ultimate DooMer: 1[/size]]$[b]190. [url=https://forum.zdoom.org/viewtopic.php?f=42&amp;t=54247#p954473]20 Monsters Challenge[/url][/b] [[b]1[/b]: [size=85]Rachael: 1[/size]]$[b]190. [url=https://www.doomworld.com/idgames/levels/doom2/deathmatch/Ports/a-c/amisery]Abandoned Misery[/url][/b] [[b]1[/b]: [size=85]Kappes Buur: 1[/size]]$[b]190. [url=https://forum.zdoom.org/viewtopic.php?t=36877#p699326]Accessories to Murder[/url][/b] [[b]1[/b]: [size=85]Cyanide: 1[/size]]$[b]190. [url=https://forum.zdoom.org/viewtopic.php?f=43&amp;t=54914#p969409]Aetherius[/url][/b] [[b]1[/b]: [size=85]PlayerLin: 1[/size]]$[b]190. [url=https://forum.zdoom.org/viewtopic.php?t=58501#p1027895]Alfonzone[/url][/b] [[b]1[/b]: [size=85]The Ultimate DooMer: 1[/size]]$[b]190. [url=https://www.moddb.com/mods/acm-2014]Aliens: Colonial Marines TC[/url][/b] [[b]1[/b]: [size=85]Ravick: 1[/size]]$[b]190. [url=https://forum.zdoom.org/viewtopic.php?f=19&amp;t=45213]Aliens: The Ultimate Doom[/url][/b] [[b]1[/b]: [size=85]Valken: 1[/size]]$[b]190. [url=https://forum.zdoom.org/viewtopic.php?t=45192#p744669]AvP 2.0[/url][/b] [[b]1[/b]: [size=85]shotfan: 1[/size]]$[b]190. [url=https://forum.zdoom.org/viewtopic.php?f=43&amp;t=57464#p1012472]Banhammer[/url][/b] [[b]1[/b]: [size=85]leodoom85: 1[/size]]$[b]190. [url=https://www.doomworld.com/idgames/levels/doom2/Ports/a-c/brfinal]Beyond Reality[/url][/b] [[b]1[/b]: [size=85]Kappes Buur: 1[/size]]$[b]190. [url=https://forum.zdoom.org/viewtopic.php?f=43&amp;t=53545#p940527]BlackWarrior[/url][/b] [[b]1[/b]: [size=85]Somagu: 1[/size]]$[b]190. [url=https://www.moddb.com/mods/brutal-doom/addons/tomtefars-extension]Brutal Doom: Tomtefars Extension[/url][/b] [[b]1[/b]: [size=85]eharper256: 1[/size]]$[b]190. [url=https://forum.zdoom.org/viewtopic.php?f=45&amp;t=68735]Brutal Heretic RPG[/url][/b] [[b]1[/b]: [size=85]Valken: 1[/size]]$[b]190. [url=https://forum.zdoom.org/viewtopic.php?f=45&amp;t=65691]Brutal Hexen RPG[/url][/b] [[b]1[/b]: [size=85]Valken: 1[/size]]$[b]190. [url=https://forum.zdoom.org/viewtopic.php?f=3&amp;t=37949#p722987]Brutalkick[/url][/b] [[b]1[/b]: [size=85]Hipnotic Rogue: 1[/size]]$[b]190. [url=https://www.doomworld.com/idgames/levels/doom2/Ports/a-c/cheogsh]Cheogsh[/url][/b] [[b]1[/b]: [size=85]Kappes Buur: 1[/size]]$[b]190. [url=https://www.doomworld.com/idgames/levels/doom2/Ports/a-c/cheogsh2.zip]Cheogsh 2[/url][/b] [[b]1[/b]: [size=85]Kappes Buur: 1[/size]]$[b]190. [url=https://www.doomworld.com/idgames/?id=12363]Chosen[/url][/b] [[b]1[/b]: [size=85]Bigger C: 1[/size]]$[b]190. [url=https://forum.zdoom.org/viewtopic.php?f=61&amp;t=57834#p1017698]Complex Doom: LCA[/url][/b] [[b]1[/b]: [size=85]leodoom85: 1[/size]]$[b]190. [url=https://www.moddb.com/mods/counter-strike-doom-martian-offensive-2017]Counter-Strike Doom: Martian Offensive[/url][/b] [[b]1[/b]: [size=85]AlphaEnt: 1[/size]]$[b]190. [url=https://forum.zdoom.org/viewtopic.php?f=37&amp;t=22137#p435505]Custom Crosshair Pack[/url][/b] [[b]1[/b]: [size=85]Hexereticdoom: 1[/size]]$[b]190. [url=https://www.doomworld.com/idgames/levels/doom2/Ports/d-f/dark7]Dark 7 (with Mission Pack)[/url][/b] [[b]1[/b]: [size=85]The Ultimate DooMer: 1[/size]]$[b]190. [url=https://forum.zdoom.org/viewtopic.php?t=57247#p1009500]DarkDoomZ[/url][/b] [[b]1[/b]: [size=85]Hexereticdoom: 1[/size]]$[b]190. [url=https://forum.zdoom.org/viewtopic.php?f=19&amp;t=65458#p1112779]Darkmoon[/url][/b] [[b]1[/b]: [size=85]Kappes Buur: 1[/size]]$[b]190. [url=https://www.doomworld.com/idgames/levels/doom2/Ports/d-f/dor]Dawn of Reality[/url][/b] [[b]1[/b]: [size=85]Kappes Buur: 1[/size]]$[b]190. [url=https://forum.zdoom.org/viewtopic.php?t=46787#p786254]Demonsteele: NowThatsWhatICallMIDI[/url][/b] [[b]1[/b]: [size=85]HaraSwift: 1[/size]]$[b]190. [url=https://forum.zdoom.org/viewtopic.php?f=43&amp;t=67864]DN3DooM[/url][/b] [[b]1[/b]: [size=85]ClessxAlghazanth: 1[/size]]$[b]190. [url=https://www.moddb.com/mods/dont-play-with-hell-black-edition]Don’t play with HELL – Black Edition[/url][/b] [[b]1[/b]: [size=85]Ravick: 1[/size]]$[b]190. [url=https://www.doomworld.com/forum/topic/62403-doom-2-minor-sprite-fixing-project-v19-release-updated-12718/]Doom 2 Minor Sprite Fixing Project[/url][/b] [[b]1[/b]: [size=85]m8f: 1[/size]]$[b]190. [url=https://www.doomworld.com/forum/topic/108725-doom-4-vanilla-new-v12-released-faster-weapons/]DOOM 4 VANILLA[/url][/b] [[b]1[/b]: [size=85]Rex705: 1[/size]]$[b]190. [url=https://forum.zdoom.org/viewtopic.php?f=43&amp;t=51596]Doom 64 'weapons only'[/url][/b] [[b]1[/b]: [size=85]Hipnotic Rogue: 1[/size]]$[b]190. [url=https://forum.zdoom.org/viewtopic.php?t=45060#p741205]Doom Ambient Pack[/url][/b] [[b]1[/b]: [size=85]Hexereticdoom: 1[/size]]$[b]190. [url=https://forum.zdoom.org/viewtopic.php?f=43&amp;t=58499#p1027836]Doom Loot Box Mod[/url][/b] [[b]1[/b]: [size=85]IdiotBitz: 1[/size]]$[b]190. [url=https://www.doomworld.com/vb/thread/15965]Doom Raider:Crypt of the Vile[/url][/b] [[b]1[/b]: [size=85]Kappes Buur: 1[/size]]$[b]190. [url=https://forum.zdoom.org/viewtopic.php?f=43&amp;t=62911#p1083812]DoomKrakken's Monster Randomizer[/url][/b] [[b]1[/b]: [size=85]shotfan: 1[/size]]$[b]190. [url=https://www.doomworld.com/idgames/themes/TeamTNT/ed4_rfo/ed4_rfo1]Eternal DOOM IV: Return from Oblivion[/url][/b] [[b]1[/b]: [size=85]Kappes Buur: 1[/size]]$[b]190. [url=https://forum.zdoom.org/viewtopic.php?f=43&amp;t=58923#p1033516]FamiliarDoom[/url][/b] [[b]1[/b]: [size=85]kadu522: 1[/size]]$[b]190. [url=https://forum.zdoom.org/viewtopic.php?f=43&amp;t=69504]FantasyMonsters 4 Heretic[/url][/b] [[b]1[/b]: [size=85]Valken: 1[/size]]$[b]190. [url=https://www.doomworld.com/forum/topic/74722-release-fearrific-project-brutality-revised/]Fearrific[/url][/b] [[b]1[/b]: [size=85]Valken: 1[/size]]$[b]190. [url=https://iamsparky.wordpress.com/foreverhood/]Foreverhood[/url][/b] [[b]1[/b]: [size=85]Kappes Buur: 1[/size]]$[b]190. [url=https://forum.zdoom.org/viewtopic.php?f=19&amp;t=57252#p1009564]Ghoul School 3D[/url][/b] [[b]1[/b]: [size=85]Rachael: 1[/size]]$[b]190. [url=https://forum.zdoom.org/viewtopic.php?f=46&amp;t=56148#p994037]GZSHud[/url][/b] [[b]1[/b]: [size=85]Hipnotic Rogue: 1[/size]]$[b]190. [url=http://painkiller.allfearthesentinel.net/download?file=te13-harder-event.pk3]Harder Event[/url][/b] [[b]1[/b]: [size=85]Dr_Cosmobyte: 1[/size]]$[b]190. [url=https://zdoom.org/wiki/Haze_(working_title)]Haze[/url][/b] [[b]1[/b]: [size=85]Dr_Cosmobyte: 1[/size]]$[b]190. [url=https://forum.zdoom.org/viewtopic.php?f=43&amp;t=61643]Hellscape Navigator[/url][/b] [[b]1[/b]: [size=85]TheRatCircus: 1[/size]]$[b]190. [url=https://www.doomworld.com/forum/topic/98309-hellwalker-mod/]Hellwalker﻿ Mod[/url][/b] [[b]1[/b]: [size=85]Valken: 1[/size]]$[b]190. [url=https://forum.zdoom.org/viewtopic.php?f=37&amp;t=47973#p817851]Heretic Widescreened HUD[/url][/b] [[b]1[/b]: [size=85]Hipnotic Rogue: 1[/size]]$[b]190. [url=https://www.doomworld.com/idgames/levels/hexen/v-z/viscerus]Hexen: Scourge of Viscerus[/url][/b] [[b]1[/b]: [size=85]Solmir : 1[/size]]$[b]190. [url=https://forum.zdoom.org/viewtopic.php?f=43&amp;t=33766#p638587]HeXercise[/url][/b] [[b]1[/b]: [size=85]Eric_: 1[/size]]$[b]190. [url=https://www.doomworld.com/idgames/levels/heretic/Ports/hocx]Hordes of Chaos[/url][/b] [[b]1[/b]: [size=85]The Ultimate DooMer: 1[/size]]$[b]190. [url=https://forum.zdoom.org/viewtopic.php?f=43&amp;t=71897]Intelligent Supplies[/url][/b] [[b]1[/b]: [size=85]TheRatCircus: 1[/size]]$[b]190. [url=https://jp.itch.io/jphud-doom]JP's HUD[/url][/b] [[b]1[/b]: [size=85]Hexereticdoom: 1[/size]]$[b]190. [url=https://mikestoybox.net/2017/06/29/karnak/]Karnak[/url][/b] [[b]1[/b]: [size=85]Matt: 1[/size]]$[b]190. [url=https://jp.itch.io/doom-keymaster]Keymaster[/url][/b] [[b]1[/b]: [size=85]IdiotBitz: 1[/size]]$[b]190. [url=https://forum.zdoom.org/viewtopic.php?t=37786#p719312]Lasting Light[/url][/b] [[b]1[/b]: [size=85]Ravick: 1[/size]]$[b]190. [url=https://forum.zdoom.org/viewtopic.php?f=43&amp;t=65583]Legion of Bones[/url][/b] [[b]1[/b]: [size=85]Brohnesorge: 1[/size]]$[b]190. [url=https://forum.zdoom.org/viewtopic.php?f=42&amp;t=57364#p1011019]Lilith[/url][/b] [[b]1[/b]: [size=85]AlphaEnt: 1[/size]]$[b]190. [url=https://forum.zdoom.org/viewtopic.php?t=15793#p315526]Lizard Squad[/url][/b] [[b]1[/b]: [size=85]lizardcommando: 1[/size]]$[b]190. [url=https://www.doomworld.com/idgames/levels/doom2/Ports/j-l/lslsp_gd]LOST SOULSPHERE: Gold Edition[/url][/b] [[b]1[/b]: [size=85]Major Cooke: 1[/size]]$[b]190. [url=https://forum.zdoom.org/viewtopic.php?f=43&amp;t=52041#p907566]Lowtech Remake[/url][/b] [[b]1[/b]: [size=85]YukesVonFaust: 1[/size]]$[b]190. [url=https://forum.zdoom.org/viewtopic.php?f=19&amp;t=28589&amp;start=2490#p925995]MAIS[/url][/b] [[b]1[/b]: [size=85]Sgt. Shivers: 1[/size]]$[b]190. [url=https://forum.zdoom.org/viewtopic.php?f=43&amp;t=69492]Malice[/url][/b] [[b]1[/b]: [size=85]Valken: 1[/size]]$[b]190. [url=https://forum.zdoom.org/viewtopic.php?t=48924#p843884]Megabounce[/url][/b] [[b]1[/b]: [size=85]Beed28: 1[/size]]$[b]190. [url=https://forum.zdoom.org/viewtopic.php?t=45872#p761776]Metroid: Dreadnought[/url][/b] [[b]1[/b]: [size=85]Cyanide: 1[/size]]$[b]190. [url=https://forum.zdoom.org/viewtopic.php?f=42&amp;t=53887#p947837]MMDCXIV - Journey into 27 Century[/url][/b] [[b]1[/b]: [size=85]Kappes Buur: 1[/size]]$[b]190. [url=https://forum.zdoom.org/viewtopic.php?t=56838#p1003369]Monster Scouter[/url][/b] [[b]1[/b]: [size=85]Cyanide: 1[/size]]$[b]190. [url=https://forum.zdoom.org/viewtopic.php?f=43&amp;t=56272]Nameless Lite RPG Mod[/url][/b] [[b]1[/b]: [size=85]IdiotBitz: 1[/size]]$[b]190. [url=https://mikestoybox.net/2017/01/04/nerves-of-steel/]Nerves of Steel[/url][/b] [[b]1[/b]: [size=85]Rex705: 1[/size]]$[b]190. [url=https://forum.zdoom.org/viewtopic.php?f=43&amp;t=68043]Nightshift[/url][/b] [[b]1[/b]: [size=85]Tombstone665: 1[/size]]$[b]190. [url=http://web.archive.org/web/20100527012514/http://members.multimania.co.uk/Enjay001/]njsplash[/url][/b] [[b]1[/b]: [size=85]Hipnotic Rogue: 1[/size]]$[b]190. [url=https://forum.zdoom.org/viewtopic.php?f=43&amp;t=67319]Nobody Told Me About id[/url][/b] [[b]1[/b]: [size=85]terminator44: 1[/size]]$[b]190. [url=https://www.doomworld.com/idgames/combos/omgwpnv2]OMG Weapons! (and Monsters)[/url][/b] [[b]1[/b]: [size=85]TDRR: 1[/size]]$[b]190. [url=https://forum.zdoom.org/viewtopic.php?f=43&amp;t=72567]Painslayer[/url][/b] [[b]1[/b]: [size=85]Infirnex: 1[/size]]$[b]190. [url=https://www.doomworld.com/forum/topic/106058-paradise-v2-final-version-8222019/]Paradise[/url][/b] [[b]1[/b]: [size=85]Kappes Buur: 1[/size]]$[b]190. [url=https://forum.zdoom.org/viewtopic.php?f=19&amp;t=26057#p496393]Parkour[/url][/b] [[b]1[/b]: [size=85]TDRR: 1[/size]]$[b]190. [url=https://www.doomworld.com/forum/topic/103167-brutal-bolognese-gore-mod-the-sucessor-to-ketchup-version-20-released/]Bolognese[/url][/b] [[b]1[/b]: [size=85]Marrub: 1[/size]]$[b]190. [url=https://forum.zdoom.org/viewtopic.php?f=43&amp;t=68575]Hellrider[/url][/b] [[b]1[/b]: [size=85]ClessxAlghazanth: 1[/size]]$[b]190. [url=https://forum.zdoom.org/viewtopic.php?f=43&amp;t=63575]Left 4 Doom[/url][/b] [[b]1[/b]: [size=85]Koto: 1[/size]]$[b]190. [url=http://waltersgameboy.tripod.com/simpdoom/]The Ultimate Simpsons Doom [/url][/b] [[b]1[/b]: [size=85]Ravick: 1[/size]]$[b]190. [url=https://forum.zdoom.org/viewtopic.php?f=43&amp;t=54362#p957165]Run For It![/url][/b] [[b]1[/b]: [size=85]IdiotBitz: 1[/size]]$[b]190. [url=https://forum.zdoom.org/viewtopic.php?f=37&amp;t=55161#p975126]Smooth fluids[/url][/b] [[b]1[/b]: [size=85]Hipnotic Rogue: 1[/size]]$[b]190. [url=https://www.doomworld.com/forum/topic/54855-spacedm9-10-release-download-now/]SpaceDM9[/url][/b] [[b]1[/b]: [size=85]Kappes Buur: 1[/size]]$[b]190. [url=https://forum.zdoom.org/viewtopic.php?f=19&amp;t=60104#p1048348]Splatterhouse 3D[/url][/b] [[b]1[/b]: [size=85]Rachael: 1[/size]]$[b]190. [url=https://forum.zdoom.org/viewtopic.php?t=56600#p1000024]StatsKeeper[/url][/b] [[b]1[/b]: [size=85]Cyanide: 1[/size]]$[b]190. [url=https://forum.zdoom.org/viewtopic.php?f=43&amp;t=57902#p1018827]Sun Damage Omen[/url][/b] [[b]1[/b]: [size=85]Matt: 1[/size]]$[b]190. [url=https://forum.zdoom.org/viewtopic.php?f=46&amp;t=69564]CBLOOD Ultimate Edition[/url][/b] [[b]1[/b]: [size=85]Rachael: 1[/size]]$[b]190. [url=https://www.doomworld.com/idgames/levels/doom2/Ports/s-u/tcotd21me]The City of The Damned : Apocalypse[/url][/b] [[b]1[/b]: [size=85]Zan: 1[/size]]$[b]190. [url=http://www.prodigal-game.com/doomwads.html]The Island[/url][/b] [[b]1[/b]: [size=85]Kappes Buur: 1[/size]]$[b]190. [url=https://forum.zdoom.org/viewtopic.php?f=43&amp;t=55321#p978965]The Trooper[/url][/b] [[b]1[/b]: [size=85]lil'devil: 1[/size]]$[b]190. [url=https://www.doomworld.com/idgames/levels/heretic/Ports/njhthief]Thief - The Trail of the Arch-Heretic[/url][/b] [[b]1[/b]: [size=85]Curunir: 1[/size]]$[b]190. [url=https://forum.zdoom.org/viewtopic.php?f=43&amp;t=71406]Thrifty Ammo, Thrifty Health[/url][/b] [[b]1[/b]: [size=85]TheRatCircus: 1[/size]]$[b]190. [url=https://forum.zdoom.org/viewtopic.php?f=43&amp;t=64678]Ultimate Custom Doom[/url][/b] [[b]1[/b]: [size=85]Lagi: 1[/size]]$[b]190. [url=https://www.moddb.com/mods/vietdoom]VietDoom[/url][/b] [[b]1[/b]: [size=85]undeadmonk354: 1[/size]]$[b]190. [url=https://forum.zdoom.org/viewtopic.php?t=57338#p1010714]Vignette Shader[/url][/b] [[b]1[/b]: [size=85]Hexereticdoom: 1[/size]]$[b]190. [url=https://forum.zdoom.org/viewtopic.php?f=43&amp;t=68188]Omega Zero mod[/url][/b] [[b]1[/b]: [size=85]m8f: 1[/size]]$[b]190. [url=https://www.doomworld.com/idgames/levels/doom2/Ports/megawads/sonic]Super Sonic DooM[/url][/b] [[b]1[/b]: [size=85]Hipnotic Rogue: 1[/size]]$[b]190. [url=https://www.afadoomer.com/wolf3d/default.php]Wolfenstein 3D TC[/url][/b] [[b]1[/b]: [size=85]sycspysycspy: 1[/size]]$[b]190. [url=https://forum.zdoom.org/viewtopic.php?f=43&amp;t=37254#p707405]X-Weapon: Helsturm[/url][/b] [[b]1[/b]: [size=85]shotfan: 1[/size]]$[b]190. [url=https://forum.zdoom.org/viewtopic.php?f=43&amp;t=63652&amp;p=1091577#p1091263]Xim's Star Wars Doom[/url][/b] [[b]1[/b]: [size=85]xim: 1[/size]]$[b]190. [url=https://forum.zdoom.org/viewtopic.php?f=43&amp;t=50744#p882979]Zion[/url][/b] [[b]1[/b]: [size=85]Apaul27 : 1[/size]]&#10;&#10;Mods: 290&#10;Voters: 138" calcext:value-type="string" table:number-columns-spanned="3" table:number-rows-spanned="1">
            <text:p>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$[b]18. [url=https://forum.zdoom.org/viewtopic.php?f=19&amp;t=21681#p426527]Psychic[/url][/b] [[b]28[/b]: [size=85]TerminusEst13: 5, phantombeta: 2, Somagu: 1, Marrub: 5, Crazy Toni: 2, Tapwave: 3, Arcterezion: 5, Infirnex: 5[/size]]$[b]21. [url=https://forum.zdoom.org/viewtopic.php?t=51771#p902709]Samsara[/url][/b] [[b]27[/b]: [size=85]Matt: 1, Combine_Kegan: 3, Untitled: 5, Turbo: 3, Crazy Toni: 2, Cyanide: 1, GeneralDelphox: 1, Revae: 5, Hellser: 3, Dylan558: 3[/size]]$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594#p1029236]Doom Incarnate[/url][/b] [[b]23[/b]: [size=85]Somagu: 1, TheLightBad96: 4, Koto: 1, Error313: 3, xim: 5, ErrantMasa: 2, Cacodemon345: 4, Elodorian: 1, ClessxAlghazanth: 2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9. [url=https://store.steampowered.com/app/1072150/Hedon/]Hedon[/url][/b] [[b]21[/b]: [size=85]m8f: 1, Vostyok: 3, spart_n: 5, DoomKrakken: 3, ReformedJoe: 4, rayburn: 5[/size]]$[b]29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4. [url=https://forum.zdoom.org/viewtopic.php?f=43&amp;t=54904#p969133]Lithium[/url][/b] [[b]18[/b]: [size=85]Dr_Cosmobyte: 1, Somagu: 1, TriMetall: 3, Ikazu-san: 3, Dawn111: 2, DYD: 4, Nimlouth: 2, TheRatCircus: 1, BouncyTEM: 1[/size]]$[b]36. [url=https://forum.zdoom.org/viewtopic.php?f=43&amp;t=50004]Beautiful Doom[/url][/b] [[b]17[/b]: [size=85]m8f: 1, ZippeyKeys12: 1, Dr_Cosmobyte: 1, Мichаеlis: 1, SunPraiser: 3, Squirb: 3, Rex705: 1, A_D_M_E_R_A_L: 2, Cacodemon345: 3, terminator44: 1[/size]]$[b]37. [url=https://forum.zdoom.org/viewtopic.php?f=19&amp;t=33292#p630099]Doom RPG[/url][/b] [[b]16[/b]: [size=85]kadu522: 3, ZikShadow: 1, Sumwunn: 5, Marrub: 2, Master Medi: 3, Ikazu-san: 2[/size]]$[b]37. [url=https://forum.zdoom.org/viewtopic.php?t=53010#p928835]MetaDoom[/url][/b] [[b]16[/b]: [size=85]Shadelight: 1, DrPyspy: 3, undeadmonk354: 1, Sumwunn: 1, Crazy Toni: 2, DoodGuy: 3, ClessxAlghazanth: 1, SuyaSS: 4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f=43&amp;t=51035#p888249]LegenDoom[/url][/b] [[b]14[/b]: [size=85]Hege Cactus: 3, 4thcharacter: 3, ZikShadow: 1, Sumwunn: 3, Crazy Toni: 2, IdiotBitz: 1, TheRatCircus: 1[/size]]$[b]42. [url=https://forum.zdoom.org/viewtopic.php?t=45550#p753192]Smooth Doom[/url][/b] [[b]14[/b]: [size=85]Dr_Cosmobyte: 1, lizardcommando: 1, AlexThePianoNailer: 2, Cacodemon345: 2, Curunir: 4, terminator44: 1, Lagi: 2, Arcterezion: 1[/size]]$[b]45. [url=https://forum.zdoom.org/viewtopic.php?f=19&amp;t=13397#p273718]Hell-Forged[/url][/b] [[b]13[/b]: [size=85]m8f: 1, undeadmonk354: 3, PlayerLin: 5,  Inconspicuousduck : 4[/size]]$[b]45. [url=https://reelism.dog/]Reelism 2[/url][/b] [[b]13[/b]: [size=85]undeadmonk354: 4, SuyaSS: 3, TheRatCircus: 1, BouncyTEM: 5[/size]]$[b]47. [url=https://forum.zdoom.org/viewtopic.php?t=30942#p586255]Hunter’s Moon[/url][/b] [[b]12[/b]: [size=85]ibm5155: 3, D3athStalker: 1, Мichаеlis: 1, shotfan: 2, DYD: 5[/size]]$[b]47. [url=https://forum.zdoom.org/viewtopic.php?f=43&amp;t=57053#p1006227]Kriegsland: Blutorden[/url][/b] [[b]12[/b]: [size=85]TheLightBad96: 2, erni945: 2, Apaul27 : 1, DoodGuy: 1, YukesVonFaust: 1, JDSH98: 2, Vostyok: 3[/size]]$[b]47. [url=https://forum.zdoom.org/viewtopic.php?t=32674#p618450]Pirate Doom[/url][/b] [[b]12[/b]: [size=85]Combine_Kegan: 4, Zcat: 4, Ravick: 1, MasterBeavis: 1, Dinosaur_Nerd: 1,  Inconspicuousduck : 1[/size]]$[b]50. [url=https://forum.zdoom.org/viewtopic.php?f=46&amp;t=48780#p839642]Ultimate DoomVisor[/url][/b] [[b]11[/b]: [size=85]BerserkerNoir: 1, LastManonEarth: 5, Elodorian: 5[/size]]$[b]51. [url=https://forum.zdoom.org/viewtopic.php?t=45804#p760002]Hocusdoom[/url][/b] [[b]10[/b]: [size=85]Master Medi: 2, Мichаеlis: 2, MaxRideWizardLord: 4, RubyEyeShabranigdu: 2[/size]]$[b]51. [url=https://www.doomworld.com/idgames/levels/doom2/Ports/v-z/zendyn_x]Zen Dynamics[/url][/b] [[b]10[/b]: [size=85]TerminusEst13: 1, Captain J: 4, Crazy Toni: 2, Tapwave: 3[/size]]$[b]53. [url=https://forum.zdoom.org/viewtopic.php?f=43&amp;t=51066#p888943]Combined Arms[/url][/b] [[b]9[/b]: [size=85]ChocoGuevara: 3, Arcterezion: 2, CherubCorps: 4[/size]]$[b]53. [url=https://forum.zdoom.org/viewtopic.php?t=22008#p433365]Legacy of Suffering[/url][/b] [[b]9[/b]: [size=85]ibm5155: 5, Ravick: 1, Koto: 1, AlphaEnt: 1, Kappes Buur: 1[/size]]$[b]53. [url=https://forum.zdoom.org/viewtopic.php?f=43&amp;t=60054#p1047705]ouch_m 2: abort_m[/url][/b] [[b]9[/b]: [size=85]leodoom85: 1, ZippeyKeys12: 5, Azba: 1, wolfmanfp: 2[/size]]$[b]53. [url=https://forum.zdoom.org/viewtopic.php?t=52301#p913612]Shadow Of The Wool Ball[/url][/b] [[b]9[/b]: [size=85]QuakedoomNukem Cz: 1, Apaul27 : 3, AlphaEnt: 2, fcas3t: 3[/size]]$[b]53. [url=https://forum.zdoom.org/viewtopic.php?f=19&amp;t=54380#p957591]The Inquisitor III[/url][/b] [[b]9[/b]: [size=85]The Ultimate DooMer: 1, Zan: 5, Curunir: 2, ReformedJoe: 1[/size]]$[b]53. [url=https://forum.zdoom.org/viewtopic.php?t=14722&amp;#p297378]The Ultimate Torment and Torture[/url][/b] [[b]9[/b]: [size=85]DrPyspy: 3, ibm5155: 2, JDSH98: 1, silentzora: 3[/size]]$[b]59. [url=https://forum.zdoom.org/viewtopic.php?f=43&amp;t=68111#p1145548]Embers Of Armageddon[/url][/b] [[b]8[/b]: [size=85]DoomKrakken: 1, Xangelxal: 3, SuyaSS: 4[/size]]$[b]59. [url=https://www.doomworld.com/forum/topic/57957-psx-doomfinal-doom-tc-version-2135-now-released/]PlayStation Doom TC[/url][/b] [[b]8[/b]: [size=85]leodoom85: 1, lil'devil: 1, Olroda: 5, Ravick: 1[/size]]$[b]61. [url=https://forum.zdoom.org/viewtopic.php?f=43&amp;t=66059#p1120875]HexArcana[/url][/b] [[b]7[/b]: [size=85]SallazarSpellcaster: 5, Lagi: 2[/size]]$[b]61. [url=https://forum.zdoom.org/viewtopic.php?t=56668#p1000996]Rise Of The Wool Ball[/url][/b] [[b]7[/b]: [size=85]TheMightyHeracross: 3, QuakedoomNukem Cz: 1, Apaul27 : 3[/size]]$[b]61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43&amp;t=67687]Codename: DEMOLITIONIST[/url][/b] [[b]6[/b]: [size=85]TheRatCircus: 1, BouncyTEM: 5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forum.zdoom.org/viewtopic.php?f=42&amp;t=54708#p964549]dead.air[/url][/b] [[b]5[/b]: [size=85]Rachael: 1, Мichаеlis: 1, BouncyTEM: 3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1. [url=https://forum.zdoom.org/viewtopic.php?f=43&amp;t=48872#p842280]10x[/url][/b] [[b]4[/b]: [size=85]Beed28: 4[/size]]$[b]91. [url=https://forum.zdoom.org/viewtopic.php?f=19&amp;t=69682]Abysm 2: Infernal Contract[/url][/b] [[b]4[/b]: [size=85]Nimlouth: 4[/size]]$[b]91. [url=http://action.mancubus.net/actiondoom/]Action Doom[/url][/b] [[b]4[/b]: [size=85]lil'devil: 2, QuakedoomNukem Cz: 1, IdiotBitz: 1[/size]]$[b]91. [url=https://forum.zdoom.org/viewtopic.php?f=43&amp;t=69883]Angelic Waifus[/url][/b] [[b]4[/b]: [size=85]CherubCorps: 1, Xangelxal: 3[/size]]$[b]91. [url=https://forum.zdoom.org/viewtopic.php?f=43&amp;t=52363#p914958]Argent[/url][/b] [[b]4[/b]: [size=85]Cyanide: 1, eharper256: 2, terminator44: 1[/size]]$[b]91. [url=https://www.doomworld.com/idgames/levels/doom2/Ports/m-o/njbgpabh]BGPA Missions Liberation[/url][/b] [[b]4[/b]: [size=85]Ravick: 1, Koto: 3[/size]]$[b]91. [url=https://forum.zdoom.org/viewtopic.php?f=43&amp;t=52102#p909138]Bratwurst[/url][/b] [[b]4[/b]: [size=85]xim: 4[/size]]$[b]91. [url=https://forum.zdoom.org/viewtopic.php?f=43&amp;t=54322#p956169]Bullet-Eye[/url][/b] [[b]4[/b]: [size=85]eharper256: 1, Ikazu-san: 3[/size]]$[b]91. [url=https://forum.zdoom.org/viewtopic.php?f=19&amp;t=35458#p668203]Burl Tumd[/url][/b] [[b]4[/b]: [size=85]Matt: 1, Combine_Kegan: 2, Azba: 1[/size]]$[b]91. [url=https://www.doomworld.com/idgames/levels/doom2/Ports/d-f/de-pkg]Demon Eclipse[/url][/b] [[b]4[/b]: [size=85]The Ultimate DooMer: 1, Solmir : 3[/size]]$[b]91. [url=https://forum.zdoom.org/viewtopic.php?f=43&amp;t=52262#p912321]Doom Delta[/url][/b] [[b]4[/b]: [size=85]Hellser: 2, YukesVonFaust: 1, terminator44: 1[/size]]$[b]91. [url=https://forum.zdoom.org/viewtopic.php?f=19&amp;t=46509#p778245]Droplets: Simulated Blood[/url][/b] [[b]4[/b]: [size=85]Hipnotic Rogue: 1, Dr_Cosmobyte: 1, IdiotBitz: 1, Hexereticdoom: 1[/size]]$[b]91. [url=https://forum.zdoom.org/viewtopic.php?f=43&amp;t=56762]Heretical Doom[/url][/b] [[b]4[/b]: [size=85]eharper256: 2, Valken: 1, rayburn: 1[/size]]$[b]91. [url=https://forum.zdoom.org/viewtopic.php?f=19&amp;t=59198]Irontusk’s Diablo 3D[/url][/b] [[b]4[/b]: [size=85]PlayerLin: 3, Valken: 1[/size]]$[b]91. [url=https://forum.zdoom.org/viewtopic.php?f=43&amp;t=47229#p798227]JohnnyDoom[/url][/b] [[b]4[/b]: [size=85]Brohnesorge: 3, Turbo: 1[/size]]$[b]91. [url=https://forum.zdoom.org/viewtopic.php?f=43&amp;t=57092#p1006758]Juvenile Power Fantasy[/url][/b] [[b]4[/b]: [size=85]Brohnesorge: 2, Rachael: 1, Shi No Hime: 1[/size]]$[b]91. [url=https://forum.zdoom.org/viewtopic.php?f=46&amp;t=33079#p626384]NC HUD[/url][/b] [[b]4[/b]: [size=85]m8f: 1, Squirb: 3[/size]]$[b]91. [url=http://www.perkristian.net/game_doom-sfx.shtml]Perkristan's HD Sounds[/url][/b] [[b]4[/b]: [size=85]Caligari87: 1, AlexThePianoNailer: 2, LastManonEarth: 1[/size]]$[b]91. [url=https://forum.zdoom.org/viewtopic.php?t=23024&amp;#p451257]Serpent Resurrection[/url][/b] [[b]4[/b]: [size=85]The Ultimate DooMer: 1, TheMightyHeracross: 3[/size]]$[b]91. [url=https://forum.zdoom.org/viewtopic.php?f=43&amp;t=57310#p1010252]Shades of Doom[/url][/b] [[b]4[/b]: [size=85]Dr_Cosmobyte: 2, eharper256: 2[/size]]$[b]91. [url=https://forum.zdoom.org/viewtopic.php?t=47302#p800865]Shut up and Bleed[/url][/b] [[b]4[/b]: [size=85]Dr_Cosmobyte: 1, Somagu: 1, Azba: 1, YukesVonFaust: 1[/size]]$[b]91. [url=https://forum.zdoom.org/viewtopic.php?f=105&amp;t=54992#p971348]SpriteShadow[/url][/b] [[b]4[/b]: [size=85]m8f: 1, Caligari87: 1, Hipnotic Rogue: 1, Cyanide: 1[/size]]$[b]91. [url=https://forum.zdoom.org/viewtopic.php?f=43&amp;t=60784]Target Spy[/url][/b] [[b]4[/b]: [size=85]Hexereticdoom: 1, Lagi: 1, Nimlouth: 1, TheRatCircus: 1[/size]]$[b]91. [url=https://www.moddb.com/mods/total-chaos]Total Chaos[/url][/b] [[b]4[/b]: [size=85]kultasakaali: 4[/size]]$[b]91. [url=https://forum.zdoom.org/viewtopic.php?t=55741#p985511]Waterlab GZD[/url][/b] [[b]4[/b]: [size=85]Caligari87: 1, Jaxxoon R: 3[/size]]$[b]91. [url=https://zandronum.com/forum/viewtopic.php?t=123]Who Dun It[/url][/b] [[b]4[/b]: [size=85]Matt: 2, Revae: 2[/size]]$[b]117. [url=https://forum.zdoom.org/viewtopic.php?f=43&amp;t=65962]10.5x[/url][/b] [[b]3[/b]: [size=85]fcas3t: 3[/size]]$[b]117. [url=https://www.doomworld.com/idgames/combos/alanguns]Alandoguns[/url][/b] [[b]3[/b]: [size=85]lil'devil: 1, Мichаеlis: 2[/size]]$[b]117. [url=https://www.doomworld.com/forum/topic/106932-demov3-release-aliens-eradication/]Aliens: Eradication[/url][/b] [[b]3[/b]: [size=85]Curunir: 3[/size]]$[b]117. [url=https://forum.zdoom.org/viewtopic.php?f=43&amp;t=66881]Bitter Heretic[/url][/b] [[b]3[/b]: [size=85]Jarewill: 1, Sharazar256: 2[/size]]$[b]117. [url=https://forum.zdoom.org/viewtopic.php?t=34569#p653208]Call of Dooty[/url][/b] [[b]3[/b]: [size=85]wolfmanfp: 1, kultasakaali: 2[/size]]$[b]117. [url=https://forum.zdoom.org/viewtopic.php?f=19&amp;t=57800#p1017196]Castlevania - Simon's Destiny[/url][/b] [[b]3[/b]: [size=85]Rachael: 1, QuakedoomNukem Cz: 1, MasterBeavis: 1[/size]]$[b]117. [url=https://zdoom.org/wiki/Cold_as_Hell]Cold as Hell[/url][/b] [[b]3[/b]: [size=85]Ravick: 1, Solmir : 2[/size]]$[b]117. [url=https://forum.zdoom.org/viewtopic.php?f=19&amp;t=61211]Compendium[/url][/b] [[b]3[/b]: [size=85]fcas3t: 3[/size]]$[b]117. [url=https://forum.zdoom.org/viewtopic.php?f=43&amp;t=58535#p1028376]Complex Doom[/url][/b] [[b]3[/b]: [size=85]leodoom85: 1, Rowsol: 1, iamcarrotmaster: 1[/size]]$[b]117. [url=https://forum.zdoom.org/viewtopic.php?t=55048#p972862]DamNums[/url][/b] [[b]3[/b]: [size=85]Hipnotic Rogue: 1, Мichаеlis: 1, Hexereticdoom: 1[/size]]$[b]117. [url=https://forum.zdoom.org/viewtopic.php?t=58375#p1025963]Dark Encounters[/url][/b] [[b]3[/b]: [size=85]The Ultimate DooMer: 1, TheZombie: 2[/size]]$[b]117. [url=https://www.doomworld.com/idgames/combos/wwhcdiaz]Diaz: Last Hours of Purity[/url][/b] [[b]3[/b]: [size=85]TheMightyHeracross: 3[/size]]$[b]117. [url=https://forum.zdoom.org/viewtopic.php?f=43&amp;t=60984]Dusted's Pandemonia[/url][/b] [[b]3[/b]: [size=85]omxgamer127: 3[/size]]$[b]117. [url=https://forum.zdoom.org/viewtopic.php?f=19&amp;t=48208#p824651]Eriguns[/url][/b] [[b]3[/b]: [size=85]Hipnotic Rogue: 1, Cyanide: 2[/size]]$[b]117. [url=https://forum.zdoom.org/viewtopic.php?f=43&amp;t=58486#p1027620]Factotum[/url][/b] [[b]3[/b]: [size=85]kadu522: 1, YukesVonFaust: 2[/size]]$[b]117. [url=https://forum.zdoom.org/viewtopic.php?f=46&amp;t=16768#p330879]Full GZDoom Skybox Set[/url][/b] [[b]3[/b]: [size=85]Matt: 2, Hexereticdoom: 1[/size]]$[b]117. [url=https://www.doomworld.com/idgames/levels/doom2/Ports/a-c/circus666]Happy Time Circus[/url][/b] [[b]3[/b]: [size=85]Major Cooke: 3[/size]]$[b]117. [url=https://forum.zdoom.org/viewtopic.php?f=43&amp;t=45145]Hard-Doom[/url][/b] [[b]3[/b]: [size=85]Zonky: 3[/size]]$[b]117. [url=https://forum.zdoom.org/viewtopic.php?f=43&amp;t=48074#p820532]HXRTC Project[/url][/b] [[b]3[/b]: [size=85]leodoom85: 1, ClessxAlghazanth: 2[/size]]$[b]117. [url=https://forum.zdoom.org/viewtopic.php?f=43&amp;t=37130#p705156]Insanity's Requiem[/url][/b] [[b]3[/b]: [size=85]D3athStalker: 2, Martinoz: 1[/size]]$[b]117. [url=https://forum.zdoom.org/viewtopic.php?f=46&amp;t=29117#p553405]Jimmy’s Jukebox[/url][/b] [[b]3[/b]: [size=85]Tapwave: 3[/size]]$[b]117. [url=https://forum.zdoom.org/viewtopic.php?f=19&amp;t=16480#p326745]PlayStation Doom TC[/url][/b] [[b]3[/b]: [size=85]A_D_M_E_R_A_L: 3[/size]]$[b]117. [url=https://doomwiki.org/wiki/Psychophobia]Psychophobia[/url][/b] [[b]3[/b]: [size=85]Doomguy914: 3[/size]]$[b]117. [url=http://www.prodigal-game.com/doomwads.html]Redux E2M4[/url][/b] [[b]3[/b]: [size=85]Jaxxoon R: 3[/size]]$[b]117. [url=https://forum.zdoom.org/viewtopic.php?f=45&amp;t=24974#p479313]scalliano's 667 Shuffle[/url][/b] [[b]3[/b]: [size=85]leodoom85: 1, Мichаеlis: 2[/size]]$[b]117. [url=https://forum.zdoom.org/viewtopic.php?f=45&amp;t=13704#p278356]The Ghoul's Forest 3[/url][/b] [[b]3[/b]: [size=85]ibm5155: 1, lil'devil: 2[/size]]$[b]117. [url=https://forum.zdoom.org/viewtopic.php?f=43&amp;t=66995]Treasure Tech[/url][/b] [[b]3[/b]: [size=85]DYD: 1, Tombstone665: 2[/size]]$[b]117. [url=https://www.doomworld.com/idgames/levels/doom2/Ports/v-z/void]Void[/url][/b] [[b]3[/b]: [size=85]Jaxxoon R: 3[/size]]$[b]117. [url=http://lazrojas.com/wolfendoom/arctic_2.html]WolfenDOOM: Operation: Arctic Wolf[/url][/b] [[b]3[/b]: [size=85]Sgt. Shivers: 3[/size]]$[b]117. [url=https://forum.zdoom.org/viewtopic.php?f=19&amp;t=27258#p520682]ZBlood+[/url][/b] [[b]3[/b]: [size=85]Мichаеlis: 1, The_Abysswalker: 2[/size]]$[b]147. [url=https://forum.zdoom.org/viewtopic.php?t=56483#p998194]All Clear Message[/url][/b] [[b]2[/b]: [size=85]Cyanide: 1, Hexereticdoom: 1[/size]]$[b]147. [url=https://forum.zdoom.org/viewtopic.php?f=43&amp;t=60456#p1052735]Champions[/url][/b] [[b]2[/b]: [size=85]IdiotBitz: 1, CherubCorps: 1[/size]]$[b]147. [url=https://forum.zdoom.org/viewtopic.php?f=19&amp;t=55298#p978283]Consolation Prize: The PSX Doom TC[/url][/b] [[b]2[/b]: [size=85]Dr_Cosmobyte: 1, IdiotBitz: 1[/size]]$[b]147. [url=https://forum.zdoom.org/viewtopic.php?t=36667#p694653]Crossfire[/url][/b] [[b]2[/b]: [size=85]Somagu: 1, Marrub: 1[/size]]$[b]147. [url=https://forum.zdoom.org/viewtopic.php?f=19&amp;t=36608]Cyberrunner[/url][/b] [[b]2[/b]: [size=85]Revae: 2[/size]]$[b]147. [url=https://forum.zdoom.org/viewtopic.php?f=43&amp;t=58521#p1028226]Dead Marine[/url][/b] [[b]2[/b]: [size=85]m8f: 1, Dr_Cosmobyte: 1[/size]]$[b]147. [url=https://forum.zdoom.org/viewtopic.php?f=43&amp;t=59887#p1045489]Demon CounterStrike[/url][/b] [[b]2[/b]: [size=85]Shadelight: 2[/size]]$[b]147. [url=https://forum.zdoom.org/viewtopic.php?t=31034#p587707]Error: Doom[/url][/b] [[b]2[/b]: [size=85]Marrub: 2[/size]]$[b]147. [url=http://www.moddb.com/mods/final-neodoom]Final NeoDoom[/url][/b] [[b]2[/b]: [size=85]The Ultimate DooMer: 1, Ravick: 1[/size]]$[b]147. [url=https://forum.zdoom.org/viewtopic.php?f=105&amp;t=35388#p666921]Footsteps[/url][/b] [[b]2[/b]: [size=85]m8f: 1, Hexereticdoom: 1[/size]]$[b]147. [url=https://forum.zdoom.org/viewtopic.php?f=43&amp;t=46413#p775648]FragTrak[/url][/b] [[b]2[/b]: [size=85]Ikazu-san: 2[/size]]$[b]147. [url=https://forum.zdoom.org/viewtopic.php?f=43&amp;t=71086]Gearbox[/url][/b] [[b]2[/b]: [size=85]ClessxAlghazanth: 1, TheRatCircus: 1[/size]]$[b]147. [url=https://forum.zdoom.org/viewtopic.php?f=19&amp;t=46718#p784166]Gene-Tech: Before the Storm[/url][/b] [[b]2[/b]: [size=85]Rachael: 1, Ravick: 1[/size]]$[b]147. [url=https://forum.zdoom.org/viewtopic.php?t=69090#p1156925]Gothic Skins for Doom[/url][/b] [[b]2[/b]: [size=85]Matt: 2[/size]]$[b]147. [url=https://forum.zdoom.org/viewtopic.php?t=58009#p1020405]HeXeReTiC Fantasy[/url][/b] [[b]2[/b]: [size=85]Sumwunn: 2[/size]]$[b]147. [url=https://forum.zdoom.org/viewtopic.php?f=43&amp;t=66819]Highway Acceleroid Booster[/url][/b] [[b]2[/b]: [size=85]Jarewill: 2[/size]]$[b]147. [url=https://forum.zdoom.org/viewtopic.php?f=46&amp;t=60356&amp;hilit=hitmarkers#p1051578]HitMarkers[/url][/b] [[b]2[/b]: [size=85]Hexereticdoom: 1, ClessxAlghazanth: 1[/size]]$[b]147. [url=https://forum.zdoom.org/viewtopic.php?f=43&amp;t=58687#p1030431]Lambda[/url][/b] [[b]2[/b]: [size=85]ChocoGuevara: 2[/size]]$[b]147. [url=https://www.doomworld.com/idgames/levels/doom2/Ports/m-o/massm2]MassMouth 2[/url][/b] [[b]2[/b]: [size=85]The Ultimate DooMer: 1, lizardcommando: 1[/size]]$[b]147. [url=https://mikestoybox.net/2017/09/13/midgard-outlaw/]Midgard Outlaw[/url][/b] [[b]2[/b]: [size=85]Rex705: 2[/size]]$[b]147. [url=https://forum.zdoom.org/viewtopic.php?t=69741]NeoCore: Dark Depths[/url][/b] [[b]2[/b]: [size=85]Sharazar256: 2[/size]]$[b]147. [url=https://forum.zdoom.org/viewtopic.php?t=47988#p818163]Paranoid and Paranoiac[/url][/b] [[b]2[/b]: [size=85]The Ultimate DooMer: 1, Kappes Buur: 1[/size]]$[b]147. [url=https://forum.zdoom.org/viewtopic.php?f=43&amp;t=53876#p947619]Project Ironclad[/url][/b] [[b]2[/b]: [size=85]Brohnesorge: 1, Rachael: 1[/size]]$[b]147. [url=https://forum.zdoom.org/viewtopic.php?f=19&amp;t=46438#p776148]QUAKE: Descent into Heresy[/url][/b] [[b]2[/b]: [size=85]Dr_Cosmobyte: 1, Craneo: 1[/size]]$[b]147. [url=https://forum.zdoom.org/viewtopic.php?f=3&amp;t=13117#p267820]Queen's Crusade[/url][/b] [[b]2[/b]: [size=85]Matt: 2[/size]]$[b]147. [url=https://forum.zdoom.org/viewtopic.php?t=29792#p565461]SBrightmaps[/url][/b] [[b]2[/b]: [size=85]Hipnotic Rogue: 1, LastManonEarth: 1[/size]]$[b]147. [url=https://www.joshuaosullivan.co.uk/skulldash/]Skulldash[/url][/b] [[b]2[/b]: [size=85]The Ultimate DooMer: 1, QuakedoomNukem Cz: 1[/size]]$[b]147. [url=https://forum.zdoom.org/viewtopic.php?t=57013#p1005651]Slomo Bullettime Ultimate[/url][/b] [[b]2[/b]: [size=85]Hexereticdoom: 1, ClessxAlghazanth: 1[/size]]$[b]147. [url=https://forum.zdoom.org/viewtopic.php?f=43&amp;t=46174#p769209]Sneaky Doom[/url][/b] [[b]2[/b]: [size=85]sycspysycspy: 2[/size]]$[b]147. [url=https://www.doomworld.com/forum/topic/71133-sound-caulking-now-on-idgames/]Sound Caulking[/url][/b] [[b]2[/b]: [size=85]m8f: 1, A_D_M_E_R_A_L: 1[/size]]$[b]147. [url=https://forum.zdoom.org/viewtopic.php?f=42&amp;t=62163#p1074598]Spooktober Community Mapping Project[/url][/b] [[b]2[/b]: [size=85]Rex705: 2[/size]]$[b]147. [url=https://forum.zdoom.org/viewtopic.php?t=49369#p854693]Strange Aeons[/url][/b] [[b]2[/b]: [size=85]Rachael: 1, Мichаеlis: 1[/size]]$[b]147. [url=https://forum.zdoom.org/viewtopic.php?f=19&amp;t=49164#p850102]Temple of the Lizard Men 4[/url][/b] [[b]2[/b]: [size=85]Rex705: 2[/size]]$[b]147. [url=https://forum.zdoom.org/viewtopic.php?t=37064#p703739]The Space Pirate[/url][/b] [[b]2[/b]: [size=85]Olroda: 2[/size]]$[b]147. [url=https://forum.zdoom.org/viewtopic.php?f=43&amp;t=64374]The Wayfarer's Tome[/url][/b] [[b]2[/b]: [size=85]Lagi: 2[/size]]$[b]147. [url=https://forum.zdoom.org/viewtopic.php?f=105&amp;t=55413#p981192]Tilt++[/url][/b] [[b]2[/b]: [size=85]Hipnotic Rogue: 1, Hexereticdoom: 1[/size]]$[b]147. [url=https://zdoom.org/wiki/Town_Infection]Town Infection: The Flooding[/url][/b] [[b]2[/b]: [size=85]IdiotBitz: 1, excedentia: 1[/size]]$[b]147. [url=https://forum.zdoom.org/viewtopic.php?f=19&amp;t=68911]Trench Foot[/url][/b] [[b]2[/b]: [size=85]Lagi: 2[/size]]$[b]147. [url=https://forum.zdoom.org/viewtopic.php?f=19&amp;t=27981#p535716]TurboCharged ARCADE![/url][/b] [[b]2[/b]: [size=85]Major Cooke: 2[/size]]$[b]147. [url=https://forum.zdoom.org/viewtopic.php?t=61009#p1059953]Ugly as Sin[/url][/b] [[b]2[/b]: [size=85]Matt: 2[/size]]$[b]147. [url=https://forum.zdoom.org/viewtopic.php?f=43&amp;t=60612]Ultra Crispy[/url][/b] [[b]2[/b]: [size=85]YukesVonFaust: 2[/size]]$[b]147. [url=http://lazrojas.com/wolfendoom/astrostein_2.html]WolfenDOOM: Astrostein[/url][/b] [[b]2[/b]: [size=85]Sgt. Shivers: 2[/size]]$[b]147. [url=https://forum.zdoom.org/viewtopic.php?f=43&amp;t=65095]ZMovement[/url][/b] [[b]2[/b]: [size=85]DYD: 1, SuyaSS: 1[/size]]$[b]190. [url=https://www.doomworld.com/idgames/levels/doom/Ports/0-9/007ltsd]007: Licence to Spell DooM[/url][/b] [[b]1[/b]: [size=85]The Ultimate DooMer: 1[/size]]$[b]190. [url=https://forum.zdoom.org/viewtopic.php?f=42&amp;t=54247#p954473]20 Monsters Challenge[/url][/b] [[b]1[/b]: [size=85]Rachael: 1[/size]]$[b]190. [url=https://www.doomworld.com/idgames/levels/doom2/deathmatch/Ports/a-c/amisery]Abandoned Misery[/url][/b] [[b]1[/b]: [size=85]Kappes Buur: 1[/size]]$[b]190. [url=https://forum.zdoom.org/viewtopic.php?t=36877#p699326]Accessories to Murder[/url][/b] [[b]1[/b]: [size=85]Cyanide: 1[/size]]$[b]190. [url=https://forum.zdoom.org/viewtopic.php?f=43&amp;t=54914#p969409]Aetherius[/url][/b] [[b]1[/b]: [size=85]PlayerLin: 1[/size]]$[b]190. [url=https://forum.zdoom.org/viewtopic.php?t=58501#p1027895]Alfonzone[/url][/b] [[b]1[/b]: [size=85]The Ultimate DooMer: 1[/size]]$[b]190. [url=https://www.moddb.com/mods/acm-2014]Aliens: Colonial Marines TC[/url][/b] [[b]1[/b]: [size=85]Ravick: 1[/size]]$[b]190. [url=https://forum.zdoom.org/viewtopic.php?f=19&amp;t=45213]Aliens: The Ultimate Doom[/url][/b] [[b]1[/b]: [size=85]Valken: 1[/size]]$[b]190. [url=https://forum.zdoom.org/viewtopic.php?t=45192#p744669]AvP 2.0[/url][/b] [[b]1[/b]: [size=85]shotfan: 1[/size]]$[b]190. [url=https://forum.zdoom.org/viewtopic.php?f=43&amp;t=57464#p1012472]Banhammer[/url][/b] [[b]1[/b]: [size=85]leodoom85: 1[/size]]$[b]190. [url=https://www.doomworld.com/idgames/levels/doom2/Ports/a-c/brfinal]Beyond Reality[/url][/b] [[b]1[/b]: [size=85]Kappes Buur: 1[/size]]$[b]190. [url=https://forum.zdoom.org/viewtopic.php?f=43&amp;t=53545#p940527]BlackWarrior[/url][/b] [[b]1[/b]: [size=85]Somagu: 1[/size]]$[b]190. [url=https://www.moddb.com/mods/brutal-doom/addons/tomtefars-extension]Brutal Doom: Tomtefars Extension[/url][/b] [[b]1[/b]: [size=85]eharper256: 1[/size]]$[b]190. [url=https://forum.zdoom.org/viewtopic.php?f=45&amp;t=68735]Brutal Heretic RPG[/url][/b] [[b]1[/b]: [size=85]Valken: 1[/size]]$[b]190. [url=https://forum.zdoom.org/viewtopic.php?f=45&amp;t=65691]Brutal Hexen RPG[/url][/b] [[b]1[/b]: [size=85]Valken: 1[/size]]$[b]190. [url=https://forum.zdoom.org/viewtopic.php?f=3&amp;t=37949#p722987]Brutalkick[/url][/b] [[b]1[/b]: [size=85]Hipnotic Rogue: 1[/size]]$[b]190. [url=https://www.doomworld.com/idgames/levels/doom2/Ports/a-c/cheogsh]Cheogsh[/url][/b] [[b]1[/b]: [size=85]Kappes Buur: 1[/size]]$[b]190. [url=https://www.doomworld.com/idgames/levels/doom2/Ports/a-c/cheogsh2.zip]Cheogsh 2[/url][/b] [[b]1[/b]: [size=85]Kappes Buur: 1[/size]]$[b]190. [url=https://www.doomworld.com/idgames/?id=12363]Chosen[/url][/b] [[b]1[/b]: [size=85]Bigger C: 1[/size]]$[b]190. [url=https://forum.zdoom.org/viewtopic.php?f=61&amp;t=57834#p1017698]Complex Doom: LCA[/url][/b] [[b]1[/b]: [size=85]leodoom85: 1[/size]]$[b]190. [url=https://www.moddb.com/mods/counter-strike-doom-martian-offensive-2017]Counter-Strike Doom: Martian Offensive[/url][/b] [[b]1[/b]: [size=85]AlphaEnt: 1[/size]]$[b]190. [url=https://forum.zdoom.org/viewtopic.php?f=37&amp;t=22137#p435505]Custom Crosshair Pack[/url][/b] [[b]1[/b]: [size=85]Hexereticdoom: 1[/size]]$[b]190. [url=https://www.doomworld.com/idgames/levels/doom2/Ports/d-f/dark7]Dark 7 (with Mission Pack)[/url][/b] [[b]1[/b]: [size=85]The Ultimate DooMer: 1[/size]]$[b]190. [url=https://forum.zdoom.org/viewtopic.php?t=57247#p1009500]DarkDoomZ[/url][/b] [[b]1[/b]: [size=85]Hexereticdoom: 1[/size]]$[b]190. [url=https://forum.zdoom.org/viewtopic.php?f=19&amp;t=65458#p1112779]Darkmoon[/url][/b] [[b]1[/b]: [size=85]Kappes Buur: 1[/size]]$[b]190. [url=https://www.doomworld.com/idgames/levels/doom2/Ports/d-f/dor]Dawn of Reality[/url][/b] [[b]1[/b]: [size=85]Kappes Buur: 1[/size]]$[b]190. [url=https://forum.zdoom.org/viewtopic.php?t=46787#p786254]Demonsteele: NowThatsWhatICallMIDI[/url][/b] [[b]1[/b]: [size=85]HaraSwift: 1[/size]]$[b]190. [url=https://forum.zdoom.org/viewtopic.php?f=43&amp;t=67864]DN3DooM[/url][/b] [[b]1[/b]: [size=85]ClessxAlghazanth: 1[/size]]$[b]190. [url=https://www.moddb.com/mods/dont-play-with-hell-black-edition]Don’t play with HELL – Black Edition[/url][/b] [[b]1[/b]: [size=85]Ravick: 1[/size]]$[b]190. [url=https://www.doomworld.com/forum/topic/62403-doom-2-minor-sprite-fixing-project-v19-release-updated-12718/]Doom 2 Minor Sprite Fixing Project[/url][/b] [[b]1[/b]: [size=85]m8f: 1[/size]]$[b]190. [url=https://www.doomworld.com/forum/topic/108725-doom-4-vanilla-new-v12-released-faster-weapons/]DOOM 4 VANILLA[/url][/b] [[b]1[/b]: [size=85]Rex705: 1[/size]]$[b]190. [url=https://forum.zdoom.org/viewtopic.php?f=43&amp;t=51596]Doom 64 'weapons only'[/url][/b] [[b]1[/b]: [size=85]Hipnotic Rogue: 1[/size]]$[b]190. [url=https://forum.zdoom.org/viewtopic.php?t=45060#p741205]Doom Ambient Pack[/url][/b] [[b]1[/b]: [size=85]Hexereticdoom: 1[/size]]$[b]190. [url=https://forum.zdoom.org/viewtopic.php?f=43&amp;t=58499#p1027836]Doom Loot Box Mod[/url][/b] [[b]1[/b]: [size=85]IdiotBitz: 1[/size]]$[b]190. [url=https://www.doomworld.com/vb/thread/15965]Doom Raider:Crypt of the Vile[/url][/b] [[b]1[/b]: [size=85]Kappes Buur: 1[/size]]$[b]190. [url=https://forum.zdoom.org/viewtopic.php?f=43&amp;t=62911#p1083812]DoomKrakken's Monster Randomizer[/url][/b] [[b]1[/b]: [size=85]shotfan: 1[/size]]$[b]190. [url=https://www.doomworld.com/idgames/themes/TeamTNT/ed4_rfo/ed4_rfo1]Eternal DOOM IV: Return from Oblivion[/url][/b] [[b]1[/b]: [size=85]Kappes Buur: 1[/size]]$[b]190. [url=https://forum.zdoom.org/viewtopic.php?f=43&amp;t=58923#p1033516]FamiliarDoom[/url][/b] [[b]1[/b]: [size=85]kadu522: 1[/size]]$[b]190. [url=https://forum.zdoom.org/viewtopic.php?f=43&amp;t=69504]FantasyMonsters 4 Heretic[/url][/b] [[b]1[/b]: [size=85]Valken: 1[/size]]$[b]190. [url=https://www.doomworld.com/forum/topic/74722-release-fearrific-project-brutality-revised/]Fearrific[/url][/b] [[b]1[/b]: [size=85]Valken: 1[/size]]$[b]190. [url=https://iamsparky.wordpress.com/foreverhood/]Foreverhood[/url][/b] [[b]1[/b]: [size=85]Kappes Buur: 1[/size]]$[b]190. [url=https://forum.zdoom.org/viewtopic.php?f=19&amp;t=57252#p1009564]Ghoul School 3D[/url][/b] [[b]1[/b]: [size=85]Rachael: 1[/size]]$[b]190. [url=https://forum.zdoom.org/viewtopic.php?f=46&amp;t=56148#p994037]GZSHud[/url][/b] [[b]1[/b]: [size=85]Hipnotic Rogue: 1[/size]]$[b]190. [url=http://painkiller.allfearthesentinel.net/download?file=te13-harder-event.pk3]Harder Event[/url][/b] [[b]1[/b]: [size=85]Dr_Cosmobyte: 1[/size]]$[b]190. [url=https://zdoom.org/wiki/Haze_(working_title)]Haze[/url][/b] [[b]1[/b]: [size=85]Dr_Cosmobyte: 1[/size]]$[b]190. [url=https://forum.zdoom.org/viewtopic.php?f=43&amp;t=61643]Hellscape Navigator[/url][/b] [[b]1[/b]: [size=85]TheRatCircus: 1[/size]]$[b]190. [url=https://www.doomworld.com/forum/topic/98309-hellwalker-mod/]Hellwalker﻿ Mod[/url][/b] [[b]1[/b]: [size=85]Valken: 1[/size]]$[b]190. [url=https://forum.zdoom.org/viewtopic.php?f=37&amp;t=47973#p817851]Heretic Widescreened HUD[/url][/b] [[b]1[/b]: [size=85]Hipnotic Rogue: 1[/size]]$[b]190. [url=https://www.doomworld.com/idgames/levels/hexen/v-z/viscerus]Hexen: Scourge of Viscerus[/url][/b] [[b]1[/b]: [size=85]Solmir : 1[/size]]$[b]190. [url=https://forum.zdoom.org/viewtopic.php?f=43&amp;t=33766#p638587]HeXercise[/url][/b] [[b]1[/b]: [size=85]Eric_: 1[/size]]$[b]190. [url=https://www.doomworld.com/idgames/levels/heretic/Ports/hocx]Hordes of Chaos[/url][/b] [[b]1[/b]: [size=85]The Ultimate DooMer: 1[/size]]$[b]190. [url=https://forum.zdoom.org/viewtopic.php?f=43&amp;t=71897]Intelligent Supplies[/url][/b] [[b]1[/b]: [size=85]TheRatCircus: 1[/size]]$[b]190. [url=https://jp.itch.io/jphud-doom]JP's HUD[/url][/b] [[b]1[/b]: [size=85]Hexereticdoom: 1[/size]]$[b]190. [url=https://mikestoybox.net/2017/06/29/karnak/]Karnak[/url][/b] [[b]1[/b]: [size=85]Matt: 1[/size]]$[b]190. [url=https://jp.itch.io/doom-keymaster]Keymaster[/url][/b] [[b]1[/b]: [size=85]IdiotBitz: 1[/size]]$[b]190. [url=https://forum.zdoom.org/viewtopic.php?t=37786#p719312]Lasting Light[/url][/b] [[b]1[/b]: [size=85]Ravick: 1[/size]]$[b]190. [url=https://forum.zdoom.org/viewtopic.php?f=43&amp;t=65583]Legion of Bones[/url][/b] [[b]1[/b]: [size=85]Brohnesorge: 1[/size]]$[b]190. [url=https://forum.zdoom.org/viewtopic.php?f=42&amp;t=57364#p1011019]Lilith[/url][/b] [[b]1[/b]: [size=85]AlphaEnt: 1[/size]]$[b]190. [url=https://forum.zdoom.org/viewtopic.php?t=15793#p315526]Lizard Squad[/url][/b] [[b]1[/b]: [size=85]lizardcommando: 1[/size]]$[b]190. [url=https://www.doomworld.com/idgames/levels/doom2/Ports/j-l/lslsp_gd]LOST SOULSPHERE: Gold Edition[/url][/b] [[b]1[/b]: [size=85]Major Cooke: 1[/size]]$[b]190. [url=https://forum.zdoom.org/viewtopic.php?f=43&amp;t=52041#p907566]Lowtech Remake[/url][/b] [[b]1[/b]: [size=85]YukesVonFaust: 1[/size]]$[b]190. [url=https://forum.zdoom.org/viewtopic.php?f=19&amp;t=28589&amp;start=2490#p925995]MAIS[/url][/b] [[b]1[/b]: [size=85]Sgt. Shivers: 1[/size]]$[b]190. [url=https://forum.zdoom.org/viewtopic.php?f=43&amp;t=69492]Malice[/url][/b] [[b]1[/b]: [size=85]Valken: 1[/size]]$[b]190. [url=https://forum.zdoom.org/viewtopic.php?t=48924#p843884]Megabounce[/url][/b] [[b]1[/b]: [size=85]Beed28: 1[/size]]$[b]190. [url=https://forum.zdoom.org/viewtopic.php?t=45872#p761776]Metroid: Dreadnought[/url][/b] [[b]1[/b]: [size=85]Cyanide: 1[/size]]$[b]190. [url=https://forum.zdoom.org/viewtopic.php?f=42&amp;t=53887#p947837]MMDCXIV - Journey into 27 Century[/url][/b] [[b]1[/b]: [size=85]Kappes Buur: 1[/size]]$[b]190. [url=https://forum.zdoom.org/viewtopic.php?t=56838#p1003369]Monster Scouter[/url][/b] [[b]1[/b]: [size=85]Cyanide: 1[/size]]$[b]190. [url=https://forum.zdoom.org/viewtopic.php?f=43&amp;t=56272]Nameless Lite RPG Mod[/url][/b] [[b]1[/b]: [size=85]IdiotBitz: 1[/size]]$[b]190. [url=https://mikestoybox.net/2017/01/04/nerves-of-steel/]Nerves of Steel[/url][/b] [[b]1[/b]: [size=85]Rex705: 1[/size]]$[b]190. [url=https://forum.zdoom.org/viewtopic.php?f=43&amp;t=68043]Nightshift[/url][/b] [[b]1[/b]: [size=85]Tombstone665: 1[/size]]$[b]190. [url=http://web.archive.org/web/20100527012514/http://members.multimania.co.uk/Enjay001/]njsplash[/url][/b] [[b]1[/b]: [size=85]Hipnotic Rogue: 1[/size]]$[b]190. [url=https://forum.zdoom.org/viewtopic.php?f=43&amp;t=67319]Nobody Told Me About id[/url][/b] [[b]1[/b]: [size=85]terminator44: 1[/size]]$[b]190. [url=https://www.doomworld.com/idgames/combos/omgwpnv2]OMG Weapons! (and Monsters)[/url][/b] [[b]1[/b]: [size=85]TDRR: 1[/size]]$[b]190. [url=https://forum.zdoom.org/viewtopic.php?f=43&amp;t=72567]Painslayer[/url][/b] [[b]1[/b]: [size=85]Infirnex: 1[/size]]$[b]190. [url=https://www.doomworld.com/forum/topic/106058-paradise-v2-final-version-8222019/]Paradise[/url][/b] [[b]1[/b]: [size=85]Kappes Buur: 1[/size]]$[b]190. [url=https://forum.zdoom.org/viewtopic.php?f=19&amp;t=26057#p496393]Parkour[/url][/b] [[b]1[/b]: [size=85]TDRR: 1[/size]]$[b]190. [url=https://www.doomworld.com/forum/topic/103167-brutal-bolognese-gore-mod-the-sucessor-to-ketchup-version-20-released/]Bolognese[/url][/b] [[b]1[/b]: [size=85]Marrub: 1[/size]]$[b]190. [url=https://forum.zdoom.org/viewtopic.php?f=43&amp;t=68575]Hellrider[/url][/b] [[b]1[/b]: [size=85]ClessxAlghazanth: 1[/size]]$[b]190. [url=https://forum.zdoom.org/viewtopic.php?f=43&amp;t=63575]Left 4 Doom[/url][/b] [[b]1[/b]: [size=85]Koto: 1[/size]]$[b]190. [url=http://waltersgameboy.tripod.com/simpdoom/]The Ultimate Simpsons Doom [/url][/b] [[b]1[/b]: [size=85]Ravick: 1[/size]]$[b]190. [url=https://forum.zdoom.org/viewtopic.php?f=43&amp;t=54362#p957165]Run For It![/url][/b] [[b]1[/b]: [size=85]IdiotBitz: 1[/size]]$[b]190. [url=https://forum.zdoom.org/viewtopic.php?f=37&amp;t=55161#p975126]Smooth fluids[/url][/b] [[b]1[/b]: [size=85]Hipnotic Rogue: 1[/size]]$[b]190. [url=https://www.doomworld.com/forum/topic/54855-spacedm9-10-release-download-now/]SpaceDM9[/url][/b] [[b]1[/b]: [size=85]Kappes Buur: 1[/size]]$[b]190. [url=https://forum.zdoom.org/viewtopic.php?f=19&amp;t=60104#p1048348]Splatterhouse 3D[/url][/b] [[b]1[/b]: [size=85]Rachael: 1[/size]]$[b]190. [url=https://forum.zdoom.org/viewtopic.php?t=56600#p1000024]StatsKeeper[/url][/b] [[b]1[/b]: [size=85]Cyanide: 1[/size]]$[b]190. [url=https://forum.zdoom.org/viewtopic.php?f=43&amp;t=57902#p1018827]Sun Damage Omen[/url][/b] [[b]1[/b]: [size=85]Matt: 1[/size]]$[b]190. [url=https://forum.zdoom.org/viewtopic.php?f=46&amp;t=69564]CBLOOD Ultimate Edition[/url][/b] [[b]1[/b]: [size=85]Rachael: 1[/size]]$[b]190. [url=https://www.doomworld.com/idgames/levels/doom2/Ports/s-u/tcotd21me]The City of The Damned : Apocalypse[/url][/b] [[b]1[/b]: [size=85]Zan: 1[/size]]$[b]190. [url=http://www.prodigal-game.com/doomwads.html]The Island[/url][/b] [[b]1[/b]: [size=85]Kappes Buur: 1[/size]]$[b]190. [url=https://forum.zdoom.org/viewtopic.php?f=43&amp;t=55321#p978965]The Trooper[/url][/b] [[b]1[/b]: [size=85]lil'devil: 1[/size]]$[b]190. [url=https://www.doomworld.com/idgames/levels/heretic/Ports/njhthief]Thief - The Trail of the Arch-Heretic[/url][/b] [[b]1[/b]: [size=85]Curunir: 1[/size]]$[b]190. [url=https://forum.zdoom.org/viewtopic.php?f=43&amp;t=71406]Thrifty Ammo, Thrifty Health[/url][/b] [[b]1[/b]: [size=85]TheRatCircus: 1[/size]]$[b]190. [url=https://forum.zdoom.org/viewtopic.php?f=43&amp;t=64678]Ultimate Custom Doom[/url][/b] [[b]1[/b]: [size=85]Lagi: 1[/size]]$[b]190. [url=https://www.moddb.com/mods/vietdoom]VietDoom[/url][/b] [[b]1[/b]: [size=85]undeadmonk354: 1[/size]]$[b]190. [url=https://forum.zdoom.org/viewtopic.php?t=57338#p1010714]Vignette Shader[/url][/b] [[b]1[/b]: [size=85]Hexereticdoom: 1[/size]]$[b]190. [url=https://forum.zdoom.org/viewtopic.php?f=43&amp;t=68188]Omega Zero mod[/url][/b] [[b]1[/b]: [size=85]m8f: 1[/size]]$[b]190. [url=https://www.doomworld.com/idgames/levels/doom2/Ports/megawads/sonic]Super Sonic DooM[/url][/b] [[b]1[/b]: [size=85]Hipnotic Rogue: 1[/size]]$[b]190. [url=https://www.afadoomer.com/wolf3d/default.php]Wolfenstein 3D TC[/url][/b] [[b]1[/b]: [size=85]sycspysycspy: 1[/size]]$[b]190. [url=https://forum.zdoom.org/viewtopic.php?f=43&amp;t=37254#p707405]X-Weapon: Helsturm[/url][/b] [[b]1[/b]: [size=85]shotfan: 1[/size]]$[b]190. [url=https://forum.zdoom.org/viewtopic.php?f=43&amp;t=63652&amp;p=1091577#p1091263]Xim's Star Wars Doom[/url][/b] [[b]1[/b]: [size=85]xim: 1[/size]]$[b]190. [url=https://forum.zdoom.org/viewtopic.php?f=43&amp;t=50744#p882979]Zion[/url][/b] [[b]1[/b]: [size=85]Apaul27 : 1[/size]]</text:p>
            <text:p/>
            <text:p>Mods: 290</text:p>
            <text:p>Voters: 138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0" calcext:value-type="string">
            <text:p>Mods: 290</text:p>
          </table:table-cell>
          <table:table-cell table:style-name="ce12" table:formula="of:=&quot;Voters: &quot; &amp; SUMPRODUCT(NOT(ISBLANK([.H2:.AMJ2])))" office:value-type="string" office:string-value="Voters: 138" calcext:value-type="string">
            <text:p>Voters: 138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48" calcext:value-type="float">
            <text:p>204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4" table:number-columns-repeated="87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2" calcext:value-type="float">
            <text:p>72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</text:p>
          </table:table-cell>
          <table:table-cell table:formula="of:=SUMPRODUCT(NOT(ISBLANK([.H4:.AMJ4])))"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0" calcext:value-type="float">
            <text:p>7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</text:p>
          </table:table-cell>
          <table:table-cell table:formula="of:=SUMPRODUCT(NOT(ISBLANK([.H5:.AMJ5])))" office:value-type="float" office:value="25" calcext:value-type="float">
            <text:p>2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2:.AMJ12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" calcext:value-type="string">
            <text:p>Shadelight: 3, TerminusEst13: 3, DrPyspy: 3, Somagu: 1, <text:s/>TheNightATK300: 2, Hege Cactus: 2, Captain J: 2, Azba: 3, Eric_: 1, Marrub: 1, Revae: 3, QuakedoomNukem Cz: 1, Jarewill: 3, Tartlman: 1, spart_n: 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0:.AMJ20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8" calcext:value-type="float">
            <text:p>2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eharper256: 1, SallazarSpellcaster: 5, MaxRideWizardLord: 3, Lagi: 1, Valken: 1, ClessxAlghazanth: 2,  Inconspicuousduck : 4, Infirnex: 1, headlesszombie: 5, RubyEyeShabranigdu: 1, Sharazar256: 2, Nimlouth: 2" calcext:value-type="string">
            <text:p>eharper256: 1, SallazarSpellcaster: 5, MaxRideWizardLord: 3, Lagi: 1, Valken: 1, ClessxAlghazanth: 2, <text:s/>Inconspicuousduck : 4, Infirnex: 1, headlesszombie: 5, RubyEyeShabranigdu: 1, Sharazar256: 2, Nimlouth: 2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8" calcext:value-type="float">
            <text:p>28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</text:p>
          </table:table-cell>
          <table:table-cell table:formula="of:=SUMPRODUCT(NOT(ISBLANK([.H22:.AMJ22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Untitled: 4, Captain J: 2, Azba: 1, Eric_: 3, Zcat: 5, TheMightyHeracross: 3, sycspysycspy: 3, Ikazu-san: 1, Tartlman: 1, terminator44: 1" calcext:value-type="string">
            <text:p>Untitled: 4, Captain J: 2, Azba: 1, Eric_: 3, Zcat: 5, TheMightyHeracross: 3, sycspysycspy: 3, Ikazu-san: 1, Tartlman: 1, terminator44: 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1:.AMJ5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2:.AMJ52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ChocoGuevara: 3, Arcterezion: 2, CherubCorps: 4" calcext:value-type="string">
            <text:p>ChocoGuevara: 3, Arcterezion: 2, CherubCorps: 4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7:.AMJ5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leodoom85: 1, lil'devil: 1, Olroda: 5, Ravick: 1" calcext:value-type="string">
            <text:p>leodoom85: 1, lil'devil: 1, Olroda: 5, Ravick: 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RatCircus: 1, BouncyTEM: 5" calcext:value-type="string">
            <text:p>TheRatCircus: 1, BouncyTEM: 5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Error313: 3, Squirb: 3" calcext:value-type="string">
            <text:p>Error313: 3, Squirb: 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Infirnex: 5" calcext:value-type="string">
            <text:p>Infirnex: 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Ravick: 1, Major Cooke: 4" calcext:value-type="string">
            <text:p>Ravick: 1, Major Cooke: 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terminator44: 1, Zonky: 4" calcext:value-type="string">
            <text:p>terminator44: 1, Zonky: 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wildweasel: 5" calcext:value-type="string">
            <text:p>wildweasel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ajor Cooke: 5" calcext:value-type="string">
            <text:p>Major Cooke: 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Shi No Hime: 5" calcext:value-type="string">
            <text:p>Shi No Him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JDSH98: 2, silentzora: 3" calcext:value-type="string">
            <text:p>JDSH98: 2, silentzora: 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4" calcext:value-type="float">
            <text:p>74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Beed28: 4" calcext:value-type="string">
            <text:p>Beed28: 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Nimlouth: 4" calcext:value-type="string">
            <text:p>Nimlouth: 4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herubCorps: 1, Xangelxal: 3" calcext:value-type="string">
            <text:p>CherubCorps: 1, Xangelxal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Ravick: 1, Koto: 3" calcext:value-type="string">
            <text:p>Ravick: 1, Koto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xim: 4" calcext:value-type="string">
            <text:p>xim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eharper256: 1, Ikazu-san: 3" calcext:value-type="string">
            <text:p>eharper256: 1, Ikazu-san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PlayerLin: 3, Valken: 1" calcext:value-type="string">
            <text:p>PlayerLin: 3, Valken: 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Brohnesorge: 3, Turbo: 1" calcext:value-type="string">
            <text:p>Brohnesorge: 3, Turbo: 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m8f: 1, Squirb: 3" calcext:value-type="string">
            <text:p>m8f: 1, Squirb: 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1" calcext:value-type="float">
            <text:p>91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1" calcext:value-type="float">
            <text:p>91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5:.AMJ11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1" calcext:value-type="float">
            <text:p>91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Hexereticdoom: 1, Lagi: 1, Nimlouth: 1, TheRatCircus: 1" calcext:value-type="string">
            <text:p>Hexereticdoom: 1, Lagi: 1, Nimlouth: 1, TheRatCircus: 1</text:p>
          </table:table-cell>
          <table:table-cell table:formula="of:=SUMPRODUCT(NOT(ISBLANK([.H116:.AMJ116])))" office:value-type="float" office:value="4" calcext:value-type="float">
            <text:p>4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1" calcext:value-type="float">
            <text:p>91</text:p>
          </table:table-cell>
          <table:table-cell table:formula="of:=SUM([.H117:.AMJ117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kultasakaali: 4" calcext:value-type="string">
            <text:p>kultasakaali: 4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1" calcext:value-type="float">
            <text:p>91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Jaxxoon R: 3" calcext:value-type="string">
            <text:p>Caligari87: 1, Jaxxoon R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1" calcext:value-type="float">
            <text:p>91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att: 2, Revae: 2" calcext:value-type="string">
            <text:p>Matt: 2, Revae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fcas3t: 3" calcext:value-type="string">
            <text:p>fcas3t: 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Curunir: 3" calcext:value-type="string">
            <text:p>Curunir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3" calcext:value-type="float">
            <text:p>3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Jarewill: 1, Sharazar256: 2" calcext:value-type="string">
            <text:p>Jarewill: 1, Sharazar256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Ravick: 1, Solmir : 2" calcext:value-type="string">
            <text:p>Ravick: 1, Solmir 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fcas3t: 3" calcext:value-type="string">
            <text:p>fcas3t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28:.AMJ1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TheMightyHeracross: 3" calcext:value-type="string">
            <text:p>TheMightyHeracross: 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omxgamer127: 3" calcext:value-type="string">
            <text:p>omxgamer127: 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8988in" draw:caption-point-x="-0.2402in" draw:caption-point-y="0.5945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kadu522: 1, YukesVonFaust: 2" calcext:value-type="string">
            <text:p>kadu522: 1, YukesVonFaust: 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Matt: 2, Hexereticdoom: 1" calcext:value-type="string">
            <text:p>Matt: 2, Hexereticdoom: 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Major Cooke: 3" calcext:value-type="string">
            <text:p>Major Cooke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Zonky: 3" calcext:value-type="string">
            <text:p>Zonky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D3athStalker: 2, Martinoz: 1" calcext:value-type="string">
            <text:p>D3athStalker: 2, Martinoz: 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Tapwave: 3" calcext:value-type="string">
            <text:p>Tapwave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A_D_M_E_R_A_L: 3" calcext:value-type="string">
            <text:p>A_D_M_E_R_A_L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Doomguy914: 3" calcext:value-type="string">
            <text:p>Doomguy914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Jaxxoon R: 3" calcext:value-type="string">
            <text:p>Jaxxoon R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ibm5155: 1, lil'devil: 2" calcext:value-type="string">
            <text:p>ibm5155: 1, lil'devil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7" calcext:value-type="float">
            <text:p>117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DYD: 1, Tombstone665: 2" calcext:value-type="string">
            <text:p>DYD: 1, Tombstone665: 2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7" calcext:value-type="float">
            <text:p>117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Jaxxoon R: 3" calcext:value-type="string">
            <text:p>Jaxxoon R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7" calcext:value-type="float">
            <text:p>117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Sgt. Shivers: 3" calcext:value-type="string">
            <text:p>Sgt. Shivers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7" calcext:value-type="float">
            <text:p>117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Cyanide: 1, Hexereticdoom: 1" calcext:value-type="string">
            <text:p>Cyanide: 1, Hexereticdoom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diotBitz: 1, CherubCorps: 1" calcext:value-type="string">
            <text:p>IdiotBitz: 1, CherubCorps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omagu: 1, Marrub: 1" calcext:value-type="string">
            <text:p>Somagu: 1, Marrub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Revae: 2" calcext:value-type="string">
            <text:p>Revae: 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m8f: 1, Dr_Cosmobyte: 1" calcext:value-type="string">
            <text:p>m8f: 1, Dr_Cosmobyte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Shadelight: 2" calcext:value-type="string">
            <text:p>Shadelight: 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Marrub: 2" calcext:value-type="string">
            <text:p>Marrub: 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m8f: 1, Hexereticdoom: 1" calcext:value-type="string">
            <text:p>m8f: 1, Hexereticdoom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Ikazu-san: 2" calcext:value-type="string">
            <text:p>Ikazu-san: 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ClessxAlghazanth: 1, TheRatCircus: 1" calcext:value-type="string">
            <text:p>ClessxAlghazanth: 1, TheRatCircus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Rachael: 1, Ravick: 1" calcext:value-type="string">
            <text:p>Rachael: 1, Ravick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att: 2" calcext:value-type="string">
            <text:p>Matt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Sumwunn: 2" calcext:value-type="string">
            <text:p>Sumwunn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Jarewill: 2" calcext:value-type="string">
            <text:p>Jarewill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7" calcext:value-type="float">
            <text:p>14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ChocoGuevara: 2" calcext:value-type="string">
            <text:p>ChocoGuevara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7" calcext:value-type="float">
            <text:p>14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7" calcext:value-type="float">
            <text:p>14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Rex705: 2" calcext:value-type="string">
            <text:p>Rex705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7" calcext:value-type="float">
            <text:p>14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Sharazar256: 2" calcext:value-type="string">
            <text:p>Sharazar256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7" calcext:value-type="float">
            <text:p>14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7" calcext:value-type="float">
            <text:p>147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Brohnesorge: 1, Rachael: 1" calcext:value-type="string">
            <text:p>Brohnesorge: 1, Rachael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7" calcext:value-type="float">
            <text:p>14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Dr_Cosmobyte: 1, Craneo: 1" calcext:value-type="string">
            <text:p>Dr_Cosmobyte: 1, Craneo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7" calcext:value-type="float">
            <text:p>147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Matt: 2" calcext:value-type="string">
            <text:p>Matt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7" calcext:value-type="float">
            <text:p>14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7" calcext:value-type="float">
            <text:p>14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7" calcext:value-type="float">
            <text:p>147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7" calcext:value-type="float">
            <text:p>147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sycspysycspy: 2" calcext:value-type="string">
            <text:p>sycspysycspy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7" calcext:value-type="float">
            <text:p>14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m8f: 1, A_D_M_E_R_A_L: 1" calcext:value-type="string">
            <text:p>m8f: 1, A_D_M_E_R_A_L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7" calcext:value-type="float">
            <text:p>14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Rex705: 2" calcext:value-type="string">
            <text:p>Rex705: 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7" calcext:value-type="float">
            <text:p>147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Rachael: 1, Мichаеlis: 1" calcext:value-type="string">
            <text:p>Rachael: 1, Мichаеlis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7" calcext:value-type="float">
            <text:p>147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Rex705: 2" calcext:value-type="string">
            <text:p>Rex705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7" calcext:value-type="float">
            <text:p>147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Olroda: 2" calcext:value-type="string">
            <text:p>Olroda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7" calcext:value-type="float">
            <text:p>147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Lagi: 2" calcext:value-type="string">
            <text:p>Lagi: 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7" calcext:value-type="float">
            <text:p>147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7" calcext:value-type="float">
            <text:p>147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IdiotBitz: 1, excedentia: 1" calcext:value-type="string">
            <text:p>IdiotBitz: 1, excedentia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7" calcext:value-type="float">
            <text:p>147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Lagi: 2" calcext:value-type="string">
            <text:p>Lagi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7" calcext:value-type="float">
            <text:p>147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ajor Cooke: 2" calcext:value-type="string">
            <text:p>Major Cooke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7" calcext:value-type="float">
            <text:p>147</text:p>
          </table:table-cell>
          <table:table-cell table:formula="of:=SUM([.H189:.AMJ189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Matt: 2" calcext:value-type="string">
            <text:p>Matt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7" calcext:value-type="float">
            <text:p>147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YukesVonFaust: 2" calcext:value-type="string">
            <text:p>YukesVonFaust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7" calcext:value-type="float">
            <text:p>147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Sgt. Shivers: 2" calcext:value-type="string">
            <text:p>Sgt. Shivers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7" calcext:value-type="float">
            <text:p>147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DYD: 1, SuyaSS: 1" calcext:value-type="string">
            <text:p>DYD: 1, SuyaSS: 1</text:p>
          </table:table-cell>
          <table:table-cell table:formula="of:=SUMPRODUCT(NOT(ISBLANK([.H192:.AMJ192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90" calcext:value-type="float">
            <text:p>190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The Ultimate DooMer: 1" calcext:value-type="string">
            <text:p>The Ultimate DooMer: 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0" calcext:value-type="float">
            <text:p>190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Rachael: 1" calcext:value-type="string">
            <text:p>Rachael: 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0" calcext:value-type="float">
            <text:p>190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Kappes Buur: 1" calcext:value-type="string">
            <text:p>Kappes Buur: 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0" calcext:value-type="float">
            <text:p>190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Cyanide: 1" calcext:value-type="string">
            <text:p>Cyanide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0" calcext:value-type="float">
            <text:p>190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PlayerLin: 1" calcext:value-type="string">
            <text:p>PlayerLin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0" calcext:value-type="float">
            <text:p>190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The Ultimate DooMer: 1" calcext:value-type="string">
            <text:p>The Ultimate DooMer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0" calcext:value-type="float">
            <text:p>190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Ravick: 1" calcext:value-type="string">
            <text:p>Ravick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0" calcext:value-type="float">
            <text:p>190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Valken: 1" calcext:value-type="string">
            <text:p>Valke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0" calcext:value-type="float">
            <text:p>190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shotfan: 1" calcext:value-type="string">
            <text:p>shotfan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0" calcext:value-type="float">
            <text:p>190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leodoom85: 1" calcext:value-type="string">
            <text:p>leodoom85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0" calcext:value-type="float">
            <text:p>190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Kappes Buur: 1" calcext:value-type="string">
            <text:p>Kappes Buur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0" calcext:value-type="float">
            <text:p>190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Somagu: 1" calcext:value-type="string">
            <text:p>Somagu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0" calcext:value-type="float">
            <text:p>190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eharper256: 1" calcext:value-type="string">
            <text:p>eharper256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0" calcext:value-type="float">
            <text:p>190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Valken: 1" calcext:value-type="string">
            <text:p>Valke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0" calcext:value-type="float">
            <text:p>190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Valken: 1" calcext:value-type="string">
            <text:p>Valken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0" calcext:value-type="float">
            <text:p>190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Hipnotic Rogue: 1" calcext:value-type="string">
            <text:p>Hipnotic Rogue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0" calcext:value-type="float">
            <text:p>190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0" calcext:value-type="float">
            <text:p>190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Kappes Buur: 1" calcext:value-type="string">
            <text:p>Kappes Buur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0" calcext:value-type="float">
            <text:p>190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Bigger C: 1" calcext:value-type="string">
            <text:p>Bigger C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0" calcext:value-type="float">
            <text:p>190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leodoom85: 1" calcext:value-type="string">
            <text:p>leodoom85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0" calcext:value-type="float">
            <text:p>190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AlphaEnt: 1" calcext:value-type="string">
            <text:p>AlphaEnt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0" calcext:value-type="float">
            <text:p>190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Hexereticdoom: 1" calcext:value-type="string">
            <text:p>Hexereticdoom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0" calcext:value-type="float">
            <text:p>190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The Ultimate DooMer: 1" calcext:value-type="string">
            <text:p>The Ultimate DooMer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0" calcext:value-type="float">
            <text:p>190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Hexereticdoom: 1" calcext:value-type="string">
            <text:p>Hexereticdoom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0" calcext:value-type="float">
            <text:p>190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0" calcext:value-type="float">
            <text:p>190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Kappes Buur: 1" calcext:value-type="string">
            <text:p>Kappes Buur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0" calcext:value-type="float">
            <text:p>190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HaraSwift: 1" calcext:value-type="string">
            <text:p>HaraSwift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0" calcext:value-type="float">
            <text:p>190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ClessxAlghazanth: 1" calcext:value-type="string">
            <text:p>ClessxAlghazanth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0" calcext:value-type="float">
            <text:p>190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Ravick: 1" calcext:value-type="string">
            <text:p>Ravick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0" calcext:value-type="float">
            <text:p>190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m8f: 1" calcext:value-type="string">
            <text:p>m8f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0" calcext:value-type="float">
            <text:p>190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Rex705: 1" calcext:value-type="string">
            <text:p>Rex705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0" calcext:value-type="float">
            <text:p>190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Hipnotic Rogue: 1" calcext:value-type="string">
            <text:p>Hipnotic Rogue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0" calcext:value-type="float">
            <text:p>190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Hexereticdoom: 1" calcext:value-type="string">
            <text:p>Hexereticdoom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0" calcext:value-type="float">
            <text:p>190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IdiotBitz: 1" calcext:value-type="string">
            <text:p>IdiotBitz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0" calcext:value-type="float">
            <text:p>190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Kappes Buur: 1" calcext:value-type="string">
            <text:p>Kappes Buur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0" calcext:value-type="float">
            <text:p>190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shotfan: 1" calcext:value-type="string">
            <text:p>shotfan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0" calcext:value-type="float">
            <text:p>190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Kappes Buur: 1" calcext:value-type="string">
            <text:p>Kappes Buur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0" calcext:value-type="float">
            <text:p>190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kadu522: 1" calcext:value-type="string">
            <text:p>kadu522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0" calcext:value-type="float">
            <text:p>190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Valken: 1" calcext:value-type="string">
            <text:p>Valken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0" calcext:value-type="float">
            <text:p>190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Valken: 1" calcext:value-type="string">
            <text:p>Valken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0" calcext:value-type="float">
            <text:p>190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Kappes Buur: 1" calcext:value-type="string">
            <text:p>Kappes Buur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0" calcext:value-type="float">
            <text:p>190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Rachael: 1" calcext:value-type="string">
            <text:p>Rachael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0" calcext:value-type="float">
            <text:p>190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Hipnotic Rogue: 1" calcext:value-type="string">
            <text:p>Hipnotic Rogue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0" calcext:value-type="float">
            <text:p>190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Dr_Cosmobyte: 1" calcext:value-type="string">
            <text:p>Dr_Cosmobyt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0" calcext:value-type="float">
            <text:p>190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Dr_Cosmobyte: 1" calcext:value-type="string">
            <text:p>Dr_Cosmobyte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0" calcext:value-type="float">
            <text:p>190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TheRatCircus: 1" calcext:value-type="string">
            <text:p>TheRatCircus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0" calcext:value-type="float">
            <text:p>190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Valken: 1" calcext:value-type="string">
            <text:p>Valken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0" calcext:value-type="float">
            <text:p>190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Hipnotic Rogue: 1" calcext:value-type="string">
            <text:p>Hipnotic Rogue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0" calcext:value-type="float">
            <text:p>190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Solmir : 1" calcext:value-type="string">
            <text:p>Solmir 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0" calcext:value-type="float">
            <text:p>190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Eric_: 1" calcext:value-type="string">
            <text:p>Eric_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0" calcext:value-type="float">
            <text:p>190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The Ultimate DooMer: 1" calcext:value-type="string">
            <text:p>The Ultimate DooMer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0" calcext:value-type="float">
            <text:p>190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TheRatCircus: 1" calcext:value-type="string">
            <text:p>TheRatCircus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0" calcext:value-type="float">
            <text:p>190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Hexereticdoom: 1" calcext:value-type="string">
            <text:p>Hexereticdoom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0" calcext:value-type="float">
            <text:p>190</text:p>
          </table:table-cell>
          <table:table-cell table:formula="of:=SUM([.H246:.AMJ246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Matt: 1" calcext:value-type="string">
            <text:p>Matt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0" calcext:value-type="float">
            <text:p>190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IdiotBitz: 1" calcext:value-type="string">
            <text:p>IdiotBitz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0" calcext:value-type="float">
            <text:p>190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Ravick: 1" calcext:value-type="string">
            <text:p>Ravick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0" calcext:value-type="float">
            <text:p>190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Brohnesorge: 1" calcext:value-type="string">
            <text:p>Brohnesorg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0" calcext:value-type="float">
            <text:p>190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AlphaEnt: 1" calcext:value-type="string">
            <text:p>AlphaEn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0" calcext:value-type="float">
            <text:p>190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lizardcommando: 1" calcext:value-type="string">
            <text:p>lizardcommando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0" calcext:value-type="float">
            <text:p>190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Major Cooke: 1" calcext:value-type="string">
            <text:p>Major Cooke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0" calcext:value-type="float">
            <text:p>190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YukesVonFaust: 1" calcext:value-type="string">
            <text:p>YukesVonFaust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0" calcext:value-type="float">
            <text:p>190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Sgt. Shivers: 1" calcext:value-type="string">
            <text:p>Sgt. Shivers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0" calcext:value-type="float">
            <text:p>190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Valken: 1" calcext:value-type="string">
            <text:p>Valken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0" calcext:value-type="float">
            <text:p>190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Beed28: 1" calcext:value-type="string">
            <text:p>Beed28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0" calcext:value-type="float">
            <text:p>190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Cyanide: 1" calcext:value-type="string">
            <text:p>Cyanide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0" calcext:value-type="float">
            <text:p>190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Kappes Buur: 1" calcext:value-type="string">
            <text:p>Kappes Buur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0" calcext:value-type="float">
            <text:p>190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Cyanide: 1" calcext:value-type="string">
            <text:p>Cyanide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0" calcext:value-type="float">
            <text:p>190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IdiotBitz: 1" calcext:value-type="string">
            <text:p>IdiotBitz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0" calcext:value-type="float">
            <text:p>190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Rex705: 1" calcext:value-type="string">
            <text:p>Rex705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0" calcext:value-type="float">
            <text:p>190</text:p>
          </table:table-cell>
          <table:table-cell table:formula="of:=SUM([.H262:.AMJ262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Tombstone665: 1" calcext:value-type="string">
            <text:p>Tombstone665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0" calcext:value-type="float">
            <text:p>190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Hipnotic Rogue: 1" calcext:value-type="string">
            <text:p>Hipnotic Rogu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0" calcext:value-type="float">
            <text:p>190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terminator44: 1" calcext:value-type="string">
            <text:p>terminator44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0" calcext:value-type="float">
            <text:p>190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TDRR: 1" calcext:value-type="string">
            <text:p>TDRR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0" calcext:value-type="float">
            <text:p>190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Infirnex: 1" calcext:value-type="string">
            <text:p>Infirnex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0" calcext:value-type="float">
            <text:p>190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Kappes Buur: 1" calcext:value-type="string">
            <text:p>Kappes Buu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0" calcext:value-type="float">
            <text:p>190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TDRR: 1" calcext:value-type="string">
            <text:p>TDRR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0" calcext:value-type="float">
            <text:p>190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Marrub: 1" calcext:value-type="string">
            <text:p>Marrub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0" calcext:value-type="float">
            <text:p>190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ClessxAlghazanth: 1" calcext:value-type="string">
            <text:p>ClessxAlghazanth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0" calcext:value-type="float">
            <text:p>190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Koto: 1" calcext:value-type="string">
            <text:p>Koto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0" calcext:value-type="float">
            <text:p>190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Ravick: 1" calcext:value-type="string">
            <text:p>Ravick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0" calcext:value-type="float">
            <text:p>190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IdiotBitz: 1" calcext:value-type="string">
            <text:p>IdiotBitz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0" calcext:value-type="float">
            <text:p>190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Hipnotic Rogue: 1" calcext:value-type="string">
            <text:p>Hipnotic Rogue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0" calcext:value-type="float">
            <text:p>190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Kappes Buur: 1" calcext:value-type="string">
            <text:p>Kappes Buu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0" calcext:value-type="float">
            <text:p>190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Rachael: 1" calcext:value-type="string">
            <text:p>Rachael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0" calcext:value-type="float">
            <text:p>190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Cyanide: 1" calcext:value-type="string">
            <text:p>Cyanide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0" calcext:value-type="float">
            <text:p>190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Matt: 1" calcext:value-type="string">
            <text:p>Matt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0" calcext:value-type="float">
            <text:p>190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Rachael: 1" calcext:value-type="string">
            <text:p>Rachael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0" calcext:value-type="float">
            <text:p>190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Zan: 1" calcext:value-type="string">
            <text:p>Zan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0" calcext:value-type="float">
            <text:p>190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Kappes Buur: 1" calcext:value-type="string">
            <text:p>Kappes Buur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0" calcext:value-type="float">
            <text:p>190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lil'devil: 1" calcext:value-type="string">
            <text:p>lil'devil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0" calcext:value-type="float">
            <text:p>190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Curunir: 1" calcext:value-type="string">
            <text:p>Curunir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0" calcext:value-type="float">
            <text:p>190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TheRatCircus: 1" calcext:value-type="string">
            <text:p>TheRatCircus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0" calcext:value-type="float">
            <text:p>190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Lagi: 1" calcext:value-type="string">
            <text:p>Lagi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0" calcext:value-type="float">
            <text:p>190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undeadmonk354: 1" calcext:value-type="string">
            <text:p>undeadmonk354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0" calcext:value-type="float">
            <text:p>190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Hexereticdoom: 1" calcext:value-type="string">
            <text:p>Hexereticdoom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0" calcext:value-type="float">
            <text:p>190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m8f: 1" calcext:value-type="string">
            <text:p>m8f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0" calcext:value-type="float">
            <text:p>190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ipnotic Rogue: 1" calcext:value-type="string">
            <text:p>Hipnotic Rogue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0" calcext:value-type="float">
            <text:p>190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sycspysycspy: 1" calcext:value-type="string">
            <text:p>sycspysycspy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0" calcext:value-type="float">
            <text:p>190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shotfan: 1" calcext:value-type="string">
            <text:p>shotfan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0" calcext:value-type="float">
            <text:p>190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xim: 1" calcext:value-type="string">
            <text:p>xim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0" calcext:value-type="float">
            <text:p>190</text:p>
          </table:table-cell>
          <table:table-cell table:formula="of:=SUM([.H293:.AMJ293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Apaul27 : 1" calcext:value-type="string">
            <text:p>Apaul27 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1" calcext:value-type="float">
            <text:p>291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1" calcext:value-type="float">
            <text:p>291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1" calcext:value-type="float">
            <text:p>291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1" calcext:value-type="float">
            <text:p>291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1" calcext:value-type="float">
            <text:p>291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1" calcext:value-type="float">
            <text:p>291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1" calcext:value-type="float">
            <text:p>291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1" calcext:value-type="float">
            <text:p>291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1" calcext:value-type="float">
            <text:p>291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1" calcext:value-type="float">
            <text:p>291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S2:Numbers.AMJ2 Numbers.B2:Numbers.BD2 Numbers.BF2:Numbers.BQ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1:Numbers.AMJ1 Numbers.B1:Numbers.C1">
            <calcext:condition calcext:apply-style-name="Untitled2" calcext:value="&gt;15" calcext:base-cell-address="Numbers.B1"/>
          </calcext:conditional-format>
          <calcext:conditional-format calcext:target-range-address="Numbers.G1:Numbers.AMJ1 Numbers.B1:Numbers.C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" calcext:value-type="string">
            <text:p>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7 mod' -pointsize 20 -fill white -annotate +0+18 'by ZDoom Community' png8:pngs/Russian_Overkill.png&#10;convert background.png -font Arial -gravity Center -size 270 -pointsize 24 -fill black -annotate +0-14 'Voted #9 mod' -pointsize 20 -fill white -annotate +0+18 'by ZDoom Community' png8:pngs/Death_Foretold__D4T_.png&#10;convert background.png -font Arial -gravity Center -size 270 -pointsize 24 -fill black -annotate +0-14 'Voted #10 mod' -pointsize 20 -fill white -annotate +0+18 'by ZDoom Community' png8:pngs/Final_Doomer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5 mod' -pointsize 20 -fill white -annotate +0+18 'by ZDoom Community' png8:pngs/Brutal_Doom.png&#10;convert background.png -font Arial -gravity Center -size 270 -pointsize 24 -fill black -annotate +0-14 'Voted #15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Winter_s_Fury.png&#10;convert background.png -font Arial -gravity Center -size 270 -pointsize 24 -fill black -annotate +0-14 'Voted #18 mod' -pointsize 20 -fill white -annotate +0+18 'by ZDoom Community' png8:pngs/Hexen:_Walpurgis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4 mod' -pointsize 20 -fill white -annotate +0+18 'by ZDoom Community' png8:pngs/Blade_of_Agony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7 mod' -pointsize 20 -fill white -annotate +0+18 'by ZDoom Community' png8:pngs/Hunter’s_Moon.png&#10;convert background.png -font Arial -gravity Center -size 270 -pointsize 24 -fill black -annotate +0-14 'Voted #47 mod' -pointsize 20 -fill white -annotate +0+18 'by ZDoom Community' png8:pngs/Kriegsland:_Blutorden.png&#10;convert background.png -font Arial -gravity Center -size 270 -pointsize 24 -fill black -annotate +0-14 'Voted #47 mod' -pointsize 20 -fill white -annotate +0+18 'by ZDoom Community' png8:pngs/Pirate_Doom.png&#10;convert background.png -font Arial -gravity Center -size 270 -pointsize 24 -fill black -annotate +0-14 'Voted #50 mod' -pointsize 20 -fill white -annotate +0+18 'by ZDoom Community' png8:pngs/Ultimate_DoomVisor.png&#10;convert background.png -font Arial -gravity Center -size 270 -pointsize 24 -fill black -annotate +0-14 'Voted #51 mod' -pointsize 20 -fill white -annotate +0+18 'by ZDoom Community' png8:pngs/Hocusdoom.png&#10;convert background.png -font Arial -gravity Center -size 270 -pointsize 24 -fill black -annotate +0-14 'Voted #51 mod' -pointsize 20 -fill white -annotate +0+18 'by ZDoom Community' png8:pngs/Zen_Dynamics.png&#10;convert background.png -font Arial -gravity Center -size 270 -pointsize 24 -fill black -annotate +0-14 'Voted #53 mod' -pointsize 20 -fill white -annotate +0+18 'by ZDoom Community' png8:pngs/Combined_Arms.png&#10;convert background.png -font Arial -gravity Center -size 270 -pointsize 24 -fill black -annotate +0-14 'Voted #53 mod' -pointsize 20 -fill white -annotate +0+18 'by ZDoom Community' png8:pngs/Legacy_of_Suffering.png&#10;convert background.png -font Arial -gravity Center -size 270 -pointsize 24 -fill black -annotate +0-14 'Voted #53 mod' -pointsize 20 -fill white -annotate +0+18 'by ZDoom Community' png8:pngs/ouch_m_2:_abort_m.png&#10;convert background.png -font Arial -gravity Center -size 270 -pointsize 24 -fill black -annotate +0-14 'Voted #53 mod' -pointsize 20 -fill white -annotate +0+18 'by ZDoom Community' png8:pngs/Shadow_Of_The_Wool_Ball.png&#10;convert background.png -font Arial -gravity Center -size 270 -pointsize 24 -fill black -annotate +0-14 'Voted #53 mod' -pointsize 20 -fill white -annotate +0+18 'by ZDoom Community' png8:pngs/The_Inquisitor_III.png&#10;convert background.png -font Arial -gravity Center -size 270 -pointsize 24 -fill black -annotate +0-14 'Voted #53 mod' -pointsize 20 -fill white -annotate +0+18 'by ZDoom Community' png8:pngs/The_Ultimate_Torment_and_Torture.png&#10;convert background.png -font Arial -gravity Center -size 270 -pointsize 24 -fill black -annotate +0-14 'Voted #59 mod' -pointsize 20 -fill white -annotate +0+18 'by ZDoom Community' png8:pngs/Embers_Of_Armageddon.png&#10;convert background.png -font Arial -gravity Center -size 270 -pointsize 24 -fill black -annotate +0-14 'Voted #59 mod' -pointsize 20 -fill white -annotate +0+18 'by ZDoom Community' png8:pngs/PlayStation_Doom_TC.png&#10;convert background.png -font Arial -gravity Center -size 270 -pointsize 24 -fill black -annotate +0-14 'Voted #61 mod' -pointsize 20 -fill white -annotate +0+18 'by ZDoom Community' png8:pngs/HexArcana.png&#10;convert background.png -font Arial -gravity Center -size 270 -pointsize 24 -fill black -annotate +0-14 'Voted #61 mod' -pointsize 20 -fill white -annotate +0+18 'by ZDoom Community' png8:pngs/Rise_Of_The_Wool_Ball.png&#10;convert background.png -font Arial -gravity Center -size 270 -pointsize 24 -fill black -annotate +0-14 'Voted #61 mod' -pointsize 20 -fill white -annotate +0+18 'by ZDoom Community' png8:pngs/WW-Cola3.png&#10;convert background.png -font Arial -gravity Center -size 270 -pointsize 24 -fill black -annotate +0-14 'Voted #64 mod' -pointsize 20 -fill white -annotate +0+18 'by ZDoom Community' png8:pngs/Aracnocide.png&#10;convert background.png -font Arial -gravity Center -size 270 -pointsize 24 -fill black -annotate +0-14 'Voted #64 mod' -pointsize 20 -fill white -annotate +0+18 'by ZDoom Community' png8:pngs/Ascension.png&#10;convert background.png -font Arial -gravity Center -size 270 -pointsize 24 -fill black -annotate +0-14 'Voted #64 mod' -pointsize 20 -fill white -annotate +0+18 'by ZDoom Community' png8:pngs/Codename:_DEMOLITIONIST.png&#10;convert background.png -font Arial -gravity Center -size 270 -pointsize 24 -fill black -annotate +0-14 'Voted #64 mod' -pointsize 20 -fill white -annotate +0+18 'by ZDoom Community' png8:pngs/Daytime_Drama.png&#10;convert background.png -font Arial -gravity Center -size 270 -pointsize 24 -fill black -annotate +0-14 'Voted #64 mod' -pointsize 20 -fill white -annotate +0+18 'by ZDoom Community' png8:pngs/DTS-T.png&#10;convert background.png -font Arial -gravity Center -size 270 -pointsize 24 -fill black -annotate +0-14 'Voted #64 mod' -pointsize 20 -fill white -annotate +0+18 'by ZDoom Community' png8:pngs/Faspons.png&#10;convert background.png -font Arial -gravity Center -size 270 -pointsize 24 -fill black -annotate +0-14 'Voted #64 mod' -pointsize 20 -fill white -annotate +0+18 'by ZDoom Community' png8:pngs/Project_Einherjar.png&#10;convert background.png -font Arial -gravity Center -size 270 -pointsize 24 -fill black -annotate +0-14 'Voted #64 mod' -pointsize 20 -fill white -annotate +0+18 'by ZDoom Community' png8:pngs/Weapons_of_Saturn.png&#10;convert background.png -font Arial -gravity Center -size 270 -pointsize 24 -fill black -annotate +0-14 'Voted #64 mod' -pointsize 20 -fill white -annotate +0+18 'by ZDoom Community' png8:pngs/Zagemod.png&#10;convert background.png -font Arial -gravity Center -size 270 -pointsize 24 -fill black -annotate +0-14 'Voted #64 mod' -pointsize 20 -fill white -annotate +0+18 'by ZDoom Community' png8:pngs/Zero_Tolerance.png&#10;convert background.png -font Arial -gravity Center -size 270 -pointsize 24 -fill black -annotate +0-14 'Voted #74 mod' -pointsize 20 -fill white -annotate +0+18 'by ZDoom Community' png8:pngs/AEons_Of_Death.png&#10;convert background.png -font Arial -gravity Center -size 270 -pointsize 24 -fill black -annotate +0-14 'Voted #74 mod' -pointsize 20 -fill white -annotate +0+18 'by ZDoom Community' png8:pngs/Brutal_Doom_64.png&#10;convert background.png -font Arial -gravity Center -size 270 -pointsize 24 -fill black -annotate +0-14 'Voted #74 mod' -pointsize 20 -fill white -annotate +0+18 'by ZDoom Community' png8:pngs/Corruption_Cards.png&#10;convert background.png -font Arial -gravity Center -size 270 -pointsize 24 -fill black -annotate +0-14 'Voted #74 mod' -pointsize 20 -fill white -annotate +0+18 'by ZDoom Community' png8:pngs/dead.air.png&#10;convert background.png -font Arial -gravity Center -size 270 -pointsize 24 -fill black -annotate +0-14 'Voted #74 mod' -pointsize 20 -fill white -annotate +0+18 'by ZDoom Community' png8:pngs/Happy_Time_Circus_][.png&#10;convert background.png -font Arial -gravity Center -size 270 -pointsize 24 -fill black -annotate +0-14 'Voted #74 mod' -pointsize 20 -fill white -annotate +0+18 'by ZDoom Community' png8:pngs/Lt._Typhon.png&#10;convert background.png -font Arial -gravity Center -size 270 -pointsize 24 -fill black -annotate +0-14 'Voted #74 mod' -pointsize 20 -fill white -annotate +0+18 'by ZDoom Community' png8:pngs/Nazis!.png&#10;convert background.png -font Arial -gravity Center -size 270 -pointsize 24 -fill black -annotate +0-14 'Voted #74 mod' -pointsize 20 -fill white -annotate +0+18 'by ZDoom Community' png8:pngs/Reikall_s_Voxels.png&#10;convert background.png -font Arial -gravity Center -size 270 -pointsize 24 -fill black -annotate +0-14 'Voted #74 mod' -pointsize 20 -fill white -annotate +0+18 'by ZDoom Community' png8:pngs/RTC-3057_Hub_1.png&#10;convert background.png -font Arial -gravity Center -size 270 -pointsize 24 -fill black -annotate +0-14 'Voted #74 mod' -pointsize 20 -fill white -annotate +0+18 'by ZDoom Community' png8:pngs/S.U.P.E.R_Natural.png&#10;convert background.png -font Arial -gravity Center -size 270 -pointsize 24 -fill black -annotate +0-14 'Voted #74 mod' -pointsize 20 -fill white -annotate +0+18 'by ZDoom Community' png8:pngs/Soundless_Mound.png&#10;convert background.png -font Arial -gravity Center -size 270 -pointsize 24 -fill black -annotate +0-14 'Voted #74 mod' -pointsize 20 -fill white -annotate +0+18 'by ZDoom Community' png8:pngs/Stronghold:_On_the_Edge_of_Chaos.png&#10;convert background.png -font Arial -gravity Center -size 270 -pointsize 24 -fill black -annotate +0-14 'Voted #74 mod' -pointsize 20 -fill white -annotate +0+18 'by ZDoom Community' png8:pngs/Supercharge.png&#10;convert background.png -font Arial -gravity Center -size 270 -pointsize 24 -fill black -annotate +0-14 'Voted #74 mod' -pointsize 20 -fill white -annotate +0+18 'by ZDoom Community' png8:pngs/Terrorists!.png&#10;convert background.png -font Arial -gravity Center -size 270 -pointsize 24 -fill black -annotate +0-14 'Voted #74 mod' -pointsize 20 -fill white -annotate +0+18 'by ZDoom Community' png8:pngs/The_Soldier_Z.png&#10;convert background.png -font Arial -gravity Center -size 270 -pointsize 24 -fill black -annotate +0-14 'Voted #74 mod' -pointsize 20 -fill white -annotate +0+18 'by ZDoom Community' png8:pngs/Threshold_Of_Pain.png&#10;convert background.png -font Arial -gravity Center -size 270 -pointsize 24 -fill black -annotate +0-14 'Voted #74 mod' -pointsize 20 -fill white -annotate +0+18 'by ZDoom Community' png8:pngs/Unloved.png&#10;convert background.png -font Arial -gravity Center -size 270 -pointsize 24 -fill black -annotate +0-14 'Voted #91 mod' -pointsize 20 -fill white -annotate +0+18 'by ZDoom Community' png8:pngs/10x.png&#10;convert background.png -font Arial -gravity Center -size 270 -pointsize 24 -fill black -annotate +0-14 'Voted #91 mod' -pointsize 20 -fill white -annotate +0+18 'by ZDoom Community' png8:pngs/Abysm_2:_Infernal_Contract.png&#10;convert background.png -font Arial -gravity Center -size 270 -pointsize 24 -fill black -annotate +0-14 'Voted #91 mod' -pointsize 20 -fill white -annotate +0+18 'by ZDoom Community' png8:pngs/Action_Doom.png&#10;convert background.png -font Arial -gravity Center -size 270 -pointsize 24 -fill black -annotate +0-14 'Voted #91 mod' -pointsize 20 -fill white -annotate +0+18 'by ZDoom Community' png8:pngs/Angelic_Waifus.png&#10;convert background.png -font Arial -gravity Center -size 270 -pointsize 24 -fill black -annotate +0-14 'Voted #91 mod' -pointsize 20 -fill white -annotate +0+18 'by ZDoom Community' png8:pngs/Argent.png&#10;convert background.png -font Arial -gravity Center -size 270 -pointsize 24 -fill black -annotate +0-14 'Voted #91 mod' -pointsize 20 -fill white -annotate +0+18 'by ZDoom Community' png8:pngs/BGPA_Missions_Liberation.png&#10;convert background.png -font Arial -gravity Center -size 270 -pointsize 24 -fill black -annotate +0-14 'Voted #91 mod' -pointsize 20 -fill white -annotate +0+18 'by ZDoom Community' png8:pngs/Bratwurst.png&#10;convert background.png -font Arial -gravity Center -size 270 -pointsize 24 -fill black -annotate +0-14 'Voted #91 mod' -pointsize 20 -fill white -annotate +0+18 'by ZDoom Community' png8:pngs/Bullet-Eye.png&#10;convert background.png -font Arial -gravity Center -size 270 -pointsize 24 -fill black -annotate +0-14 'Voted #91 mod' -pointsize 20 -fill white -annotate +0+18 'by ZDoom Community' png8:pngs/Burl_Tumd.png&#10;convert background.png -font Arial -gravity Center -size 270 -pointsize 24 -fill black -annotate +0-14 'Voted #91 mod' -pointsize 20 -fill white -annotate +0+18 'by ZDoom Community' png8:pngs/Demon_Eclipse.png&#10;convert background.png -font Arial -gravity Center -size 270 -pointsize 24 -fill black -annotate +0-14 'Voted #91 mod' -pointsize 20 -fill white -annotate +0+18 'by ZDoom Community' png8:pngs/Doom_Delta.png&#10;convert background.png -font Arial -gravity Center -size 270 -pointsize 24 -fill black -annotate +0-14 'Voted #91 mod' -pointsize 20 -fill white -annotate +0+18 'by ZDoom Community' png8:pngs/Droplets:_Simulated_Blood.png&#10;convert background.png -font Arial -gravity Center -size 270 -pointsize 24 -fill black -annotate +0-14 'Voted #91 mod' -pointsize 20 -fill white -annotate +0+18 'by ZDoom Community' png8:pngs/Heretical_Doom.png&#10;convert background.png -font Arial -gravity Center -size 270 -pointsize 24 -fill black -annotate +0-14 'Voted #91 mod' -pointsize 20 -fill white -annotate +0+18 'by ZDoom Community' png8:pngs/Irontusk’s_Diablo_3D.png&#10;convert background.png -font Arial -gravity Center -size 270 -pointsize 24 -fill black -annotate +0-14 'Voted #91 mod' -pointsize 20 -fill white -annotate +0+18 'by ZDoom Community' png8:pngs/JohnnyDoom.png&#10;convert background.png -font Arial -gravity Center -size 270 -pointsize 24 -fill black -annotate +0-14 'Voted #91 mod' -pointsize 20 -fill white -annotate +0+18 'by ZDoom Community' png8:pngs/Juvenile_Power_Fantasy.png&#10;convert background.png -font Arial -gravity Center -size 270 -pointsize 24 -fill black -annotate +0-14 'Voted #91 mod' -pointsize 20 -fill white -annotate +0+18 'by ZDoom Community' png8:pngs/NC_HUD.png&#10;convert background.png -font Arial -gravity Center -size 270 -pointsize 24 -fill black -annotate +0-14 'Voted #91 mod' -pointsize 20 -fill white -annotate +0+18 'by ZDoom Community' png8:pngs/Perkristan_s_HD_Sounds.png&#10;convert background.png -font Arial -gravity Center -size 270 -pointsize 24 -fill black -annotate +0-14 'Voted #91 mod' -pointsize 20 -fill white -annotate +0+18 'by ZDoom Community' png8:pngs/Serpent_Resurrection.png&#10;convert background.png -font Arial -gravity Center -size 270 -pointsize 24 -fill black -annotate +0-14 'Voted #91 mod' -pointsize 20 -fill white -annotate +0+18 'by ZDoom Community' png8:pngs/Shades_of_Doom.png&#10;convert background.png -font Arial -gravity Center -size 270 -pointsize 24 -fill black -annotate +0-14 'Voted #91 mod' -pointsize 20 -fill white -annotate +0+18 'by ZDoom Community' png8:pngs/Shut_up_and_Bleed.png&#10;convert background.png -font Arial -gravity Center -size 270 -pointsize 24 -fill black -annotate +0-14 'Voted #91 mod' -pointsize 20 -fill white -annotate +0+18 'by ZDoom Community' png8:pngs/SpriteShadow.png&#10;convert background.png -font Arial -gravity Center -size 270 -pointsize 24 -fill black -annotate +0-14 'Voted #91 mod' -pointsize 20 -fill white -annotate +0+18 'by ZDoom Community' png8:pngs/Target_Spy.png&#10;convert background.png -font Arial -gravity Center -size 270 -pointsize 24 -fill black -annotate +0-14 'Voted #91 mod' -pointsize 20 -fill white -annotate +0+18 'by ZDoom Community' png8:pngs/Total_Chaos.png&#10;convert background.png -font Arial -gravity Center -size 270 -pointsize 24 -fill black -annotate +0-14 'Voted #91 mod' -pointsize 20 -fill white -annotate +0+18 'by ZDoom Community' png8:pngs/Waterlab_GZD.png&#10;convert background.png -font Arial -gravity Center -size 270 -pointsize 24 -fill black -annotate +0-14 'Voted #91 mod' -pointsize 20 -fill white -annotate +0+18 'by ZDoom Community' png8:pngs/Who_Dun_It.png&#10;convert background.png -font Arial -gravity Center -size 270 -pointsize 24 -fill black -annotate +0-14 'Voted #117 mod' -pointsize 20 -fill white -annotate +0+18 'by ZDoom Community' png8:pngs/10.5x.png&#10;convert background.png -font Arial -gravity Center -size 270 -pointsize 24 -fill black -annotate +0-14 'Voted #117 mod' -pointsize 20 -fill white -annotate +0+18 'by ZDoom Community' png8:pngs/Alandoguns.png&#10;convert background.png -font Arial -gravity Center -size 270 -pointsize 24 -fill black -annotate +0-14 'Voted #117 mod' -pointsize 20 -fill white -annotate +0+18 'by ZDoom Community' png8:pngs/Aliens:_Eradication.png&#10;convert background.png -font Arial -gravity Center -size 270 -pointsize 24 -fill black -annotate +0-14 'Voted #117 mod' -pointsize 20 -fill white -annotate +0+18 'by ZDoom Community' png8:pngs/Bitter_Heretic.png&#10;convert background.png -font Arial -gravity Center -size 270 -pointsize 24 -fill black -annotate +0-14 'Voted #117 mod' -pointsize 20 -fill white -annotate +0+18 'by ZDoom Community' png8:pngs/Call_of_Dooty.png&#10;convert background.png -font Arial -gravity Center -size 270 -pointsize 24 -fill black -annotate +0-14 'Voted #117 mod' -pointsize 20 -fill white -annotate +0+18 'by ZDoom Community' png8:pngs/Castlevania_-_Simon_s_Destiny.png&#10;convert background.png -font Arial -gravity Center -size 270 -pointsize 24 -fill black -annotate +0-14 'Voted #117 mod' -pointsize 20 -fill white -annotate +0+18 'by ZDoom Community' png8:pngs/Cold_as_Hell.png&#10;convert background.png -font Arial -gravity Center -size 270 -pointsize 24 -fill black -annotate +0-14 'Voted #117 mod' -pointsize 20 -fill white -annotate +0+18 'by ZDoom Community' png8:pngs/Compendium.png&#10;convert background.png -font Arial -gravity Center -size 270 -pointsize 24 -fill black -annotate +0-14 'Voted #117 mod' -pointsize 20 -fill white -annotate +0+18 'by ZDoom Community' png8:pngs/Complex_Doom.png&#10;convert background.png -font Arial -gravity Center -size 270 -pointsize 24 -fill black -annotate +0-14 'Voted #117 mod' -pointsize 20 -fill white -annotate +0+18 'by ZDoom Community' png8:pngs/DamNums.png&#10;convert background.png -font Arial -gravity Center -size 270 -pointsize 24 -fill black -annotate +0-14 'Voted #117 mod' -pointsize 20 -fill white -annotate +0+18 'by ZDoom Community' png8:pngs/Dark_Encounters.png&#10;convert background.png -font Arial -gravity Center -size 270 -pointsize 24 -fill black -annotate +0-14 'Voted #117 mod' -pointsize 20 -fill white -annotate +0+18 'by ZDoom Community' png8:pngs/Diaz:_Last_Hours_of_Purity.png&#10;convert background.png -font Arial -gravity Center -size 270 -pointsize 24 -fill black -annotate +0-14 'Voted #117 mod' -pointsize 20 -fill white -annotate +0+18 'by ZDoom Community' png8:pngs/Dusted_s_Pandemonia.png&#10;convert background.png -font Arial -gravity Center -size 270 -pointsize 24 -fill black -annotate +0-14 'Voted #117 mod' -pointsize 20 -fill white -annotate +0+18 'by ZDoom Community' png8:pngs/Eriguns.png&#10;convert background.png -font Arial -gravity Center -size 270 -pointsize 24 -fill black -annotate +0-14 'Voted #117 mod' -pointsize 20 -fill white -annotate +0+18 'by ZDoom Community' png8:pngs/Factotum.png&#10;convert background.png -font Arial -gravity Center -size 270 -pointsize 24 -fill black -annotate +0-14 'Voted #117 mod' -pointsize 20 -fill white -annotate +0+18 'by ZDoom Community' png8:pngs/Full_GZDoom_Skybox_Set.png&#10;convert background.png -font Arial -gravity Center -size 270 -pointsize 24 -fill black -annotate +0-14 'Voted #117 mod' -pointsize 20 -fill white -annotate +0+18 'by ZDoom Community' png8:pngs/Happy_Time_Circus.png&#10;convert background.png -font Arial -gravity Center -size 270 -pointsize 24 -fill black -annotate +0-14 'Voted #117 mod' -pointsize 20 -fill white -annotate +0+18 'by ZDoom Community' png8:pngs/Hard-Doom.png&#10;convert background.png -font Arial -gravity Center -size 270 -pointsize 24 -fill black -annotate +0-14 'Voted #117 mod' -pointsize 20 -fill white -annotate +0+18 'by ZDoom Community' png8:pngs/HXRTC_Project.png&#10;convert background.png -font Arial -gravity Center -size 270 -pointsize 24 -fill black -annotate +0-14 'Voted #117 mod' -pointsize 20 -fill white -annotate +0+18 'by ZDoom Community' png8:pngs/Insanity_s_Requiem.png&#10;convert background.png -font Arial -gravity Center -size 270 -pointsize 24 -fill black -annotate +0-14 'Voted #117 mod' -pointsize 20 -fill white -annotate +0+18 'by ZDoom Community' png8:pngs/Jimmy’s_Jukebox.png&#10;convert background.png -font Arial -gravity Center -size 270 -pointsize 24 -fill black -annotate +0-14 'Voted #117 mod' -pointsize 20 -fill white -annotate +0+18 'by ZDoom Community' png8:pngs/PlayStation_Doom_TC.png&#10;convert background.png -font Arial -gravity Center -size 270 -pointsize 24 -fill black -annotate +0-14 'Voted #117 mod' -pointsize 20 -fill white -annotate +0+18 'by ZDoom Community' png8:pngs/Psychophobia.png&#10;convert background.png -font Arial -gravity Center -size 270 -pointsize 24 -fill black -annotate +0-14 'Voted #117 mod' -pointsize 20 -fill white -annotate +0+18 'by ZDoom Community' png8:pngs/Redux_E2M4.png&#10;convert background.png -font Arial -gravity Center -size 270 -pointsize 24 -fill black -annotate +0-14 'Voted #117 mod' -pointsize 20 -fill white -annotate +0+18 'by ZDoom Community' png8:pngs/scalliano_s_667_Shuffle.png&#10;convert background.png -font Arial -gravity Center -size 270 -pointsize 24 -fill black -annotate +0-14 'Voted #117 mod' -pointsize 20 -fill white -annotate +0+18 'by ZDoom Community' png8:pngs/The_Ghoul_s_Forest_3.png&#10;convert background.png -font Arial -gravity Center -size 270 -pointsize 24 -fill black -annotate +0-14 'Voted #117 mod' -pointsize 20 -fill white -annotate +0+18 'by ZDoom Community' png8:pngs/Treasure_Tech.png&#10;convert background.png -font Arial -gravity Center -size 270 -pointsize 24 -fill black -annotate +0-14 'Voted #117 mod' -pointsize 20 -fill white -annotate +0+18 'by ZDoom Community' png8:pngs/Void.png&#10;convert background.png -font Arial -gravity Center -size 270 -pointsize 24 -fill black -annotate +0-14 'Voted #117 mod' -pointsize 20 -fill white -annotate +0+18 'by ZDoom Community' png8:pngs/WolfenDOOM:_Operation:_Arctic_Wolf.png&#10;convert background.png -font Arial -gravity Center -size 270 -pointsize 24 -fill black -annotate +0-14 'Voted #117 mod' -pointsize 20 -fill white -annotate +0+18 'by ZDoom Community' png8:pngs/ZBlood+.png&#10;convert background.png -font Arial -gravity Center -size 270 -pointsize 24 -fill black -annotate +0-14 'Voted #147 mod' -pointsize 20 -fill white -annotate +0+18 'by ZDoom Community' png8:pngs/All_Clear_Message.png&#10;convert background.png -font Arial -gravity Center -size 270 -pointsize 24 -fill black -annotate +0-14 'Voted #147 mod' -pointsize 20 -fill white -annotate +0+18 'by ZDoom Community' png8:pngs/Champions.png&#10;convert background.png -font Arial -gravity Center -size 270 -pointsize 24 -fill black -annotate +0-14 'Voted #147 mod' -pointsize 20 -fill white -annotate +0+18 'by ZDoom Community' png8:pngs/Consolation_Prize:_The_PSX_Doom_TC.png&#10;convert background.png -font Arial -gravity Center -size 270 -pointsize 24 -fill black -annotate +0-14 'Voted #147 mod' -pointsize 20 -fill white -annotate +0+18 'by ZDoom Community' png8:pngs/Crossfire.png&#10;convert background.png -font Arial -gravity Center -size 270 -pointsize 24 -fill black -annotate +0-14 'Voted #147 mod' -pointsize 20 -fill white -annotate +0+18 'by ZDoom Community' png8:pngs/Cyberrunner.png&#10;convert background.png -font Arial -gravity Center -size 270 -pointsize 24 -fill black -annotate +0-14 'Voted #147 mod' -pointsize 20 -fill white -annotate +0+18 'by ZDoom Community' png8:pngs/Dead_Marine.png&#10;convert background.png -font Arial -gravity Center -size 270 -pointsize 24 -fill black -annotate +0-14 'Voted #147 mod' -pointsize 20 -fill white -annotate +0+18 'by ZDoom Community' png8:pngs/Demon_CounterStrike.png&#10;convert background.png -font Arial -gravity Center -size 270 -pointsize 24 -fill black -annotate +0-14 'Voted #147 mod' -pointsize 20 -fill white -annotate +0+18 'by ZDoom Community' png8:pngs/Error:_Doom.png&#10;convert background.png -font Arial -gravity Center -size 270 -pointsize 24 -fill black -annotate +0-14 'Voted #147 mod' -pointsize 20 -fill white -annotate +0+18 'by ZDoom Community' png8:pngs/Final_NeoDoom.png&#10;convert background.png -font Arial -gravity Center -size 270 -pointsize 24 -fill black -annotate +0-14 'Voted #147 mod' -pointsize 20 -fill white -annotate +0+18 'by ZDoom Community' png8:pngs/Footsteps.png&#10;convert background.png -font Arial -gravity Center -size 270 -pointsize 24 -fill black -annotate +0-14 'Voted #147 mod' -pointsize 20 -fill white -annotate +0+18 'by ZDoom Community' png8:pngs/FragTrak.png&#10;convert background.png -font Arial -gravity Center -size 270 -pointsize 24 -fill black -annotate +0-14 'Voted #147 mod' -pointsize 20 -fill white -annotate +0+18 'by ZDoom Community' png8:pngs/Gearbox.png&#10;convert background.png -font Arial -gravity Center -size 270 -pointsize 24 -fill black -annotate +0-14 'Voted #147 mod' -pointsize 20 -fill white -annotate +0+18 'by ZDoom Community' png8:pngs/Gene-Tech:_Before_the_Storm.png&#10;convert background.png -font Arial -gravity Center -size 270 -pointsize 24 -fill black -annotate +0-14 'Voted #147 mod' -pointsize 20 -fill white -annotate +0+18 'by ZDoom Community' png8:pngs/Gothic_Skins_for_Doom.png&#10;convert background.png -font Arial -gravity Center -size 270 -pointsize 24 -fill black -annotate +0-14 'Voted #147 mod' -pointsize 20 -fill white -annotate +0+18 'by ZDoom Community' png8:pngs/HeXeReTiC_Fantasy.png&#10;convert background.png -font Arial -gravity Center -size 270 -pointsize 24 -fill black -annotate +0-14 'Voted #147 mod' -pointsize 20 -fill white -annotate +0+18 'by ZDoom Community' png8:pngs/Highway_Acceleroid_Booster.png&#10;convert background.png -font Arial -gravity Center -size 270 -pointsize 24 -fill black -annotate +0-14 'Voted #147 mod' -pointsize 20 -fill white -annotate +0+18 'by ZDoom Community' png8:pngs/HitMarkers.png&#10;convert background.png -font Arial -gravity Center -size 270 -pointsize 24 -fill black -annotate +0-14 'Voted #147 mod' -pointsize 20 -fill white -annotate +0+18 'by ZDoom Community' png8:pngs/Lambda.png&#10;convert background.png -font Arial -gravity Center -size 270 -pointsize 24 -fill black -annotate +0-14 'Voted #147 mod' -pointsize 20 -fill white -annotate +0+18 'by ZDoom Community' png8:pngs/MassMouth_2.png&#10;convert background.png -font Arial -gravity Center -size 270 -pointsize 24 -fill black -annotate +0-14 'Voted #147 mod' -pointsize 20 -fill white -annotate +0+18 'by ZDoom Community' png8:pngs/Midgard_Outlaw.png&#10;convert background.png -font Arial -gravity Center -size 270 -pointsize 24 -fill black -annotate +0-14 'Voted #147 mod' -pointsize 20 -fill white -annotate +0+18 'by ZDoom Community' png8:pngs/NeoCore:_Dark_Depths.png&#10;convert background.png -font Arial -gravity Center -size 270 -pointsize 24 -fill black -annotate +0-14 'Voted #147 mod' -pointsize 20 -fill white -annotate +0+18 'by ZDoom Community' png8:pngs/Paranoid_and_Paranoiac.png&#10;convert background.png -font Arial -gravity Center -size 270 -pointsize 24 -fill black -annotate +0-14 'Voted #147 mod' -pointsize 20 -fill white -annotate +0+18 'by ZDoom Community' png8:pngs/Project_Ironclad.png&#10;convert background.png -font Arial -gravity Center -size 270 -pointsize 24 -fill black -annotate +0-14 'Voted #147 mod' -pointsize 20 -fill white -annotate +0+18 'by ZDoom Community' png8:pngs/QUAKE:_Descent_into_Heresy.png&#10;convert background.png -font Arial -gravity Center -size 270 -pointsize 24 -fill black -annotate +0-14 'Voted #147 mod' -pointsize 20 -fill white -annotate +0+18 'by ZDoom Community' png8:pngs/Queen_s_Crusade.png&#10;convert background.png -font Arial -gravity Center -size 270 -pointsize 24 -fill black -annotate +0-14 'Voted #147 mod' -pointsize 20 -fill white -annotate +0+18 'by ZDoom Community' png8:pngs/SBrightmaps.png&#10;convert background.png -font Arial -gravity Center -size 270 -pointsize 24 -fill black -annotate +0-14 'Voted #147 mod' -pointsize 20 -fill white -annotate +0+18 'by ZDoom Community' png8:pngs/Skulldash.png&#10;convert background.png -font Arial -gravity Center -size 270 -pointsize 24 -fill black -annotate +0-14 'Voted #147 mod' -pointsize 20 -fill white -annotate +0+18 'by ZDoom Community' png8:pngs/Slomo_Bullettime_Ultimate.png&#10;convert background.png -font Arial -gravity Center -size 270 -pointsize 24 -fill black -annotate +0-14 'Voted #147 mod' -pointsize 20 -fill white -annotate +0+18 'by ZDoom Community' png8:pngs/Sneaky_Doom.png&#10;convert background.png -font Arial -gravity Center -size 270 -pointsize 24 -fill black -annotate +0-14 'Voted #147 mod' -pointsize 20 -fill white -annotate +0+18 'by ZDoom Community' png8:pngs/Sound_Caulking.png&#10;convert background.png -font Arial -gravity Center -size 270 -pointsize 24 -fill black -annotate +0-14 'Voted #147 mod' -pointsize 20 -fill white -annotate +0+18 'by ZDoom Community' png8:pngs/Spooktober_Community_Mapping_Project.png&#10;convert background.png -font Arial -gravity Center -size 270 -pointsize 24 -fill black -annotate +0-14 'Voted #147 mod' -pointsize 20 -fill white -annotate +0+18 'by ZDoom Community' png8:pngs/Strange_Aeons.png&#10;convert background.png -font Arial -gravity Center -size 270 -pointsize 24 -fill black -annotate +0-14 'Voted #147 mod' -pointsize 20 -fill white -annotate +0+18 'by ZDoom Community' png8:pngs/Temple_of_the_Lizard_Men_4.png&#10;convert background.png -font Arial -gravity Center -size 270 -pointsize 24 -fill black -annotate +0-14 'Voted #147 mod' -pointsize 20 -fill white -annotate +0+18 'by ZDoom Community' png8:pngs/The_Space_Pirate.png&#10;convert background.png -font Arial -gravity Center -size 270 -pointsize 24 -fill black -annotate +0-14 'Voted #147 mod' -pointsize 20 -fill white -annotate +0+18 'by ZDoom Community' png8:pngs/The_Wayfarer_s_Tome.png&#10;convert background.png -font Arial -gravity Center -size 270 -pointsize 24 -fill black -annotate +0-14 'Voted #147 mod' -pointsize 20 -fill white -annotate +0+18 'by ZDoom Community' png8:pngs/Tilt++.png&#10;convert background.png -font Arial -gravity Center -size 270 -pointsize 24 -fill black -annotate +0-14 'Voted #147 mod' -pointsize 20 -fill white -annotate +0+18 'by ZDoom Community' png8:pngs/Town_Infection:_The_Flooding.png&#10;convert background.png -font Arial -gravity Center -size 270 -pointsize 24 -fill black -annotate +0-14 'Voted #147 mod' -pointsize 20 -fill white -annotate +0+18 'by ZDoom Community' png8:pngs/Trench_Foot.png&#10;convert background.png -font Arial -gravity Center -size 270 -pointsize 24 -fill black -annotate +0-14 'Voted #147 mod' -pointsize 20 -fill white -annotate +0+18 'by ZDoom Community' png8:pngs/TurboCharged_ARCADE!.png&#10;convert background.png -font Arial -gravity Center -size 270 -pointsize 24 -fill black -annotate +0-14 'Voted #147 mod' -pointsize 20 -fill white -annotate +0+18 'by ZDoom Community' png8:pngs/Ugly_as_Sin.png&#10;convert background.png -font Arial -gravity Center -size 270 -pointsize 24 -fill black -annotate +0-14 'Voted #147 mod' -pointsize 20 -fill white -annotate +0+18 'by ZDoom Community' png8:pngs/Ultra_Crispy.png&#10;convert background.png -font Arial -gravity Center -size 270 -pointsize 24 -fill black -annotate +0-14 'Voted #147 mod' -pointsize 20 -fill white -annotate +0+18 'by ZDoom Community' png8:pngs/WolfenDOOM:_Astrostein.png&#10;convert background.png -font Arial -gravity Center -size 270 -pointsize 24 -fill black -annotate +0-14 'Voted #147 mod' -pointsize 20 -fill white -annotate +0+18 'by ZDoom Community' png8:pngs/ZMovement.png&#10;convert background.png -font Arial -gravity Center -size 270 -pointsize 24 -fill black -annotate +0-14 'Voted #190 mod' -pointsize 20 -fill white -annotate +0+18 'by ZDoom Community' png8:pngs/007:_Licence_to_Spell_DooM.png&#10;convert background.png -font Arial -gravity Center -size 270 -pointsize 24 -fill black -annotate +0-14 'Voted #190 mod' -pointsize 20 -fill white -annotate +0+18 'by ZDoom Community' png8:pngs/20_Monsters_Challenge.png&#10;convert background.png -font Arial -gravity Center -size 270 -pointsize 24 -fill black -annotate +0-14 'Voted #190 mod' -pointsize 20 -fill white -annotate +0+18 'by ZDoom Community' png8:pngs/Abandoned_Misery.png&#10;convert background.png -font Arial -gravity Center -size 270 -pointsize 24 -fill black -annotate +0-14 'Voted #190 mod' -pointsize 20 -fill white -annotate +0+18 'by ZDoom Community' png8:pngs/Accessories_to_Murder.png&#10;convert background.png -font Arial -gravity Center -size 270 -pointsize 24 -fill black -annotate +0-14 'Voted #190 mod' -pointsize 20 -fill white -annotate +0+18 'by ZDoom Community' png8:pngs/Aetherius.png&#10;convert background.png -font Arial -gravity Center -size 270 -pointsize 24 -fill black -annotate +0-14 'Voted #190 mod' -pointsize 20 -fill white -annotate +0+18 'by ZDoom Community' png8:pngs/Alfonzone.png&#10;convert background.png -font Arial -gravity Center -size 270 -pointsize 24 -fill black -annotate +0-14 'Voted #190 mod' -pointsize 20 -fill white -annotate +0+18 'by ZDoom Community' png8:pngs/Aliens:_Colonial_Marines_TC.png&#10;convert background.png -font Arial -gravity Center -size 270 -pointsize 24 -fill black -annotate +0-14 'Voted #190 mod' -pointsize 20 -fill white -annotate +0+18 'by ZDoom Community' png8:pngs/Aliens:_The_Ultimate_Doom.png&#10;convert background.png -font Arial -gravity Center -size 270 -pointsize 24 -fill black -annotate +0-14 'Voted #190 mod' -pointsize 20 -fill white -annotate +0+18 'by ZDoom Community' png8:pngs/AvP_2.0.png&#10;convert background.png -font Arial -gravity Center -size 270 -pointsize 24 -fill black -annotate +0-14 'Voted #190 mod' -pointsize 20 -fill white -annotate +0+18 'by ZDoom Community' png8:pngs/Banhammer.png&#10;convert background.png -font Arial -gravity Center -size 270 -pointsize 24 -fill black -annotate +0-14 'Voted #190 mod' -pointsize 20 -fill white -annotate +0+18 'by ZDoom Community' png8:pngs/Beyond_Reality.png&#10;convert background.png -font Arial -gravity Center -size 270 -pointsize 24 -fill black -annotate +0-14 'Voted #190 mod' -pointsize 20 -fill white -annotate +0+18 'by ZDoom Community' png8:pngs/BlackWarrior.png&#10;convert background.png -font Arial -gravity Center -size 270 -pointsize 24 -fill black -annotate +0-14 'Voted #190 mod' -pointsize 20 -fill white -annotate +0+18 'by ZDoom Community' png8:pngs/Brutal_Doom:_Tomtefars_Extension.png&#10;convert background.png -font Arial -gravity Center -size 270 -pointsize 24 -fill black -annotate +0-14 'Voted #190 mod' -pointsize 20 -fill white -annotate +0+18 'by ZDoom Community' png8:pngs/Brutal_Heretic_RPG.png&#10;convert background.png -font Arial -gravity Center -size 270 -pointsize 24 -fill black -annotate +0-14 'Voted #190 mod' -pointsize 20 -fill white -annotate +0+18 'by ZDoom Community' png8:pngs/Brutal_Hexen_RPG.png&#10;convert background.png -font Arial -gravity Center -size 270 -pointsize 24 -fill black -annotate +0-14 'Voted #190 mod' -pointsize 20 -fill white -annotate +0+18 'by ZDoom Community' png8:pngs/Brutalkick.png&#10;convert background.png -font Arial -gravity Center -size 270 -pointsize 24 -fill black -annotate +0-14 'Voted #190 mod' -pointsize 20 -fill white -annotate +0+18 'by ZDoom Community' png8:pngs/Cheogsh.png&#10;convert background.png -font Arial -gravity Center -size 270 -pointsize 24 -fill black -annotate +0-14 'Voted #190 mod' -pointsize 20 -fill white -annotate +0+18 'by ZDoom Community' png8:pngs/Cheogsh_2.png&#10;convert background.png -font Arial -gravity Center -size 270 -pointsize 24 -fill black -annotate +0-14 'Voted #190 mod' -pointsize 20 -fill white -annotate +0+18 'by ZDoom Community' png8:pngs/Chosen.png&#10;convert background.png -font Arial -gravity Center -size 270 -pointsize 24 -fill black -annotate +0-14 'Voted #190 mod' -pointsize 20 -fill white -annotate +0+18 'by ZDoom Community' png8:pngs/Complex_Doom:_LCA.png&#10;convert background.png -font Arial -gravity Center -size 270 -pointsize 24 -fill black -annotate +0-14 'Voted #190 mod' -pointsize 20 -fill white -annotate +0+18 'by ZDoom Community' png8:pngs/Counter-Strike_Doom:_Martian_Offensive.png&#10;convert background.png -font Arial -gravity Center -size 270 -pointsize 24 -fill black -annotate +0-14 'Voted #190 mod' -pointsize 20 -fill white -annotate +0+18 'by ZDoom Community' png8:pngs/Custom_Crosshair_Pack.png&#10;convert background.png -font Arial -gravity Center -size 270 -pointsize 24 -fill black -annotate +0-14 'Voted #190 mod' -pointsize 20 -fill white -annotate +0+18 'by ZDoom Community' png8:pngs/Dark_7__with_Mission_Pack_.png&#10;convert background.png -font Arial -gravity Center -size 270 -pointsize 24 -fill black -annotate +0-14 'Voted #190 mod' -pointsize 20 -fill white -annotate +0+18 'by ZDoom Community' png8:pngs/DarkDoomZ.png&#10;convert background.png -font Arial -gravity Center -size 270 -pointsize 24 -fill black -annotate +0-14 'Voted #190 mod' -pointsize 20 -fill white -annotate +0+18 'by ZDoom Community' png8:pngs/Darkmoon.png&#10;convert background.png -font Arial -gravity Center -size 270 -pointsize 24 -fill black -annotate +0-14 'Voted #190 mod' -pointsize 20 -fill white -annotate +0+18 'by ZDoom Community' png8:pngs/Dawn_of_Reality.png&#10;convert background.png -font Arial -gravity Center -size 270 -pointsize 24 -fill black -annotate +0-14 'Voted #190 mod' -pointsize 20 -fill white -annotate +0+18 'by ZDoom Community' png8:pngs/Demonsteele:_NowThatsWhatICallMIDI.png&#10;convert background.png -font Arial -gravity Center -size 270 -pointsize 24 -fill black -annotate +0-14 'Voted #190 mod' -pointsize 20 -fill white -annotate +0+18 'by ZDoom Community' png8:pngs/DN3DooM.png&#10;convert background.png -font Arial -gravity Center -size 270 -pointsize 24 -fill black -annotate +0-14 'Voted #190 mod' -pointsize 20 -fill white -annotate +0+18 'by ZDoom Community' png8:pngs/Don’t_play_with_HELL_–_Black_Edition.png&#10;convert background.png -font Arial -gravity Center -size 270 -pointsize 24 -fill black -annotate +0-14 'Voted #190 mod' -pointsize 20 -fill white -annotate +0+18 'by ZDoom Community' png8:pngs/Doom_2_Minor_Sprite_Fixing_Project.png&#10;convert background.png -font Arial -gravity Center -size 270 -pointsize 24 -fill black -annotate +0-14 'Voted #190 mod' -pointsize 20 -fill white -annotate +0+18 'by ZDoom Community' png8:pngs/DOOM_4_VANILLA.png&#10;convert background.png -font Arial -gravity Center -size 270 -pointsize 24 -fill black -annotate +0-14 'Voted #190 mod' -pointsize 20 -fill white -annotate +0+18 'by ZDoom Community' png8:pngs/Doom_64__weapons_only_.png&#10;convert background.png -font Arial -gravity Center -size 270 -pointsize 24 -fill black -annotate +0-14 'Voted #190 mod' -pointsize 20 -fill white -annotate +0+18 'by ZDoom Community' png8:pngs/Doom_Ambient_Pack.png&#10;convert background.png -font Arial -gravity Center -size 270 -pointsize 24 -fill black -annotate +0-14 'Voted #190 mod' -pointsize 20 -fill white -annotate +0+18 'by ZDoom Community' png8:pngs/Doom_Loot_Box_Mod.png&#10;convert background.png -font Arial -gravity Center -size 270 -pointsize 24 -fill black -annotate +0-14 'Voted #190 mod' -pointsize 20 -fill white -annotate +0+18 'by ZDoom Community' png8:pngs/Doom_Raider:Crypt_of_the_Vile.png&#10;convert background.png -font Arial -gravity Center -size 270 -pointsize 24 -fill black -annotate +0-14 'Voted #190 mod' -pointsize 20 -fill white -annotate +0+18 'by ZDoom Community' png8:pngs/DoomKrakken_s_Monster_Randomizer.png&#10;convert background.png -font Arial -gravity Center -size 270 -pointsize 24 -fill black -annotate +0-14 'Voted #190 mod' -pointsize 20 -fill white -annotate +0+18 'by ZDoom Community' png8:pngs/Eternal_DOOM_IV:_Return_from_Oblivion.png&#10;convert background.png -font Arial -gravity Center -size 270 -pointsize 24 -fill black -annotate +0-14 'Voted #190 mod' -pointsize 20 -fill white -annotate +0+18 'by ZDoom Community' png8:pngs/FamiliarDoom.png&#10;convert background.png -font Arial -gravity Center -size 270 -pointsize 24 -fill black -annotate +0-14 'Voted #190 mod' -pointsize 20 -fill white -annotate +0+18 'by ZDoom Community' png8:pngs/FantasyMonsters_4_Heretic.png&#10;convert background.png -font Arial -gravity Center -size 270 -pointsize 24 -fill black -annotate +0-14 'Voted #190 mod' -pointsize 20 -fill white -annotate +0+18 'by ZDoom Community' png8:pngs/Fearrific.png&#10;convert background.png -font Arial -gravity Center -size 270 -pointsize 24 -fill black -annotate +0-14 'Voted #190 mod' -pointsize 20 -fill white -annotate +0+18 'by ZDoom Community' png8:pngs/Foreverhood.png&#10;convert background.png -font Arial -gravity Center -size 270 -pointsize 24 -fill black -annotate +0-14 'Voted #190 mod' -pointsize 20 -fill white -annotate +0+18 'by ZDoom Community' png8:pngs/Ghoul_School_3D.png&#10;convert background.png -font Arial -gravity Center -size 270 -pointsize 24 -fill black -annotate +0-14 'Voted #190 mod' -pointsize 20 -fill white -annotate +0+18 'by ZDoom Community' png8:pngs/GZSHud.png&#10;convert background.png -font Arial -gravity Center -size 270 -pointsize 24 -fill black -annotate +0-14 'Voted #190 mod' -pointsize 20 -fill white -annotate +0+18 'by ZDoom Community' png8:pngs/Harder_Event.png&#10;convert background.png -font Arial -gravity Center -size 270 -pointsize 24 -fill black -annotate +0-14 'Voted #190 mod' -pointsize 20 -fill white -annotate +0+18 'by ZDoom Community' png8:pngs/Haze.png&#10;convert background.png -font Arial -gravity Center -size 270 -pointsize 24 -fill black -annotate +0-14 'Voted #190 mod' -pointsize 20 -fill white -annotate +0+18 'by ZDoom Community' png8:pngs/Hellscape_Navigator.png&#10;convert background.png -font Arial -gravity Center -size 270 -pointsize 24 -fill black -annotate +0-14 'Voted #190 mod' -pointsize 20 -fill white -annotate +0+18 'by ZDoom Community' png8:pngs/Hellwalker﻿_Mod.png&#10;convert background.png -font Arial -gravity Center -size 270 -pointsize 24 -fill black -annotate +0-14 'Voted #190 mod' -pointsize 20 -fill white -annotate +0+18 'by ZDoom Community' png8:pngs/Heretic_Widescreened_HUD.png&#10;convert background.png -font Arial -gravity Center -size 270 -pointsize 24 -fill black -annotate +0-14 'Voted #190 mod' -pointsize 20 -fill white -annotate +0+18 'by ZDoom Community' png8:pngs/Hexen:_Scourge_of_Viscerus.png&#10;convert background.png -font Arial -gravity Center -size 270 -pointsize 24 -fill black -annotate +0-14 'Voted #190 mod' -pointsize 20 -fill white -annotate +0+18 'by ZDoom Community' png8:pngs/HeXercise.png&#10;convert background.png -font Arial -gravity Center -size 270 -pointsize 24 -fill black -annotate +0-14 'Voted #190 mod' -pointsize 20 -fill white -annotate +0+18 'by ZDoom Community' png8:pngs/Hordes_of_Chaos.png&#10;convert background.png -font Arial -gravity Center -size 270 -pointsize 24 -fill black -annotate +0-14 'Voted #190 mod' -pointsize 20 -fill white -annotate +0+18 'by ZDoom Community' png8:pngs/Intelligent_Supplies.png&#10;convert background.png -font Arial -gravity Center -size 270 -pointsize 24 -fill black -annotate +0-14 'Voted #190 mod' -pointsize 20 -fill white -annotate +0+18 'by ZDoom Community' png8:pngs/JP_s_HUD.png&#10;convert background.png -font Arial -gravity Center -size 270 -pointsize 24 -fill black -annotate +0-14 'Voted #190 mod' -pointsize 20 -fill white -annotate +0+18 'by ZDoom Community' png8:pngs/Karnak.png&#10;convert background.png -font Arial -gravity Center -size 270 -pointsize 24 -fill black -annotate +0-14 'Voted #190 mod' -pointsize 20 -fill white -annotate +0+18 'by ZDoom Community' png8:pngs/Keymaster.png&#10;convert background.png -font Arial -gravity Center -size 270 -pointsize 24 -fill black -annotate +0-14 'Voted #190 mod' -pointsize 20 -fill white -annotate +0+18 'by ZDoom Community' png8:pngs/Lasting_Light.png&#10;convert background.png -font Arial -gravity Center -size 270 -pointsize 24 -fill black -annotate +0-14 'Voted #190 mod' -pointsize 20 -fill white -annotate +0+18 'by ZDoom Community' png8:pngs/Legion_of_Bones.png&#10;convert background.png -font Arial -gravity Center -size 270 -pointsize 24 -fill black -annotate +0-14 'Voted #190 mod' -pointsize 20 -fill white -annotate +0+18 'by ZDoom Community' png8:pngs/Lilith.png&#10;convert background.png -font Arial -gravity Center -size 270 -pointsize 24 -fill black -annotate +0-14 'Voted #190 mod' -pointsize 20 -fill white -annotate +0+18 'by ZDoom Community' png8:pngs/Lizard_Squad.png&#10;convert background.png -font Arial -gravity Center -size 270 -pointsize 24 -fill black -annotate +0-14 'Voted #190 mod' -pointsize 20 -fill white -annotate +0+18 'by ZDoom Community' png8:pngs/LOST_SOULSPHERE:_Gold_Edition.png&#10;convert background.png -font Arial -gravity Center -size 270 -pointsize 24 -fill black -annotate +0-14 'Voted #190 mod' -pointsize 20 -fill white -annotate +0+18 'by ZDoom Community' png8:pngs/Lowtech_Remake.png&#10;convert background.png -font Arial -gravity Center -size 270 -pointsize 24 -fill black -annotate +0-14 'Voted #190 mod' -pointsize 20 -fill white -annotate +0+18 'by ZDoom Community' png8:pngs/MAIS.png&#10;convert background.png -font Arial -gravity Center -size 270 -pointsize 24 -fill black -annotate +0-14 'Voted #190 mod' -pointsize 20 -fill white -annotate +0+18 'by ZDoom Community' png8:pngs/Malice.png&#10;convert background.png -font Arial -gravity Center -size 270 -pointsize 24 -fill black -annotate +0-14 'Voted #190 mod' -pointsize 20 -fill white -annotate +0+18 'by ZDoom Community' png8:pngs/Megabounce.png&#10;convert background.png -font Arial -gravity Center -size 270 -pointsize 24 -fill black -annotate +0-14 'Voted #190 mod' -pointsize 20 -fill white -annotate +0+18 'by ZDoom Community' png8:pngs/Metroid:_Dreadnought.png&#10;convert background.png -font Arial -gravity Center -size 270 -pointsize 24 -fill black -annotate +0-14 'Voted #190 mod' -pointsize 20 -fill white -annotate +0+18 'by ZDoom Community' png8:pngs/MMDCXIV_-_Journey_into_27_Century.png&#10;convert background.png -font Arial -gravity Center -size 270 -pointsize 24 -fill black -annotate +0-14 'Voted #190 mod' -pointsize 20 -fill white -annotate +0+18 'by ZDoom Community' png8:pngs/Monster_Scouter.png&#10;convert background.png -font Arial -gravity Center -size 270 -pointsize 24 -fill black -annotate +0-14 'Voted #190 mod' -pointsize 20 -fill white -annotate +0+18 'by ZDoom Community' png8:pngs/Nameless_Lite_RPG_Mod.png&#10;convert background.png -font Arial -gravity Center -size 270 -pointsize 24 -fill black -annotate +0-14 'Voted #190 mod' -pointsize 20 -fill white -annotate +0+18 'by ZDoom Community' png8:pngs/Nerves_of_Steel.png&#10;convert background.png -font Arial -gravity Center -size 270 -pointsize 24 -fill black -annotate +0-14 'Voted #190 mod' -pointsize 20 -fill white -annotate +0+18 'by ZDoom Community' png8:pngs/Nightshift.png&#10;convert background.png -font Arial -gravity Center -size 270 -pointsize 24 -fill black -annotate +0-14 'Voted #190 mod' -pointsize 20 -fill white -annotate +0+18 'by ZDoom Community' png8:pngs/njsplash.png&#10;convert background.png -font Arial -gravity Center -size 270 -pointsize 24 -fill black -annotate +0-14 'Voted #190 mod' -pointsize 20 -fill white -annotate +0+18 'by ZDoom Community' png8:pngs/Nobody_Told_Me_About_id.png&#10;convert background.png -font Arial -gravity Center -size 270 -pointsize 24 -fill black -annotate +0-14 'Voted #190 mod' -pointsize 20 -fill white -annotate +0+18 'by ZDoom Community' png8:pngs/OMG_Weapons!__and_Monsters_.png&#10;convert background.png -font Arial -gravity Center -size 270 -pointsize 24 -fill black -annotate +0-14 'Voted #190 mod' -pointsize 20 -fill white -annotate +0+18 'by ZDoom Community' png8:pngs/Painslayer.png&#10;convert background.png -font Arial -gravity Center -size 270 -pointsize 24 -fill black -annotate +0-14 'Voted #190 mod' -pointsize 20 -fill white -annotate +0+18 'by ZDoom Community' png8:pngs/Paradise.png&#10;convert background.png -font Arial -gravity Center -size 270 -pointsize 24 -fill black -annotate +0-14 'Voted #190 mod' -pointsize 20 -fill white -annotate +0+18 'by ZDoom Community' png8:pngs/Parkour.png&#10;convert background.png -font Arial -gravity Center -size 270 -pointsize 24 -fill black -annotate +0-14 'Voted #190 mod' -pointsize 20 -fill white -annotate +0+18 'by ZDoom Community' png8:pngs/Pokémon_Doom.png&#10;convert background.png -font Arial -gravity Center -size 270 -pointsize 24 -fill black -annotate +0-14 'Voted #190 mod' -pointsize 20 -fill white -annotate +0+18 'by ZDoom Community' png8:pngs/Project_Re-Blood.png&#10;convert background.png -font Arial -gravity Center -size 270 -pointsize 24 -fill black -annotate +0-14 'Voted #190 mod' -pointsize 20 -fill white -annotate +0+18 'by ZDoom Community' png8:pngs/Real_Guns_Hardcore.png&#10;convert background.png -font Arial -gravity Center -size 270 -pointsize 24 -fill black -annotate +0-14 'Voted #190 mod' -pointsize 20 -fill white -annotate +0+18 'by ZDoom Community' png8:pngs/Realm_of_Cheogsh.png&#10;convert background.png -font Arial -gravity Center -size 270 -pointsize 24 -fill black -annotate +0-14 'Voted #190 mod' -pointsize 20 -fill white -annotate +0+18 'by ZDoom Community' png8:pngs/Run_For_It!.png&#10;convert background.png -font Arial -gravity Center -size 270 -pointsize 24 -fill black -annotate +0-14 'Voted #190 mod' -pointsize 20 -fill white -annotate +0+18 'by ZDoom Community' png8:pngs/Smooth_fluids.png&#10;convert background.png -font Arial -gravity Center -size 270 -pointsize 24 -fill black -annotate +0-14 'Voted #190 mod' -pointsize 20 -fill white -annotate +0+18 'by ZDoom Community' png8:pngs/SpaceDM9.png&#10;convert background.png -font Arial -gravity Center -size 270 -pointsize 24 -fill black -annotate +0-14 'Voted #190 mod' -pointsize 20 -fill white -annotate +0+18 'by ZDoom Community' png8:pngs/Splatterhouse_3D.png&#10;convert background.png -font Arial -gravity Center -size 270 -pointsize 24 -fill black -annotate +0-14 'Voted #190 mod' -pointsize 20 -fill white -annotate +0+18 'by ZDoom Community' png8:pngs/StatsKeeper.png&#10;convert background.png -font Arial -gravity Center -size 270 -pointsize 24 -fill black -annotate +0-14 'Voted #190 mod' -pointsize 20 -fill white -annotate +0+18 'by ZDoom Community' png8:pngs/Sun_Damage_Omen.png&#10;convert background.png -font Arial -gravity Center -size 270 -pointsize 24 -fill black -annotate +0-14 'Voted #190 mod' -pointsize 20 -fill white -annotate +0+18 'by ZDoom Community' png8:pngs/TGRDM3__Morgenstern_.png&#10;convert background.png -font Arial -gravity Center -size 270 -pointsize 24 -fill black -annotate +0-14 'Voted #190 mod' -pointsize 20 -fill white -annotate +0+18 'by ZDoom Community' png8:pngs/The_City_of_The_Damned_:_Apocalypse.png&#10;convert background.png -font Arial -gravity Center -size 270 -pointsize 24 -fill black -annotate +0-14 'Voted #190 mod' -pointsize 20 -fill white -annotate +0+18 'by ZDoom Community' png8:pngs/The_Island.png&#10;convert background.png -font Arial -gravity Center -size 270 -pointsize 24 -fill black -annotate +0-14 'Voted #190 mod' -pointsize 20 -fill white -annotate +0+18 'by ZDoom Community' png8:pngs/The_Trooper.png&#10;convert background.png -font Arial -gravity Center -size 270 -pointsize 24 -fill black -annotate +0-14 'Voted #190 mod' -pointsize 20 -fill white -annotate +0+18 'by ZDoom Community' png8:pngs/Thief_-_The_Trail_of_the_Arch-Heretic.png&#10;convert background.png -font Arial -gravity Center -size 270 -pointsize 24 -fill black -annotate +0-14 'Voted #190 mod' -pointsize 20 -fill white -annotate +0+18 'by ZDoom Community' png8:pngs/Thrifty_Ammo,_Thrifty_Health.png&#10;convert background.png -font Arial -gravity Center -size 270 -pointsize 24 -fill black -annotate +0-14 'Voted #190 mod' -pointsize 20 -fill white -annotate +0+18 'by ZDoom Community' png8:pngs/Ultimate_Custom_Doom.png&#10;convert background.png -font Arial -gravity Center -size 270 -pointsize 24 -fill black -annotate +0-14 'Voted #190 mod' -pointsize 20 -fill white -annotate +0+18 'by ZDoom Community' png8:pngs/VietDoom.png&#10;convert background.png -font Arial -gravity Center -size 270 -pointsize 24 -fill black -annotate +0-14 'Voted #190 mod' -pointsize 20 -fill white -annotate +0+18 'by ZDoom Community' png8:pngs/Vignette_Shader.png&#10;convert background.png -font Arial -gravity Center -size 270 -pointsize 24 -fill black -annotate +0-14 'Voted #190 mod' -pointsize 20 -fill white -annotate +0+18 'by ZDoom Community' png8:pngs/War_Trophies.png&#10;convert background.png -font Arial -gravity Center -size 270 -pointsize 24 -fill black -annotate +0-14 'Voted #190 mod' -pointsize 20 -fill white -annotate +0+18 'by ZDoom Community' png8:pngs/WARDUST_heretic_Sprites.png&#10;convert background.png -font Arial -gravity Center -size 270 -pointsize 24 -fill black -annotate +0-14 'Voted #190 mod' -pointsize 20 -fill white -annotate +0+18 'by ZDoom Community' png8:pngs/Wolfenstein_3D_TC.png&#10;convert background.png -font Arial -gravity Center -size 270 -pointsize 24 -fill black -annotate +0-14 'Voted #190 mod' -pointsize 20 -fill white -annotate +0+18 'by ZDoom Community' png8:pngs/X-Weapon:_Helsturm.png&#10;convert background.png -font Arial -gravity Center -size 270 -pointsize 24 -fill black -annotate +0-14 'Voted #190 mod' -pointsize 20 -fill white -annotate +0+18 'by ZDoom Community' png8:pngs/Xim_s_Star_Wars_Doom.png&#10;convert background.png -font Arial -gravity Center -size 270 -pointsize 24 -fill black -annotate +0-14 'Voted #190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7 mod' -pointsize 20 -fill white -annotate +0+18 'by ZDoom Community' png8:pngs/Russian_Overkill.png</text:p>
            <text:p>convert background.png -font Arial -gravity Center -size 270 -pointsize 24 -fill black -annotate +0-14 'Voted #9 mod' -pointsize 20 -fill white -annotate +0+18 'by ZDoom Community' png8:pngs/Death_Foretold__D4T_.png</text:p>
            <text:p>convert background.png -font Arial -gravity Center -size 270 -pointsize 24 -fill black -annotate +0-14 'Voted #10 mod' -pointsize 20 -fill white -annotate +0+18 'by ZDoom Community' png8:pngs/Final_Doomer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5 mod' -pointsize 20 -fill white -annotate +0+18 'by ZDoom Community' png8:pngs/Brutal_Doom.png</text:p>
            <text:p>convert background.png -font Arial -gravity Center -size 270 -pointsize 24 -fill black -annotate +0-14 'Voted #15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Winter_s_Fury.png</text:p>
            <text:p>convert background.png -font Arial -gravity Center -size 270 -pointsize 24 -fill black -annotate +0-14 'Voted #18 mod' -pointsize 20 -fill white -annotate +0+18 'by ZDoom Community' png8:pngs/Hexen:_Walpurgis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4 mod' -pointsize 20 -fill white -annotate +0+18 'by ZDoom Community' png8:pngs/Blade_of_Agony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7 mod' -pointsize 20 -fill white -annotate +0+18 'by ZDoom Community' png8:pngs/Hunter’s_Moon.png</text:p>
            <text:p>convert background.png -font Arial -gravity Center -size 270 -pointsize 24 -fill black -annotate +0-14 'Voted #47 mod' -pointsize 20 -fill white -annotate +0+18 'by ZDoom Community' png8:pngs/Kriegsland:_Blutorden.png</text:p>
            <text:p>convert background.png -font Arial -gravity Center -size 270 -pointsize 24 -fill black -annotate +0-14 'Voted #47 mod' -pointsize 20 -fill white -annotate +0+18 'by ZDoom Community' png8:pngs/Pirate_Doom.png</text:p>
            <text:p>convert background.png -font Arial -gravity Center -size 270 -pointsize 24 -fill black -annotate +0-14 'Voted #50 mod' -pointsize 20 -fill white -annotate +0+18 'by ZDoom Community' png8:pngs/Ultimate_DoomVisor.png</text:p>
            <text:p>convert background.png -font Arial -gravity Center -size 270 -pointsize 24 -fill black -annotate +0-14 'Voted #51 mod' -pointsize 20 -fill white -annotate +0+18 'by ZDoom Community' png8:pngs/Hocusdoom.png</text:p>
            <text:p>convert background.png -font Arial -gravity Center -size 270 -pointsize 24 -fill black -annotate +0-14 'Voted #51 mod' -pointsize 20 -fill white -annotate +0+18 'by ZDoom Community' png8:pngs/Zen_Dynamics.png</text:p>
            <text:p>convert background.png -font Arial -gravity Center -size 270 -pointsize 24 -fill black -annotate +0-14 'Voted #53 mod' -pointsize 20 -fill white -annotate +0+18 'by ZDoom Community' png8:pngs/Combined_Arms.png</text:p>
            <text:p>convert background.png -font Arial -gravity Center -size 270 -pointsize 24 -fill black -annotate +0-14 'Voted #53 mod' -pointsize 20 -fill white -annotate +0+18 'by ZDoom Community' png8:pngs/Legacy_of_Suffering.png</text:p>
            <text:p>convert background.png -font Arial -gravity Center -size 270 -pointsize 24 -fill black -annotate +0-14 'Voted #53 mod' -pointsize 20 -fill white -annotate +0+18 'by ZDoom Community' png8:pngs/ouch_m_2:_abort_m.png</text:p>
            <text:p>convert background.png -font Arial -gravity Center -size 270 -pointsize 24 -fill black -annotate +0-14 'Voted #53 mod' -pointsize 20 -fill white -annotate +0+18 'by ZDoom Community' png8:pngs/Shadow_Of_The_Wool_Ball.png</text:p>
            <text:p>convert background.png -font Arial -gravity Center -size 270 -pointsize 24 -fill black -annotate +0-14 'Voted #53 mod' -pointsize 20 -fill white -annotate +0+18 'by ZDoom Community' png8:pngs/The_Inquisitor_III.png</text:p>
            <text:p>convert background.png -font Arial -gravity Center -size 270 -pointsize 24 -fill black -annotate +0-14 'Voted #53 mod' -pointsize 20 -fill white -annotate +0+18 'by ZDoom Community' png8:pngs/The_Ultimate_Torment_and_Torture.png</text:p>
            <text:p>convert background.png -font Arial -gravity Center -size 270 -pointsize 24 -fill black -annotate +0-14 'Voted #59 mod' -pointsize 20 -fill white -annotate +0+18 'by ZDoom Community' png8:pngs/Embers_Of_Armageddon.png</text:p>
            <text:p>convert background.png -font Arial -gravity Center -size 270 -pointsize 24 -fill black -annotate +0-14 'Voted #59 mod' -pointsize 20 -fill white -annotate +0+18 'by ZDoom Community' png8:pngs/PlayStation_Doom_TC.png</text:p>
            <text:p>convert background.png -font Arial -gravity Center -size 270 -pointsize 24 -fill black -annotate +0-14 'Voted #61 mod' -pointsize 20 -fill white -annotate +0+18 'by ZDoom Community' png8:pngs/HexArcana.png</text:p>
            <text:p>convert background.png -font Arial -gravity Center -size 270 -pointsize 24 -fill black -annotate +0-14 'Voted #61 mod' -pointsize 20 -fill white -annotate +0+18 'by ZDoom Community' png8:pngs/Rise_Of_The_Wool_Ball.png</text:p>
            <text:p>convert background.png -font Arial -gravity Center -size 270 -pointsize 24 -fill black -annotate +0-14 'Voted #61 mod' -pointsize 20 -fill white -annotate +0+18 'by ZDoom Community' png8:pngs/WW-Cola3.png</text:p>
            <text:p>convert background.png -font Arial -gravity Center -size 270 -pointsize 24 -fill black -annotate +0-14 'Voted #64 mod' -pointsize 20 -fill white -annotate +0+18 'by ZDoom Community' png8:pngs/Aracnocide.png</text:p>
            <text:p>convert background.png -font Arial -gravity Center -size 270 -pointsize 24 -fill black -annotate +0-14 'Voted #64 mod' -pointsize 20 -fill white -annotate +0+18 'by ZDoom Community' png8:pngs/Ascension.png</text:p>
            <text:p>convert background.png -font Arial -gravity Center -size 270 -pointsize 24 -fill black -annotate +0-14 'Voted #64 mod' -pointsize 20 -fill white -annotate +0+18 'by ZDoom Community' png8:pngs/Codename:_DEMOLITIONIST.png</text:p>
            <text:p>convert background.png -font Arial -gravity Center -size 270 -pointsize 24 -fill black -annotate +0-14 'Voted #64 mod' -pointsize 20 -fill white -annotate +0+18 'by ZDoom Community' png8:pngs/Daytime_Drama.png</text:p>
            <text:p>convert background.png -font Arial -gravity Center -size 270 -pointsize 24 -fill black -annotate +0-14 'Voted #64 mod' -pointsize 20 -fill white -annotate +0+18 'by ZDoom Community' png8:pngs/DTS-T.png</text:p>
            <text:p>convert background.png -font Arial -gravity Center -size 270 -pointsize 24 -fill black -annotate +0-14 'Voted #64 mod' -pointsize 20 -fill white -annotate +0+18 'by ZDoom Community' png8:pngs/Faspons.png</text:p>
            <text:p>convert background.png -font Arial -gravity Center -size 270 -pointsize 24 -fill black -annotate +0-14 'Voted #64 mod' -pointsize 20 -fill white -annotate +0+18 'by ZDoom Community' png8:pngs/Project_Einherjar.png</text:p>
            <text:p>convert background.png -font Arial -gravity Center -size 270 -pointsize 24 -fill black -annotate +0-14 'Voted #64 mod' -pointsize 20 -fill white -annotate +0+18 'by ZDoom Community' png8:pngs/Weapons_of_Saturn.png</text:p>
            <text:p>convert background.png -font Arial -gravity Center -size 270 -pointsize 24 -fill black -annotate +0-14 'Voted #64 mod' -pointsize 20 -fill white -annotate +0+18 'by ZDoom Community' png8:pngs/Zagemod.png</text:p>
            <text:p>convert background.png -font Arial -gravity Center -size 270 -pointsize 24 -fill black -annotate +0-14 'Voted #64 mod' -pointsize 20 -fill white -annotate +0+18 'by ZDoom Community' png8:pngs/Zero_Tolerance.png</text:p>
            <text:p>convert background.png -font Arial -gravity Center -size 270 -pointsize 24 -fill black -annotate +0-14 'Voted #74 mod' -pointsize 20 -fill white -annotate +0+18 'by ZDoom Community' png8:pngs/AEons_Of_Death.png</text:p>
            <text:p>convert background.png -font Arial -gravity Center -size 270 -pointsize 24 -fill black -annotate +0-14 'Voted #74 mod' -pointsize 20 -fill white -annotate +0+18 'by ZDoom Community' png8:pngs/Brutal_Doom_64.png</text:p>
            <text:p>convert background.png -font Arial -gravity Center -size 270 -pointsize 24 -fill black -annotate +0-14 'Voted #74 mod' -pointsize 20 -fill white -annotate +0+18 'by ZDoom Community' png8:pngs/Corruption_Cards.png</text:p>
            <text:p>convert background.png -font Arial -gravity Center -size 270 -pointsize 24 -fill black -annotate +0-14 'Voted #74 mod' -pointsize 20 -fill white -annotate +0+18 'by ZDoom Community' png8:pngs/dead.air.png</text:p>
            <text:p>convert background.png -font Arial -gravity Center -size 270 -pointsize 24 -fill black -annotate +0-14 'Voted #74 mod' -pointsize 20 -fill white -annotate +0+18 'by ZDoom Community' png8:pngs/Happy_Time_Circus_][.png</text:p>
            <text:p>convert background.png -font Arial -gravity Center -size 270 -pointsize 24 -fill black -annotate +0-14 'Voted #74 mod' -pointsize 20 -fill white -annotate +0+18 'by ZDoom Community' png8:pngs/Lt._Typhon.png</text:p>
            <text:p>convert background.png -font Arial -gravity Center -size 270 -pointsize 24 -fill black -annotate +0-14 'Voted #74 mod' -pointsize 20 -fill white -annotate +0+18 'by ZDoom Community' png8:pngs/Nazis!.png</text:p>
            <text:p>convert background.png -font Arial -gravity Center -size 270 -pointsize 24 -fill black -annotate +0-14 'Voted #74 mod' -pointsize 20 -fill white -annotate +0+18 'by ZDoom Community' png8:pngs/Reikall_s_Voxels.png</text:p>
            <text:p>convert background.png -font Arial -gravity Center -size 270 -pointsize 24 -fill black -annotate +0-14 'Voted #74 mod' -pointsize 20 -fill white -annotate +0+18 'by ZDoom Community' png8:pngs/RTC-3057_Hub_1.png</text:p>
            <text:p>convert background.png -font Arial -gravity Center -size 270 -pointsize 24 -fill black -annotate +0-14 'Voted #74 mod' -pointsize 20 -fill white -annotate +0+18 'by ZDoom Community' png8:pngs/S.U.P.E.R_Natural.png</text:p>
            <text:p>convert background.png -font Arial -gravity Center -size 270 -pointsize 24 -fill black -annotate +0-14 'Voted #74 mod' -pointsize 20 -fill white -annotate +0+18 'by ZDoom Community' png8:pngs/Soundless_Mound.png</text:p>
            <text:p>convert background.png -font Arial -gravity Center -size 270 -pointsize 24 -fill black -annotate +0-14 'Voted #74 mod' -pointsize 20 -fill white -annotate +0+18 'by ZDoom Community' png8:pngs/Stronghold:_On_the_Edge_of_Chaos.png</text:p>
            <text:p>convert background.png -font Arial -gravity Center -size 270 -pointsize 24 -fill black -annotate +0-14 'Voted #74 mod' -pointsize 20 -fill white -annotate +0+18 'by ZDoom Community' png8:pngs/Supercharge.png</text:p>
            <text:p>convert background.png -font Arial -gravity Center -size 270 -pointsize 24 -fill black -annotate +0-14 'Voted #74 mod' -pointsize 20 -fill white -annotate +0+18 'by ZDoom Community' png8:pngs/Terrorists!.png</text:p>
            <text:p>convert background.png -font Arial -gravity Center -size 270 -pointsize 24 -fill black -annotate +0-14 'Voted #74 mod' -pointsize 20 -fill white -annotate +0+18 'by ZDoom Community' png8:pngs/The_Soldier_Z.png</text:p>
            <text:p>convert background.png -font Arial -gravity Center -size 270 -pointsize 24 -fill black -annotate +0-14 'Voted #74 mod' -pointsize 20 -fill white -annotate +0+18 'by ZDoom Community' png8:pngs/Threshold_Of_Pain.png</text:p>
            <text:p>convert background.png -font Arial -gravity Center -size 270 -pointsize 24 -fill black -annotate +0-14 'Voted #74 mod' -pointsize 20 -fill white -annotate +0+18 'by ZDoom Community' png8:pngs/Unloved.png</text:p>
            <text:p>convert background.png -font Arial -gravity Center -size 270 -pointsize 24 -fill black -annotate +0-14 'Voted #91 mod' -pointsize 20 -fill white -annotate +0+18 'by ZDoom Community' png8:pngs/10x.png</text:p>
            <text:p>convert background.png -font Arial -gravity Center -size 270 -pointsize 24 -fill black -annotate +0-14 'Voted #91 mod' -pointsize 20 -fill white -annotate +0+18 'by ZDoom Community' png8:pngs/Abysm_2:_Infernal_Contract.png</text:p>
            <text:p>convert background.png -font Arial -gravity Center -size 270 -pointsize 24 -fill black -annotate +0-14 'Voted #91 mod' -pointsize 20 -fill white -annotate +0+18 'by ZDoom Community' png8:pngs/Action_Doom.png</text:p>
            <text:p>convert background.png -font Arial -gravity Center -size 270 -pointsize 24 -fill black -annotate +0-14 'Voted #91 mod' -pointsize 20 -fill white -annotate +0+18 'by ZDoom Community' png8:pngs/Angelic_Waifus.png</text:p>
            <text:p>convert background.png -font Arial -gravity Center -size 270 -pointsize 24 -fill black -annotate +0-14 'Voted #91 mod' -pointsize 20 -fill white -annotate +0+18 'by ZDoom Community' png8:pngs/Argent.png</text:p>
            <text:p>convert background.png -font Arial -gravity Center -size 270 -pointsize 24 -fill black -annotate +0-14 'Voted #91 mod' -pointsize 20 -fill white -annotate +0+18 'by ZDoom Community' png8:pngs/BGPA_Missions_Liberation.png</text:p>
            <text:p>convert background.png -font Arial -gravity Center -size 270 -pointsize 24 -fill black -annotate +0-14 'Voted #91 mod' -pointsize 20 -fill white -annotate +0+18 'by ZDoom Community' png8:pngs/Bratwurst.png</text:p>
            <text:p>convert background.png -font Arial -gravity Center -size 270 -pointsize 24 -fill black -annotate +0-14 'Voted #91 mod' -pointsize 20 -fill white -annotate +0+18 'by ZDoom Community' png8:pngs/Bullet-Eye.png</text:p>
            <text:p>convert background.png -font Arial -gravity Center -size 270 -pointsize 24 -fill black -annotate +0-14 'Voted #91 mod' -pointsize 20 -fill white -annotate +0+18 'by ZDoom Community' png8:pngs/Burl_Tumd.png</text:p>
            <text:p>convert background.png -font Arial -gravity Center -size 270 -pointsize 24 -fill black -annotate +0-14 'Voted #91 mod' -pointsize 20 -fill white -annotate +0+18 'by ZDoom Community' png8:pngs/Demon_Eclipse.png</text:p>
            <text:p>convert background.png -font Arial -gravity Center -size 270 -pointsize 24 -fill black -annotate +0-14 'Voted #91 mod' -pointsize 20 -fill white -annotate +0+18 'by ZDoom Community' png8:pngs/Doom_Delta.png</text:p>
            <text:p>convert background.png -font Arial -gravity Center -size 270 -pointsize 24 -fill black -annotate +0-14 'Voted #91 mod' -pointsize 20 -fill white -annotate +0+18 'by ZDoom Community' png8:pngs/Droplets:_Simulated_Blood.png</text:p>
            <text:p>convert background.png -font Arial -gravity Center -size 270 -pointsize 24 -fill black -annotate +0-14 'Voted #91 mod' -pointsize 20 -fill white -annotate +0+18 'by ZDoom Community' png8:pngs/Heretical_Doom.png</text:p>
            <text:p>convert background.png -font Arial -gravity Center -size 270 -pointsize 24 -fill black -annotate +0-14 'Voted #91 mod' -pointsize 20 -fill white -annotate +0+18 'by ZDoom Community' png8:pngs/Irontusk’s_Diablo_3D.png</text:p>
            <text:p>convert background.png -font Arial -gravity Center -size 270 -pointsize 24 -fill black -annotate +0-14 'Voted #91 mod' -pointsize 20 -fill white -annotate +0+18 'by ZDoom Community' png8:pngs/JohnnyDoom.png</text:p>
            <text:p>convert background.png -font Arial -gravity Center -size 270 -pointsize 24 -fill black -annotate +0-14 'Voted #91 mod' -pointsize 20 -fill white -annotate +0+18 'by ZDoom Community' png8:pngs/Juvenile_Power_Fantasy.png</text:p>
            <text:p>convert background.png -font Arial -gravity Center -size 270 -pointsize 24 -fill black -annotate +0-14 'Voted #91 mod' -pointsize 20 -fill white -annotate +0+18 'by ZDoom Community' png8:pngs/NC_HUD.png</text:p>
            <text:p>convert background.png -font Arial -gravity Center -size 270 -pointsize 24 -fill black -annotate +0-14 'Voted #91 mod' -pointsize 20 -fill white -annotate +0+18 'by ZDoom Community' png8:pngs/Perkristan_s_HD_Sounds.png</text:p>
            <text:p>convert background.png -font Arial -gravity Center -size 270 -pointsize 24 -fill black -annotate +0-14 'Voted #91 mod' -pointsize 20 -fill white -annotate +0+18 'by ZDoom Community' png8:pngs/Serpent_Resurrection.png</text:p>
            <text:p>convert background.png -font Arial -gravity Center -size 270 -pointsize 24 -fill black -annotate +0-14 'Voted #91 mod' -pointsize 20 -fill white -annotate +0+18 'by ZDoom Community' png8:pngs/Shades_of_Doom.png</text:p>
            <text:p>convert background.png -font Arial -gravity Center -size 270 -pointsize 24 -fill black -annotate +0-14 'Voted #91 mod' -pointsize 20 -fill white -annotate +0+18 'by ZDoom Community' png8:pngs/Shut_up_and_Bleed.png</text:p>
            <text:p>convert background.png -font Arial -gravity Center -size 270 -pointsize 24 -fill black -annotate +0-14 'Voted #91 mod' -pointsize 20 -fill white -annotate +0+18 'by ZDoom Community' png8:pngs/SpriteShadow.png</text:p>
            <text:p>convert background.png -font Arial -gravity Center -size 270 -pointsize 24 -fill black -annotate +0-14 'Voted #91 mod' -pointsize 20 -fill white -annotate +0+18 'by ZDoom Community' png8:pngs/Target_Spy.png</text:p>
            <text:p>convert background.png -font Arial -gravity Center -size 270 -pointsize 24 -fill black -annotate +0-14 'Voted #91 mod' -pointsize 20 -fill white -annotate +0+18 'by ZDoom Community' png8:pngs/Total_Chaos.png</text:p>
            <text:p>convert background.png -font Arial -gravity Center -size 270 -pointsize 24 -fill black -annotate +0-14 'Voted #91 mod' -pointsize 20 -fill white -annotate +0+18 'by ZDoom Community' png8:pngs/Waterlab_GZD.png</text:p>
            <text:p>convert background.png -font Arial -gravity Center -size 270 -pointsize 24 -fill black -annotate +0-14 'Voted #91 mod' -pointsize 20 -fill white -annotate +0+18 'by ZDoom Community' png8:pngs/Who_Dun_It.png</text:p>
            <text:p>convert background.png -font Arial -gravity Center -size 270 -pointsize 24 -fill black -annotate +0-14 'Voted #117 mod' -pointsize 20 -fill white -annotate +0+18 'by ZDoom Community' png8:pngs/10.5x.png</text:p>
            <text:p>convert background.png -font Arial -gravity Center -size 270 -pointsize 24 -fill black -annotate +0-14 'Voted #117 mod' -pointsize 20 -fill white -annotate +0+18 'by ZDoom Community' png8:pngs/Alandoguns.png</text:p>
            <text:p>convert background.png -font Arial -gravity Center -size 270 -pointsize 24 -fill black -annotate +0-14 'Voted #117 mod' -pointsize 20 -fill white -annotate +0+18 'by ZDoom Community' png8:pngs/Aliens:_Eradication.png</text:p>
            <text:p>convert background.png -font Arial -gravity Center -size 270 -pointsize 24 -fill black -annotate +0-14 'Voted #117 mod' -pointsize 20 -fill white -annotate +0+18 'by ZDoom Community' png8:pngs/Bitter_Heretic.png</text:p>
            <text:p>convert background.png -font Arial -gravity Center -size 270 -pointsize 24 -fill black -annotate +0-14 'Voted #117 mod' -pointsize 20 -fill white -annotate +0+18 'by ZDoom Community' png8:pngs/Call_of_Dooty.png</text:p>
            <text:p>convert background.png -font Arial -gravity Center -size 270 -pointsize 24 -fill black -annotate +0-14 'Voted #117 mod' -pointsize 20 -fill white -annotate +0+18 'by ZDoom Community' png8:pngs/Castlevania_-_Simon_s_Destiny.png</text:p>
            <text:p>convert background.png -font Arial -gravity Center -size 270 -pointsize 24 -fill black -annotate +0-14 'Voted #117 mod' -pointsize 20 -fill white -annotate +0+18 'by ZDoom Community' png8:pngs/Cold_as_Hell.png</text:p>
            <text:p>convert background.png -font Arial -gravity Center -size 270 -pointsize 24 -fill black -annotate +0-14 'Voted #117 mod' -pointsize 20 -fill white -annotate +0+18 'by ZDoom Community' png8:pngs/Compendium.png</text:p>
            <text:p>convert background.png -font Arial -gravity Center -size 270 -pointsize 24 -fill black -annotate +0-14 'Voted #117 mod' -pointsize 20 -fill white -annotate +0+18 'by ZDoom Community' png8:pngs/Complex_Doom.png</text:p>
            <text:p>convert background.png -font Arial -gravity Center -size 270 -pointsize 24 -fill black -annotate +0-14 'Voted #117 mod' -pointsize 20 -fill white -annotate +0+18 'by ZDoom Community' png8:pngs/DamNums.png</text:p>
            <text:p>convert background.png -font Arial -gravity Center -size 270 -pointsize 24 -fill black -annotate +0-14 'Voted #117 mod' -pointsize 20 -fill white -annotate +0+18 'by ZDoom Community' png8:pngs/Dark_Encounters.png</text:p>
            <text:p>convert background.png -font Arial -gravity Center -size 270 -pointsize 24 -fill black -annotate +0-14 'Voted #117 mod' -pointsize 20 -fill white -annotate +0+18 'by ZDoom Community' png8:pngs/Diaz:_Last_Hours_of_Purity.png</text:p>
            <text:p>convert background.png -font Arial -gravity Center -size 270 -pointsize 24 -fill black -annotate +0-14 'Voted #117 mod' -pointsize 20 -fill white -annotate +0+18 'by ZDoom Community' png8:pngs/Dusted_s_Pandemonia.png</text:p>
            <text:p>convert background.png -font Arial -gravity Center -size 270 -pointsize 24 -fill black -annotate +0-14 'Voted #117 mod' -pointsize 20 -fill white -annotate +0+18 'by ZDoom Community' png8:pngs/Eriguns.png</text:p>
            <text:p>convert background.png -font Arial -gravity Center -size 270 -pointsize 24 -fill black -annotate +0-14 'Voted #117 mod' -pointsize 20 -fill white -annotate +0+18 'by ZDoom Community' png8:pngs/Factotum.png</text:p>
            <text:p>convert background.png -font Arial -gravity Center -size 270 -pointsize 24 -fill black -annotate +0-14 'Voted #117 mod' -pointsize 20 -fill white -annotate +0+18 'by ZDoom Community' png8:pngs/Full_GZDoom_Skybox_Set.png</text:p>
            <text:p>convert background.png -font Arial -gravity Center -size 270 -pointsize 24 -fill black -annotate +0-14 'Voted #117 mod' -pointsize 20 -fill white -annotate +0+18 'by ZDoom Community' png8:pngs/Happy_Time_Circus.png</text:p>
            <text:p>convert background.png -font Arial -gravity Center -size 270 -pointsize 24 -fill black -annotate +0-14 'Voted #117 mod' -pointsize 20 -fill white -annotate +0+18 'by ZDoom Community' png8:pngs/Hard-Doom.png</text:p>
            <text:p>convert background.png -font Arial -gravity Center -size 270 -pointsize 24 -fill black -annotate +0-14 'Voted #117 mod' -pointsize 20 -fill white -annotate +0+18 'by ZDoom Community' png8:pngs/HXRTC_Project.png</text:p>
            <text:p>convert background.png -font Arial -gravity Center -size 270 -pointsize 24 -fill black -annotate +0-14 'Voted #117 mod' -pointsize 20 -fill white -annotate +0+18 'by ZDoom Community' png8:pngs/Insanity_s_Requiem.png</text:p>
            <text:p>convert background.png -font Arial -gravity Center -size 270 -pointsize 24 -fill black -annotate +0-14 'Voted #117 mod' -pointsize 20 -fill white -annotate +0+18 'by ZDoom Community' png8:pngs/Jimmy’s_Jukebox.png</text:p>
            <text:p>convert background.png -font Arial -gravity Center -size 270 -pointsize 24 -fill black -annotate +0-14 'Voted #117 mod' -pointsize 20 -fill white -annotate +0+18 'by ZDoom Community' png8:pngs/PlayStation_Doom_TC.png</text:p>
            <text:p>convert background.png -font Arial -gravity Center -size 270 -pointsize 24 -fill black -annotate +0-14 'Voted #117 mod' -pointsize 20 -fill white -annotate +0+18 'by ZDoom Community' png8:pngs/Psychophobia.png</text:p>
            <text:p>convert background.png -font Arial -gravity Center -size 270 -pointsize 24 -fill black -annotate +0-14 'Voted #117 mod' -pointsize 20 -fill white -annotate +0+18 'by ZDoom Community' png8:pngs/Redux_E2M4.png</text:p>
            <text:p>convert background.png -font Arial -gravity Center -size 270 -pointsize 24 -fill black -annotate +0-14 'Voted #117 mod' -pointsize 20 -fill white -annotate +0+18 'by ZDoom Community' png8:pngs/scalliano_s_667_Shuffle.png</text:p>
            <text:p>convert background.png -font Arial -gravity Center -size 270 -pointsize 24 -fill black -annotate +0-14 'Voted #117 mod' -pointsize 20 -fill white -annotate +0+18 'by ZDoom Community' png8:pngs/The_Ghoul_s_Forest_3.png</text:p>
            <text:p>convert background.png -font Arial -gravity Center -size 270 -pointsize 24 -fill black -annotate +0-14 'Voted #117 mod' -pointsize 20 -fill white -annotate +0+18 'by ZDoom Community' png8:pngs/Treasure_Tech.png</text:p>
            <text:p>convert background.png -font Arial -gravity Center -size 270 -pointsize 24 -fill black -annotate +0-14 'Voted #117 mod' -pointsize 20 -fill white -annotate +0+18 'by ZDoom Community' png8:pngs/Void.png</text:p>
            <text:p>convert background.png -font Arial -gravity Center -size 270 -pointsize 24 -fill black -annotate +0-14 'Voted #117 mod' -pointsize 20 -fill white -annotate +0+18 'by ZDoom Community' png8:pngs/WolfenDOOM:_Operation:_Arctic_Wolf.png</text:p>
            <text:p>convert background.png -font Arial -gravity Center -size 270 -pointsize 24 -fill black -annotate +0-14 'Voted #117 mod' -pointsize 20 -fill white -annotate +0+18 'by ZDoom Community' png8:pngs/ZBlood+.png</text:p>
            <text:p>convert background.png -font Arial -gravity Center -size 270 -pointsize 24 -fill black -annotate +0-14 'Voted #147 mod' -pointsize 20 -fill white -annotate +0+18 'by ZDoom Community' png8:pngs/All_Clear_Message.png</text:p>
            <text:p>convert background.png -font Arial -gravity Center -size 270 -pointsize 24 -fill black -annotate +0-14 'Voted #147 mod' -pointsize 20 -fill white -annotate +0+18 'by ZDoom Community' png8:pngs/Champions.png</text:p>
            <text:p>convert background.png -font Arial -gravity Center -size 270 -pointsize 24 -fill black -annotate +0-14 'Voted #147 mod' -pointsize 20 -fill white -annotate +0+18 'by ZDoom Community' png8:pngs/Consolation_Prize:_The_PSX_Doom_TC.png</text:p>
            <text:p>convert background.png -font Arial -gravity Center -size 270 -pointsize 24 -fill black -annotate +0-14 'Voted #147 mod' -pointsize 20 -fill white -annotate +0+18 'by ZDoom Community' png8:pngs/Crossfire.png</text:p>
            <text:p>convert background.png -font Arial -gravity Center -size 270 -pointsize 24 -fill black -annotate +0-14 'Voted #147 mod' -pointsize 20 -fill white -annotate +0+18 'by ZDoom Community' png8:pngs/Cyberrunner.png</text:p>
            <text:p>convert background.png -font Arial -gravity Center -size 270 -pointsize 24 -fill black -annotate +0-14 'Voted #147 mod' -pointsize 20 -fill white -annotate +0+18 'by ZDoom Community' png8:pngs/Dead_Marine.png</text:p>
            <text:p>convert background.png -font Arial -gravity Center -size 270 -pointsize 24 -fill black -annotate +0-14 'Voted #147 mod' -pointsize 20 -fill white -annotate +0+18 'by ZDoom Community' png8:pngs/Demon_CounterStrike.png</text:p>
            <text:p>convert background.png -font Arial -gravity Center -size 270 -pointsize 24 -fill black -annotate +0-14 'Voted #147 mod' -pointsize 20 -fill white -annotate +0+18 'by ZDoom Community' png8:pngs/Error:_Doom.png</text:p>
            <text:p>convert background.png -font Arial -gravity Center -size 270 -pointsize 24 -fill black -annotate +0-14 'Voted #147 mod' -pointsize 20 -fill white -annotate +0+18 'by ZDoom Community' png8:pngs/Final_NeoDoom.png</text:p>
            <text:p>convert background.png -font Arial -gravity Center -size 270 -pointsize 24 -fill black -annotate +0-14 'Voted #147 mod' -pointsize 20 -fill white -annotate +0+18 'by ZDoom Community' png8:pngs/Footsteps.png</text:p>
            <text:p>convert background.png -font Arial -gravity Center -size 270 -pointsize 24 -fill black -annotate +0-14 'Voted #147 mod' -pointsize 20 -fill white -annotate +0+18 'by ZDoom Community' png8:pngs/FragTrak.png</text:p>
            <text:p>convert background.png -font Arial -gravity Center -size 270 -pointsize 24 -fill black -annotate +0-14 'Voted #147 mod' -pointsize 20 -fill white -annotate +0+18 'by ZDoom Community' png8:pngs/Gearbox.png</text:p>
            <text:p>convert background.png -font Arial -gravity Center -size 270 -pointsize 24 -fill black -annotate +0-14 'Voted #147 mod' -pointsize 20 -fill white -annotate +0+18 'by ZDoom Community' png8:pngs/Gene-Tech:_Before_the_Storm.png</text:p>
            <text:p>convert background.png -font Arial -gravity Center -size 270 -pointsize 24 -fill black -annotate +0-14 'Voted #147 mod' -pointsize 20 -fill white -annotate +0+18 'by ZDoom Community' png8:pngs/Gothic_Skins_for_Doom.png</text:p>
            <text:p>convert background.png -font Arial -gravity Center -size 270 -pointsize 24 -fill black -annotate +0-14 'Voted #147 mod' -pointsize 20 -fill white -annotate +0+18 'by ZDoom Community' png8:pngs/HeXeReTiC_Fantasy.png</text:p>
            <text:p>convert background.png -font Arial -gravity Center -size 270 -pointsize 24 -fill black -annotate +0-14 'Voted #147 mod' -pointsize 20 -fill white -annotate +0+18 'by ZDoom Community' png8:pngs/Highway_Acceleroid_Booster.png</text:p>
            <text:p>convert background.png -font Arial -gravity Center -size 270 -pointsize 24 -fill black -annotate +0-14 'Voted #147 mod' -pointsize 20 -fill white -annotate +0+18 'by ZDoom Community' png8:pngs/HitMarkers.png</text:p>
            <text:p>convert background.png -font Arial -gravity Center -size 270 -pointsize 24 -fill black -annotate +0-14 'Voted #147 mod' -pointsize 20 -fill white -annotate +0+18 'by ZDoom Community' png8:pngs/Lambda.png</text:p>
            <text:p>convert background.png -font Arial -gravity Center -size 270 -pointsize 24 -fill black -annotate +0-14 'Voted #147 mod' -pointsize 20 -fill white -annotate +0+18 'by ZDoom Community' png8:pngs/MassMouth_2.png</text:p>
            <text:p>convert background.png -font Arial -gravity Center -size 270 -pointsize 24 -fill black -annotate +0-14 'Voted #147 mod' -pointsize 20 -fill white -annotate +0+18 'by ZDoom Community' png8:pngs/Midgard_Outlaw.png</text:p>
            <text:p>convert background.png -font Arial -gravity Center -size 270 -pointsize 24 -fill black -annotate +0-14 'Voted #147 mod' -pointsize 20 -fill white -annotate +0+18 'by ZDoom Community' png8:pngs/NeoCore:_Dark_Depths.png</text:p>
            <text:p>convert background.png -font Arial -gravity Center -size 270 -pointsize 24 -fill black -annotate +0-14 'Voted #147 mod' -pointsize 20 -fill white -annotate +0+18 'by ZDoom Community' png8:pngs/Paranoid_and_Paranoiac.png</text:p>
            <text:p>convert background.png -font Arial -gravity Center -size 270 -pointsize 24 -fill black -annotate +0-14 'Voted #147 mod' -pointsize 20 -fill white -annotate +0+18 'by ZDoom Community' png8:pngs/Project_Ironclad.png</text:p>
            <text:p>convert background.png -font Arial -gravity Center -size 270 -pointsize 24 -fill black -annotate +0-14 'Voted #147 mod' -pointsize 20 -fill white -annotate +0+18 'by ZDoom Community' png8:pngs/QUAKE:_Descent_into_Heresy.png</text:p>
            <text:p>convert background.png -font Arial -gravity Center -size 270 -pointsize 24 -fill black -annotate +0-14 'Voted #147 mod' -pointsize 20 -fill white -annotate +0+18 'by ZDoom Community' png8:pngs/Queen_s_Crusade.png</text:p>
            <text:p>convert background.png -font Arial -gravity Center -size 270 -pointsize 24 -fill black -annotate +0-14 'Voted #147 mod' -pointsize 20 -fill white -annotate +0+18 'by ZDoom Community' png8:pngs/SBrightmaps.png</text:p>
            <text:p>convert background.png -font Arial -gravity Center -size 270 -pointsize 24 -fill black -annotate +0-14 'Voted #147 mod' -pointsize 20 -fill white -annotate +0+18 'by ZDoom Community' png8:pngs/Skulldash.png</text:p>
            <text:p>convert background.png -font Arial -gravity Center -size 270 -pointsize 24 -fill black -annotate +0-14 'Voted #147 mod' -pointsize 20 -fill white -annotate +0+18 'by ZDoom Community' png8:pngs/Slomo_Bullettime_Ultimate.png</text:p>
            <text:p>convert background.png -font Arial -gravity Center -size 270 -pointsize 24 -fill black -annotate +0-14 'Voted #147 mod' -pointsize 20 -fill white -annotate +0+18 'by ZDoom Community' png8:pngs/Sneaky_Doom.png</text:p>
            <text:p>convert background.png -font Arial -gravity Center -size 270 -pointsize 24 -fill black -annotate +0-14 'Voted #147 mod' -pointsize 20 -fill white -annotate +0+18 'by ZDoom Community' png8:pngs/Sound_Caulking.png</text:p>
            <text:p>convert background.png -font Arial -gravity Center -size 270 -pointsize 24 -fill black -annotate +0-14 'Voted #147 mod' -pointsize 20 -fill white -annotate +0+18 'by ZDoom Community' png8:pngs/Spooktober_Community_Mapping_Project.png</text:p>
            <text:p>convert background.png -font Arial -gravity Center -size 270 -pointsize 24 -fill black -annotate +0-14 'Voted #147 mod' -pointsize 20 -fill white -annotate +0+18 'by ZDoom Community' png8:pngs/Strange_Aeons.png</text:p>
            <text:p>convert background.png -font Arial -gravity Center -size 270 -pointsize 24 -fill black -annotate +0-14 'Voted #147 mod' -pointsize 20 -fill white -annotate +0+18 'by ZDoom Community' png8:pngs/Temple_of_the_Lizard_Men_4.png</text:p>
            <text:p>convert background.png -font Arial -gravity Center -size 270 -pointsize 24 -fill black -annotate +0-14 'Voted #147 mod' -pointsize 20 -fill white -annotate +0+18 'by ZDoom Community' png8:pngs/The_Space_Pirate.png</text:p>
            <text:p>convert background.png -font Arial -gravity Center -size 270 -pointsize 24 -fill black -annotate +0-14 'Voted #147 mod' -pointsize 20 -fill white -annotate +0+18 'by ZDoom Community' png8:pngs/The_Wayfarer_s_Tome.png</text:p>
            <text:p>convert background.png -font Arial -gravity Center -size 270 -pointsize 24 -fill black -annotate +0-14 'Voted #147 mod' -pointsize 20 -fill white -annotate +0+18 'by ZDoom Community' png8:pngs/Tilt++.png</text:p>
            <text:p>convert background.png -font Arial -gravity Center -size 270 -pointsize 24 -fill black -annotate +0-14 'Voted #147 mod' -pointsize 20 -fill white -annotate +0+18 'by ZDoom Community' png8:pngs/Town_Infection:_The_Flooding.png</text:p>
            <text:p>convert background.png -font Arial -gravity Center -size 270 -pointsize 24 -fill black -annotate +0-14 'Voted #147 mod' -pointsize 20 -fill white -annotate +0+18 'by ZDoom Community' png8:pngs/Trench_Foot.png</text:p>
            <text:p>convert background.png -font Arial -gravity Center -size 270 -pointsize 24 -fill black -annotate +0-14 'Voted #147 mod' -pointsize 20 -fill white -annotate +0+18 'by ZDoom Community' png8:pngs/TurboCharged_ARCADE!.png</text:p>
            <text:p>convert background.png -font Arial -gravity Center -size 270 -pointsize 24 -fill black -annotate +0-14 'Voted #147 mod' -pointsize 20 -fill white -annotate +0+18 'by ZDoom Community' png8:pngs/Ugly_as_Sin.png</text:p>
            <text:p>convert background.png -font Arial -gravity Center -size 270 -pointsize 24 -fill black -annotate +0-14 'Voted #147 mod' -pointsize 20 -fill white -annotate +0+18 'by ZDoom Community' png8:pngs/Ultra_Crispy.png</text:p>
            <text:p>convert background.png -font Arial -gravity Center -size 270 -pointsize 24 -fill black -annotate +0-14 'Voted #147 mod' -pointsize 20 -fill white -annotate +0+18 'by ZDoom Community' png8:pngs/WolfenDOOM:_Astrostein.png</text:p>
            <text:p>convert background.png -font Arial -gravity Center -size 270 -pointsize 24 -fill black -annotate +0-14 'Voted #147 mod' -pointsize 20 -fill white -annotate +0+18 'by ZDoom Community' png8:pngs/ZMovement.png</text:p>
            <text:p>convert background.png -font Arial -gravity Center -size 270 -pointsize 24 -fill black -annotate +0-14 'Voted #190 mod' -pointsize 20 -fill white -annotate +0+18 'by ZDoom Community' png8:pngs/007:_Licence_to_Spell_DooM.png</text:p>
            <text:p>convert background.png -font Arial -gravity Center -size 270 -pointsize 24 -fill black -annotate +0-14 'Voted #190 mod' -pointsize 20 -fill white -annotate +0+18 'by ZDoom Community' png8:pngs/20_Monsters_Challenge.png</text:p>
            <text:p>convert background.png -font Arial -gravity Center -size 270 -pointsize 24 -fill black -annotate +0-14 'Voted #190 mod' -pointsize 20 -fill white -annotate +0+18 'by ZDoom Community' png8:pngs/Abandoned_Misery.png</text:p>
            <text:p>convert background.png -font Arial -gravity Center -size 270 -pointsize 24 -fill black -annotate +0-14 'Voted #190 mod' -pointsize 20 -fill white -annotate +0+18 'by ZDoom Community' png8:pngs/Accessories_to_Murder.png</text:p>
            <text:p>convert background.png -font Arial -gravity Center -size 270 -pointsize 24 -fill black -annotate +0-14 'Voted #190 mod' -pointsize 20 -fill white -annotate +0+18 'by ZDoom Community' png8:pngs/Aetherius.png</text:p>
            <text:p>convert background.png -font Arial -gravity Center -size 270 -pointsize 24 -fill black -annotate +0-14 'Voted #190 mod' -pointsize 20 -fill white -annotate +0+18 'by ZDoom Community' png8:pngs/Alfonzone.png</text:p>
            <text:p>convert background.png -font Arial -gravity Center -size 270 -pointsize 24 -fill black -annotate +0-14 'Voted #190 mod' -pointsize 20 -fill white -annotate +0+18 'by ZDoom Community' png8:pngs/Aliens:_Colonial_Marines_TC.png</text:p>
            <text:p>convert background.png -font Arial -gravity Center -size 270 -pointsize 24 -fill black -annotate +0-14 'Voted #190 mod' -pointsize 20 -fill white -annotate +0+18 'by ZDoom Community' png8:pngs/Aliens:_The_Ultimate_Doom.png</text:p>
            <text:p>convert background.png -font Arial -gravity Center -size 270 -pointsize 24 -fill black -annotate +0-14 'Voted #190 mod' -pointsize 20 -fill white -annotate +0+18 'by ZDoom Community' png8:pngs/AvP_2.0.png</text:p>
            <text:p>convert background.png -font Arial -gravity Center -size 270 -pointsize 24 -fill black -annotate +0-14 'Voted #190 mod' -pointsize 20 -fill white -annotate +0+18 'by ZDoom Community' png8:pngs/Banhammer.png</text:p>
            <text:p>convert background.png -font Arial -gravity Center -size 270 -pointsize 24 -fill black -annotate +0-14 'Voted #190 mod' -pointsize 20 -fill white -annotate +0+18 'by ZDoom Community' png8:pngs/Beyond_Reality.png</text:p>
            <text:p>convert background.png -font Arial -gravity Center -size 270 -pointsize 24 -fill black -annotate +0-14 'Voted #190 mod' -pointsize 20 -fill white -annotate +0+18 'by ZDoom Community' png8:pngs/BlackWarrior.png</text:p>
            <text:p>convert background.png -font Arial -gravity Center -size 270 -pointsize 24 -fill black -annotate +0-14 'Voted #190 mod' -pointsize 20 -fill white -annotate +0+18 'by ZDoom Community' png8:pngs/Brutal_Doom:_Tomtefars_Extension.png</text:p>
            <text:p>convert background.png -font Arial -gravity Center -size 270 -pointsize 24 -fill black -annotate +0-14 'Voted #190 mod' -pointsize 20 -fill white -annotate +0+18 'by ZDoom Community' png8:pngs/Brutal_Heretic_RPG.png</text:p>
            <text:p>convert background.png -font Arial -gravity Center -size 270 -pointsize 24 -fill black -annotate +0-14 'Voted #190 mod' -pointsize 20 -fill white -annotate +0+18 'by ZDoom Community' png8:pngs/Brutal_Hexen_RPG.png</text:p>
            <text:p>convert background.png -font Arial -gravity Center -size 270 -pointsize 24 -fill black -annotate +0-14 'Voted #190 mod' -pointsize 20 -fill white -annotate +0+18 'by ZDoom Community' png8:pngs/Brutalkick.png</text:p>
            <text:p>convert background.png -font Arial -gravity Center -size 270 -pointsize 24 -fill black -annotate +0-14 'Voted #190 mod' -pointsize 20 -fill white -annotate +0+18 'by ZDoom Community' png8:pngs/Cheogsh.png</text:p>
            <text:p>convert background.png -font Arial -gravity Center -size 270 -pointsize 24 -fill black -annotate +0-14 'Voted #190 mod' -pointsize 20 -fill white -annotate +0+18 'by ZDoom Community' png8:pngs/Cheogsh_2.png</text:p>
            <text:p>convert background.png -font Arial -gravity Center -size 270 -pointsize 24 -fill black -annotate +0-14 'Voted #190 mod' -pointsize 20 -fill white -annotate +0+18 'by ZDoom Community' png8:pngs/Chosen.png</text:p>
            <text:p>convert background.png -font Arial -gravity Center -size 270 -pointsize 24 -fill black -annotate +0-14 'Voted #190 mod' -pointsize 20 -fill white -annotate +0+18 'by ZDoom Community' png8:pngs/Complex_Doom:_LCA.png</text:p>
            <text:p>convert background.png -font Arial -gravity Center -size 270 -pointsize 24 -fill black -annotate +0-14 'Voted #190 mod' -pointsize 20 -fill white -annotate +0+18 'by ZDoom Community' png8:pngs/Counter-Strike_Doom:_Martian_Offensive.png</text:p>
            <text:p>convert background.png -font Arial -gravity Center -size 270 -pointsize 24 -fill black -annotate +0-14 'Voted #190 mod' -pointsize 20 -fill white -annotate +0+18 'by ZDoom Community' png8:pngs/Custom_Crosshair_Pack.png</text:p>
            <text:p>convert background.png -font Arial -gravity Center -size 270 -pointsize 24 -fill black -annotate +0-14 'Voted #190 mod' -pointsize 20 -fill white -annotate +0+18 'by ZDoom Community' png8:pngs/Dark_7__with_Mission_Pack_.png</text:p>
            <text:p>convert background.png -font Arial -gravity Center -size 270 -pointsize 24 -fill black -annotate +0-14 'Voted #190 mod' -pointsize 20 -fill white -annotate +0+18 'by ZDoom Community' png8:pngs/DarkDoomZ.png</text:p>
            <text:p>convert background.png -font Arial -gravity Center -size 270 -pointsize 24 -fill black -annotate +0-14 'Voted #190 mod' -pointsize 20 -fill white -annotate +0+18 'by ZDoom Community' png8:pngs/Darkmoon.png</text:p>
            <text:p>convert background.png -font Arial -gravity Center -size 270 -pointsize 24 -fill black -annotate +0-14 'Voted #190 mod' -pointsize 20 -fill white -annotate +0+18 'by ZDoom Community' png8:pngs/Dawn_of_Reality.png</text:p>
            <text:p>convert background.png -font Arial -gravity Center -size 270 -pointsize 24 -fill black -annotate +0-14 'Voted #190 mod' -pointsize 20 -fill white -annotate +0+18 'by ZDoom Community' png8:pngs/Demonsteele:_NowThatsWhatICallMIDI.png</text:p>
            <text:p>convert background.png -font Arial -gravity Center -size 270 -pointsize 24 -fill black -annotate +0-14 'Voted #190 mod' -pointsize 20 -fill white -annotate +0+18 'by ZDoom Community' png8:pngs/DN3DooM.png</text:p>
            <text:p>convert background.png -font Arial -gravity Center -size 270 -pointsize 24 -fill black -annotate +0-14 'Voted #190 mod' -pointsize 20 -fill white -annotate +0+18 'by ZDoom Community' png8:pngs/Don’t_play_with_HELL_–_Black_Edition.png</text:p>
            <text:p>convert background.png -font Arial -gravity Center -size 270 -pointsize 24 -fill black -annotate +0-14 'Voted #190 mod' -pointsize 20 -fill white -annotate +0+18 'by ZDoom Community' png8:pngs/Doom_2_Minor_Sprite_Fixing_Project.png</text:p>
            <text:p>convert background.png -font Arial -gravity Center -size 270 -pointsize 24 -fill black -annotate +0-14 'Voted #190 mod' -pointsize 20 -fill white -annotate +0+18 'by ZDoom Community' png8:pngs/DOOM_4_VANILLA.png</text:p>
            <text:p>convert background.png -font Arial -gravity Center -size 270 -pointsize 24 -fill black -annotate +0-14 'Voted #190 mod' -pointsize 20 -fill white -annotate +0+18 'by ZDoom Community' png8:pngs/Doom_64__weapons_only_.png</text:p>
            <text:p>convert background.png -font Arial -gravity Center -size 270 -pointsize 24 -fill black -annotate +0-14 'Voted #190 mod' -pointsize 20 -fill white -annotate +0+18 'by ZDoom Community' png8:pngs/Doom_Ambient_Pack.png</text:p>
            <text:p>convert background.png -font Arial -gravity Center -size 270 -pointsize 24 -fill black -annotate +0-14 'Voted #190 mod' -pointsize 20 -fill white -annotate +0+18 'by ZDoom Community' png8:pngs/Doom_Loot_Box_Mod.png</text:p>
            <text:p>convert background.png -font Arial -gravity Center -size 270 -pointsize 24 -fill black -annotate +0-14 'Voted #190 mod' -pointsize 20 -fill white -annotate +0+18 'by ZDoom Community' png8:pngs/Doom_Raider:Crypt_of_the_Vile.png</text:p>
            <text:p>convert background.png -font Arial -gravity Center -size 270 -pointsize 24 -fill black -annotate +0-14 'Voted #190 mod' -pointsize 20 -fill white -annotate +0+18 'by ZDoom Community' png8:pngs/DoomKrakken_s_Monster_Randomizer.png</text:p>
            <text:p>convert background.png -font Arial -gravity Center -size 270 -pointsize 24 -fill black -annotate +0-14 'Voted #190 mod' -pointsize 20 -fill white -annotate +0+18 'by ZDoom Community' png8:pngs/Eternal_DOOM_IV:_Return_from_Oblivion.png</text:p>
            <text:p>convert background.png -font Arial -gravity Center -size 270 -pointsize 24 -fill black -annotate +0-14 'Voted #190 mod' -pointsize 20 -fill white -annotate +0+18 'by ZDoom Community' png8:pngs/FamiliarDoom.png</text:p>
            <text:p>convert background.png -font Arial -gravity Center -size 270 -pointsize 24 -fill black -annotate +0-14 'Voted #190 mod' -pointsize 20 -fill white -annotate +0+18 'by ZDoom Community' png8:pngs/FantasyMonsters_4_Heretic.png</text:p>
            <text:p>convert background.png -font Arial -gravity Center -size 270 -pointsize 24 -fill black -annotate +0-14 'Voted #190 mod' -pointsize 20 -fill white -annotate +0+18 'by ZDoom Community' png8:pngs/Fearrific.png</text:p>
            <text:p>convert background.png -font Arial -gravity Center -size 270 -pointsize 24 -fill black -annotate +0-14 'Voted #190 mod' -pointsize 20 -fill white -annotate +0+18 'by ZDoom Community' png8:pngs/Foreverhood.png</text:p>
            <text:p>convert background.png -font Arial -gravity Center -size 270 -pointsize 24 -fill black -annotate +0-14 'Voted #190 mod' -pointsize 20 -fill white -annotate +0+18 'by ZDoom Community' png8:pngs/Ghoul_School_3D.png</text:p>
            <text:p>convert background.png -font Arial -gravity Center -size 270 -pointsize 24 -fill black -annotate +0-14 'Voted #190 mod' -pointsize 20 -fill white -annotate +0+18 'by ZDoom Community' png8:pngs/GZSHud.png</text:p>
            <text:p>convert background.png -font Arial -gravity Center -size 270 -pointsize 24 -fill black -annotate +0-14 'Voted #190 mod' -pointsize 20 -fill white -annotate +0+18 'by ZDoom Community' png8:pngs/Harder_Event.png</text:p>
            <text:p>convert background.png -font Arial -gravity Center -size 270 -pointsize 24 -fill black -annotate +0-14 'Voted #190 mod' -pointsize 20 -fill white -annotate +0+18 'by ZDoom Community' png8:pngs/Haze.png</text:p>
            <text:p>convert background.png -font Arial -gravity Center -size 270 -pointsize 24 -fill black -annotate +0-14 'Voted #190 mod' -pointsize 20 -fill white -annotate +0+18 'by ZDoom Community' png8:pngs/Hellscape_Navigator.png</text:p>
            <text:p>convert background.png -font Arial -gravity Center -size 270 -pointsize 24 -fill black -annotate +0-14 'Voted #190 mod' -pointsize 20 -fill white -annotate +0+18 'by ZDoom Community' png8:pngs/Hellwalker﻿_Mod.png</text:p>
            <text:p>convert background.png -font Arial -gravity Center -size 270 -pointsize 24 -fill black -annotate +0-14 'Voted #190 mod' -pointsize 20 -fill white -annotate +0+18 'by ZDoom Community' png8:pngs/Heretic_Widescreened_HUD.png</text:p>
            <text:p>convert background.png -font Arial -gravity Center -size 270 -pointsize 24 -fill black -annotate +0-14 'Voted #190 mod' -pointsize 20 -fill white -annotate +0+18 'by ZDoom Community' png8:pngs/Hexen:_Scourge_of_Viscerus.png</text:p>
            <text:p>convert background.png -font Arial -gravity Center -size 270 -pointsize 24 -fill black -annotate +0-14 'Voted #190 mod' -pointsize 20 -fill white -annotate +0+18 'by ZDoom Community' png8:pngs/HeXercise.png</text:p>
            <text:p>convert background.png -font Arial -gravity Center -size 270 -pointsize 24 -fill black -annotate +0-14 'Voted #190 mod' -pointsize 20 -fill white -annotate +0+18 'by ZDoom Community' png8:pngs/Hordes_of_Chaos.png</text:p>
            <text:p>convert background.png -font Arial -gravity Center -size 270 -pointsize 24 -fill black -annotate +0-14 'Voted #190 mod' -pointsize 20 -fill white -annotate +0+18 'by ZDoom Community' png8:pngs/Intelligent_Supplies.png</text:p>
            <text:p>convert background.png -font Arial -gravity Center -size 270 -pointsize 24 -fill black -annotate +0-14 'Voted #190 mod' -pointsize 20 -fill white -annotate +0+18 'by ZDoom Community' png8:pngs/JP_s_HUD.png</text:p>
            <text:p>convert background.png -font Arial -gravity Center -size 270 -pointsize 24 -fill black -annotate +0-14 'Voted #190 mod' -pointsize 20 -fill white -annotate +0+18 'by ZDoom Community' png8:pngs/Karnak.png</text:p>
            <text:p>convert background.png -font Arial -gravity Center -size 270 -pointsize 24 -fill black -annotate +0-14 'Voted #190 mod' -pointsize 20 -fill white -annotate +0+18 'by ZDoom Community' png8:pngs/Keymaster.png</text:p>
            <text:p>convert background.png -font Arial -gravity Center -size 270 -pointsize 24 -fill black -annotate +0-14 'Voted #190 mod' -pointsize 20 -fill white -annotate +0+18 'by ZDoom Community' png8:pngs/Lasting_Light.png</text:p>
            <text:p>convert background.png -font Arial -gravity Center -size 270 -pointsize 24 -fill black -annotate +0-14 'Voted #190 mod' -pointsize 20 -fill white -annotate +0+18 'by ZDoom Community' png8:pngs/Legion_of_Bones.png</text:p>
            <text:p>convert background.png -font Arial -gravity Center -size 270 -pointsize 24 -fill black -annotate +0-14 'Voted #190 mod' -pointsize 20 -fill white -annotate +0+18 'by ZDoom Community' png8:pngs/Lilith.png</text:p>
            <text:p>convert background.png -font Arial -gravity Center -size 270 -pointsize 24 -fill black -annotate +0-14 'Voted #190 mod' -pointsize 20 -fill white -annotate +0+18 'by ZDoom Community' png8:pngs/Lizard_Squad.png</text:p>
            <text:p>convert background.png -font Arial -gravity Center -size 270 -pointsize 24 -fill black -annotate +0-14 'Voted #190 mod' -pointsize 20 -fill white -annotate +0+18 'by ZDoom Community' png8:pngs/LOST_SOULSPHERE:_Gold_Edition.png</text:p>
            <text:p>convert background.png -font Arial -gravity Center -size 270 -pointsize 24 -fill black -annotate +0-14 'Voted #190 mod' -pointsize 20 -fill white -annotate +0+18 'by ZDoom Community' png8:pngs/Lowtech_Remake.png</text:p>
            <text:p>convert background.png -font Arial -gravity Center -size 270 -pointsize 24 -fill black -annotate +0-14 'Voted #190 mod' -pointsize 20 -fill white -annotate +0+18 'by ZDoom Community' png8:pngs/MAIS.png</text:p>
            <text:p>convert background.png -font Arial -gravity Center -size 270 -pointsize 24 -fill black -annotate +0-14 'Voted #190 mod' -pointsize 20 -fill white -annotate +0+18 'by ZDoom Community' png8:pngs/Malice.png</text:p>
            <text:p>convert background.png -font Arial -gravity Center -size 270 -pointsize 24 -fill black -annotate +0-14 'Voted #190 mod' -pointsize 20 -fill white -annotate +0+18 'by ZDoom Community' png8:pngs/Megabounce.png</text:p>
            <text:p>convert background.png -font Arial -gravity Center -size 270 -pointsize 24 -fill black -annotate +0-14 'Voted #190 mod' -pointsize 20 -fill white -annotate +0+18 'by ZDoom Community' png8:pngs/Metroid:_Dreadnought.png</text:p>
            <text:p>convert background.png -font Arial -gravity Center -size 270 -pointsize 24 -fill black -annotate +0-14 'Voted #190 mod' -pointsize 20 -fill white -annotate +0+18 'by ZDoom Community' png8:pngs/MMDCXIV_-_Journey_into_27_Century.png</text:p>
            <text:p>convert background.png -font Arial -gravity Center -size 270 -pointsize 24 -fill black -annotate +0-14 'Voted #190 mod' -pointsize 20 -fill white -annotate +0+18 'by ZDoom Community' png8:pngs/Monster_Scouter.png</text:p>
            <text:p>convert background.png -font Arial -gravity Center -size 270 -pointsize 24 -fill black -annotate +0-14 'Voted #190 mod' -pointsize 20 -fill white -annotate +0+18 'by ZDoom Community' png8:pngs/Nameless_Lite_RPG_Mod.png</text:p>
            <text:p>convert background.png -font Arial -gravity Center -size 270 -pointsize 24 -fill black -annotate +0-14 'Voted #190 mod' -pointsize 20 -fill white -annotate +0+18 'by ZDoom Community' png8:pngs/Nerves_of_Steel.png</text:p>
            <text:p>convert background.png -font Arial -gravity Center -size 270 -pointsize 24 -fill black -annotate +0-14 'Voted #190 mod' -pointsize 20 -fill white -annotate +0+18 'by ZDoom Community' png8:pngs/Nightshift.png</text:p>
            <text:p>convert background.png -font Arial -gravity Center -size 270 -pointsize 24 -fill black -annotate +0-14 'Voted #190 mod' -pointsize 20 -fill white -annotate +0+18 'by ZDoom Community' png8:pngs/njsplash.png</text:p>
            <text:p>convert background.png -font Arial -gravity Center -size 270 -pointsize 24 -fill black -annotate +0-14 'Voted #190 mod' -pointsize 20 -fill white -annotate +0+18 'by ZDoom Community' png8:pngs/Nobody_Told_Me_About_id.png</text:p>
            <text:p>convert background.png -font Arial -gravity Center -size 270 -pointsize 24 -fill black -annotate +0-14 'Voted #190 mod' -pointsize 20 -fill white -annotate +0+18 'by ZDoom Community' png8:pngs/OMG_Weapons!__and_Monsters_.png</text:p>
            <text:p>convert background.png -font Arial -gravity Center -size 270 -pointsize 24 -fill black -annotate +0-14 'Voted #190 mod' -pointsize 20 -fill white -annotate +0+18 'by ZDoom Community' png8:pngs/Painslayer.png</text:p>
            <text:p>convert background.png -font Arial -gravity Center -size 270 -pointsize 24 -fill black -annotate +0-14 'Voted #190 mod' -pointsize 20 -fill white -annotate +0+18 'by ZDoom Community' png8:pngs/Paradise.png</text:p>
            <text:p>convert background.png -font Arial -gravity Center -size 270 -pointsize 24 -fill black -annotate +0-14 'Voted #190 mod' -pointsize 20 -fill white -annotate +0+18 'by ZDoom Community' png8:pngs/Parkour.png</text:p>
            <text:p>convert background.png -font Arial -gravity Center -size 270 -pointsize 24 -fill black -annotate +0-14 'Voted #190 mod' -pointsize 20 -fill white -annotate +0+18 'by ZDoom Community' png8:pngs/Pokémon_Doom.png</text:p>
            <text:p>convert background.png -font Arial -gravity Center -size 270 -pointsize 24 -fill black -annotate +0-14 'Voted #190 mod' -pointsize 20 -fill white -annotate +0+18 'by ZDoom Community' png8:pngs/Project_Re-Blood.png</text:p>
            <text:p>convert background.png -font Arial -gravity Center -size 270 -pointsize 24 -fill black -annotate +0-14 'Voted #190 mod' -pointsize 20 -fill white -annotate +0+18 'by ZDoom Community' png8:pngs/Real_Guns_Hardcore.png</text:p>
            <text:p>convert background.png -font Arial -gravity Center -size 270 -pointsize 24 -fill black -annotate +0-14 'Voted #190 mod' -pointsize 20 -fill white -annotate +0+18 'by ZDoom Community' png8:pngs/Realm_of_Cheogsh.png</text:p>
            <text:p>convert background.png -font Arial -gravity Center -size 270 -pointsize 24 -fill black -annotate +0-14 'Voted #190 mod' -pointsize 20 -fill white -annotate +0+18 'by ZDoom Community' png8:pngs/Run_For_It!.png</text:p>
            <text:p>convert background.png -font Arial -gravity Center -size 270 -pointsize 24 -fill black -annotate +0-14 'Voted #190 mod' -pointsize 20 -fill white -annotate +0+18 'by ZDoom Community' png8:pngs/Smooth_fluids.png</text:p>
            <text:p>convert background.png -font Arial -gravity Center -size 270 -pointsize 24 -fill black -annotate +0-14 'Voted #190 mod' -pointsize 20 -fill white -annotate +0+18 'by ZDoom Community' png8:pngs/SpaceDM9.png</text:p>
            <text:p>convert background.png -font Arial -gravity Center -size 270 -pointsize 24 -fill black -annotate +0-14 'Voted #190 mod' -pointsize 20 -fill white -annotate +0+18 'by ZDoom Community' png8:pngs/Splatterhouse_3D.png</text:p>
            <text:p>convert background.png -font Arial -gravity Center -size 270 -pointsize 24 -fill black -annotate +0-14 'Voted #190 mod' -pointsize 20 -fill white -annotate +0+18 'by ZDoom Community' png8:pngs/StatsKeeper.png</text:p>
            <text:p>convert background.png -font Arial -gravity Center -size 270 -pointsize 24 -fill black -annotate +0-14 'Voted #190 mod' -pointsize 20 -fill white -annotate +0+18 'by ZDoom Community' png8:pngs/Sun_Damage_Omen.png</text:p>
            <text:p>convert background.png -font Arial -gravity Center -size 270 -pointsize 24 -fill black -annotate +0-14 'Voted #190 mod' -pointsize 20 -fill white -annotate +0+18 'by ZDoom Community' png8:pngs/TGRDM3__Morgenstern_.png</text:p>
            <text:p>convert background.png -font Arial -gravity Center -size 270 -pointsize 24 -fill black -annotate +0-14 'Voted #190 mod' -pointsize 20 -fill white -annotate +0+18 'by ZDoom Community' png8:pngs/The_City_of_The_Damned_:_Apocalypse.png</text:p>
            <text:p>convert background.png -font Arial -gravity Center -size 270 -pointsize 24 -fill black -annotate +0-14 'Voted #190 mod' -pointsize 20 -fill white -annotate +0+18 'by ZDoom Community' png8:pngs/The_Island.png</text:p>
            <text:p>convert background.png -font Arial -gravity Center -size 270 -pointsize 24 -fill black -annotate +0-14 'Voted #190 mod' -pointsize 20 -fill white -annotate +0+18 'by ZDoom Community' png8:pngs/The_Trooper.png</text:p>
            <text:p>convert background.png -font Arial -gravity Center -size 270 -pointsize 24 -fill black -annotate +0-14 'Voted #190 mod' -pointsize 20 -fill white -annotate +0+18 'by ZDoom Community' png8:pngs/Thief_-_The_Trail_of_the_Arch-Heretic.png</text:p>
            <text:p>convert background.png -font Arial -gravity Center -size 270 -pointsize 24 -fill black -annotate +0-14 'Voted #190 mod' -pointsize 20 -fill white -annotate +0+18 'by ZDoom Community' png8:pngs/Thrifty_Ammo,_Thrifty_Health.png</text:p>
            <text:p>convert background.png -font Arial -gravity Center -size 270 -pointsize 24 -fill black -annotate +0-14 'Voted #190 mod' -pointsize 20 -fill white -annotate +0+18 'by ZDoom Community' png8:pngs/Ultimate_Custom_Doom.png</text:p>
            <text:p>convert background.png -font Arial -gravity Center -size 270 -pointsize 24 -fill black -annotate +0-14 'Voted #190 mod' -pointsize 20 -fill white -annotate +0+18 'by ZDoom Community' png8:pngs/VietDoom.png</text:p>
            <text:p>convert background.png -font Arial -gravity Center -size 270 -pointsize 24 -fill black -annotate +0-14 'Voted #190 mod' -pointsize 20 -fill white -annotate +0+18 'by ZDoom Community' png8:pngs/Vignette_Shader.png</text:p>
            <text:p>convert background.png -font Arial -gravity Center -size 270 -pointsize 24 -fill black -annotate +0-14 'Voted #190 mod' -pointsize 20 -fill white -annotate +0+18 'by ZDoom Community' png8:pngs/War_Trophies.png</text:p>
            <text:p>convert background.png -font Arial -gravity Center -size 270 -pointsize 24 -fill black -annotate +0-14 'Voted #190 mod' -pointsize 20 -fill white -annotate +0+18 'by ZDoom Community' png8:pngs/WARDUST_heretic_Sprites.png</text:p>
            <text:p>convert background.png -font Arial -gravity Center -size 270 -pointsize 24 -fill black -annotate +0-14 'Voted #190 mod' -pointsize 20 -fill white -annotate +0+18 'by ZDoom Community' png8:pngs/Wolfenstein_3D_TC.png</text:p>
            <text:p>convert background.png -font Arial -gravity Center -size 270 -pointsize 24 -fill black -annotate +0-14 'Voted #190 mod' -pointsize 20 -fill white -annotate +0+18 'by ZDoom Community' png8:pngs/X-Weapon:_Helsturm.png</text:p>
            <text:p>convert background.png -font Arial -gravity Center -size 270 -pointsize 24 -fill black -annotate +0-14 'Voted #190 mod' -pointsize 20 -fill white -annotate +0+18 'by ZDoom Community' png8:pngs/Xim_s_Star_Wars_Doom.png</text:p>
            <text:p>convert background.png -font Arial -gravity Center -size 270 -pointsize 24 -fill black -annotate +0-14 'Voted #190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" calcext:value-type="string">
            <text:p>[b]2. [url=https://forum.zdoom.org/viewtopic.php?t=37044#p703341]DoomRL Arsenal[/url][/b] [[b]70[/b]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[b]4. [url=https://forum.zdoom.org/viewtopic.php?f=43&amp;t=37066#p703762]Guncaster[/url][/b] [[b]62[/b]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" calcext:value-type="string">
            <text:p>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[b]7. [url=https://forum.zdoom.org/viewtopic.php?f=43&amp;t=29915#p567421]Russian Overkill[/url][/b] [[b]45[/b]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Russian_Overkill.png" calcext:value-type="string">
            <text:p>convert background.png -font Arial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Death_Foretold__D4T_.png" calcext:value-type="string">
            <text:p>convert background.png -font Arial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" calcext:value-type="string">
            <text:p>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Final_Doomer.png" calcext:value-type="string">
            <text:p>convert background.png -font Arial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[b]11. [url=https://forum.zdoom.org/viewtopic.php?f=43&amp;t=57964#p1019776]Netronian Chaos[/url][/b] [[b]36[/b]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" calcext:value-type="string">
            <text:p>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Brutal_Doom.png" calcext:value-type="string">
            <text:p>convert background.png -font Arial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" calcext:value-type="string">
            <text:p>[b]15. [url=https://forum.zdoom.org/viewtopic.php?f=43&amp;t=45115#p742401]GMOTA[/url][/b] [[b]30[/b]: [size=85]Shadelight: 3, TerminusEst13: 3, DrPyspy: 3, Somagu: 1, <text:s/>TheNightATK300: 2, Hege Cactus: 2, Captain J: 2, Azba: 3, Eric_: 1, Marrub: 1, Revae: 3, QuakedoomNukem Cz: 1, Jarewill: 3, Tartlman: 1, spart_n: 1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GMOTA.png" calcext:value-type="string">
            <text:p>convert background.png -font Arial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" calcext:value-type="string">
            <text:p>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Winter_s_Fury.png" calcext:value-type="string">
            <text:p>convert background.png -font Arial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" calcext:value-type="string">
            <text:p>[b]18. [url=https://forum.zdoom.org/viewtopic.php?f=43&amp;t=67025]Hexen: Walpurgis[/url][/b] [[b]28[/b]: [size=85]eharper256: 1, SallazarSpellcaster: 5, MaxRideWizardLord: 3, Lagi: 1, Valken: 1, ClessxAlghazanth: 2, <text:s/>Inconspicuousduck : 4, Infirnex: 1, headlesszombie: 5, RubyEyeShabranigdu: 1, Sharazar256: 2, Nimlouth: 2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Hexen:_Walpurgis.png" calcext:value-type="string">
            <text:p>convert background.png -font Arial -gravity Center -size 270 -pointsize 24 -fill black -annotate +0-14 'Voted #1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" calcext:value-type="string">
            <text:p>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8. [url=https://forum.zdoom.org/viewtopic.php?f=19&amp;t=21681#p426527]Psychic[/url][/b] [[b]28[/b]: [size=85]TerminusEst13: 5, phantombeta: 2, Somagu: 1, Marrub: 5, Crazy Toni: 2, Tapwave: 3, Arcterezion: 5, Infirnex: 5[/size]]" calcext:value-type="string">
            <text:p>[b]18. [url=https://forum.zdoom.org/viewtopic.php?f=19&amp;t=21681#p426527]Psychic[/url][/b] [[b]28[/b]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Psychic.png" calcext:value-type="string">
            <text:p>convert background.png -font Arial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1771#p902709]Samsara[/url][/b] [[b]27[/b]: [size=85]Matt: 1, Combine_Kegan: 3, Untitled: 5, Turbo: 3, Crazy Toni: 2, Cyanide: 1, GeneralDelphox: 1, Revae: 5, Hellser: 3, Dylan558: 3[/size]]" calcext:value-type="string">
            <text:p>[b]21. [url=https://forum.zdoom.org/viewtopic.php?t=51771#p902709]Samsara[/url][/b] [[b]27[/b]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" calcext:value-type="string">
            <text:p>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" calcext:value-type="string">
            <text:p>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boa.realm667.com/]Blade of Agony[/url][/b] [[b]24[/b]: [size=85]Caligari87: 2, ZikShadow: 1, The Ultimate DooMer: 1, dard22: 2, Zcat: 2, Zan: 1, Ravick: 1, Koto: 4, Solmir : 5, kultasakaali: 2, headlesszombie: 3[/size]]" calcext:value-type="string">
            <text:p>[b]24. [url=https://boa.realm667.com/]Blade of Agony[/url][/b] [[b]24[/b]: [size=85]Caligari87: 2, ZikShadow: 1, The Ultimate DooMer: 1, dard22: 2, Zcat: 2, Zan: 1, Ravick: 1, Koto: 4, Solmir : 5, kultasakaali: 2, headlesszombie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Blade_of_Agony.png" calcext:value-type="string">
            <text:p>convert background.png -font Arial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46787#p786254]Demonsteele[/url][/b] [[b]24[/b]: [size=85]Untitled: 4, Captain J: 2, Azba: 1, Eric_: 3, Zcat: 5, TheMightyHeracross: 3, sycspysycspy: 3, Ikazu-san: 1, Tartlman: 1, terminator44: 1[/size]]" calcext:value-type="string">
            <text:p>[b]24. [url=https://forum.zdoom.org/viewtopic.php?t=46787#p786254]Demonsteele[/url][/b] [[b]24[/b]: [size=85]Untitled: 4, Captain J: 2, Azba: 1, Eric_: 3, Zcat: 5, TheMightyHeracross: 3, sycspysycspy: 3, Ikazu-san: 1, Tartlman: 1, terminator44: 1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57817#p1017445]Touhou Doom[/url][/b] [[b]24[/b]: [size=85]ZikShadow: 3, Master Medi: 5, GeneralDelphox: 5, dard22: 4, insightguy: 2, Dylan558: 5[/size]]" calcext:value-type="string">
            <text:p>[b]24. [url=https://forum.zdoom.org/viewtopic.php?t=57817#p1017445]Touhou Doom[/url][/b] [[b]24[/b]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Touhou_Doom.png" calcext:value-type="string">
            <text:p>convert background.png -font Arial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594#p1029236]Doom Incarnate[/url][/b] [[b]23[/b]: [size=85]Somagu: 1, TheLightBad96: 4, Koto: 1, Error313: 3, xim: 5, ErrantMasa: 2, Cacodemon345: 4, Elodorian: 1, ClessxAlghazanth: 2[/size]]" calcext:value-type="string">
            <text:p>[b]27. [url=https://forum.zdoom.org/viewtopic.php?f=43&amp;t=58594#p1029236]Doom Incarnate[/url][/b] [[b]23[/b]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store.steampowered.com/app/1072150/Hedon/]Hedon[/url][/b] [[b]21[/b]: [size=85]m8f: 1, Vostyok: 3, spart_n: 5, DoomKrakken: 3, ReformedJoe: 4, rayburn: 5[/size]]" calcext:value-type="string">
            <text:p>[b]29. [url=https://store.steampowered.com/app/1072150/Hedon/]Hedon[/url][/b] [[b]21[/b]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://action.mancubus.net/ad2free.htm]Urban Brawl: Action Doom 2[/url][/b] [[b]21[/b]: [size=85]DrPyspy: 3, wildweasel: 4, Captain J: 2, PlayerLin: 1, dard22: 5, QuakedoomNukem Cz: 1, TDRR: 5[/size]]" calcext:value-type="string">
            <text:p>[b]29. [url=http://action.mancubus.net/ad2free.htm]Urban Brawl: Action Doom 2[/url][/b] [[b]21[/b]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" calcext:value-type="string">
            <text:p>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 2, Craneo: 4, ChocoGuevara: 4, TheZombie: 5, fcas3t: 5[/size]]" calcext:value-type="string">
            <text:p>[b]31. [url=https://forum.zdoom.org/viewtopic.php?f=43&amp;t=58191#p1023165]Enhanced Vanilla Project (EVP)[/url][/b] [[b]20[/b]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" calcext:value-type="string">
            <text:p>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" calcext:value-type="string">
            <text:p>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43&amp;t=54904#p969133]Lithium[/url][/b] [[b]18[/b]: [size=85]Dr_Cosmobyte: 1, Somagu: 1, TriMetall: 3, Ikazu-san: 3, Dawn111: 2, DYD: 4, Nimlouth: 2, TheRatCircus: 1, BouncyTEM: 1[/size]]" calcext:value-type="string">
            <text:p>[b]34. [url=https://forum.zdoom.org/viewtopic.php?f=43&amp;t=54904#p969133]Lithium[/url][/b] [[b]18[/b]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0004]Beautiful Doom[/url][/b] [[b]17[/b]: [size=85]m8f: 1, ZippeyKeys12: 1, Dr_Cosmobyte: 1, Мichаеlis: 1, SunPraiser: 3, Squirb: 3, Rex705: 1, A_D_M_E_R_A_L: 2, Cacodemon345: 3, terminator44: 1[/size]]" calcext:value-type="string">
            <text:p>[b]36. [url=https://forum.zdoom.org/viewtopic.php?f=43&amp;t=50004]Beautiful Doom[/url][/b] [[b]17[/b]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 3, ZikShadow: 1, Sumwunn: 5, Marrub: 2, Master Medi: 3, Ikazu-san: 2[/size]]" calcext:value-type="string">
            <text:p>[b]37. [url=https://forum.zdoom.org/viewtopic.php?f=19&amp;t=33292#p630099]Doom RPG[/url][/b] [[b]16[/b]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6[/b]: [size=85]Shadelight: 1, DrPyspy: 3, undeadmonk354: 1, Sumwunn: 1, Crazy Toni: 2, DoodGuy: 3, ClessxAlghazanth: 1, SuyaSS: 4[/size]]" calcext:value-type="string">
            <text:p>[b]37. [url=https://forum.zdoom.org/viewtopic.php?t=53010#p928835]MetaDoom[/url][/b] [[b]16[/b]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://www.thekinsie.com/reelism/]Reelism[/url][/b] [[b]16[/b]: [size=85]Marisa Kirisame: 1, Untitled: 3, Beed28: 2, Hege Cactus: 2, TriMetall: 1, Captain J: 2, Crazy Toni: 2, QuakedoomNukem Cz: 1, IdiotBitz: 1, Shredder: 1[/size]]" calcext:value-type="string">
            <text:p>[b]37. [url=http://www.thekinsie.com/reelism/]Reelism[/url][/b] [[b]16[/b]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15[/b]: [size=85]leodoom85: 1, Jaxxoon R: 3, YukesVonFaust: 1, silentzora: 3, A_D_M_E_R_A_L: 4, SuyaSS: 3[/size]]" calcext:value-type="string">
            <text:p>[b]40. [url=https://www.doomworld.com/vb/wads-mods/91854-wip-doom-64-retribution/]Doom 64: Retribution[/url][/b] [[b]15[/b]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61301#p1063747]Slayer's Rampage[/url][/b] [[b]15[/b]: [size=85]Rex705: 2, iamcarrotmaster: 4, Martinoz: 1, TheZombie: 5, omxgamer127: 3[/size]]" calcext:value-type="string">
            <text:p>[b]40. [url=https://forum.zdoom.org/viewtopic.php?t=61301#p1063747]Slayer's Rampage[/url][/b] [[b]15[/b]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f=19&amp;t=35135#p661646]Doom: The Golden Souls[/url][/b] [[b]14[/b]: [size=85]The Ultimate DooMer: 1, Koto: 1, Apaul27 : 2, Мichаеlis: 1, excedentia: 5, Zonky: 4[/size]]" calcext:value-type="string">
            <text:p>[b]42. [url=https://forum.zdoom.org/viewtopic.php?f=19&amp;t=35135#p661646]Doom: The Golden Souls[/url][/b] [[b]14[/b]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3&amp;t=51035#p888249]LegenDoom[/url][/b] [[b]14[/b]: [size=85]Hege Cactus: 3, 4thcharacter: 3, ZikShadow: 1, Sumwunn: 3, Crazy Toni: 2, IdiotBitz: 1, TheRatCircus: 1[/size]]" calcext:value-type="string">
            <text:p>[b]42. [url=https://forum.zdoom.org/viewtopic.php?f=43&amp;t=51035#p888249]LegenDoom[/url][/b] [[b]14[/b]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2. [url=https://forum.zdoom.org/viewtopic.php?t=45550#p753192]Smooth Doom[/url][/b] [[b]14[/b]: [size=85]Dr_Cosmobyte: 1, lizardcommando: 1, AlexThePianoNailer: 2, Cacodemon345: 2, Curunir: 4, terminator44: 1, Lagi: 2, Arcterezion: 1[/size]]" calcext:value-type="string">
            <text:p>[b]42. [url=https://forum.zdoom.org/viewtopic.php?t=45550#p753192]Smooth Doom[/url][/b] [[b]14[/b]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19&amp;t=13397#p273718]Hell-Forged[/url][/b] [[b]13[/b]: [size=85]m8f: 1, undeadmonk354: 3, PlayerLin: 5,  Inconspicuousduck : 4[/size]]" calcext:value-type="string">
            <text:p>[b]45. [url=https://forum.zdoom.org/viewtopic.php?f=19&amp;t=13397#p273718]Hell-Forged[/url][/b] [[b]13[/b]: [size=85]m8f: 1, undeadmonk354: 3, PlayerLin: 5, <text:s/>Inconspicuousduck : 4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reelism.dog/]Reelism 2[/url][/b] [[b]13[/b]: [size=85]undeadmonk354: 4, SuyaSS: 3, TheRatCircus: 1, BouncyTEM: 5[/size]]" calcext:value-type="string">
            <text:p>[b]45. [url=https://reelism.dog/]Reelism 2[/url][/b] [[b]13[/b]: [size=85]undeadmonk354: 4, SuyaSS: 3, TheRatCircus: 1, BouncyTEM: 5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t=30942#p586255]Hunter’s Moon[/url][/b] [[b]12[/b]: [size=85]ibm5155: 3, D3athStalker: 1, Мichаеlis: 1, shotfan: 2, DYD: 5[/size]]" calcext:value-type="string">
            <text:p>[b]47. [url=https://forum.zdoom.org/viewtopic.php?t=30942#p586255]Hunter’s Moon[/url][/b] [[b]12[/b]: [size=85]ibm5155: 3, D3athStalker: 1, Мichаеlis: 1, shotfan: 2, DYD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Hunter’s_Moon.png" calcext:value-type="string">
            <text:p>convert background.png -font Arial -gravity Center -size 270 -pointsize 24 -fill black -annotate +0-14 'Voted #4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f=43&amp;t=57053#p1006227]Kriegsland: Blutorden[/url][/b] [[b]12[/b]: [size=85]TheLightBad96: 2, erni945: 2, Apaul27 : 1, DoodGuy: 1, YukesVonFaust: 1, JDSH98: 2, Vostyok: 3[/size]]" calcext:value-type="string">
            <text:p>[b]47. [url=https://forum.zdoom.org/viewtopic.php?f=43&amp;t=57053#p1006227]Kriegsland: Blutorden[/url][/b] [[b]12[/b]: [size=85]TheLightBad96: 2, erni945: 2, Apaul27 : 1, DoodGuy: 1, YukesVonFaust: 1, JDSH98: 2, Vostyok: 3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Kriegsland:_Blutorden.png" calcext:value-type="string">
            <text:p>convert background.png -font Arial -gravity Center -size 270 -pointsize 24 -fill black -annotate +0-14 'Voted #47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forum.zdoom.org/viewtopic.php?t=32674#p618450]Pirate Doom[/url][/b] [[b]12[/b]: [size=85]Combine_Kegan: 4, Zcat: 4, Ravick: 1, MasterBeavis: 1, Dinosaur_Nerd: 1,  Inconspicuousduck : 1[/size]]" calcext:value-type="string">
            <text:p>[b]47. [url=https://forum.zdoom.org/viewtopic.php?t=32674#p618450]Pirate Doom[/url][/b] [[b]12[/b]: [size=85]Combine_Kegan: 4, Zcat: 4, Ravick: 1, MasterBeavis: 1, Dinosaur_Nerd: 1, <text:s/>Inconspicuousduck : 1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Pirate_Doom.png" calcext:value-type="string">
            <text:p>convert background.png -font Arial -gravity Center -size 270 -pointsize 24 -fill black -annotate +0-14 'Voted #4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6&amp;t=48780#p839642]Ultimate DoomVisor[/url][/b] [[b]11[/b]: [size=85]BerserkerNoir: 1, LastManonEarth: 5, Elodorian: 5[/size]]" calcext:value-type="string">
            <text:p>[b]50. [url=https://forum.zdoom.org/viewtopic.php?f=46&amp;t=48780#p839642]Ultimate DoomVisor[/url][/b] [[b]11[/b]: [size=85]BerserkerNoir: 1, LastManonEarth: 5, Elodorian: 5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Ultimate_DoomVisor.png" calcext:value-type="string">
            <text:p>convert background.png -font Arial -gravity Center -size 270 -pointsize 24 -fill black -annotate +0-14 'Voted #5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t=45804#p760002]Hocusdoom[/url][/b] [[b]10[/b]: [size=85]Master Medi: 2, Мichаеlis: 2, MaxRideWizardLord: 4, RubyEyeShabranigdu: 2[/size]]" calcext:value-type="string">
            <text:p>[b]51. [url=https://forum.zdoom.org/viewtopic.php?t=45804#p760002]Hocusdoom[/url][/b] [[b]10[/b]: [size=85]Master Medi: 2, Мichаеlis: 2, MaxRideWizardLord: 4, RubyEyeShabranigdu: 2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Hocusdoom.png" calcext:value-type="string">
            <text:p>convert background.png -font Arial -gravity Center -size 270 -pointsize 24 -fill black -annotate +0-14 'Voted #5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www.doomworld.com/idgames/levels/doom2/Ports/v-z/zendyn_x]Zen Dynamics[/url][/b] [[b]10[/b]: [size=85]TerminusEst13: 1, Captain J: 4, Crazy Toni: 2, Tapwave: 3[/size]]" calcext:value-type="string">
            <text:p>[b]51. [url=https://www.doomworld.com/idgames/levels/doom2/Ports/v-z/zendyn_x]Zen Dynamics[/url][/b] [[b]10[/b]: [size=85]TerminusEst13: 1, Captain J: 4, Crazy Toni: 2, Tapwave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Zen_Dynamics.png" calcext:value-type="string">
            <text:p>convert background.png -font Arial -gravity Center -size 270 -pointsize 24 -fill black -annotate +0-14 'Voted #5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f=43&amp;t=51066#p888943]Combined Arms[/url][/b] [[b]9[/b]: [size=85]ChocoGuevara: 3, Arcterezion: 2, CherubCorps: 4[/size]]" calcext:value-type="string">
            <text:p>[b]53. [url=https://forum.zdoom.org/viewtopic.php?f=43&amp;t=51066#p888943]Combined Arms[/url][/b] [[b]9[/b]: [size=85]ChocoGuevara: 3, Arcterezion: 2, CherubCorps: 4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Combined_Arms.png" calcext:value-type="string">
            <text:p>convert background.png -font Arial -gravity Center -size 270 -pointsize 24 -fill black -annotate +0-14 'Voted #53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forum.zdoom.org/viewtopic.php?t=22008#p433365]Legacy of Suffering[/url][/b] [[b]9[/b]: [size=85]ibm5155: 5, Ravick: 1, Koto: 1, AlphaEnt: 1, Kappes Buur: 1[/size]]" calcext:value-type="string">
            <text:p>[b]53. [url=https://forum.zdoom.org/viewtopic.php?t=22008#p433365]Legacy of Suffering[/url][/b] [[b]9[/b]: [size=85]ibm5155: 5, Ravick: 1, Koto: 1, AlphaEnt: 1, Kappes Buur: 1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Legacy_of_Suffering.png" calcext:value-type="string">
            <text:p>convert background.png -font Arial -gravity Center -size 270 -pointsize 24 -fill black -annotate +0-14 'Voted #53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3. [url=https://forum.zdoom.org/viewtopic.php?f=43&amp;t=60054#p1047705]ouch_m 2: abort_m[/url][/b] [[b]9[/b]: [size=85]leodoom85: 1, ZippeyKeys12: 5, Azba: 1, wolfmanfp: 2[/size]]" calcext:value-type="string">
            <text:p>[b]53. [url=https://forum.zdoom.org/viewtopic.php?f=43&amp;t=60054#p1047705]ouch_m 2: abort_m[/url][/b] [[b]9[/b]: [size=85]leodoom85: 1, ZippeyKeys12: 5, Azba: 1, wolfmanfp: 2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ouch_m_2:_abort_m.png" calcext:value-type="string">
            <text:p>convert background.png -font Arial -gravity Center -size 270 -pointsize 24 -fill black -annotate +0-14 'Voted #5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3. [url=https://forum.zdoom.org/viewtopic.php?t=52301#p913612]Shadow Of The Wool Ball[/url][/b] [[b]9[/b]: [size=85]QuakedoomNukem Cz: 1, Apaul27 : 3, AlphaEnt: 2, fcas3t: 3[/size]]" calcext:value-type="string">
            <text:p>[b]53. [url=https://forum.zdoom.org/viewtopic.php?t=52301#p913612]Shadow Of The Wool Ball[/url][/b] [[b]9[/b]: [size=85]QuakedoomNukem Cz: 1, Apaul27 : 3, AlphaEnt: 2, fcas3t: 3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Shadow_Of_The_Wool_Ball.png" calcext:value-type="string">
            <text:p>convert background.png -font Arial -gravity Center -size 270 -pointsize 24 -fill black -annotate +0-14 'Voted #53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3. [url=https://forum.zdoom.org/viewtopic.php?f=19&amp;t=54380#p957591]The Inquisitor III[/url][/b] [[b]9[/b]: [size=85]The Ultimate DooMer: 1, Zan: 5, Curunir: 2, ReformedJoe: 1[/size]]" calcext:value-type="string">
            <text:p>[b]53. [url=https://forum.zdoom.org/viewtopic.php?f=19&amp;t=54380#p957591]The Inquisitor III[/url][/b] [[b]9[/b]: [size=85]The Ultimate DooMer: 1, Zan: 5, Curunir: 2, ReformedJoe: 1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The_Inquisitor_III.png" calcext:value-type="string">
            <text:p>convert background.png -font Arial -gravity Center -size 270 -pointsize 24 -fill black -annotate +0-14 'Voted #53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3. [url=https://forum.zdoom.org/viewtopic.php?t=14722&amp;#p297378]The Ultimate Torment and Torture[/url][/b] [[b]9[/b]: [size=85]DrPyspy: 3, ibm5155: 2, JDSH98: 1, silentzora: 3[/size]]" calcext:value-type="string">
            <text:p>[b]53. [url=https://forum.zdoom.org/viewtopic.php?t=14722&amp;#p297378]The Ultimate Torment and Torture[/url][/b] [[b]9[/b]: [size=85]DrPyspy: 3, ibm5155: 2, JDSH98: 1, silentzora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The_Ultimate_Torment_and_Torture.png" calcext:value-type="string">
            <text:p>convert background.png -font Arial -gravity Center -size 270 -pointsize 24 -fill black -annotate +0-14 'Voted #53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43&amp;t=68111#p1145548]Embers Of Armageddon[/url][/b] [[b]8[/b]: [size=85]DoomKrakken: 1, Xangelxal: 3, SuyaSS: 4[/size]]" calcext:value-type="string">
            <text:p>[b]59. [url=https://forum.zdoom.org/viewtopic.php?f=43&amp;t=68111#p1145548]Embers Of Armageddon[/url][/b] [[b]8[/b]: [size=85]DoomKrakken: 1, Xangelxal: 3, SuyaSS: 4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9 mod' -pointsize 20 -fill white -annotate +0+18 'by ZDoom Community' png8:pngs/Embers_Of_Armageddon.png" calcext:value-type="string">
            <text:p>convert background.png -font Arial -gravity Center -size 270 -pointsize 24 -fill black -annotate +0-14 'Voted #59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www.doomworld.com/forum/topic/57957-psx-doomfinal-doom-tc-version-2135-now-released/]PlayStation Doom TC[/url][/b] [[b]8[/b]: [size=85]leodoom85: 1, lil'devil: 1, Olroda: 5, Ravick: 1[/size]]" calcext:value-type="string">
            <text:p>[b]59. [url=https://www.doomworld.com/forum/topic/57957-psx-doomfinal-doom-tc-version-2135-now-released/]PlayStation Doom TC[/url][/b] [[b]8[/b]: [size=85]leodoom85: 1, lil'devil: 1, Olroda: 5, Ravick: 1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9 mod' -pointsize 20 -fill white -annotate +0+18 'by ZDoom Community' png8:pngs/PlayStation_Doom_TC.png" calcext:value-type="string">
            <text:p>convert background.png -font Arial -gravity Center -size 270 -pointsize 24 -fill black -annotate +0-14 'Voted #5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43&amp;t=66059#p1120875]HexArcana[/url][/b] [[b]7[/b]: [size=85]SallazarSpellcaster: 5, Lagi: 2[/size]]" calcext:value-type="string">
            <text:p>[b]61. [url=https://forum.zdoom.org/viewtopic.php?f=43&amp;t=66059#p1120875]HexArcana[/url][/b] [[b]7[/b]: [size=85]SallazarSpellcaster: 5, Lagi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HexArcana.png" calcext:value-type="string">
            <text:p>convert background.png -font Arial -gravity Center -size 270 -pointsize 24 -fill black -annotate +0-14 'Voted #61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t=56668#p1000996]Rise Of The Wool Ball[/url][/b] [[b]7[/b]: [size=85]TheMightyHeracross: 3, QuakedoomNukem Cz: 1, Apaul27 : 3[/size]]" calcext:value-type="string">
            <text:p>[b]61. [url=https://forum.zdoom.org/viewtopic.php?t=56668#p1000996]Rise Of The Wool Ball[/url][/b] [[b]7[/b]: [size=85]TheMightyHeracross: 3, QuakedoomNukem Cz: 1, Apaul27 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Rise_Of_The_Wool_Ball.png" calcext:value-type="string">
            <text:p>convert background.png -font Arial -gravity Center -size 270 -pointsize 24 -fill black -annotate +0-14 'Voted #6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5465#p982269]WW-Cola3[/url][/b] [[b]7[/b]: [size=85]phantombeta: 2, Apaul27 : 2, wolfmanfp: 3[/size]]" calcext:value-type="string">
            <text:p>[b]61. [url=https://forum.zdoom.org/viewtopic.php?f=43&amp;t=55465#p982269]WW-Cola3[/url][/b] [[b]7[/b]: [size=85]phantombeta: 2, Apaul27 : 2, wolfmanfp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WW-Cola3.png" calcext:value-type="string">
            <text:p>convert background.png -font Arial -gravity Center -size 270 -pointsize 24 -fill black -annotate +0-14 'Voted #6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 1, erni945: 1, YukesVonFaust: 3, Jarewill: 1[/size]]" calcext:value-type="string">
            <text:p>[b]64. [url=https://forum.zdoom.org/viewtopic.php?f=19&amp;t=50299#p874982]Aracnocide[/url][/b] [[b]6[/b]: [size=85]TheLightBad96: 1, erni945: 1, YukesVonFaust: 3, Jarewill: 1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racnocide.png" calcext:value-type="string">
            <text:p>convert background.png -font Arial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 2, rayburn: 4[/size]]" calcext:value-type="string">
            <text:p>[b]64. [url=https://forum.zdoom.org/viewtopic.php?f=19&amp;t=63102#p1085786]Ascension[/url][/b] [[b]6[/b]: [size=85]SallazarSpellcaster: 2, rayburn: 4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scension.png" calcext:value-type="string">
            <text:p>convert background.png -font Arial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43&amp;t=67687]Codename: DEMOLITIONIST[/url][/b] [[b]6[/b]: [size=85]TheRatCircus: 1, BouncyTEM: 5[/size]]" calcext:value-type="string">
            <text:p>[b]64. [url=https://forum.zdoom.org/viewtopic.php?f=43&amp;t=67687]Codename: DEMOLITIONIST[/url][/b] [[b]6[/b]: [size=85]TheRatCircus: 1, BouncyTEM: 5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Codename:_DEMOLITIONIST.png" calcext:value-type="string">
            <text:p>convert background.png -font Arial -gravity Center -size 270 -pointsize 24 -fill black -annotate +0-14 'Voted #64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19&amp;t=55387#p980696]Daytime Drama[/url][/b] [[b]6[/b]: [size=85]leodoom85: 1, Marisa Kirisame: 1, lil'devil: 4[/size]]" calcext:value-type="string">
            <text:p>[b]64. [url=https://forum.zdoom.org/viewtopic.php?f=19&amp;t=55387#p980696]Daytime Drama[/url][/b] [[b]6[/b]: [size=85]leodoom85: 1, Marisa Kirisame: 1, lil'devil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aytime_Drama.png" calcext:value-type="string">
            <text:p>convert background.png -font Arial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t=34430#p651069]DTS-T[/url][/b] [[b]6[/b]: [size=85]Sgt. Shivers: 5, IdiotBitz: 1[/size]]" calcext:value-type="string">
            <text:p>[b]64. [url=https://forum.zdoom.org/viewtopic.php?t=34430#p651069]DTS-T[/url][/b] [[b]6[/b]: [size=85]Sgt. Shivers: 5, IdiotBitz: 1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TS-T.png" calcext:value-type="string">
            <text:p>convert background.png -font Arial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985#p845608]Faspons[/url][/b] [[b]6[/b]: [size=85]Somagu: 1, Bigger C: 4, fcas3t: 1[/size]]" calcext:value-type="string">
            <text:p>[b]64. [url=https://forum.zdoom.org/viewtopic.php?f=43&amp;t=48985#p845608]Faspons[/url][/b] [[b]6[/b]: [size=85]Somagu: 1, Bigger C: 4, fcas3t: 1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Faspons.png" calcext:value-type="string">
            <text:p>convert background.png -font Arial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 1, TheLightBad96: 2, YukesVonFaust: 1, Vostyok: 2[/size]]" calcext:value-type="string">
            <text:p>[b]64. [url=https://forum.zdoom.org/viewtopic.php?f=19&amp;t=52867#p925329]Project Einherjar[/url][/b] [[b]6[/b]: [size=85]Rachael: 1, TheLightBad96: 2, YukesVonFaust: 1, Vostyok: 2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Project_Einherjar.png" calcext:value-type="string">
            <text:p>convert background.png -font Arial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36821#p698354]Weapons of Saturn[/url][/b] [[b]6[/b]: [size=85]m8f: 1, Cyanide: 1, eharper256: 2, lizardcommando: 1, BerserkerNoir: 1[/size]]" calcext:value-type="string">
            <text:p>[b]64. [url=https://forum.zdoom.org/viewtopic.php?f=19&amp;t=36821#p698354]Weapons of Saturn[/url][/b] [[b]6[/b]: [size=85]m8f: 1, Cyanide: 1, eharper256: 2, lizardcommando: 1, BerserkerNoir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eapons_of_Saturn.png" calcext:value-type="string">
            <text:p>convert background.png -font Arial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3&amp;t=60436#p1052527]Zagemod[/url][/b] [[b]6[/b]: [size=85]Error313: 3, Squirb: 3[/size]]" calcext:value-type="string">
            <text:p>[b]64. [url=https://forum.zdoom.org/viewtopic.php?f=43&amp;t=60436#p1052527]Zagemod[/url][/b] [[b]6[/b]: [size=85]Error313: 3, Squirb: 3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agemod.png" calcext:value-type="string">
            <text:p>convert background.png -font Arial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51000#p887649]Zero Tolerance[/url][/b] [[b]6[/b]: [size=85]Combine_Kegan: 1, Tapwave: 3, Hellser: 2[/size]]" calcext:value-type="string">
            <text:p>[b]64. [url=https://forum.zdoom.org/viewtopic.php?t=51000#p887649]Zero Tolerance[/url][/b] [[b]6[/b]: [size=85]Combine_Kegan: 1, Tapwave: 3, Hellser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ero_Tolerance.png" calcext:value-type="string">
            <text:p>convert background.png -font Arial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55487#p982784]AEons Of Death[/url][/b] [[b]5[/b]: [size=85]leodoom85: 1, lil'devil: 1, The_Abysswalker: 2, MaxRideWizardLord: 1[/size]]" calcext:value-type="string">
            <text:p>[b]74. [url=https://forum.zdoom.org/viewtopic.php?f=43&amp;t=55487#p982784]AEons Of Death[/url][/b] [[b]5[/b]: [size=85]leodoom85: 1, lil'devil: 1, The_Abysswalker: 2, MaxRideWizardLord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AEons_Of_Death.png" calcext:value-type="string">
            <text:p>convert background.png -font Arial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s://www.moddb.com/mods/brutal-doom-64]Brutal Doom 64[/url][/b] [[b]5[/b]: [size=85]MasterBeavis: 2, AlexThePianoNailer: 1, Martinoz: 1, TheZombie: 1[/size]]" calcext:value-type="string">
            <text:p>[b]74. [url=https://www.moddb.com/mods/brutal-doom-64]Brutal Doom 64[/url][/b] [[b]5[/b]: [size=85]MasterBeavis: 2, AlexThePianoNailer: 1, Martinoz: 1, TheZombie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Brutal_Doom_64.png" calcext:value-type="string">
            <text:p>convert background.png -font Arial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forum.zdoom.org/viewtopic.php?f=43&amp;t=67939]Corruption Cards[/url][/b] [[b]5[/b]: [size=85]Infirnex: 5[/size]]" calcext:value-type="string">
            <text:p>[b]74. [url=https://forum.zdoom.org/viewtopic.php?f=43&amp;t=67939]Corruption Cards[/url][/b] [[b]5[/b]: [size=85]Infirnex: 5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Corruption_Cards.png" calcext:value-type="string">
            <text:p>convert background.png -font Arial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forum.zdoom.org/viewtopic.php?f=42&amp;t=54708#p964549]dead.air[/url][/b] [[b]5[/b]: [size=85]Rachael: 1, Мichаеlis: 1, BouncyTEM: 3[/size]]" calcext:value-type="string">
            <text:p>[b]74. [url=https://forum.zdoom.org/viewtopic.php?f=42&amp;t=54708#p964549]dead.air[/url][/b] [[b]5[/b]: [size=85]Rachael: 1, Мichаеlis: 1, BouncyTEM: 3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dead.air.png" calcext:value-type="string">
            <text:p>convert background.png -font Arial -gravity Center -size 270 -pointsize 24 -fill black -annotate +0-14 'Voted #7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www.doomworld.com/idgames/levels/doom2/Ports/a-c/circus2]Happy Time Circus ][[/url][/b] [[b]5[/b]: [size=85]Ravick: 1, Major Cooke: 4[/size]]" calcext:value-type="string">
            <text:p>[b]74. [url=https://www.doomworld.com/idgames/levels/doom2/Ports/a-c/circus2]Happy Time Circus ][[/url][/b] [[b]5[/b]: [size=85]Ravick: 1, Major Cooke: 4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Happy_Time_Circus_][.png" calcext:value-type="string">
            <text:p>convert background.png -font Arial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f=43&amp;t=64378]Lt. Typhon[/url][/b] [[b]5[/b]: [size=85]terminator44: 1, Zonky: 4[/size]]" calcext:value-type="string">
            <text:p>[b]74. [url=https://forum.zdoom.org/viewtopic.php?f=43&amp;t=64378]Lt. Typhon[/url][/b] [[b]5[/b]: [size=85]terminator44: 1, Zonky: 4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Lt._Typhon.png" calcext:value-type="string">
            <text:p>convert background.png -font Arial -gravity Center -size 270 -pointsize 24 -fill black -annotate +0-14 'Voted #74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forum.zdoom.org/viewtopic.php?t=29815#p565772]Nazis![/url][/b] [[b]5[/b]: [size=85]ZikShadow: 1, Sgt. Shivers: 4[/size]]" calcext:value-type="string">
            <text:p>[b]74. [url=https://forum.zdoom.org/viewtopic.php?t=29815#p565772]Nazis![/url][/b] [[b]5[/b]: [size=85]ZikShadow: 1, Sgt. Shivers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Nazis!.png" calcext:value-type="string">
            <text:p>convert background.png -font Arial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s://forum.zdoom.org/viewtopic.php?f=46&amp;t=58340#p1025419]Reikall's Voxels[/url][/b] [[b]5[/b]: [size=85]m8f: 1, LastManonEarth: 3, Lagi: 1[/size]]" calcext:value-type="string">
            <text:p>[b]74. [url=https://forum.zdoom.org/viewtopic.php?f=46&amp;t=58340#p1025419]Reikall's Voxels[/url][/b] [[b]5[/b]: [size=85]m8f: 1, LastManonEarth: 3, Lagi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eikall_s_Voxels.png" calcext:value-type="string">
            <text:p>convert background.png -font Arial -gravity Center -size 270 -pointsize 24 -fill black -annotate +0-14 'Voted #7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://doomworld.com/idgames/?id=12747]RTC-3057 Hub 1[/url][/b] [[b]5[/b]: [size=85]wildweasel: 5[/size]]" calcext:value-type="string">
            <text:p>[b]74. [url=http://doomworld.com/idgames/?id=12747]RTC-3057 Hub 1[/url][/b] [[b]5[/b]: [size=85]wildweasel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TC-3057_Hub_1.png" calcext:value-type="string">
            <text:p>convert background.png -font Arial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2&amp;t=35879#p677083]S.U.P.E.R Natural[/url][/b] [[b]5[/b]: [size=85]Major Cooke: 5[/size]]" calcext:value-type="string">
            <text:p>[b]74. [url=https://forum.zdoom.org/viewtopic.php?f=42&amp;t=35879#p677083]S.U.P.E.R Natural[/url][/b] [[b]5[/b]: [size=85]Major Cooke: 5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.U.P.E.R_Natural.png" calcext:value-type="string">
            <text:p>convert background.png -font Arial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s://forum.zdoom.org/viewtopic.php?f=42&amp;t=60219#p1049804]Soundless Mound[/url][/b] [[b]5[/b]: [size=85]Rachael: 1, dard22: 3, MasterBeavis: 1[/size]]" calcext:value-type="string">
            <text:p>[b]74. [url=https://forum.zdoom.org/viewtopic.php?f=42&amp;t=60219#p1049804]Soundless Mound[/url][/b] [[b]5[/b]: [size=85]Rachael: 1, dard22: 3, MasterBeavis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oundless_Mound.png" calcext:value-type="string">
            <text:p>convert background.png -font Arial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://stronghold.drdteam.org/]Stronghold: On the Edge of Chaos[/url][/b] [[b]5[/b]: [size=85]Caligari87: 2, The Ultimate DooMer: 1, Ravick: 1, AlphaEnt: 1[/size]]" calcext:value-type="string">
            <text:p>[b]74. [url=http://stronghold.drdteam.org/]Stronghold: On the Edge of Chaos[/url][/b] [[b]5[/b]: [size=85]Caligari87: 2, The Ultimate DooMer: 1, Ravick: 1, AlphaEnt: 1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tronghold:_On_the_Edge_of_Chaos.png" calcext:value-type="string">
            <text:p>convert background.png -font Arial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www.doomworld.com/forum/topic/109107-supercharge-gameplay-mod-v28-031521-grenadier-enemy/]Supercharge[/url][/b] [[b]5[/b]: [size=85]terminator44: 1, CherubCorps: 4[/size]]" calcext:value-type="string">
            <text:p>[b]74. [url=https://www.doomworld.com/forum/topic/109107-supercharge-gameplay-mod-v28-031521-grenadier-enemy/]Supercharge[/url][/b] [[b]5[/b]: [size=85]terminator44: 1, CherubCorps: 4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upercharge.png" calcext:value-type="string">
            <text:p>convert background.png -font Arial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t=33330#p630834]Terrorists![/url][/b] [[b]5[/b]: [size=85] TheNightATK300: 2, TriMetall: 2, ZikShadow: 1[/size]]" calcext:value-type="string">
            <text:p>[b]74. [url=https://forum.zdoom.org/viewtopic.php?t=33330#p630834]Terrorists![/url][/b] [[b]5[/b]: [size=85] TheNightATK300: 2, TriMetall: 2, ZikShadow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errorists!.png" calcext:value-type="string">
            <text:p>convert background.png -font Arial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f=43&amp;t=57655#p1015050]The Soldier Z[/url][/b] [[b]5[/b]: [size=85]Shi No Hime: 5[/size]]" calcext:value-type="string">
            <text:p>[b]74. [url=https://forum.zdoom.org/viewtopic.php?f=43&amp;t=57655#p1015050]The Soldier Z[/url][/b] [[b]5[/b]: [size=85]Shi No Him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e_Soldier_Z.png" calcext:value-type="string">
            <text:p>convert background.png -font Arial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f=42&amp;t=45877#p761802]Threshold Of Pain[/url][/b] [[b]5[/b]: [size=85]JDSH98: 2, silentzora: 3[/size]]" calcext:value-type="string">
            <text:p>[b]74. [url=https://forum.zdoom.org/viewtopic.php?f=42&amp;t=45877#p761802]Threshold Of Pain[/url][/b] [[b]5[/b]: [size=85]JDSH98: 2, silentzora: 3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reshold_Of_Pain.png" calcext:value-type="string">
            <text:p>convert background.png -font Arial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4. [url=https://forum.zdoom.org/viewtopic.php?f=42&amp;t=25358#p484506]Unloved[/url][/b] [[b]5[/b]: [size=85]Rachael: 1, Ravick: 1, excedentia: 2, MasterBeavis: 1[/size]]" calcext:value-type="string">
            <text:p>[b]74. [url=https://forum.zdoom.org/viewtopic.php?f=42&amp;t=25358#p484506]Unloved[/url][/b] [[b]5[/b]: [size=85]Rachael: 1, Ravick: 1, excedentia: 2, MasterBeavis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Unloved.png" calcext:value-type="string">
            <text:p>convert background.png -font Arial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1. [url=https://forum.zdoom.org/viewtopic.php?f=43&amp;t=48872#p842280]10x[/url][/b] [[b]4[/b]: [size=85]Beed28: 4[/size]]" calcext:value-type="string">
            <text:p>[b]91. [url=https://forum.zdoom.org/viewtopic.php?f=43&amp;t=48872#p842280]10x[/url][/b] [[b]4[/b]: [size=85]Beed28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10x.png" calcext:value-type="string">
            <text:p>convert background.png -font Arial -gravity Center -size 270 -pointsize 24 -fill black -annotate +0-14 'Voted #9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1. [url=https://forum.zdoom.org/viewtopic.php?f=19&amp;t=69682]Abysm 2: Infernal Contract[/url][/b] [[b]4[/b]: [size=85]Nimlouth: 4[/size]]" calcext:value-type="string">
            <text:p>[b]91. [url=https://forum.zdoom.org/viewtopic.php?f=19&amp;t=69682]Abysm 2: Infernal Contract[/url][/b] [[b]4[/b]: [size=85]Nimlouth: 4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bysm_2:_Infernal_Contract.png" calcext:value-type="string">
            <text:p>convert background.png -font Arial -gravity Center -size 270 -pointsize 24 -fill black -annotate +0-14 'Voted #91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1. [url=http://action.mancubus.net/actiondoom/]Action Doom[/url][/b] [[b]4[/b]: [size=85]lil'devil: 2, QuakedoomNukem Cz: 1, IdiotBitz: 1[/size]]" calcext:value-type="string">
            <text:p>[b]91. [url=http://action.mancubus.net/actiondoom/]Action Doom[/url][/b] [[b]4[/b]: [size=85]lil'devil: 2, QuakedoomNukem Cz: 1, IdiotBitz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ction_Doom.png" calcext:value-type="string">
            <text:p>convert background.png -font Arial -gravity Center -size 270 -pointsize 24 -fill black -annotate +0-14 'Voted #9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1. [url=https://forum.zdoom.org/viewtopic.php?f=43&amp;t=69883]Angelic Waifus[/url][/b] [[b]4[/b]: [size=85]CherubCorps: 1, Xangelxal: 3[/size]]" calcext:value-type="string">
            <text:p>[b]91. [url=https://forum.zdoom.org/viewtopic.php?f=43&amp;t=69883]Angelic Waifus[/url][/b] [[b]4[/b]: [size=85]CherubCorps: 1, Xangelxal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ngelic_Waifus.png" calcext:value-type="string">
            <text:p>convert background.png -font Arial -gravity Center -size 270 -pointsize 24 -fill black -annotate +0-14 'Voted #91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1. [url=https://forum.zdoom.org/viewtopic.php?f=43&amp;t=52363#p914958]Argent[/url][/b] [[b]4[/b]: [size=85]Cyanide: 1, eharper256: 2, terminator44: 1[/size]]" calcext:value-type="string">
            <text:p>[b]91. [url=https://forum.zdoom.org/viewtopic.php?f=43&amp;t=52363#p914958]Argent[/url][/b] [[b]4[/b]: [size=85]Cyanide: 1, eharper256: 2, terminator44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rgent.png" calcext:value-type="string">
            <text:p>convert background.png -font Arial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1. [url=https://www.doomworld.com/idgames/levels/doom2/Ports/m-o/njbgpabh]BGPA Missions Liberation[/url][/b] [[b]4[/b]: [size=85]Ravick: 1, Koto: 3[/size]]" calcext:value-type="string">
            <text:p>[b]91. [url=https://www.doomworld.com/idgames/levels/doom2/Ports/m-o/njbgpabh]BGPA Missions Liberation[/url][/b] [[b]4[/b]: [size=85]Ravick: 1, Koto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GPA_Missions_Liberation.png" calcext:value-type="string">
            <text:p>convert background.png -font Arial -gravity Center -size 270 -pointsize 24 -fill black -annotate +0-14 'Voted #9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1. [url=https://forum.zdoom.org/viewtopic.php?f=43&amp;t=52102#p909138]Bratwurst[/url][/b] [[b]4[/b]: [size=85]xim: 4[/size]]" calcext:value-type="string">
            <text:p>[b]91. [url=https://forum.zdoom.org/viewtopic.php?f=43&amp;t=52102#p909138]Bratwurst[/url][/b] [[b]4[/b]: [size=85]xim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ratwurst.png" calcext:value-type="string">
            <text:p>convert background.png -font Arial -gravity Center -size 270 -pointsize 24 -fill black -annotate +0-14 'Voted #91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1. [url=https://forum.zdoom.org/viewtopic.php?f=43&amp;t=54322#p956169]Bullet-Eye[/url][/b] [[b]4[/b]: [size=85]eharper256: 1, Ikazu-san: 3[/size]]" calcext:value-type="string">
            <text:p>[b]91. [url=https://forum.zdoom.org/viewtopic.php?f=43&amp;t=54322#p956169]Bullet-Eye[/url][/b] [[b]4[/b]: [size=85]eharper256: 1, Ikazu-san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llet-Eye.png" calcext:value-type="string">
            <text:p>convert background.png -font Arial -gravity Center -size 270 -pointsize 24 -fill black -annotate +0-14 'Voted #9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1. [url=https://forum.zdoom.org/viewtopic.php?f=19&amp;t=35458#p668203]Burl Tumd[/url][/b] [[b]4[/b]: [size=85]Matt: 1, Combine_Kegan: 2, Azba: 1[/size]]" calcext:value-type="string">
            <text:p>[b]91. [url=https://forum.zdoom.org/viewtopic.php?f=19&amp;t=35458#p668203]Burl Tumd[/url][/b] [[b]4[/b]: [size=85]Matt: 1, Combine_Kegan: 2, Azba: 1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rl_Tumd.png" calcext:value-type="string">
            <text:p>convert background.png -font Arial -gravity Center -size 270 -pointsize 24 -fill black -annotate +0-14 'Voted #9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1. [url=https://www.doomworld.com/idgames/levels/doom2/Ports/d-f/de-pkg]Demon Eclipse[/url][/b] [[b]4[/b]: [size=85]The Ultimate DooMer: 1, Solmir : 3[/size]]" calcext:value-type="string">
            <text:p>[b]91. [url=https://www.doomworld.com/idgames/levels/doom2/Ports/d-f/de-pkg]Demon Eclipse[/url][/b] [[b]4[/b]: [size=85]The Ultimate DooMer: 1, Solmir 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emon_Eclipse.png" calcext:value-type="string">
            <text:p>convert background.png -font Arial -gravity Center -size 270 -pointsize 24 -fill black -annotate +0-14 'Voted #9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1. [url=https://forum.zdoom.org/viewtopic.php?f=43&amp;t=52262#p912321]Doom Delta[/url][/b] [[b]4[/b]: [size=85]Hellser: 2, YukesVonFaust: 1, terminator44: 1[/size]]" calcext:value-type="string">
            <text:p>[b]91. [url=https://forum.zdoom.org/viewtopic.php?f=43&amp;t=52262#p912321]Doom Delta[/url][/b] [[b]4[/b]: [size=85]Hellser: 2, YukesVonFaust: 1, terminator44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oom_Delta.png" calcext:value-type="string">
            <text:p>convert background.png -font Arial -gravity Center -size 270 -pointsize 24 -fill black -annotate +0-14 'Voted #9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1. [url=https://forum.zdoom.org/viewtopic.php?f=19&amp;t=46509#p778245]Droplets: Simulated Blood[/url][/b] [[b]4[/b]: [size=85]Hipnotic Rogue: 1, Dr_Cosmobyte: 1, IdiotBitz: 1, Hexereticdoom: 1[/size]]" calcext:value-type="string">
            <text:p>[b]91. [url=https://forum.zdoom.org/viewtopic.php?f=19&amp;t=46509#p778245]Droplets: Simulated Blood[/url][/b] [[b]4[/b]: [size=85]Hipnotic Rogue: 1, Dr_Cosmobyte: 1, IdiotBitz: 1, Hexereticdoom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roplets:_Simulated_Blood.png" calcext:value-type="string">
            <text:p>convert background.png -font Arial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1. [url=https://forum.zdoom.org/viewtopic.php?f=43&amp;t=56762]Heretical Doom[/url][/b] [[b]4[/b]: [size=85]eharper256: 2, Valken: 1, rayburn: 1[/size]]" calcext:value-type="string">
            <text:p>[b]91. [url=https://forum.zdoom.org/viewtopic.php?f=43&amp;t=56762]Heretical Doom[/url][/b] [[b]4[/b]: [size=85]eharper256: 2, Valken: 1, rayburn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Heretical_Doom.png" calcext:value-type="string">
            <text:p>convert background.png -font Arial -gravity Center -size 270 -pointsize 24 -fill black -annotate +0-14 'Voted #9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1. [url=https://forum.zdoom.org/viewtopic.php?f=19&amp;t=59198]Irontusk’s Diablo 3D[/url][/b] [[b]4[/b]: [size=85]PlayerLin: 3, Valken: 1[/size]]" calcext:value-type="string">
            <text:p>[b]91. [url=https://forum.zdoom.org/viewtopic.php?f=19&amp;t=59198]Irontusk’s Diablo 3D[/url][/b] [[b]4[/b]: [size=85]PlayerLin: 3, Valken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Irontusk’s_Diablo_3D.png" calcext:value-type="string">
            <text:p>convert background.png -font Arial -gravity Center -size 270 -pointsize 24 -fill black -annotate +0-14 'Voted #91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1. [url=https://forum.zdoom.org/viewtopic.php?f=43&amp;t=47229#p798227]JohnnyDoom[/url][/b] [[b]4[/b]: [size=85]Brohnesorge: 3, Turbo: 1[/size]]" calcext:value-type="string">
            <text:p>[b]91. [url=https://forum.zdoom.org/viewtopic.php?f=43&amp;t=47229#p798227]JohnnyDoom[/url][/b] [[b]4[/b]: [size=85]Brohnesorge: 3, Turbo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ohnnyDoom.png" calcext:value-type="string">
            <text:p>convert background.png -font Arial -gravity Center -size 270 -pointsize 24 -fill black -annotate +0-14 'Voted #9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1. [url=https://forum.zdoom.org/viewtopic.php?f=43&amp;t=57092#p1006758]Juvenile Power Fantasy[/url][/b] [[b]4[/b]: [size=85]Brohnesorge: 2, Rachael: 1, Shi No Hime: 1[/size]]" calcext:value-type="string">
            <text:p>[b]91. [url=https://forum.zdoom.org/viewtopic.php?f=43&amp;t=57092#p1006758]Juvenile Power Fantasy[/url][/b] [[b]4[/b]: [size=85]Brohnesorge: 2, Rachael: 1, Shi No Hime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uvenile_Power_Fantasy.png" calcext:value-type="string">
            <text:p>convert background.png -font Arial -gravity Center -size 270 -pointsize 24 -fill black -annotate +0-14 'Voted #9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1. [url=https://forum.zdoom.org/viewtopic.php?f=46&amp;t=33079#p626384]NC HUD[/url][/b] [[b]4[/b]: [size=85]m8f: 1, Squirb: 3[/size]]" calcext:value-type="string">
            <text:p>[b]91. [url=https://forum.zdoom.org/viewtopic.php?f=46&amp;t=33079#p626384]NC HUD[/url][/b] [[b]4[/b]: [size=85]m8f: 1, Squirb: 3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NC_HUD.png" calcext:value-type="string">
            <text:p>convert background.png -font Arial -gravity Center -size 270 -pointsize 24 -fill black -annotate +0-14 'Voted #9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1. [url=http://www.perkristian.net/game_doom-sfx.shtml]Perkristan's HD Sounds[/url][/b] [[b]4[/b]: [size=85]Caligari87: 1, AlexThePianoNailer: 2, LastManonEarth: 1[/size]]" calcext:value-type="string">
            <text:p>[b]91. [url=http://www.perkristian.net/game_doom-sfx.shtml]Perkristan's HD Sounds[/url][/b] [[b]4[/b]: [size=85]Caligari87: 1, AlexThePianoNailer: 2, LastManonEarth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Perkristan_s_HD_Sounds.png" calcext:value-type="string">
            <text:p>convert background.png -font Arial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1. [url=https://forum.zdoom.org/viewtopic.php?t=23024&amp;#p451257]Serpent Resurrection[/url][/b] [[b]4[/b]: [size=85]The Ultimate DooMer: 1, TheMightyHeracross: 3[/size]]" calcext:value-type="string">
            <text:p>[b]91. [url=https://forum.zdoom.org/viewtopic.php?t=23024&amp;#p451257]Serpent Resurrection[/url][/b] [[b]4[/b]: [size=85]The Ultimate DooMer: 1, TheMightyHeracross: 3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erpent_Resurrection.png" calcext:value-type="string">
            <text:p>convert background.png -font Arial -gravity Center -size 270 -pointsize 24 -fill black -annotate +0-14 'Voted #9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1. [url=https://forum.zdoom.org/viewtopic.php?f=43&amp;t=57310#p1010252]Shades of Doom[/url][/b] [[b]4[/b]: [size=85]Dr_Cosmobyte: 2, eharper256: 2[/size]]" calcext:value-type="string">
            <text:p>[b]91. [url=https://forum.zdoom.org/viewtopic.php?f=43&amp;t=57310#p1010252]Shades of Doom[/url][/b] [[b]4[/b]: [size=85]Dr_Cosmobyte: 2, eharper256: 2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ades_of_Doom.png" calcext:value-type="string">
            <text:p>convert background.png -font Arial -gravity Center -size 270 -pointsize 24 -fill black -annotate +0-14 'Voted #9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1. [url=https://forum.zdoom.org/viewtopic.php?t=47302#p800865]Shut up and Bleed[/url][/b] [[b]4[/b]: [size=85]Dr_Cosmobyte: 1, Somagu: 1, Azba: 1, YukesVonFaust: 1[/size]]" calcext:value-type="string">
            <text:p>[b]91. [url=https://forum.zdoom.org/viewtopic.php?t=47302#p800865]Shut up and Bleed[/url][/b] [[b]4[/b]: [size=85]Dr_Cosmobyte: 1, Somagu: 1, Azba: 1, YukesVonFaust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ut_up_and_Bleed.png" calcext:value-type="string">
            <text:p>convert background.png -font Arial -gravity Center -size 270 -pointsize 24 -fill black -annotate +0-14 'Voted #9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1. [url=https://forum.zdoom.org/viewtopic.php?f=105&amp;t=54992#p971348]SpriteShadow[/url][/b] [[b]4[/b]: [size=85]m8f: 1, Caligari87: 1, Hipnotic Rogue: 1, Cyanide: 1[/size]]" calcext:value-type="string">
            <text:p>[b]91. [url=https://forum.zdoom.org/viewtopic.php?f=105&amp;t=54992#p971348]SpriteShadow[/url][/b] [[b]4[/b]: [size=85]m8f: 1, Caligari87: 1, Hipnotic Rogue: 1, Cyanid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priteShadow.png" calcext:value-type="string">
            <text:p>convert background.png -font Arial -gravity Center -size 270 -pointsize 24 -fill black -annotate +0-14 'Voted #9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1. [url=https://forum.zdoom.org/viewtopic.php?f=43&amp;t=60784]Target Spy[/url][/b] [[b]4[/b]: [size=85]Hexereticdoom: 1, Lagi: 1, Nimlouth: 1, TheRatCircus: 1[/size]]" calcext:value-type="string">
            <text:p>[b]91. [url=https://forum.zdoom.org/viewtopic.php?f=43&amp;t=60784]Target Spy[/url][/b] [[b]4[/b]: [size=85]Hexereticdoom: 1, Lagi: 1, Nimlouth: 1, TheRatCircus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arget_Spy.png" calcext:value-type="string">
            <text:p>convert background.png -font Arial -gravity Center -size 270 -pointsize 24 -fill black -annotate +0-14 'Voted #9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1. [url=https://www.moddb.com/mods/total-chaos]Total Chaos[/url][/b] [[b]4[/b]: [size=85]kultasakaali: 4[/size]]" calcext:value-type="string">
            <text:p>[b]91. [url=https://www.moddb.com/mods/total-chaos]Total Chaos[/url][/b] [[b]4[/b]: [size=85]kultasakaali: 4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otal_Chaos.png" calcext:value-type="string">
            <text:p>convert background.png -font Arial -gravity Center -size 270 -pointsize 24 -fill black -annotate +0-14 'Voted #91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1. [url=https://forum.zdoom.org/viewtopic.php?t=55741#p985511]Waterlab GZD[/url][/b] [[b]4[/b]: [size=85]Caligari87: 1, Jaxxoon R: 3[/size]]" calcext:value-type="string">
            <text:p>[b]91. [url=https://forum.zdoom.org/viewtopic.php?t=55741#p985511]Waterlab GZD[/url][/b] [[b]4[/b]: [size=85]Caligari87: 1, Jaxxoon R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aterlab_GZD.png" calcext:value-type="string">
            <text:p>convert background.png -font Arial -gravity Center -size 270 -pointsize 24 -fill black -annotate +0-14 'Voted #9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1. [url=https://zandronum.com/forum/viewtopic.php?t=123]Who Dun It[/url][/b] [[b]4[/b]: [size=85]Matt: 2, Revae: 2[/size]]" calcext:value-type="string">
            <text:p>[b]91. [url=https://zandronum.com/forum/viewtopic.php?t=123]Who Dun It[/url][/b] [[b]4[/b]: [size=85]Matt: 2, Revae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ho_Dun_It.png" calcext:value-type="string">
            <text:p>convert background.png -font Arial -gravity Center -size 270 -pointsize 24 -fill black -annotate +0-14 'Voted #9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7. [url=https://forum.zdoom.org/viewtopic.php?f=43&amp;t=65962]10.5x[/url][/b] [[b]3[/b]: [size=85]fcas3t: 3[/size]]" calcext:value-type="string">
            <text:p>[b]117. [url=https://forum.zdoom.org/viewtopic.php?f=43&amp;t=65962]10.5x[/url][/b] [[b]3[/b]: [size=85]fcas3t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10.5x.png" calcext:value-type="string">
            <text:p>convert background.png -font Arial -gravity Center -size 270 -pointsize 24 -fill black -annotate +0-14 'Voted #117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7. [url=https://www.doomworld.com/idgames/combos/alanguns]Alandoguns[/url][/b] [[b]3[/b]: [size=85]lil'devil: 1, Мichаеlis: 2[/size]]" calcext:value-type="string">
            <text:p>[b]117. [url=https://www.doomworld.com/idgames/combos/alanguns]Alandoguns[/url][/b] [[b]3[/b]: [size=85]lil'devil: 1, Мichаеlis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andoguns.png" calcext:value-type="string">
            <text:p>convert background.png -font Arial -gravity Center -size 270 -pointsize 24 -fill black -annotate +0-14 'Voted #11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7. [url=https://www.doomworld.com/forum/topic/106932-demov3-release-aliens-eradication/]Aliens: Eradication[/url][/b] [[b]3[/b]: [size=85]Curunir: 3[/size]]" calcext:value-type="string">
            <text:p>[b]117. [url=https://www.doomworld.com/forum/topic/106932-demov3-release-aliens-eradication/]Aliens: Eradication[/url][/b] [[b]3[/b]: [size=85]Curunir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iens:_Eradication.png" calcext:value-type="string">
            <text:p>convert background.png -font Arial -gravity Center -size 270 -pointsize 24 -fill black -annotate +0-14 'Voted #11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7. [url=https://forum.zdoom.org/viewtopic.php?f=43&amp;t=66881]Bitter Heretic[/url][/b] [[b]3[/b]: [size=85]Jarewill: 1, Sharazar256: 2[/size]]" calcext:value-type="string">
            <text:p>[b]117. [url=https://forum.zdoom.org/viewtopic.php?f=43&amp;t=66881]Bitter Heretic[/url][/b] [[b]3[/b]: [size=85]Jarewill: 1, Sharazar256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Bitter_Heretic.png" calcext:value-type="string">
            <text:p>convert background.png -font Arial -gravity Center -size 270 -pointsize 24 -fill black -annotate +0-14 'Voted #11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7. [url=https://forum.zdoom.org/viewtopic.php?t=34569#p653208]Call of Dooty[/url][/b] [[b]3[/b]: [size=85]wolfmanfp: 1, kultasakaali: 2[/size]]" calcext:value-type="string">
            <text:p>[b]117. [url=https://forum.zdoom.org/viewtopic.php?t=34569#p653208]Call of Dooty[/url][/b] [[b]3[/b]: [size=85]wolfmanfp: 1, kultasakaali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ll_of_Dooty.png" calcext:value-type="string">
            <text:p>convert background.png -font Arial -gravity Center -size 270 -pointsize 24 -fill black -annotate +0-14 'Voted #11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7. [url=https://forum.zdoom.org/viewtopic.php?f=19&amp;t=57800#p1017196]Castlevania - Simon's Destiny[/url][/b] [[b]3[/b]: [size=85]Rachael: 1, QuakedoomNukem Cz: 1, MasterBeavis: 1[/size]]" calcext:value-type="string">
            <text:p>[b]117. [url=https://forum.zdoom.org/viewtopic.php?f=19&amp;t=57800#p1017196]Castlevania - Simon's Destiny[/url][/b] [[b]3[/b]: [size=85]Rachael: 1, QuakedoomNukem Cz: 1, MasterBeavis: 1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stlevania_-_Simon_s_Destiny.png" calcext:value-type="string">
            <text:p>convert background.png -font Arial -gravity Center -size 270 -pointsize 24 -fill black -annotate +0-14 'Voted #11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7. [url=https://zdoom.org/wiki/Cold_as_Hell]Cold as Hell[/url][/b] [[b]3[/b]: [size=85]Ravick: 1, Solmir : 2[/size]]" calcext:value-type="string">
            <text:p>[b]117. [url=https://zdoom.org/wiki/Cold_as_Hell]Cold as Hell[/url][/b] [[b]3[/b]: [size=85]Ravick: 1, Solmir 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ld_as_Hell.png" calcext:value-type="string">
            <text:p>convert background.png -font Arial -gravity Center -size 270 -pointsize 24 -fill black -annotate +0-14 'Voted #11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7. [url=https://forum.zdoom.org/viewtopic.php?f=19&amp;t=61211]Compendium[/url][/b] [[b]3[/b]: [size=85]fcas3t: 3[/size]]" calcext:value-type="string">
            <text:p>[b]117. [url=https://forum.zdoom.org/viewtopic.php?f=19&amp;t=61211]Compendium[/url][/b] [[b]3[/b]: [size=85]fcas3t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endium.png" calcext:value-type="string">
            <text:p>convert background.png -font Arial -gravity Center -size 270 -pointsize 24 -fill black -annotate +0-14 'Voted #11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7. [url=https://forum.zdoom.org/viewtopic.php?f=43&amp;t=58535#p1028376]Complex Doom[/url][/b] [[b]3[/b]: [size=85]leodoom85: 1, Rowsol: 1, iamcarrotmaster: 1[/size]]" calcext:value-type="string">
            <text:p>[b]117. [url=https://forum.zdoom.org/viewtopic.php?f=43&amp;t=58535#p1028376]Complex Doom[/url][/b] [[b]3[/b]: [size=85]leodoom85: 1, Rowsol: 1, iamcarrotmaster: 1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lex_Doom.png" calcext:value-type="string">
            <text:p>convert background.png -font Arial -gravity Center -size 270 -pointsize 24 -fill black -annotate +0-14 'Voted #11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7. [url=https://forum.zdoom.org/viewtopic.php?t=55048#p972862]DamNums[/url][/b] [[b]3[/b]: [size=85]Hipnotic Rogue: 1, Мichаеlis: 1, Hexereticdoom: 1[/size]]" calcext:value-type="string">
            <text:p>[b]117. [url=https://forum.zdoom.org/viewtopic.php?t=55048#p972862]DamNums[/url][/b] [[b]3[/b]: [size=85]Hipnotic Rogue: 1, Мichаеlis: 1, Hexereticdoom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mNums.png" calcext:value-type="string">
            <text:p>convert background.png -font Arial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7. [url=https://forum.zdoom.org/viewtopic.php?t=58375#p1025963]Dark Encounters[/url][/b] [[b]3[/b]: [size=85]The Ultimate DooMer: 1, TheZombie: 2[/size]]" calcext:value-type="string">
            <text:p>[b]117. [url=https://forum.zdoom.org/viewtopic.php?t=58375#p1025963]Dark Encounters[/url][/b] [[b]3[/b]: [size=85]The Ultimate DooMer: 1, TheZombie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rk_Encounters.png" calcext:value-type="string">
            <text:p>convert background.png -font Arial -gravity Center -size 270 -pointsize 24 -fill black -annotate +0-14 'Voted #11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7. [url=https://www.doomworld.com/idgames/combos/wwhcdiaz]Diaz: Last Hours of Purity[/url][/b] [[b]3[/b]: [size=85]TheMightyHeracross: 3[/size]]" calcext:value-type="string">
            <text:p>[b]117. [url=https://www.doomworld.com/idgames/combos/wwhcdiaz]Diaz: Last Hours of Purity[/url][/b] [[b]3[/b]: [size=85]TheMightyHeracross: 3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iaz:_Last_Hours_of_Purity.png" calcext:value-type="string">
            <text:p>convert background.png -font Arial -gravity Center -size 270 -pointsize 24 -fill black -annotate +0-14 'Voted #11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7. [url=https://forum.zdoom.org/viewtopic.php?f=43&amp;t=60984]Dusted's Pandemonia[/url][/b] [[b]3[/b]: [size=85]omxgamer127: 3[/size]]" calcext:value-type="string">
            <text:p>[b]117. [url=https://forum.zdoom.org/viewtopic.php?f=43&amp;t=60984]Dusted's Pandemonia[/url][/b] [[b]3[/b]: [size=85]omxgamer127: 3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usted_s_Pandemonia.png" calcext:value-type="string">
            <text:p>convert background.png -font Arial -gravity Center -size 270 -pointsize 24 -fill black -annotate +0-14 'Voted #117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7. [url=https://forum.zdoom.org/viewtopic.php?f=19&amp;t=48208#p824651]Eriguns[/url][/b] [[b]3[/b]: [size=85]Hipnotic Rogue: 1, Cyanide: 2[/size]]" calcext:value-type="string">
            <text:p>[b]117. [url=https://forum.zdoom.org/viewtopic.php?f=19&amp;t=48208#p824651]Eriguns[/url][/b] [[b]3[/b]: [size=85]Hipnotic Rogue: 1, Cyanide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Eriguns.png" calcext:value-type="string">
            <text:p>convert background.png -font Arial -gravity Center -size 270 -pointsize 24 -fill black -annotate +0-14 'Voted #117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7. [url=https://forum.zdoom.org/viewtopic.php?f=43&amp;t=58486#p1027620]Factotum[/url][/b] [[b]3[/b]: [size=85]kadu522: 1, YukesVonFaust: 2[/size]]" calcext:value-type="string">
            <text:p>[b]117. [url=https://forum.zdoom.org/viewtopic.php?f=43&amp;t=58486#p1027620]Factotum[/url][/b] [[b]3[/b]: [size=85]kadu522: 1, YukesVonFaust: 2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actotum.png" calcext:value-type="string">
            <text:p>convert background.png -font Arial -gravity Center -size 270 -pointsize 24 -fill black -annotate +0-14 'Voted #11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7. [url=https://forum.zdoom.org/viewtopic.php?f=46&amp;t=16768#p330879]Full GZDoom Skybox Set[/url][/b] [[b]3[/b]: [size=85]Matt: 2, Hexereticdoom: 1[/size]]" calcext:value-type="string">
            <text:p>[b]117. [url=https://forum.zdoom.org/viewtopic.php?f=46&amp;t=16768#p330879]Full GZDoom Skybox Set[/url][/b] [[b]3[/b]: [size=85]Matt: 2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ull_GZDoom_Skybox_Set.png" calcext:value-type="string">
            <text:p>convert background.png -font Arial -gravity Center -size 270 -pointsize 24 -fill black -annotate +0-14 'Voted #11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7. [url=https://www.doomworld.com/idgames/levels/doom2/Ports/a-c/circus666]Happy Time Circus[/url][/b] [[b]3[/b]: [size=85]Major Cooke: 3[/size]]" calcext:value-type="string">
            <text:p>[b]117. [url=https://www.doomworld.com/idgames/levels/doom2/Ports/a-c/circus666]Happy Time Circus[/url][/b] [[b]3[/b]: [size=85]Major Cooke: 3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ppy_Time_Circus.png" calcext:value-type="string">
            <text:p>convert background.png -font Arial -gravity Center -size 270 -pointsize 24 -fill black -annotate +0-14 'Voted #11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7. [url=https://forum.zdoom.org/viewtopic.php?f=43&amp;t=45145]Hard-Doom[/url][/b] [[b]3[/b]: [size=85]Zonky: 3[/size]]" calcext:value-type="string">
            <text:p>[b]117. [url=https://forum.zdoom.org/viewtopic.php?f=43&amp;t=45145]Hard-Doom[/url][/b] [[b]3[/b]: [size=85]Zonky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rd-Doom.png" calcext:value-type="string">
            <text:p>convert background.png -font Arial -gravity Center -size 270 -pointsize 24 -fill black -annotate +0-14 'Voted #117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7. [url=https://forum.zdoom.org/viewtopic.php?f=43&amp;t=48074#p820532]HXRTC Project[/url][/b] [[b]3[/b]: [size=85]leodoom85: 1, ClessxAlghazanth: 2[/size]]" calcext:value-type="string">
            <text:p>[b]117. [url=https://forum.zdoom.org/viewtopic.php?f=43&amp;t=48074#p820532]HXRTC Project[/url][/b] [[b]3[/b]: [size=85]leodoom85: 1, ClessxAlghazanth: 2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XRTC_Project.png" calcext:value-type="string">
            <text:p>convert background.png -font Arial -gravity Center -size 270 -pointsize 24 -fill black -annotate +0-14 'Voted #11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7. [url=https://forum.zdoom.org/viewtopic.php?f=43&amp;t=37130#p705156]Insanity's Requiem[/url][/b] [[b]3[/b]: [size=85]D3athStalker: 2, Martinoz: 1[/size]]" calcext:value-type="string">
            <text:p>[b]117. [url=https://forum.zdoom.org/viewtopic.php?f=43&amp;t=37130#p705156]Insanity's Requiem[/url][/b] [[b]3[/b]: [size=85]D3athStalker: 2, Martinoz: 1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Insanity_s_Requiem.png" calcext:value-type="string">
            <text:p>convert background.png -font Arial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7. [url=https://forum.zdoom.org/viewtopic.php?f=46&amp;t=29117#p553405]Jimmy’s Jukebox[/url][/b] [[b]3[/b]: [size=85]Tapwave: 3[/size]]" calcext:value-type="string">
            <text:p>[b]117. [url=https://forum.zdoom.org/viewtopic.php?f=46&amp;t=29117#p553405]Jimmy’s Jukebox[/url][/b] [[b]3[/b]: [size=85]Tapwave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Jimmy’s_Jukebox.png" calcext:value-type="string">
            <text:p>convert background.png -font Arial -gravity Center -size 270 -pointsize 24 -fill black -annotate +0-14 'Voted #11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7. [url=https://forum.zdoom.org/viewtopic.php?f=19&amp;t=16480#p326745]PlayStation Doom TC[/url][/b] [[b]3[/b]: [size=85]A_D_M_E_R_A_L: 3[/size]]" calcext:value-type="string">
            <text:p>[b]117. [url=https://forum.zdoom.org/viewtopic.php?f=19&amp;t=16480#p326745]PlayStation Doom TC[/url][/b] [[b]3[/b]: [size=85]A_D_M_E_R_A_L: 3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PlayStation_Doom_TC.png" calcext:value-type="string">
            <text:p>convert background.png -font Arial -gravity Center -size 270 -pointsize 24 -fill black -annotate +0-14 'Voted #11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7. [url=https://doomwiki.org/wiki/Psychophobia]Psychophobia[/url][/b] [[b]3[/b]: [size=85]Doomguy914: 3[/size]]" calcext:value-type="string">
            <text:p>[b]117. [url=https://doomwiki.org/wiki/Psychophobia]Psychophobia[/url][/b] [[b]3[/b]: [size=85]Doomguy914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Psychophobia.png" calcext:value-type="string">
            <text:p>convert background.png -font Arial -gravity Center -size 270 -pointsize 24 -fill black -annotate +0-14 'Voted #11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7. [url=http://www.prodigal-game.com/doomwads.html]Redux E2M4[/url][/b] [[b]3[/b]: [size=85]Jaxxoon R: 3[/size]]" calcext:value-type="string">
            <text:p>[b]117. [url=http://www.prodigal-game.com/doomwads.html]Redux E2M4[/url][/b] [[b]3[/b]: [size=85]Jaxxoon R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Redux_E2M4.png" calcext:value-type="string">
            <text:p>convert background.png -font Arial -gravity Center -size 270 -pointsize 24 -fill black -annotate +0-14 'Voted #11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7. [url=https://forum.zdoom.org/viewtopic.php?f=45&amp;t=24974#p479313]scalliano's 667 Shuffle[/url][/b] [[b]3[/b]: [size=85]leodoom85: 1, Мichаеlis: 2[/size]]" calcext:value-type="string">
            <text:p>[b]117. [url=https://forum.zdoom.org/viewtopic.php?f=45&amp;t=24974#p479313]scalliano's 667 Shuffle[/url][/b] [[b]3[/b]: [size=85]leodoom85: 1, Мichаеlis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scalliano_s_667_Shuffle.png" calcext:value-type="string">
            <text:p>convert background.png -font Arial -gravity Center -size 270 -pointsize 24 -fill black -annotate +0-14 'Voted #11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7. [url=https://forum.zdoom.org/viewtopic.php?f=45&amp;t=13704#p278356]The Ghoul's Forest 3[/url][/b] [[b]3[/b]: [size=85]ibm5155: 1, lil'devil: 2[/size]]" calcext:value-type="string">
            <text:p>[b]117. [url=https://forum.zdoom.org/viewtopic.php?f=45&amp;t=13704#p278356]The Ghoul's Forest 3[/url][/b] [[b]3[/b]: [size=85]ibm5155: 1, lil'devil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he_Ghoul_s_Forest_3.png" calcext:value-type="string">
            <text:p>convert background.png -font Arial -gravity Center -size 270 -pointsize 24 -fill black -annotate +0-14 'Voted #11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7. [url=https://forum.zdoom.org/viewtopic.php?f=43&amp;t=66995]Treasure Tech[/url][/b] [[b]3[/b]: [size=85]DYD: 1, Tombstone665: 2[/size]]" calcext:value-type="string">
            <text:p>[b]117. [url=https://forum.zdoom.org/viewtopic.php?f=43&amp;t=66995]Treasure Tech[/url][/b] [[b]3[/b]: [size=85]DYD: 1, Tombstone665: 2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reasure_Tech.png" calcext:value-type="string">
            <text:p>convert background.png -font Arial -gravity Center -size 270 -pointsize 24 -fill black -annotate +0-14 'Voted #11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7. [url=https://www.doomworld.com/idgames/levels/doom2/Ports/v-z/void]Void[/url][/b] [[b]3[/b]: [size=85]Jaxxoon R: 3[/size]]" calcext:value-type="string">
            <text:p>[b]117. [url=https://www.doomworld.com/idgames/levels/doom2/Ports/v-z/void]Void[/url][/b] [[b]3[/b]: [size=85]Jaxxoon R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Void.png" calcext:value-type="string">
            <text:p>convert background.png -font Arial -gravity Center -size 270 -pointsize 24 -fill black -annotate +0-14 'Voted #11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7. [url=http://lazrojas.com/wolfendoom/arctic_2.html]WolfenDOOM: Operation: Arctic Wolf[/url][/b] [[b]3[/b]: [size=85]Sgt. Shivers: 3[/size]]" calcext:value-type="string">
            <text:p>[b]117. [url=http://lazrojas.com/wolfendoom/arctic_2.html]WolfenDOOM: Operation: Arctic Wolf[/url][/b] [[b]3[/b]: [size=85]Sgt. Shivers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7. [url=https://forum.zdoom.org/viewtopic.php?f=19&amp;t=27258#p520682]ZBlood+[/url][/b] [[b]3[/b]: [size=85]Мichаеlis: 1, The_Abysswalker: 2[/size]]" calcext:value-type="string">
            <text:p>[b]117. [url=https://forum.zdoom.org/viewtopic.php?f=19&amp;t=27258#p520682]ZBlood+[/url][/b] [[b]3[/b]: [size=85]Мichаеlis: 1, The_Abysswalker: 2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ZBlood+.png" calcext:value-type="string">
            <text:p>convert background.png -font Arial -gravity Center -size 270 -pointsize 24 -fill black -annotate +0-14 'Voted #11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7. [url=https://forum.zdoom.org/viewtopic.php?t=56483#p998194]All Clear Message[/url][/b] [[b]2[/b]: [size=85]Cyanide: 1, Hexereticdoom: 1[/size]]" calcext:value-type="string">
            <text:p>[b]147. [url=https://forum.zdoom.org/viewtopic.php?t=56483#p998194]All Clear Message[/url][/b] [[b]2[/b]: [size=85]Cyanide: 1, Hexereticdoom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All_Clear_Message.png" calcext:value-type="string">
            <text:p>convert background.png -font Arial -gravity Center -size 270 -pointsize 24 -fill black -annotate +0-14 'Voted #14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7. [url=https://forum.zdoom.org/viewtopic.php?f=43&amp;t=60456#p1052735]Champions[/url][/b] [[b]2[/b]: [size=85]IdiotBitz: 1, CherubCorps: 1[/size]]" calcext:value-type="string">
            <text:p>[b]147. [url=https://forum.zdoom.org/viewtopic.php?f=43&amp;t=60456#p1052735]Champions[/url][/b] [[b]2[/b]: [size=85]IdiotBitz: 1, CherubCorps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hampions.png" calcext:value-type="string">
            <text:p>convert background.png -font Arial -gravity Center -size 270 -pointsize 24 -fill black -annotate +0-14 'Voted #14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7. [url=https://forum.zdoom.org/viewtopic.php?f=19&amp;t=55298#p978283]Consolation Prize: The PSX Doom TC[/url][/b] [[b]2[/b]: [size=85]Dr_Cosmobyte: 1, IdiotBitz: 1[/size]]" calcext:value-type="string">
            <text:p>[b]147. [url=https://forum.zdoom.org/viewtopic.php?f=19&amp;t=55298#p978283]Consolation Prize: The PSX Doom TC[/url][/b] [[b]2[/b]: [size=85]Dr_Cosmobyte: 1, IdiotBitz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7. [url=https://forum.zdoom.org/viewtopic.php?t=36667#p694653]Crossfire[/url][/b] [[b]2[/b]: [size=85]Somagu: 1, Marrub: 1[/size]]" calcext:value-type="string">
            <text:p>[b]147. [url=https://forum.zdoom.org/viewtopic.php?t=36667#p694653]Crossfire[/url][/b] [[b]2[/b]: [size=85]Somagu: 1, Marrub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rossfire.png" calcext:value-type="string">
            <text:p>convert background.png -font Arial -gravity Center -size 270 -pointsize 24 -fill black -annotate +0-14 'Voted #14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7. [url=https://forum.zdoom.org/viewtopic.php?f=19&amp;t=36608]Cyberrunner[/url][/b] [[b]2[/b]: [size=85]Revae: 2[/size]]" calcext:value-type="string">
            <text:p>[b]147. [url=https://forum.zdoom.org/viewtopic.php?f=19&amp;t=36608]Cyberrunner[/url][/b] [[b]2[/b]: [size=85]Revae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Cyberrunner.png" calcext:value-type="string">
            <text:p>convert background.png -font Arial -gravity Center -size 270 -pointsize 24 -fill black -annotate +0-14 'Voted #14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7. [url=https://forum.zdoom.org/viewtopic.php?f=43&amp;t=58521#p1028226]Dead Marine[/url][/b] [[b]2[/b]: [size=85]m8f: 1, Dr_Cosmobyte: 1[/size]]" calcext:value-type="string">
            <text:p>[b]147. [url=https://forum.zdoom.org/viewtopic.php?f=43&amp;t=58521#p1028226]Dead Marine[/url][/b] [[b]2[/b]: [size=85]m8f: 1, Dr_Cosmobyte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ad_Marine.png" calcext:value-type="string">
            <text:p>convert background.png -font Arial -gravity Center -size 270 -pointsize 24 -fill black -annotate +0-14 'Voted #14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7. [url=https://forum.zdoom.org/viewtopic.php?f=43&amp;t=59887#p1045489]Demon CounterStrike[/url][/b] [[b]2[/b]: [size=85]Shadelight: 2[/size]]" calcext:value-type="string">
            <text:p>[b]147. [url=https://forum.zdoom.org/viewtopic.php?f=43&amp;t=59887#p1045489]Demon CounterStrike[/url][/b] [[b]2[/b]: [size=85]Shadelight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Demon_CounterStrike.png" calcext:value-type="string">
            <text:p>convert background.png -font Arial -gravity Center -size 270 -pointsize 24 -fill black -annotate +0-14 'Voted #14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7. [url=https://forum.zdoom.org/viewtopic.php?t=31034#p587707]Error: Doom[/url][/b] [[b]2[/b]: [size=85]Marrub: 2[/size]]" calcext:value-type="string">
            <text:p>[b]147. [url=https://forum.zdoom.org/viewtopic.php?t=31034#p587707]Error: Doom[/url][/b] [[b]2[/b]: [size=85]Marrub: 2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Error:_Doom.png" calcext:value-type="string">
            <text:p>convert background.png -font Arial -gravity Center -size 270 -pointsize 24 -fill black -annotate +0-14 'Voted #14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7. [url=http://www.moddb.com/mods/final-neodoom]Final NeoDoom[/url][/b] [[b]2[/b]: [size=85]The Ultimate DooMer: 1, Ravick: 1[/size]]" calcext:value-type="string">
            <text:p>[b]147. [url=http://www.moddb.com/mods/final-neodoom]Final NeoDoom[/url][/b] [[b]2[/b]: [size=85]The Ultimate DooMer: 1, Ravick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inal_NeoDoom.png" calcext:value-type="string">
            <text:p>convert background.png -font Arial -gravity Center -size 270 -pointsize 24 -fill black -annotate +0-14 'Voted #14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7. [url=https://forum.zdoom.org/viewtopic.php?f=105&amp;t=35388#p666921]Footsteps[/url][/b] [[b]2[/b]: [size=85]m8f: 1, Hexereticdoom: 1[/size]]" calcext:value-type="string">
            <text:p>[b]147. [url=https://forum.zdoom.org/viewtopic.php?f=105&amp;t=35388#p666921]Footsteps[/url][/b] [[b]2[/b]: [size=85]m8f: 1, Hexereticdoom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ootsteps.png" calcext:value-type="string">
            <text:p>convert background.png -font Arial -gravity Center -size 270 -pointsize 24 -fill black -annotate +0-14 'Voted #14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7. [url=https://forum.zdoom.org/viewtopic.php?f=43&amp;t=46413#p775648]FragTrak[/url][/b] [[b]2[/b]: [size=85]Ikazu-san: 2[/size]]" calcext:value-type="string">
            <text:p>[b]147. [url=https://forum.zdoom.org/viewtopic.php?f=43&amp;t=46413#p775648]FragTrak[/url][/b] [[b]2[/b]: [size=85]Ikazu-san: 2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FragTrak.png" calcext:value-type="string">
            <text:p>convert background.png -font Arial -gravity Center -size 270 -pointsize 24 -fill black -annotate +0-14 'Voted #14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7. [url=https://forum.zdoom.org/viewtopic.php?f=43&amp;t=71086]Gearbox[/url][/b] [[b]2[/b]: [size=85]ClessxAlghazanth: 1, TheRatCircus: 1[/size]]" calcext:value-type="string">
            <text:p>[b]147. [url=https://forum.zdoom.org/viewtopic.php?f=43&amp;t=71086]Gearbox[/url][/b] [[b]2[/b]: [size=85]ClessxAlghazanth: 1, TheRatCircus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earbox.png" calcext:value-type="string">
            <text:p>convert background.png -font Arial -gravity Center -size 270 -pointsize 24 -fill black -annotate +0-14 'Voted #147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7. [url=https://forum.zdoom.org/viewtopic.php?f=19&amp;t=46718#p784166]Gene-Tech: Before the Storm[/url][/b] [[b]2[/b]: [size=85]Rachael: 1, Ravick: 1[/size]]" calcext:value-type="string">
            <text:p>[b]147. [url=https://forum.zdoom.org/viewtopic.php?f=19&amp;t=46718#p784166]Gene-Tech: Before the Storm[/url][/b] [[b]2[/b]: [size=85]Rachael: 1, Ravick: 1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ene-Tech:_Before_the_Storm.png" calcext:value-type="string">
            <text:p>convert background.png -font Arial -gravity Center -size 270 -pointsize 24 -fill black -annotate +0-14 'Voted #14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7. [url=https://forum.zdoom.org/viewtopic.php?t=69090#p1156925]Gothic Skins for Doom[/url][/b] [[b]2[/b]: [size=85]Matt: 2[/size]]" calcext:value-type="string">
            <text:p>[b]147. [url=https://forum.zdoom.org/viewtopic.php?t=69090#p1156925]Gothic Skins for Doom[/url][/b] [[b]2[/b]: [size=85]Matt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Gothic_Skins_for_Doom.png" calcext:value-type="string">
            <text:p>convert background.png -font Arial -gravity Center -size 270 -pointsize 24 -fill black -annotate +0-14 'Voted #14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7. [url=https://forum.zdoom.org/viewtopic.php?t=58009#p1020405]HeXeReTiC Fantasy[/url][/b] [[b]2[/b]: [size=85]Sumwunn: 2[/size]]" calcext:value-type="string">
            <text:p>[b]147. [url=https://forum.zdoom.org/viewtopic.php?t=58009#p1020405]HeXeReTiC Fantasy[/url][/b] [[b]2[/b]: [size=85]Sumwunn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eXeReTiC_Fantasy.png" calcext:value-type="string">
            <text:p>convert background.png -font Arial -gravity Center -size 270 -pointsize 24 -fill black -annotate +0-14 'Voted #14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7. [url=https://forum.zdoom.org/viewtopic.php?f=43&amp;t=66819]Highway Acceleroid Booster[/url][/b] [[b]2[/b]: [size=85]Jarewill: 2[/size]]" calcext:value-type="string">
            <text:p>[b]147. [url=https://forum.zdoom.org/viewtopic.php?f=43&amp;t=66819]Highway Acceleroid Booster[/url][/b] [[b]2[/b]: [size=85]Jarewill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ghway_Acceleroid_Booster.png" calcext:value-type="string">
            <text:p>convert background.png -font Arial -gravity Center -size 270 -pointsize 24 -fill black -annotate +0-14 'Voted #14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7. [url=https://forum.zdoom.org/viewtopic.php?f=46&amp;t=60356&amp;hilit=hitmarkers#p1051578]HitMarkers[/url][/b] [[b]2[/b]: [size=85]Hexereticdoom: 1, ClessxAlghazanth: 1[/size]]" calcext:value-type="string">
            <text:p>[b]147. [url=https://forum.zdoom.org/viewtopic.php?f=46&amp;t=60356&amp;hilit=hitmarkers#p1051578]HitMarkers[/url][/b] [[b]2[/b]: [size=85]Hexereticdoom: 1, ClessxAlghazanth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HitMarkers.png" calcext:value-type="string">
            <text:p>convert background.png -font Arial -gravity Center -size 270 -pointsize 24 -fill black -annotate +0-14 'Voted #14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7. [url=https://forum.zdoom.org/viewtopic.php?f=43&amp;t=58687#p1030431]Lambda[/url][/b] [[b]2[/b]: [size=85]ChocoGuevara: 2[/size]]" calcext:value-type="string">
            <text:p>[b]147. [url=https://forum.zdoom.org/viewtopic.php?f=43&amp;t=58687#p1030431]Lambda[/url][/b] [[b]2[/b]: [size=85]ChocoGuevara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Lambda.png" calcext:value-type="string">
            <text:p>convert background.png -font Arial -gravity Center -size 270 -pointsize 24 -fill black -annotate +0-14 'Voted #14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7. [url=https://www.doomworld.com/idgames/levels/doom2/Ports/m-o/massm2]MassMouth 2[/url][/b] [[b]2[/b]: [size=85]The Ultimate DooMer: 1, lizardcommando: 1[/size]]" calcext:value-type="string">
            <text:p>[b]147. [url=https://www.doomworld.com/idgames/levels/doom2/Ports/m-o/massm2]MassMouth 2[/url][/b] [[b]2[/b]: [size=85]The Ultimate DooMer: 1, lizardcommando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assMouth_2.png" calcext:value-type="string">
            <text:p>convert background.png -font Arial -gravity Center -size 270 -pointsize 24 -fill black -annotate +0-14 'Voted #14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7. [url=https://mikestoybox.net/2017/09/13/midgard-outlaw/]Midgard Outlaw[/url][/b] [[b]2[/b]: [size=85]Rex705: 2[/size]]" calcext:value-type="string">
            <text:p>[b]147. [url=https://mikestoybox.net/2017/09/13/midgard-outlaw/]Midgard Outlaw[/url][/b] [[b]2[/b]: [size=85]Rex705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Midgard_Outlaw.png" calcext:value-type="string">
            <text:p>convert background.png -font Arial -gravity Center -size 270 -pointsize 24 -fill black -annotate +0-14 'Voted #14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7. [url=https://forum.zdoom.org/viewtopic.php?t=69741]NeoCore: Dark Depths[/url][/b] [[b]2[/b]: [size=85]Sharazar256: 2[/size]]" calcext:value-type="string">
            <text:p>[b]147. [url=https://forum.zdoom.org/viewtopic.php?t=69741]NeoCore: Dark Depths[/url][/b] [[b]2[/b]: [size=85]Sharazar256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NeoCore:_Dark_Depths.png" calcext:value-type="string">
            <text:p>convert background.png -font Arial -gravity Center -size 270 -pointsize 24 -fill black -annotate +0-14 'Voted #147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7. [url=https://forum.zdoom.org/viewtopic.php?t=47988#p818163]Paranoid and Paranoiac[/url][/b] [[b]2[/b]: [size=85]The Ultimate DooMer: 1, Kappes Buur: 1[/size]]" calcext:value-type="string">
            <text:p>[b]147. [url=https://forum.zdoom.org/viewtopic.php?t=47988#p818163]Paranoid and Paranoiac[/url][/b] [[b]2[/b]: [size=85]The Ultimate DooMer: 1, Kappes Buur: 1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aranoid_and_Paranoiac.png" calcext:value-type="string">
            <text:p>convert background.png -font Arial -gravity Center -size 270 -pointsize 24 -fill black -annotate +0-14 'Voted #14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7. [url=https://forum.zdoom.org/viewtopic.php?f=43&amp;t=53876#p947619]Project Ironclad[/url][/b] [[b]2[/b]: [size=85]Brohnesorge: 1, Rachael: 1[/size]]" calcext:value-type="string">
            <text:p>[b]147. [url=https://forum.zdoom.org/viewtopic.php?f=43&amp;t=53876#p947619]Project Ironclad[/url][/b] [[b]2[/b]: [size=85]Brohnesorge: 1, Rachael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Project_Ironclad.png" calcext:value-type="string">
            <text:p>convert background.png -font Arial -gravity Center -size 270 -pointsize 24 -fill black -annotate +0-14 'Voted #14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7. [url=https://forum.zdoom.org/viewtopic.php?f=19&amp;t=46438#p776148]QUAKE: Descent into Heresy[/url][/b] [[b]2[/b]: [size=85]Dr_Cosmobyte: 1, Craneo: 1[/size]]" calcext:value-type="string">
            <text:p>[b]147. [url=https://forum.zdoom.org/viewtopic.php?f=19&amp;t=46438#p776148]QUAKE: Descent into Heresy[/url][/b] [[b]2[/b]: [size=85]Dr_Cosmobyte: 1, Craneo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AKE:_Descent_into_Heresy.png" calcext:value-type="string">
            <text:p>convert background.png -font Arial -gravity Center -size 270 -pointsize 24 -fill black -annotate +0-14 'Voted #14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7. [url=https://forum.zdoom.org/viewtopic.php?f=3&amp;t=13117#p267820]Queen's Crusade[/url][/b] [[b]2[/b]: [size=85]Matt: 2[/size]]" calcext:value-type="string">
            <text:p>[b]147. [url=https://forum.zdoom.org/viewtopic.php?f=3&amp;t=13117#p267820]Queen's Crusade[/url][/b] [[b]2[/b]: [size=85]Matt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Queen_s_Crusade.png" calcext:value-type="string">
            <text:p>convert background.png -font Arial -gravity Center -size 270 -pointsize 24 -fill black -annotate +0-14 'Voted #14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7. [url=https://forum.zdoom.org/viewtopic.php?t=29792#p565461]SBrightmaps[/url][/b] [[b]2[/b]: [size=85]Hipnotic Rogue: 1, LastManonEarth: 1[/size]]" calcext:value-type="string">
            <text:p>[b]147. [url=https://forum.zdoom.org/viewtopic.php?t=29792#p565461]SBrightmaps[/url][/b] [[b]2[/b]: [size=85]Hipnotic Rogue: 1, LastManonEarth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Brightmaps.png" calcext:value-type="string">
            <text:p>convert background.png -font Arial -gravity Center -size 270 -pointsize 24 -fill black -annotate +0-14 'Voted #14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7. [url=https://www.joshuaosullivan.co.uk/skulldash/]Skulldash[/url][/b] [[b]2[/b]: [size=85]The Ultimate DooMer: 1, QuakedoomNukem Cz: 1[/size]]" calcext:value-type="string">
            <text:p>[b]147. [url=https://www.joshuaosullivan.co.uk/skulldash/]Skulldash[/url][/b] [[b]2[/b]: [size=85]The Ultimate DooMer: 1, QuakedoomNukem Cz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kulldash.png" calcext:value-type="string">
            <text:p>convert background.png -font Arial -gravity Center -size 270 -pointsize 24 -fill black -annotate +0-14 'Voted #14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7. [url=https://forum.zdoom.org/viewtopic.php?t=57013#p1005651]Slomo Bullettime Ultimate[/url][/b] [[b]2[/b]: [size=85]Hexereticdoom: 1, ClessxAlghazanth: 1[/size]]" calcext:value-type="string">
            <text:p>[b]147. [url=https://forum.zdoom.org/viewtopic.php?t=57013#p1005651]Slomo Bullettime Ultimate[/url][/b] [[b]2[/b]: [size=85]Hexereticdoom: 1, ClessxAlghazanth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lomo_Bullettime_Ultimate.png" calcext:value-type="string">
            <text:p>convert background.png -font Arial -gravity Center -size 270 -pointsize 24 -fill black -annotate +0-14 'Voted #14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7. [url=https://forum.zdoom.org/viewtopic.php?f=43&amp;t=46174#p769209]Sneaky Doom[/url][/b] [[b]2[/b]: [size=85]sycspysycspy: 2[/size]]" calcext:value-type="string">
            <text:p>[b]147. [url=https://forum.zdoom.org/viewtopic.php?f=43&amp;t=46174#p769209]Sneaky Doom[/url][/b] [[b]2[/b]: [size=85]sycspysycspy: 2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neaky_Doom.png" calcext:value-type="string">
            <text:p>convert background.png -font Arial -gravity Center -size 270 -pointsize 24 -fill black -annotate +0-14 'Voted #14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7. [url=https://www.doomworld.com/forum/topic/71133-sound-caulking-now-on-idgames/]Sound Caulking[/url][/b] [[b]2[/b]: [size=85]m8f: 1, A_D_M_E_R_A_L: 1[/size]]" calcext:value-type="string">
            <text:p>[b]147. [url=https://www.doomworld.com/forum/topic/71133-sound-caulking-now-on-idgames/]Sound Caulking[/url][/b] [[b]2[/b]: [size=85]m8f: 1, A_D_M_E_R_A_L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ound_Caulking.png" calcext:value-type="string">
            <text:p>convert background.png -font Arial -gravity Center -size 270 -pointsize 24 -fill black -annotate +0-14 'Voted #14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7. [url=https://forum.zdoom.org/viewtopic.php?f=42&amp;t=62163#p1074598]Spooktober Community Mapping Project[/url][/b] [[b]2[/b]: [size=85]Rex705: 2[/size]]" calcext:value-type="string">
            <text:p>[b]147. [url=https://forum.zdoom.org/viewtopic.php?f=42&amp;t=62163#p1074598]Spooktober Community Mapping Project[/url][/b] [[b]2[/b]: [size=85]Rex705: 2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7. [url=https://forum.zdoom.org/viewtopic.php?t=49369#p854693]Strange Aeons[/url][/b] [[b]2[/b]: [size=85]Rachael: 1, Мichаеlis: 1[/size]]" calcext:value-type="string">
            <text:p>[b]147. [url=https://forum.zdoom.org/viewtopic.php?t=49369#p854693]Strange Aeons[/url][/b] [[b]2[/b]: [size=85]Rachael: 1, Мichаеlis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Strange_Aeons.png" calcext:value-type="string">
            <text:p>convert background.png -font Arial -gravity Center -size 270 -pointsize 24 -fill black -annotate +0-14 'Voted #14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7. [url=https://forum.zdoom.org/viewtopic.php?f=19&amp;t=49164#p850102]Temple of the Lizard Men 4[/url][/b] [[b]2[/b]: [size=85]Rex705: 2[/size]]" calcext:value-type="string">
            <text:p>[b]147. [url=https://forum.zdoom.org/viewtopic.php?f=19&amp;t=49164#p850102]Temple of the Lizard Men 4[/url][/b] [[b]2[/b]: [size=85]Rex705: 2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emple_of_the_Lizard_Men_4.png" calcext:value-type="string">
            <text:p>convert background.png -font Arial -gravity Center -size 270 -pointsize 24 -fill black -annotate +0-14 'Voted #14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7. [url=https://forum.zdoom.org/viewtopic.php?t=37064#p703739]The Space Pirate[/url][/b] [[b]2[/b]: [size=85]Olroda: 2[/size]]" calcext:value-type="string">
            <text:p>[b]147. [url=https://forum.zdoom.org/viewtopic.php?t=37064#p703739]The Space Pirate[/url][/b] [[b]2[/b]: [size=85]Olroda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Space_Pirate.png" calcext:value-type="string">
            <text:p>convert background.png -font Arial -gravity Center -size 270 -pointsize 24 -fill black -annotate +0-14 'Voted #14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7. [url=https://forum.zdoom.org/viewtopic.php?f=43&amp;t=64374]The Wayfarer's Tome[/url][/b] [[b]2[/b]: [size=85]Lagi: 2[/size]]" calcext:value-type="string">
            <text:p>[b]147. [url=https://forum.zdoom.org/viewtopic.php?f=43&amp;t=64374]The Wayfarer's Tome[/url][/b] [[b]2[/b]: [size=85]Lagi: 2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he_Wayfarer_s_Tome.png" calcext:value-type="string">
            <text:p>convert background.png -font Arial -gravity Center -size 270 -pointsize 24 -fill black -annotate +0-14 'Voted #147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7. [url=https://forum.zdoom.org/viewtopic.php?f=105&amp;t=55413#p981192]Tilt++[/url][/b] [[b]2[/b]: [size=85]Hipnotic Rogue: 1, Hexereticdoom: 1[/size]]" calcext:value-type="string">
            <text:p>[b]147. [url=https://forum.zdoom.org/viewtopic.php?f=105&amp;t=55413#p981192]Tilt++[/url][/b] [[b]2[/b]: [size=85]Hipnotic Rogue: 1, Hexereticdoom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ilt++.png" calcext:value-type="string">
            <text:p>convert background.png -font Arial -gravity Center -size 270 -pointsize 24 -fill black -annotate +0-14 'Voted #14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7. [url=https://zdoom.org/wiki/Town_Infection]Town Infection: The Flooding[/url][/b] [[b]2[/b]: [size=85]IdiotBitz: 1, excedentia: 1[/size]]" calcext:value-type="string">
            <text:p>[b]147. [url=https://zdoom.org/wiki/Town_Infection]Town Infection: The Flooding[/url][/b] [[b]2[/b]: [size=85]IdiotBitz: 1, excedentia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own_Infection:_The_Flooding.png" calcext:value-type="string">
            <text:p>convert background.png -font Arial -gravity Center -size 270 -pointsize 24 -fill black -annotate +0-14 'Voted #14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7. [url=https://forum.zdoom.org/viewtopic.php?f=19&amp;t=68911]Trench Foot[/url][/b] [[b]2[/b]: [size=85]Lagi: 2[/size]]" calcext:value-type="string">
            <text:p>[b]147. [url=https://forum.zdoom.org/viewtopic.php?f=19&amp;t=68911]Trench Foot[/url][/b] [[b]2[/b]: [size=85]Lagi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rench_Foot.png" calcext:value-type="string">
            <text:p>convert background.png -font Arial -gravity Center -size 270 -pointsize 24 -fill black -annotate +0-14 'Voted #147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7. [url=https://forum.zdoom.org/viewtopic.php?f=19&amp;t=27981#p535716]TurboCharged ARCADE![/url][/b] [[b]2[/b]: [size=85]Major Cooke: 2[/size]]" calcext:value-type="string">
            <text:p>[b]147. [url=https://forum.zdoom.org/viewtopic.php?f=19&amp;t=27981#p535716]TurboCharged ARCADE![/url][/b] [[b]2[/b]: [size=85]Major Cooke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TurboCharged_ARCADE!.png" calcext:value-type="string">
            <text:p>convert background.png -font Arial -gravity Center -size 270 -pointsize 24 -fill black -annotate +0-14 'Voted #14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7. [url=https://forum.zdoom.org/viewtopic.php?t=61009#p1059953]Ugly as Sin[/url][/b] [[b]2[/b]: [size=85]Matt: 2[/size]]" calcext:value-type="string">
            <text:p>[b]147. [url=https://forum.zdoom.org/viewtopic.php?t=61009#p1059953]Ugly as Sin[/url][/b] [[b]2[/b]: [size=85]Matt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gly_as_Sin.png" calcext:value-type="string">
            <text:p>convert background.png -font Arial -gravity Center -size 270 -pointsize 24 -fill black -annotate +0-14 'Voted #14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7. [url=https://forum.zdoom.org/viewtopic.php?f=43&amp;t=60612]Ultra Crispy[/url][/b] [[b]2[/b]: [size=85]YukesVonFaust: 2[/size]]" calcext:value-type="string">
            <text:p>[b]147. [url=https://forum.zdoom.org/viewtopic.php?f=43&amp;t=60612]Ultra Crispy[/url][/b] [[b]2[/b]: [size=85]YukesVonFaust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Ultra_Crispy.png" calcext:value-type="string">
            <text:p>convert background.png -font Arial -gravity Center -size 270 -pointsize 24 -fill black -annotate +0-14 'Voted #14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7. [url=http://lazrojas.com/wolfendoom/astrostein_2.html]WolfenDOOM: Astrostein[/url][/b] [[b]2[/b]: [size=85]Sgt. Shivers: 2[/size]]" calcext:value-type="string">
            <text:p>[b]147. [url=http://lazrojas.com/wolfendoom/astrostein_2.html]WolfenDOOM: Astrostein[/url][/b] [[b]2[/b]: [size=85]Sgt. Shivers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WolfenDOOM:_Astrostein.png" calcext:value-type="string">
            <text:p>convert background.png -font Arial -gravity Center -size 270 -pointsize 24 -fill black -annotate +0-14 'Voted #14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47. [url=https://forum.zdoom.org/viewtopic.php?f=43&amp;t=65095]ZMovement[/url][/b] [[b]2[/b]: [size=85]DYD: 1, SuyaSS: 1[/size]]" calcext:value-type="string">
            <text:p>[b]147. [url=https://forum.zdoom.org/viewtopic.php?f=43&amp;t=65095]ZMovement[/url][/b] [[b]2[/b]: [size=85]DYD: 1, SuyaSS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7 mod' -pointsize 20 -fill white -annotate +0+18 'by ZDoom Community' png8:pngs/ZMovement.png" calcext:value-type="string">
            <text:p>convert background.png -font Arial -gravity Center -size 270 -pointsize 24 -fill black -annotate +0-14 'Voted #14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90. [url=https://www.doomworld.com/idgames/levels/doom/Ports/0-9/007ltsd]007: Licence to Spell DooM[/url][/b] [[b]1[/b]: [size=85]The Ultimate DooMer: 1[/size]]" calcext:value-type="string">
            <text:p>[b]190. [url=https://www.doomworld.com/idgames/levels/doom/Ports/0-9/007ltsd]007: Licence to Spell DooM[/url][/b] [[b]1[/b]: [size=85]The Ultimate DooMer: 1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007:_Licence_to_Spell_DooM.png" calcext:value-type="string">
            <text:p>convert background.png -font Arial -gravity Center -size 270 -pointsize 24 -fill black -annotate +0-14 'Voted #190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90. [url=https://forum.zdoom.org/viewtopic.php?f=42&amp;t=54247#p954473]20 Monsters Challenge[/url][/b] [[b]1[/b]: [size=85]Rachael: 1[/size]]" calcext:value-type="string">
            <text:p>[b]190. [url=https://forum.zdoom.org/viewtopic.php?f=42&amp;t=54247#p954473]20 Monsters Challenge[/url][/b] [[b]1[/b]: [size=85]Rachael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20_Monsters_Challenge.png" calcext:value-type="string">
            <text:p>convert background.png -font Arial -gravity Center -size 270 -pointsize 24 -fill black -annotate +0-14 'Voted #190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90. [url=https://www.doomworld.com/idgames/levels/doom2/deathmatch/Ports/a-c/amisery]Abandoned Misery[/url][/b] [[b]1[/b]: [size=85]Kappes Buur: 1[/size]]" calcext:value-type="string">
            <text:p>[b]190. [url=https://www.doomworld.com/idgames/levels/doom2/deathmatch/Ports/a-c/amisery]Abandoned Misery[/url][/b] [[b]1[/b]: [size=85]Kappes Buur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bandoned_Misery.png" calcext:value-type="string">
            <text:p>convert background.png -font Arial -gravity Center -size 270 -pointsize 24 -fill black -annotate +0-14 'Voted #190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90. [url=https://forum.zdoom.org/viewtopic.php?t=36877#p699326]Accessories to Murder[/url][/b] [[b]1[/b]: [size=85]Cyanide: 1[/size]]" calcext:value-type="string">
            <text:p>[b]190. [url=https://forum.zdoom.org/viewtopic.php?t=36877#p699326]Accessories to Murder[/url][/b] [[b]1[/b]: [size=85]Cyanide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ccessories_to_Murder.png" calcext:value-type="string">
            <text:p>convert background.png -font Arial -gravity Center -size 270 -pointsize 24 -fill black -annotate +0-14 'Voted #190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90. [url=https://forum.zdoom.org/viewtopic.php?f=43&amp;t=54914#p969409]Aetherius[/url][/b] [[b]1[/b]: [size=85]PlayerLin: 1[/size]]" calcext:value-type="string">
            <text:p>[b]190. [url=https://forum.zdoom.org/viewtopic.php?f=43&amp;t=54914#p969409]Aetherius[/url][/b] [[b]1[/b]: [size=85]PlayerLin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etherius.png" calcext:value-type="string">
            <text:p>convert background.png -font Arial -gravity Center -size 270 -pointsize 24 -fill black -annotate +0-14 'Voted #19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90. [url=https://forum.zdoom.org/viewtopic.php?t=58501#p1027895]Alfonzone[/url][/b] [[b]1[/b]: [size=85]The Ultimate DooMer: 1[/size]]" calcext:value-type="string">
            <text:p>[b]190. [url=https://forum.zdoom.org/viewtopic.php?t=58501#p1027895]Alfonzone[/url][/b] [[b]1[/b]: [size=85]The Ultimate DooMer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lfonzone.png" calcext:value-type="string">
            <text:p>convert background.png -font Arial -gravity Center -size 270 -pointsize 24 -fill black -annotate +0-14 'Voted #190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90. [url=https://www.moddb.com/mods/acm-2014]Aliens: Colonial Marines TC[/url][/b] [[b]1[/b]: [size=85]Ravick: 1[/size]]" calcext:value-type="string">
            <text:p>[b]190. [url=https://www.moddb.com/mods/acm-2014]Aliens: Colonial Marines TC[/url][/b] [[b]1[/b]: [size=85]Ravick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liens:_Colonial_Marines_TC.png" calcext:value-type="string">
            <text:p>convert background.png -font Arial -gravity Center -size 270 -pointsize 24 -fill black -annotate +0-14 'Voted #190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90. [url=https://forum.zdoom.org/viewtopic.php?f=19&amp;t=45213]Aliens: The Ultimate Doom[/url][/b] [[b]1[/b]: [size=85]Valken: 1[/size]]" calcext:value-type="string">
            <text:p>[b]190. [url=https://forum.zdoom.org/viewtopic.php?f=19&amp;t=45213]Aliens: The Ultimate Doom[/url][/b] [[b]1[/b]: [size=85]Valke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liens:_The_Ultimate_Doom.png" calcext:value-type="string">
            <text:p>convert background.png -font Arial -gravity Center -size 270 -pointsize 24 -fill black -annotate +0-14 'Voted #190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90. [url=https://forum.zdoom.org/viewtopic.php?t=45192#p744669]AvP 2.0[/url][/b] [[b]1[/b]: [size=85]shotfan: 1[/size]]" calcext:value-type="string">
            <text:p>[b]190. [url=https://forum.zdoom.org/viewtopic.php?t=45192#p744669]AvP 2.0[/url][/b] [[b]1[/b]: [size=85]shotfan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AvP_2.0.png" calcext:value-type="string">
            <text:p>convert background.png -font Arial -gravity Center -size 270 -pointsize 24 -fill black -annotate +0-14 'Voted #190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90. [url=https://forum.zdoom.org/viewtopic.php?f=43&amp;t=57464#p1012472]Banhammer[/url][/b] [[b]1[/b]: [size=85]leodoom85: 1[/size]]" calcext:value-type="string">
            <text:p>[b]190. [url=https://forum.zdoom.org/viewtopic.php?f=43&amp;t=57464#p1012472]Banhammer[/url][/b] [[b]1[/b]: [size=85]leodoom85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anhammer.png" calcext:value-type="string">
            <text:p>convert background.png -font Arial -gravity Center -size 270 -pointsize 24 -fill black -annotate +0-14 'Voted #190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90. [url=https://www.doomworld.com/idgames/levels/doom2/Ports/a-c/brfinal]Beyond Reality[/url][/b] [[b]1[/b]: [size=85]Kappes Buur: 1[/size]]" calcext:value-type="string">
            <text:p>[b]190. [url=https://www.doomworld.com/idgames/levels/doom2/Ports/a-c/brfinal]Beyond Reality[/url][/b] [[b]1[/b]: [size=85]Kappes Buur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eyond_Reality.png" calcext:value-type="string">
            <text:p>convert background.png -font Arial -gravity Center -size 270 -pointsize 24 -fill black -annotate +0-14 'Voted #190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90. [url=https://forum.zdoom.org/viewtopic.php?f=43&amp;t=53545#p940527]BlackWarrior[/url][/b] [[b]1[/b]: [size=85]Somagu: 1[/size]]" calcext:value-type="string">
            <text:p>[b]190. [url=https://forum.zdoom.org/viewtopic.php?f=43&amp;t=53545#p940527]BlackWarrior[/url][/b] [[b]1[/b]: [size=85]Somagu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lackWarrior.png" calcext:value-type="string">
            <text:p>convert background.png -font Arial -gravity Center -size 270 -pointsize 24 -fill black -annotate +0-14 'Voted #19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90. [url=https://www.moddb.com/mods/brutal-doom/addons/tomtefars-extension]Brutal Doom: Tomtefars Extension[/url][/b] [[b]1[/b]: [size=85]eharper256: 1[/size]]" calcext:value-type="string">
            <text:p>[b]190. [url=https://www.moddb.com/mods/brutal-doom/addons/tomtefars-extension]Brutal Doom: Tomtefars Extension[/url][/b] [[b]1[/b]: [size=85]eharper256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rutal_Doom:_Tomtefars_Extension.png" calcext:value-type="string">
            <text:p>convert background.png -font Arial -gravity Center -size 270 -pointsize 24 -fill black -annotate +0-14 'Voted #190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90. [url=https://forum.zdoom.org/viewtopic.php?f=45&amp;t=68735]Brutal Heretic RPG[/url][/b] [[b]1[/b]: [size=85]Valken: 1[/size]]" calcext:value-type="string">
            <text:p>[b]190. [url=https://forum.zdoom.org/viewtopic.php?f=45&amp;t=68735]Brutal Heretic RPG[/url][/b] [[b]1[/b]: [size=85]Valke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rutal_Heretic_RPG.png" calcext:value-type="string">
            <text:p>convert background.png -font Arial -gravity Center -size 270 -pointsize 24 -fill black -annotate +0-14 'Voted #190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90. [url=https://forum.zdoom.org/viewtopic.php?f=45&amp;t=65691]Brutal Hexen RPG[/url][/b] [[b]1[/b]: [size=85]Valken: 1[/size]]" calcext:value-type="string">
            <text:p>[b]190. [url=https://forum.zdoom.org/viewtopic.php?f=45&amp;t=65691]Brutal Hexen RPG[/url][/b] [[b]1[/b]: [size=85]Valken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rutal_Hexen_RPG.png" calcext:value-type="string">
            <text:p>convert background.png -font Arial -gravity Center -size 270 -pointsize 24 -fill black -annotate +0-14 'Voted #190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90. [url=https://forum.zdoom.org/viewtopic.php?f=3&amp;t=37949#p722987]Brutalkick[/url][/b] [[b]1[/b]: [size=85]Hipnotic Rogue: 1[/size]]" calcext:value-type="string">
            <text:p>[b]190. [url=https://forum.zdoom.org/viewtopic.php?f=3&amp;t=37949#p722987]Brutalkick[/url][/b] [[b]1[/b]: [size=85]Hipnotic Rogue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Brutalkick.png" calcext:value-type="string">
            <text:p>convert background.png -font Arial -gravity Center -size 270 -pointsize 24 -fill black -annotate +0-14 'Voted #190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90. [url=https://www.doomworld.com/idgames/levels/doom2/Ports/a-c/cheogsh]Cheogsh[/url][/b] [[b]1[/b]: [size=85]Kappes Buur: 1[/size]]" calcext:value-type="string">
            <text:p>[b]190. [url=https://www.doomworld.com/idgames/levels/doom2/Ports/a-c/cheogsh]Cheogsh[/url][/b] [[b]1[/b]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heogsh.png" calcext:value-type="string">
            <text:p>convert background.png -font Arial -gravity Center -size 270 -pointsize 24 -fill black -annotate +0-14 'Voted #190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90. [url=https://www.doomworld.com/idgames/levels/doom2/Ports/a-c/cheogsh2.zip]Cheogsh 2[/url][/b] [[b]1[/b]: [size=85]Kappes Buur: 1[/size]]" calcext:value-type="string">
            <text:p>[b]190. [url=https://www.doomworld.com/idgames/levels/doom2/Ports/a-c/cheogsh2.zip]Cheogsh 2[/url][/b] [[b]1[/b]: [size=85]Kappes Buur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heogsh_2.png" calcext:value-type="string">
            <text:p>convert background.png -font Arial -gravity Center -size 270 -pointsize 24 -fill black -annotate +0-14 'Voted #190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90. [url=https://www.doomworld.com/idgames/?id=12363]Chosen[/url][/b] [[b]1[/b]: [size=85]Bigger C: 1[/size]]" calcext:value-type="string">
            <text:p>[b]190. [url=https://www.doomworld.com/idgames/?id=12363]Chosen[/url][/b] [[b]1[/b]: [size=85]Bigger C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hosen.png" calcext:value-type="string">
            <text:p>convert background.png -font Arial -gravity Center -size 270 -pointsize 24 -fill black -annotate +0-14 'Voted #190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90. [url=https://forum.zdoom.org/viewtopic.php?f=61&amp;t=57834#p1017698]Complex Doom: LCA[/url][/b] [[b]1[/b]: [size=85]leodoom85: 1[/size]]" calcext:value-type="string">
            <text:p>[b]190. [url=https://forum.zdoom.org/viewtopic.php?f=61&amp;t=57834#p1017698]Complex Doom: LCA[/url][/b] [[b]1[/b]: [size=85]leodoom85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omplex_Doom:_LCA.png" calcext:value-type="string">
            <text:p>convert background.png -font Arial -gravity Center -size 270 -pointsize 24 -fill black -annotate +0-14 'Voted #190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90. [url=https://www.moddb.com/mods/counter-strike-doom-martian-offensive-2017]Counter-Strike Doom: Martian Offensive[/url][/b] [[b]1[/b]: [size=85]AlphaEnt: 1[/size]]" calcext:value-type="string">
            <text:p>[b]190. [url=https://www.moddb.com/mods/counter-strike-doom-martian-offensive-2017]Counter-Strike Doom: Martian Offensive[/url][/b] [[b]1[/b]: [size=85]AlphaEnt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0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90. [url=https://forum.zdoom.org/viewtopic.php?f=37&amp;t=22137#p435505]Custom Crosshair Pack[/url][/b] [[b]1[/b]: [size=85]Hexereticdoom: 1[/size]]" calcext:value-type="string">
            <text:p>[b]190. [url=https://forum.zdoom.org/viewtopic.php?f=37&amp;t=22137#p435505]Custom Crosshair Pack[/url][/b] [[b]1[/b]: [size=85]Hexereticdoom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Custom_Crosshair_Pack.png" calcext:value-type="string">
            <text:p>convert background.png -font Arial -gravity Center -size 270 -pointsize 24 -fill black -annotate +0-14 'Voted #190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90. [url=https://www.doomworld.com/idgames/levels/doom2/Ports/d-f/dark7]Dark 7 (with Mission Pack)[/url][/b] [[b]1[/b]: [size=85]The Ultimate DooMer: 1[/size]]" calcext:value-type="string">
            <text:p>[b]190. [url=https://www.doomworld.com/idgames/levels/doom2/Ports/d-f/dark7]Dark 7 (with Mission Pack)[/url][/b] [[b]1[/b]: [size=85]The Ultimate DooMer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ark_7__with_Mission_Pack_.png" calcext:value-type="string">
            <text:p>convert background.png -font Arial -gravity Center -size 270 -pointsize 24 -fill black -annotate +0-14 'Voted #190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90. [url=https://forum.zdoom.org/viewtopic.php?t=57247#p1009500]DarkDoomZ[/url][/b] [[b]1[/b]: [size=85]Hexereticdoom: 1[/size]]" calcext:value-type="string">
            <text:p>[b]190. [url=https://forum.zdoom.org/viewtopic.php?t=57247#p1009500]DarkDoomZ[/url][/b] [[b]1[/b]: [size=85]Hexereticdoom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arkDoomZ.png" calcext:value-type="string">
            <text:p>convert background.png -font Arial -gravity Center -size 270 -pointsize 24 -fill black -annotate +0-14 'Voted #190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90. [url=https://forum.zdoom.org/viewtopic.php?f=19&amp;t=65458#p1112779]Darkmoon[/url][/b] [[b]1[/b]: [size=85]Kappes Buur: 1[/size]]" calcext:value-type="string">
            <text:p>[b]190. [url=https://forum.zdoom.org/viewtopic.php?f=19&amp;t=65458#p1112779]Darkmoon[/url][/b] [[b]1[/b]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arkmoon.png" calcext:value-type="string">
            <text:p>convert background.png -font Arial -gravity Center -size 270 -pointsize 24 -fill black -annotate +0-14 'Voted #190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90. [url=https://www.doomworld.com/idgames/levels/doom2/Ports/d-f/dor]Dawn of Reality[/url][/b] [[b]1[/b]: [size=85]Kappes Buur: 1[/size]]" calcext:value-type="string">
            <text:p>[b]190. [url=https://www.doomworld.com/idgames/levels/doom2/Ports/d-f/dor]Dawn of Reality[/url][/b] [[b]1[/b]: [size=85]Kappes Buur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awn_of_Reality.png" calcext:value-type="string">
            <text:p>convert background.png -font Arial -gravity Center -size 270 -pointsize 24 -fill black -annotate +0-14 'Voted #190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90. [url=https://forum.zdoom.org/viewtopic.php?t=46787#p786254]Demonsteele: NowThatsWhatICallMIDI[/url][/b] [[b]1[/b]: [size=85]HaraSwift: 1[/size]]" calcext:value-type="string">
            <text:p>[b]190. [url=https://forum.zdoom.org/viewtopic.php?t=46787#p786254]Demonsteele: NowThatsWhatICallMIDI[/url][/b] [[b]1[/b]: [size=85]HaraSwift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0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90. [url=https://forum.zdoom.org/viewtopic.php?f=43&amp;t=67864]DN3DooM[/url][/b] [[b]1[/b]: [size=85]ClessxAlghazanth: 1[/size]]" calcext:value-type="string">
            <text:p>[b]190. [url=https://forum.zdoom.org/viewtopic.php?f=43&amp;t=67864]DN3DooM[/url][/b] [[b]1[/b]: [size=85]ClessxAlghazanth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N3DooM.png" calcext:value-type="string">
            <text:p>convert background.png -font Arial -gravity Center -size 270 -pointsize 24 -fill black -annotate +0-14 'Voted #190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90. [url=https://www.moddb.com/mods/dont-play-with-hell-black-edition]Don’t play with HELL – Black Edition[/url][/b] [[b]1[/b]: [size=85]Ravick: 1[/size]]" calcext:value-type="string">
            <text:p>[b]190. [url=https://www.moddb.com/mods/dont-play-with-hell-black-edition]Don’t play with HELL – Black Edition[/url][/b] [[b]1[/b]: [size=85]Ravick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0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90. [url=https://www.doomworld.com/forum/topic/62403-doom-2-minor-sprite-fixing-project-v19-release-updated-12718/]Doom 2 Minor Sprite Fixing Project[/url][/b] [[b]1[/b]: [size=85]m8f: 1[/size]]" calcext:value-type="string">
            <text:p>[b]190. [url=https://www.doomworld.com/forum/topic/62403-doom-2-minor-sprite-fixing-project-v19-release-updated-12718/]Doom 2 Minor Sprite Fixing Project[/url][/b] [[b]1[/b]: [size=85]m8f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0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90. [url=https://www.doomworld.com/forum/topic/108725-doom-4-vanilla-new-v12-released-faster-weapons/]DOOM 4 VANILLA[/url][/b] [[b]1[/b]: [size=85]Rex705: 1[/size]]" calcext:value-type="string">
            <text:p>[b]190. [url=https://www.doomworld.com/forum/topic/108725-doom-4-vanilla-new-v12-released-faster-weapons/]DOOM 4 VANILLA[/url][/b] [[b]1[/b]: [size=85]Rex705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4_VANILLA.png" calcext:value-type="string">
            <text:p>convert background.png -font Arial -gravity Center -size 270 -pointsize 24 -fill black -annotate +0-14 'Voted #190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90. [url=https://forum.zdoom.org/viewtopic.php?f=43&amp;t=51596]Doom 64 'weapons only'[/url][/b] [[b]1[/b]: [size=85]Hipnotic Rogue: 1[/size]]" calcext:value-type="string">
            <text:p>[b]190. [url=https://forum.zdoom.org/viewtopic.php?f=43&amp;t=51596]Doom 64 'weapons only'[/url][/b] [[b]1[/b]: [size=85]Hipnotic Rogue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64__weapons_only_.png" calcext:value-type="string">
            <text:p>convert background.png -font Arial -gravity Center -size 270 -pointsize 24 -fill black -annotate +0-14 'Voted #190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90. [url=https://forum.zdoom.org/viewtopic.php?t=45060#p741205]Doom Ambient Pack[/url][/b] [[b]1[/b]: [size=85]Hexereticdoom: 1[/size]]" calcext:value-type="string">
            <text:p>[b]190. [url=https://forum.zdoom.org/viewtopic.php?t=45060#p741205]Doom Ambient Pack[/url][/b] [[b]1[/b]: [size=85]Hexereticdoom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Ambient_Pack.png" calcext:value-type="string">
            <text:p>convert background.png -font Arial -gravity Center -size 270 -pointsize 24 -fill black -annotate +0-14 'Voted #190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90. [url=https://forum.zdoom.org/viewtopic.php?f=43&amp;t=58499#p1027836]Doom Loot Box Mod[/url][/b] [[b]1[/b]: [size=85]IdiotBitz: 1[/size]]" calcext:value-type="string">
            <text:p>[b]190. [url=https://forum.zdoom.org/viewtopic.php?f=43&amp;t=58499#p1027836]Doom Loot Box Mod[/url][/b] [[b]1[/b]: [size=85]IdiotBitz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Loot_Box_Mod.png" calcext:value-type="string">
            <text:p>convert background.png -font Arial -gravity Center -size 270 -pointsize 24 -fill black -annotate +0-14 'Voted #190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90. [url=https://www.doomworld.com/vb/thread/15965]Doom Raider:Crypt of the Vile[/url][/b] [[b]1[/b]: [size=85]Kappes Buur: 1[/size]]" calcext:value-type="string">
            <text:p>[b]190. [url=https://www.doomworld.com/vb/thread/15965]Doom Raider:Crypt of the Vile[/url][/b] [[b]1[/b]: [size=85]Kappes Buur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_Raider:Crypt_of_the_Vile.png" calcext:value-type="string">
            <text:p>convert background.png -font Arial -gravity Center -size 270 -pointsize 24 -fill black -annotate +0-14 'Voted #190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90. [url=https://forum.zdoom.org/viewtopic.php?f=43&amp;t=62911#p1083812]DoomKrakken's Monster Randomizer[/url][/b] [[b]1[/b]: [size=85]shotfan: 1[/size]]" calcext:value-type="string">
            <text:p>[b]190. [url=https://forum.zdoom.org/viewtopic.php?f=43&amp;t=62911#p1083812]DoomKrakken's Monster Randomizer[/url][/b] [[b]1[/b]: [size=85]shotfan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DoomKrakken_s_Monster_Randomizer.png" calcext:value-type="string">
            <text:p>convert background.png -font Arial -gravity Center -size 270 -pointsize 24 -fill black -annotate +0-14 'Voted #190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90. [url=https://www.doomworld.com/idgames/themes/TeamTNT/ed4_rfo/ed4_rfo1]Eternal DOOM IV: Return from Oblivion[/url][/b] [[b]1[/b]: [size=85]Kappes Buur: 1[/size]]" calcext:value-type="string">
            <text:p>[b]190. [url=https://www.doomworld.com/idgames/themes/TeamTNT/ed4_rfo/ed4_rfo1]Eternal DOOM IV: Return from Oblivion[/url][/b] [[b]1[/b]: [size=85]Kappes Buur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0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90. [url=https://forum.zdoom.org/viewtopic.php?f=43&amp;t=58923#p1033516]FamiliarDoom[/url][/b] [[b]1[/b]: [size=85]kadu522: 1[/size]]" calcext:value-type="string">
            <text:p>[b]190. [url=https://forum.zdoom.org/viewtopic.php?f=43&amp;t=58923#p1033516]FamiliarDoom[/url][/b] [[b]1[/b]: [size=85]kadu522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FamiliarDoom.png" calcext:value-type="string">
            <text:p>convert background.png -font Arial -gravity Center -size 270 -pointsize 24 -fill black -annotate +0-14 'Voted #190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90. [url=https://forum.zdoom.org/viewtopic.php?f=43&amp;t=69504]FantasyMonsters 4 Heretic[/url][/b] [[b]1[/b]: [size=85]Valken: 1[/size]]" calcext:value-type="string">
            <text:p>[b]190. [url=https://forum.zdoom.org/viewtopic.php?f=43&amp;t=69504]FantasyMonsters 4 Heretic[/url][/b] [[b]1[/b]: [size=85]Valken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FantasyMonsters_4_Heretic.png" calcext:value-type="string">
            <text:p>convert background.png -font Arial -gravity Center -size 270 -pointsize 24 -fill black -annotate +0-14 'Voted #190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90. [url=https://www.doomworld.com/forum/topic/74722-release-fearrific-project-brutality-revised/]Fearrific[/url][/b] [[b]1[/b]: [size=85]Valken: 1[/size]]" calcext:value-type="string">
            <text:p>[b]190. [url=https://www.doomworld.com/forum/topic/74722-release-fearrific-project-brutality-revised/]Fearrific[/url][/b] [[b]1[/b]: [size=85]Valken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Fearrific.png" calcext:value-type="string">
            <text:p>convert background.png -font Arial -gravity Center -size 270 -pointsize 24 -fill black -annotate +0-14 'Voted #190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90. [url=https://iamsparky.wordpress.com/foreverhood/]Foreverhood[/url][/b] [[b]1[/b]: [size=85]Kappes Buur: 1[/size]]" calcext:value-type="string">
            <text:p>[b]190. [url=https://iamsparky.wordpress.com/foreverhood/]Foreverhood[/url][/b] [[b]1[/b]: [size=85]Kappes Buur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Foreverhood.png" calcext:value-type="string">
            <text:p>convert background.png -font Arial -gravity Center -size 270 -pointsize 24 -fill black -annotate +0-14 'Voted #190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90. [url=https://forum.zdoom.org/viewtopic.php?f=19&amp;t=57252#p1009564]Ghoul School 3D[/url][/b] [[b]1[/b]: [size=85]Rachael: 1[/size]]" calcext:value-type="string">
            <text:p>[b]190. [url=https://forum.zdoom.org/viewtopic.php?f=19&amp;t=57252#p1009564]Ghoul School 3D[/url][/b] [[b]1[/b]: [size=85]Rachael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Ghoul_School_3D.png" calcext:value-type="string">
            <text:p>convert background.png -font Arial -gravity Center -size 270 -pointsize 24 -fill black -annotate +0-14 'Voted #190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90. [url=https://forum.zdoom.org/viewtopic.php?f=46&amp;t=56148#p994037]GZSHud[/url][/b] [[b]1[/b]: [size=85]Hipnotic Rogue: 1[/size]]" calcext:value-type="string">
            <text:p>[b]190. [url=https://forum.zdoom.org/viewtopic.php?f=46&amp;t=56148#p994037]GZSHud[/url][/b] [[b]1[/b]: [size=85]Hipnotic Rogue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GZSHud.png" calcext:value-type="string">
            <text:p>convert background.png -font Arial -gravity Center -size 270 -pointsize 24 -fill black -annotate +0-14 'Voted #190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90. [url=http://painkiller.allfearthesentinel.net/download?file=te13-harder-event.pk3]Harder Event[/url][/b] [[b]1[/b]: [size=85]Dr_Cosmobyte: 1[/size]]" calcext:value-type="string">
            <text:p>[b]190. [url=http://painkiller.allfearthesentinel.net/download?file=te13-harder-event.pk3]Harder Event[/url][/b] [[b]1[/b]: [size=85]Dr_Cosmobyte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arder_Event.png" calcext:value-type="string">
            <text:p>convert background.png -font Arial -gravity Center -size 270 -pointsize 24 -fill black -annotate +0-14 'Voted #190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90. [url=https://zdoom.org/wiki/Haze_(working_title)]Haze[/url][/b] [[b]1[/b]: [size=85]Dr_Cosmobyte: 1[/size]]" calcext:value-type="string">
            <text:p>[b]190. [url=https://zdoom.org/wiki/Haze_(working_title)]Haze[/url][/b] [[b]1[/b]: [size=85]Dr_Cosmobyte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aze.png" calcext:value-type="string">
            <text:p>convert background.png -font Arial -gravity Center -size 270 -pointsize 24 -fill black -annotate +0-14 'Voted #190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90. [url=https://forum.zdoom.org/viewtopic.php?f=43&amp;t=61643]Hellscape Navigator[/url][/b] [[b]1[/b]: [size=85]TheRatCircus: 1[/size]]" calcext:value-type="string">
            <text:p>[b]190. [url=https://forum.zdoom.org/viewtopic.php?f=43&amp;t=61643]Hellscape Navigator[/url][/b] [[b]1[/b]: [size=85]TheRatCircus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ellscape_Navigator.png" calcext:value-type="string">
            <text:p>convert background.png -font Arial -gravity Center -size 270 -pointsize 24 -fill black -annotate +0-14 'Voted #190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90. [url=https://www.doomworld.com/forum/topic/98309-hellwalker-mod/]Hellwalker﻿ Mod[/url][/b] [[b]1[/b]: [size=85]Valken: 1[/size]]" calcext:value-type="string">
            <text:p>[b]190. [url=https://www.doomworld.com/forum/topic/98309-hellwalker-mod/]Hellwalker﻿ Mod[/url][/b] [[b]1[/b]: [size=85]Valken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ellwalker﻿_Mod.png" calcext:value-type="string">
            <text:p>convert background.png -font Arial -gravity Center -size 270 -pointsize 24 -fill black -annotate +0-14 'Voted #190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90. [url=https://forum.zdoom.org/viewtopic.php?f=37&amp;t=47973#p817851]Heretic Widescreened HUD[/url][/b] [[b]1[/b]: [size=85]Hipnotic Rogue: 1[/size]]" calcext:value-type="string">
            <text:p>[b]190. [url=https://forum.zdoom.org/viewtopic.php?f=37&amp;t=47973#p817851]Heretic Widescreened HUD[/url][/b] [[b]1[/b]: [size=85]Hipnotic Rogue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eretic_Widescreened_HUD.png" calcext:value-type="string">
            <text:p>convert background.png -font Arial -gravity Center -size 270 -pointsize 24 -fill black -annotate +0-14 'Voted #190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90. [url=https://www.doomworld.com/idgames/levels/hexen/v-z/viscerus]Hexen: Scourge of Viscerus[/url][/b] [[b]1[/b]: [size=85]Solmir : 1[/size]]" calcext:value-type="string">
            <text:p>[b]190. [url=https://www.doomworld.com/idgames/levels/hexen/v-z/viscerus]Hexen: Scourge of Viscerus[/url][/b] [[b]1[/b]: [size=85]Solmir 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exen:_Scourge_of_Viscerus.png" calcext:value-type="string">
            <text:p>convert background.png -font Arial -gravity Center -size 270 -pointsize 24 -fill black -annotate +0-14 'Voted #190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90. [url=https://forum.zdoom.org/viewtopic.php?f=43&amp;t=33766#p638587]HeXercise[/url][/b] [[b]1[/b]: [size=85]Eric_: 1[/size]]" calcext:value-type="string">
            <text:p>[b]190. [url=https://forum.zdoom.org/viewtopic.php?f=43&amp;t=33766#p638587]HeXercise[/url][/b] [[b]1[/b]: [size=85]Eric_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eXercise.png" calcext:value-type="string">
            <text:p>convert background.png -font Arial -gravity Center -size 270 -pointsize 24 -fill black -annotate +0-14 'Voted #190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90. [url=https://www.doomworld.com/idgames/levels/heretic/Ports/hocx]Hordes of Chaos[/url][/b] [[b]1[/b]: [size=85]The Ultimate DooMer: 1[/size]]" calcext:value-type="string">
            <text:p>[b]190. [url=https://www.doomworld.com/idgames/levels/heretic/Ports/hocx]Hordes of Chaos[/url][/b] [[b]1[/b]: [size=85]The Ultimate DooMer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Hordes_of_Chaos.png" calcext:value-type="string">
            <text:p>convert background.png -font Arial -gravity Center -size 270 -pointsize 24 -fill black -annotate +0-14 'Voted #190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90. [url=https://forum.zdoom.org/viewtopic.php?f=43&amp;t=71897]Intelligent Supplies[/url][/b] [[b]1[/b]: [size=85]TheRatCircus: 1[/size]]" calcext:value-type="string">
            <text:p>[b]190. [url=https://forum.zdoom.org/viewtopic.php?f=43&amp;t=71897]Intelligent Supplies[/url][/b] [[b]1[/b]: [size=85]TheRatCircus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Intelligent_Supplies.png" calcext:value-type="string">
            <text:p>convert background.png -font Arial -gravity Center -size 270 -pointsize 24 -fill black -annotate +0-14 'Voted #190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90. [url=https://jp.itch.io/jphud-doom]JP's HUD[/url][/b] [[b]1[/b]: [size=85]Hexereticdoom: 1[/size]]" calcext:value-type="string">
            <text:p>[b]190. [url=https://jp.itch.io/jphud-doom]JP's HUD[/url][/b] [[b]1[/b]: [size=85]Hexereticdoom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JP_s_HUD.png" calcext:value-type="string">
            <text:p>convert background.png -font Arial -gravity Center -size 270 -pointsize 24 -fill black -annotate +0-14 'Voted #190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90. [url=https://mikestoybox.net/2017/06/29/karnak/]Karnak[/url][/b] [[b]1[/b]: [size=85]Matt: 1[/size]]" calcext:value-type="string">
            <text:p>[b]190. [url=https://mikestoybox.net/2017/06/29/karnak/]Karnak[/url][/b] [[b]1[/b]: [size=85]Matt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Karnak.png" calcext:value-type="string">
            <text:p>convert background.png -font Arial -gravity Center -size 270 -pointsize 24 -fill black -annotate +0-14 'Voted #190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90. [url=https://jp.itch.io/doom-keymaster]Keymaster[/url][/b] [[b]1[/b]: [size=85]IdiotBitz: 1[/size]]" calcext:value-type="string">
            <text:p>[b]190. [url=https://jp.itch.io/doom-keymaster]Keymaster[/url][/b] [[b]1[/b]: [size=85]IdiotBitz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Keymaster.png" calcext:value-type="string">
            <text:p>convert background.png -font Arial -gravity Center -size 270 -pointsize 24 -fill black -annotate +0-14 'Voted #190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90. [url=https://forum.zdoom.org/viewtopic.php?t=37786#p719312]Lasting Light[/url][/b] [[b]1[/b]: [size=85]Ravick: 1[/size]]" calcext:value-type="string">
            <text:p>[b]190. [url=https://forum.zdoom.org/viewtopic.php?t=37786#p719312]Lasting Light[/url][/b] [[b]1[/b]: [size=85]Ravick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asting_Light.png" calcext:value-type="string">
            <text:p>convert background.png -font Arial -gravity Center -size 270 -pointsize 24 -fill black -annotate +0-14 'Voted #190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90. [url=https://forum.zdoom.org/viewtopic.php?f=43&amp;t=65583]Legion of Bones[/url][/b] [[b]1[/b]: [size=85]Brohnesorge: 1[/size]]" calcext:value-type="string">
            <text:p>[b]190. [url=https://forum.zdoom.org/viewtopic.php?f=43&amp;t=65583]Legion of Bones[/url][/b] [[b]1[/b]: [size=85]Brohnesorge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egion_of_Bones.png" calcext:value-type="string">
            <text:p>convert background.png -font Arial -gravity Center -size 270 -pointsize 24 -fill black -annotate +0-14 'Voted #190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90. [url=https://forum.zdoom.org/viewtopic.php?f=42&amp;t=57364#p1011019]Lilith[/url][/b] [[b]1[/b]: [size=85]AlphaEnt: 1[/size]]" calcext:value-type="string">
            <text:p>[b]190. [url=https://forum.zdoom.org/viewtopic.php?f=42&amp;t=57364#p1011019]Lilith[/url][/b] [[b]1[/b]: [size=85]AlphaEn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ilith.png" calcext:value-type="string">
            <text:p>convert background.png -font Arial -gravity Center -size 270 -pointsize 24 -fill black -annotate +0-14 'Voted #190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90. [url=https://forum.zdoom.org/viewtopic.php?t=15793#p315526]Lizard Squad[/url][/b] [[b]1[/b]: [size=85]lizardcommando: 1[/size]]" calcext:value-type="string">
            <text:p>[b]190. [url=https://forum.zdoom.org/viewtopic.php?t=15793#p315526]Lizard Squad[/url][/b] [[b]1[/b]: [size=85]lizardcommando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izard_Squad.png" calcext:value-type="string">
            <text:p>convert background.png -font Arial -gravity Center -size 270 -pointsize 24 -fill black -annotate +0-14 'Voted #190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90. [url=https://www.doomworld.com/idgames/levels/doom2/Ports/j-l/lslsp_gd]LOST SOULSPHERE: Gold Edition[/url][/b] [[b]1[/b]: [size=85]Major Cooke: 1[/size]]" calcext:value-type="string">
            <text:p>[b]190. [url=https://www.doomworld.com/idgames/levels/doom2/Ports/j-l/lslsp_gd]LOST SOULSPHERE: Gold Edition[/url][/b] [[b]1[/b]: [size=85]Major Cooke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OST_SOULSPHERE:_Gold_Edition.png" calcext:value-type="string">
            <text:p>convert background.png -font Arial -gravity Center -size 270 -pointsize 24 -fill black -annotate +0-14 'Voted #190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90. [url=https://forum.zdoom.org/viewtopic.php?f=43&amp;t=52041#p907566]Lowtech Remake[/url][/b] [[b]1[/b]: [size=85]YukesVonFaust: 1[/size]]" calcext:value-type="string">
            <text:p>[b]190. [url=https://forum.zdoom.org/viewtopic.php?f=43&amp;t=52041#p907566]Lowtech Remake[/url][/b] [[b]1[/b]: [size=85]YukesVonFaust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Lowtech_Remake.png" calcext:value-type="string">
            <text:p>convert background.png -font Arial -gravity Center -size 270 -pointsize 24 -fill black -annotate +0-14 'Voted #190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90. [url=https://forum.zdoom.org/viewtopic.php?f=19&amp;t=28589&amp;start=2490#p925995]MAIS[/url][/b] [[b]1[/b]: [size=85]Sgt. Shivers: 1[/size]]" calcext:value-type="string">
            <text:p>[b]190. [url=https://forum.zdoom.org/viewtopic.php?f=19&amp;t=28589&amp;start=2490#p925995]MAIS[/url][/b] [[b]1[/b]: [size=85]Sgt. Shivers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AIS.png" calcext:value-type="string">
            <text:p>convert background.png -font Arial -gravity Center -size 270 -pointsize 24 -fill black -annotate +0-14 'Voted #190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90. [url=https://forum.zdoom.org/viewtopic.php?f=43&amp;t=69492]Malice[/url][/b] [[b]1[/b]: [size=85]Valken: 1[/size]]" calcext:value-type="string">
            <text:p>[b]190. [url=https://forum.zdoom.org/viewtopic.php?f=43&amp;t=69492]Malice[/url][/b] [[b]1[/b]: [size=85]Valken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alice.png" calcext:value-type="string">
            <text:p>convert background.png -font Arial -gravity Center -size 270 -pointsize 24 -fill black -annotate +0-14 'Voted #190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90. [url=https://forum.zdoom.org/viewtopic.php?t=48924#p843884]Megabounce[/url][/b] [[b]1[/b]: [size=85]Beed28: 1[/size]]" calcext:value-type="string">
            <text:p>[b]190. [url=https://forum.zdoom.org/viewtopic.php?t=48924#p843884]Megabounce[/url][/b] [[b]1[/b]: [size=85]Beed28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egabounce.png" calcext:value-type="string">
            <text:p>convert background.png -font Arial -gravity Center -size 270 -pointsize 24 -fill black -annotate +0-14 'Voted #190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90. [url=https://forum.zdoom.org/viewtopic.php?t=45872#p761776]Metroid: Dreadnought[/url][/b] [[b]1[/b]: [size=85]Cyanide: 1[/size]]" calcext:value-type="string">
            <text:p>[b]190. [url=https://forum.zdoom.org/viewtopic.php?t=45872#p761776]Metroid: Dreadnought[/url][/b] [[b]1[/b]: [size=85]Cyanide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etroid:_Dreadnought.png" calcext:value-type="string">
            <text:p>convert background.png -font Arial -gravity Center -size 270 -pointsize 24 -fill black -annotate +0-14 'Voted #190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90. [url=https://forum.zdoom.org/viewtopic.php?f=42&amp;t=53887#p947837]MMDCXIV - Journey into 27 Century[/url][/b] [[b]1[/b]: [size=85]Kappes Buur: 1[/size]]" calcext:value-type="string">
            <text:p>[b]190. [url=https://forum.zdoom.org/viewtopic.php?f=42&amp;t=53887#p947837]MMDCXIV - Journey into 27 Century[/url][/b] [[b]1[/b]: [size=85]Kappes Buur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0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90. [url=https://forum.zdoom.org/viewtopic.php?t=56838#p1003369]Monster Scouter[/url][/b] [[b]1[/b]: [size=85]Cyanide: 1[/size]]" calcext:value-type="string">
            <text:p>[b]190. [url=https://forum.zdoom.org/viewtopic.php?t=56838#p1003369]Monster Scouter[/url][/b] [[b]1[/b]: [size=85]Cyanide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Monster_Scouter.png" calcext:value-type="string">
            <text:p>convert background.png -font Arial -gravity Center -size 270 -pointsize 24 -fill black -annotate +0-14 'Voted #190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90. [url=https://forum.zdoom.org/viewtopic.php?f=43&amp;t=56272]Nameless Lite RPG Mod[/url][/b] [[b]1[/b]: [size=85]IdiotBitz: 1[/size]]" calcext:value-type="string">
            <text:p>[b]190. [url=https://forum.zdoom.org/viewtopic.php?f=43&amp;t=56272]Nameless Lite RPG Mod[/url][/b] [[b]1[/b]: [size=85]IdiotBitz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Nameless_Lite_RPG_Mod.png" calcext:value-type="string">
            <text:p>convert background.png -font Arial -gravity Center -size 270 -pointsize 24 -fill black -annotate +0-14 'Voted #190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90. [url=https://mikestoybox.net/2017/01/04/nerves-of-steel/]Nerves of Steel[/url][/b] [[b]1[/b]: [size=85]Rex705: 1[/size]]" calcext:value-type="string">
            <text:p>[b]190. [url=https://mikestoybox.net/2017/01/04/nerves-of-steel/]Nerves of Steel[/url][/b] [[b]1[/b]: [size=85]Rex705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Nerves_of_Steel.png" calcext:value-type="string">
            <text:p>convert background.png -font Arial -gravity Center -size 270 -pointsize 24 -fill black -annotate +0-14 'Voted #190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90. [url=https://forum.zdoom.org/viewtopic.php?f=43&amp;t=68043]Nightshift[/url][/b] [[b]1[/b]: [size=85]Tombstone665: 1[/size]]" calcext:value-type="string">
            <text:p>[b]190. [url=https://forum.zdoom.org/viewtopic.php?f=43&amp;t=68043]Nightshift[/url][/b] [[b]1[/b]: [size=85]Tombstone665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Nightshift.png" calcext:value-type="string">
            <text:p>convert background.png -font Arial -gravity Center -size 270 -pointsize 24 -fill black -annotate +0-14 'Voted #190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90. [url=http://web.archive.org/web/20100527012514/http://members.multimania.co.uk/Enjay001/]njsplash[/url][/b] [[b]1[/b]: [size=85]Hipnotic Rogue: 1[/size]]" calcext:value-type="string">
            <text:p>[b]190. [url=http://web.archive.org/web/20100527012514/http://members.multimania.co.uk/Enjay001/]njsplash[/url][/b] [[b]1[/b]: [size=85]Hipnotic Rogu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njsplash.png" calcext:value-type="string">
            <text:p>convert background.png -font Arial -gravity Center -size 270 -pointsize 24 -fill black -annotate +0-14 'Voted #190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90. [url=https://forum.zdoom.org/viewtopic.php?f=43&amp;t=67319]Nobody Told Me About id[/url][/b] [[b]1[/b]: [size=85]terminator44: 1[/size]]" calcext:value-type="string">
            <text:p>[b]190. [url=https://forum.zdoom.org/viewtopic.php?f=43&amp;t=67319]Nobody Told Me About id[/url][/b] [[b]1[/b]: [size=85]terminator44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Nobody_Told_Me_About_id.png" calcext:value-type="string">
            <text:p>convert background.png -font Arial -gravity Center -size 270 -pointsize 24 -fill black -annotate +0-14 'Voted #190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90. [url=https://www.doomworld.com/idgames/combos/omgwpnv2]OMG Weapons! (and Monsters)[/url][/b] [[b]1[/b]: [size=85]TDRR: 1[/size]]" calcext:value-type="string">
            <text:p>[b]190. [url=https://www.doomworld.com/idgames/combos/omgwpnv2]OMG Weapons! (and Monsters)[/url][/b] [[b]1[/b]: [size=85]TDRR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OMG_Weapons!__and_Monsters_.png" calcext:value-type="string">
            <text:p>convert background.png -font Arial -gravity Center -size 270 -pointsize 24 -fill black -annotate +0-14 'Voted #190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90. [url=https://forum.zdoom.org/viewtopic.php?f=43&amp;t=72567]Painslayer[/url][/b] [[b]1[/b]: [size=85]Infirnex: 1[/size]]" calcext:value-type="string">
            <text:p>[b]190. [url=https://forum.zdoom.org/viewtopic.php?f=43&amp;t=72567]Painslayer[/url][/b] [[b]1[/b]: [size=85]Infirnex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Painslayer.png" calcext:value-type="string">
            <text:p>convert background.png -font Arial -gravity Center -size 270 -pointsize 24 -fill black -annotate +0-14 'Voted #190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90. [url=https://www.doomworld.com/forum/topic/106058-paradise-v2-final-version-8222019/]Paradise[/url][/b] [[b]1[/b]: [size=85]Kappes Buur: 1[/size]]" calcext:value-type="string">
            <text:p>[b]190. [url=https://www.doomworld.com/forum/topic/106058-paradise-v2-final-version-8222019/]Paradise[/url][/b] [[b]1[/b]: [size=85]Kappes Buu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Paradise.png" calcext:value-type="string">
            <text:p>convert background.png -font Arial -gravity Center -size 270 -pointsize 24 -fill black -annotate +0-14 'Voted #190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90. [url=https://forum.zdoom.org/viewtopic.php?f=19&amp;t=26057#p496393]Parkour[/url][/b] [[b]1[/b]: [size=85]TDRR: 1[/size]]" calcext:value-type="string">
            <text:p>[b]190. [url=https://forum.zdoom.org/viewtopic.php?f=19&amp;t=26057#p496393]Parkour[/url][/b] [[b]1[/b]: [size=85]TDRR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Parkour.png" calcext:value-type="string">
            <text:p>convert background.png -font Arial -gravity Center -size 270 -pointsize 24 -fill black -annotate +0-14 'Voted #190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90. [url=https://www.doomworld.com/forum/topic/103167-brutal-bolognese-gore-mod-the-sucessor-to-ketchup-version-20-released/]Bolognese[/url][/b] [[b]1[/b]: [size=85]Marrub: 1[/size]]" calcext:value-type="string">
            <text:p>[b]190. [url=https://www.doomworld.com/forum/topic/103167-brutal-bolognese-gore-mod-the-sucessor-to-ketchup-version-20-released/]Bolognese[/url][/b] [[b]1[/b]: [size=85]Marrub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Pokémon_Doom.png" calcext:value-type="string">
            <text:p>convert background.png -font Arial -gravity Center -size 270 -pointsize 24 -fill black -annotate +0-14 'Voted #190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90. [url=https://forum.zdoom.org/viewtopic.php?f=43&amp;t=68575]Hellrider[/url][/b] [[b]1[/b]: [size=85]ClessxAlghazanth: 1[/size]]" calcext:value-type="string">
            <text:p>[b]190. [url=https://forum.zdoom.org/viewtopic.php?f=43&amp;t=68575]Hellrider[/url][/b] [[b]1[/b]: [size=85]ClessxAlghazanth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Project_Re-Blood.png" calcext:value-type="string">
            <text:p>convert background.png -font Arial -gravity Center -size 270 -pointsize 24 -fill black -annotate +0-14 'Voted #190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90. [url=https://forum.zdoom.org/viewtopic.php?f=43&amp;t=63575]Left 4 Doom[/url][/b] [[b]1[/b]: [size=85]Koto: 1[/size]]" calcext:value-type="string">
            <text:p>[b]190. [url=https://forum.zdoom.org/viewtopic.php?f=43&amp;t=63575]Left 4 Doom[/url][/b] [[b]1[/b]: [size=85]Koto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Real_Guns_Hardcore.png" calcext:value-type="string">
            <text:p>convert background.png -font Arial -gravity Center -size 270 -pointsize 24 -fill black -annotate +0-14 'Voted #190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90. [url=http://waltersgameboy.tripod.com/simpdoom/]The Ultimate Simpsons Doom [/url][/b] [[b]1[/b]: [size=85]Ravick: 1[/size]]" calcext:value-type="string">
            <text:p>[b]190. [url=http://waltersgameboy.tripod.com/simpdoom/]The Ultimate Simpsons Doom [/url][/b] [[b]1[/b]: [size=85]Ravick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Realm_of_Cheogsh.png" calcext:value-type="string">
            <text:p>convert background.png -font Arial -gravity Center -size 270 -pointsize 24 -fill black -annotate +0-14 'Voted #190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90. [url=https://forum.zdoom.org/viewtopic.php?f=43&amp;t=54362#p957165]Run For It![/url][/b] [[b]1[/b]: [size=85]IdiotBitz: 1[/size]]" calcext:value-type="string">
            <text:p>[b]190. [url=https://forum.zdoom.org/viewtopic.php?f=43&amp;t=54362#p957165]Run For It![/url][/b] [[b]1[/b]: [size=85]IdiotBitz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Run_For_It!.png" calcext:value-type="string">
            <text:p>convert background.png -font Arial -gravity Center -size 270 -pointsize 24 -fill black -annotate +0-14 'Voted #190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90. [url=https://forum.zdoom.org/viewtopic.php?f=37&amp;t=55161#p975126]Smooth fluids[/url][/b] [[b]1[/b]: [size=85]Hipnotic Rogue: 1[/size]]" calcext:value-type="string">
            <text:p>[b]190. [url=https://forum.zdoom.org/viewtopic.php?f=37&amp;t=55161#p975126]Smooth fluids[/url][/b] [[b]1[/b]: [size=85]Hipnotic Rogue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Smooth_fluids.png" calcext:value-type="string">
            <text:p>convert background.png -font Arial -gravity Center -size 270 -pointsize 24 -fill black -annotate +0-14 'Voted #190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90. [url=https://www.doomworld.com/forum/topic/54855-spacedm9-10-release-download-now/]SpaceDM9[/url][/b] [[b]1[/b]: [size=85]Kappes Buur: 1[/size]]" calcext:value-type="string">
            <text:p>[b]190. [url=https://www.doomworld.com/forum/topic/54855-spacedm9-10-release-download-now/]SpaceDM9[/url][/b] [[b]1[/b]: [size=85]Kappes Buu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SpaceDM9.png" calcext:value-type="string">
            <text:p>convert background.png -font Arial -gravity Center -size 270 -pointsize 24 -fill black -annotate +0-14 'Voted #190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90. [url=https://forum.zdoom.org/viewtopic.php?f=19&amp;t=60104#p1048348]Splatterhouse 3D[/url][/b] [[b]1[/b]: [size=85]Rachael: 1[/size]]" calcext:value-type="string">
            <text:p>[b]190. [url=https://forum.zdoom.org/viewtopic.php?f=19&amp;t=60104#p1048348]Splatterhouse 3D[/url][/b] [[b]1[/b]: [size=85]Rachael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Splatterhouse_3D.png" calcext:value-type="string">
            <text:p>convert background.png -font Arial -gravity Center -size 270 -pointsize 24 -fill black -annotate +0-14 'Voted #190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90. [url=https://forum.zdoom.org/viewtopic.php?t=56600#p1000024]StatsKeeper[/url][/b] [[b]1[/b]: [size=85]Cyanide: 1[/size]]" calcext:value-type="string">
            <text:p>[b]190. [url=https://forum.zdoom.org/viewtopic.php?t=56600#p1000024]StatsKeeper[/url][/b] [[b]1[/b]: [size=85]Cyanide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StatsKeeper.png" calcext:value-type="string">
            <text:p>convert background.png -font Arial -gravity Center -size 270 -pointsize 24 -fill black -annotate +0-14 'Voted #190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90. [url=https://forum.zdoom.org/viewtopic.php?f=43&amp;t=57902#p1018827]Sun Damage Omen[/url][/b] [[b]1[/b]: [size=85]Matt: 1[/size]]" calcext:value-type="string">
            <text:p>[b]190. [url=https://forum.zdoom.org/viewtopic.php?f=43&amp;t=57902#p1018827]Sun Damage Omen[/url][/b] [[b]1[/b]: [size=85]Matt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Sun_Damage_Omen.png" calcext:value-type="string">
            <text:p>convert background.png -font Arial -gravity Center -size 270 -pointsize 24 -fill black -annotate +0-14 'Voted #190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90. [url=https://forum.zdoom.org/viewtopic.php?f=46&amp;t=69564]CBLOOD Ultimate Edition[/url][/b] [[b]1[/b]: [size=85]Rachael: 1[/size]]" calcext:value-type="string">
            <text:p>[b]190. [url=https://forum.zdoom.org/viewtopic.php?f=46&amp;t=69564]CBLOOD Ultimate Edition[/url][/b] [[b]1[/b]: [size=85]Rachael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GRDM3__Morgenstern_.png" calcext:value-type="string">
            <text:p>convert background.png -font Arial -gravity Center -size 270 -pointsize 24 -fill black -annotate +0-14 'Voted #190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90. [url=https://www.doomworld.com/idgames/levels/doom2/Ports/s-u/tcotd21me]The City of The Damned : Apocalypse[/url][/b] [[b]1[/b]: [size=85]Zan: 1[/size]]" calcext:value-type="string">
            <text:p>[b]190. [url=https://www.doomworld.com/idgames/levels/doom2/Ports/s-u/tcotd21me]The City of The Damned : Apocalypse[/url][/b] [[b]1[/b]: [size=85]Zan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0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90. [url=http://www.prodigal-game.com/doomwads.html]The Island[/url][/b] [[b]1[/b]: [size=85]Kappes Buur: 1[/size]]" calcext:value-type="string">
            <text:p>[b]190. [url=http://www.prodigal-game.com/doomwads.html]The Island[/url][/b] [[b]1[/b]: [size=85]Kappes Buur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he_Island.png" calcext:value-type="string">
            <text:p>convert background.png -font Arial -gravity Center -size 270 -pointsize 24 -fill black -annotate +0-14 'Voted #190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90. [url=https://forum.zdoom.org/viewtopic.php?f=43&amp;t=55321#p978965]The Trooper[/url][/b] [[b]1[/b]: [size=85]lil'devil: 1[/size]]" calcext:value-type="string">
            <text:p>[b]190. [url=https://forum.zdoom.org/viewtopic.php?f=43&amp;t=55321#p978965]The Trooper[/url][/b] [[b]1[/b]: [size=85]lil'devil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he_Trooper.png" calcext:value-type="string">
            <text:p>convert background.png -font Arial -gravity Center -size 270 -pointsize 24 -fill black -annotate +0-14 'Voted #190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90. [url=https://www.doomworld.com/idgames/levels/heretic/Ports/njhthief]Thief - The Trail of the Arch-Heretic[/url][/b] [[b]1[/b]: [size=85]Curunir: 1[/size]]" calcext:value-type="string">
            <text:p>[b]190. [url=https://www.doomworld.com/idgames/levels/heretic/Ports/njhthief]Thief - The Trail of the Arch-Heretic[/url][/b] [[b]1[/b]: [size=85]Curunir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0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90. [url=https://forum.zdoom.org/viewtopic.php?f=43&amp;t=71406]Thrifty Ammo, Thrifty Health[/url][/b] [[b]1[/b]: [size=85]TheRatCircus: 1[/size]]" calcext:value-type="string">
            <text:p>[b]190. [url=https://forum.zdoom.org/viewtopic.php?f=43&amp;t=71406]Thrifty Ammo, Thrifty Health[/url][/b] [[b]1[/b]: [size=85]TheRatCircus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Thrifty_Ammo,_Thrifty_Health.png" calcext:value-type="string">
            <text:p>convert background.png -font Arial -gravity Center -size 270 -pointsize 24 -fill black -annotate +0-14 'Voted #190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90. [url=https://forum.zdoom.org/viewtopic.php?f=43&amp;t=64678]Ultimate Custom Doom[/url][/b] [[b]1[/b]: [size=85]Lagi: 1[/size]]" calcext:value-type="string">
            <text:p>[b]190. [url=https://forum.zdoom.org/viewtopic.php?f=43&amp;t=64678]Ultimate Custom Doom[/url][/b] [[b]1[/b]: [size=85]Lagi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Ultimate_Custom_Doom.png" calcext:value-type="string">
            <text:p>convert background.png -font Arial -gravity Center -size 270 -pointsize 24 -fill black -annotate +0-14 'Voted #190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90. [url=https://www.moddb.com/mods/vietdoom]VietDoom[/url][/b] [[b]1[/b]: [size=85]undeadmonk354: 1[/size]]" calcext:value-type="string">
            <text:p>[b]190. [url=https://www.moddb.com/mods/vietdoom]VietDoom[/url][/b] [[b]1[/b]: [size=85]undeadmonk354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VietDoom.png" calcext:value-type="string">
            <text:p>convert background.png -font Arial -gravity Center -size 270 -pointsize 24 -fill black -annotate +0-14 'Voted #190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90. [url=https://forum.zdoom.org/viewtopic.php?t=57338#p1010714]Vignette Shader[/url][/b] [[b]1[/b]: [size=85]Hexereticdoom: 1[/size]]" calcext:value-type="string">
            <text:p>[b]190. [url=https://forum.zdoom.org/viewtopic.php?t=57338#p1010714]Vignette Shader[/url][/b] [[b]1[/b]: [size=85]Hexereticdoom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Vignette_Shader.png" calcext:value-type="string">
            <text:p>convert background.png -font Arial -gravity Center -size 270 -pointsize 24 -fill black -annotate +0-14 'Voted #190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'Old mentions'.B7] &amp; &quot;]&quot; &amp; ['Old mentions'.A7] &amp; &quot;[/url][/b]&quot; &amp;  &quot; [[b]&quot; &amp; [Numbers.C288] &amp; &quot;[/b]: [size=85]&quot; &amp; [Numbers.F288] &amp; &quot;[/size]]&quot;; &quot;&quot;)" office:value-type="string" office:string-value="[b]190. [url=https://forum.zdoom.org/viewtopic.php?f=43&amp;t=68188]Omega Zero mod[/url][/b] [[b]1[/b]: [size=85]m8f: 1[/size]]" calcext:value-type="string">
            <text:p>[b]190. [url=https://forum.zdoom.org/viewtopic.php?f=43&amp;t=68188]Omega Zero mod[/url][/b] [[b]1[/b]: [size=85]m8f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War_Trophies.png" calcext:value-type="string">
            <text:p>convert background.png -font Arial -gravity Center -size 270 -pointsize 24 -fill black -annotate +0-14 'Voted #190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 office:value-type="string" office:string-value="[b]190. [url=https://www.doomworld.com/idgames/levels/doom2/Ports/megawads/sonic]Super Sonic DooM[/url][/b] [[b]1[/b]: [size=85]Hipnotic Rogue: 1[/size]]" calcext:value-type="string">
            <text:p>[b]190. [url=https://www.doomworld.com/idgames/levels/doom2/Ports/megawads/sonic]Super Sonic DooM[/url][/b] [[b]1[/b]: [size=85]Hipnotic Rogue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WARDUST_heretic_Sprites.png" calcext:value-type="string">
            <text:p>convert background.png -font Arial -gravity Center -size 270 -pointsize 24 -fill black -annotate +0-14 'Voted #190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 office:value-type="string" office:string-value="[b]190. [url=https://www.afadoomer.com/wolf3d/default.php]Wolfenstein 3D TC[/url][/b] [[b]1[/b]: [size=85]sycspysycspy: 1[/size]]" calcext:value-type="string">
            <text:p>[b]190. [url=https://www.afadoomer.com/wolf3d/default.php]Wolfenstein 3D TC[/url][/b] [[b]1[/b]: [size=85]sycspysycspy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Wolfenstein_3D_TC.png" calcext:value-type="string">
            <text:p>convert background.png -font Arial -gravity Center -size 270 -pointsize 24 -fill black -annotate +0-14 'Voted #190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 office:value-type="string" office:string-value="[b]190. [url=https://forum.zdoom.org/viewtopic.php?f=43&amp;t=37254#p707405]X-Weapon: Helsturm[/url][/b] [[b]1[/b]: [size=85]shotfan: 1[/size]]" calcext:value-type="string">
            <text:p>[b]190. [url=https://forum.zdoom.org/viewtopic.php?f=43&amp;t=37254#p707405]X-Weapon: Helsturm[/url][/b] [[b]1[/b]: [size=85]shotfan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X-Weapon:_Helsturm.png" calcext:value-type="string">
            <text:p>convert background.png -font Arial -gravity Center -size 270 -pointsize 24 -fill black -annotate +0-14 'Voted #190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 office:value-type="string" office:string-value="[b]190. [url=https://forum.zdoom.org/viewtopic.php?f=43&amp;t=63652&amp;p=1091577#p1091263]Xim's Star Wars Doom[/url][/b] [[b]1[/b]: [size=85]xim: 1[/size]]" calcext:value-type="string">
            <text:p>[b]190. [url=https://forum.zdoom.org/viewtopic.php?f=43&amp;t=63652&amp;p=1091577#p1091263]Xim's Star Wars Doom[/url][/b] [[b]1[/b]: [size=85]xim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Xim_s_Star_Wars_Doom.png" calcext:value-type="string">
            <text:p>convert background.png -font Arial -gravity Center -size 270 -pointsize 24 -fill black -annotate +0-14 'Voted #190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 office:value-type="string" office:string-value="[b]190. [url=https://forum.zdoom.org/viewtopic.php?f=43&amp;t=50744#p882979]Zion[/url][/b] [[b]1[/b]: [size=85]Apaul27 : 1[/size]]" calcext:value-type="string">
            <text:p>[b]190. [url=https://forum.zdoom.org/viewtopic.php?f=43&amp;t=50744#p882979]Zion[/url][/b] [[b]1[/b]: [size=85]Apaul27 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0 mod' -pointsize 20 -fill white -annotate +0+18 'by ZDoom Community' png8:pngs/Zion.png" calcext:value-type="string">
            <text:p>convert background.png -font Arial -gravity Center -size 270 -pointsize 24 -fill black -annotate +0-14 'Voted #190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3:28:16.058913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18T23:38:08.890581965</dc:date>
    <meta:editing-duration>P1DT23H35M26S</meta:editing-duration>
    <meta:editing-cycles>262</meta:editing-cycles>
    <meta:generator>LibreOffice/7.2.7.2$Linux_X86_64 LibreOffice_project/20$Build-2</meta:generator>
    <meta:document-statistic meta:table-count="3" meta:cell-count="4809" meta:object-count="0"/>
  </office:meta>
</office:document-meta>
</file>